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rsid="000a067a" officeooo:paragraph-rsid="000a067a"/>
    </style:style>
    <style:style style:name="P2" style:family="paragraph" style:parent-style-name="Standard">
      <style:text-properties officeooo:rsid="000a067a" officeooo:paragraph-rsid="00146752"/>
    </style:style>
    <style:style style:name="P3" style:family="paragraph" style:parent-style-name="Standard">
      <style:text-properties officeooo:rsid="000a067a" officeooo:paragraph-rsid="00af54e7"/>
    </style:style>
    <style:style style:name="P4" style:family="paragraph" style:parent-style-name="Standard">
      <style:paragraph-properties fo:text-align="center" style:justify-single-word="false" fo:break-before="page"/>
      <style:text-properties fo:font-size="22pt" fo:font-weight="bold" officeooo:rsid="000a067a" officeooo:paragraph-rsid="00146752" style:font-size-asian="22pt" style:font-weight-asian="bold" style:font-size-complex="22pt" style:font-weight-complex="bold"/>
    </style:style>
    <style:style style:name="P5" style:family="paragraph" style:parent-style-name="Standard">
      <style:paragraph-properties fo:text-align="center" style:justify-single-word="false" fo:break-before="page"/>
      <style:text-properties fo:font-size="22pt" fo:font-weight="bold" officeooo:rsid="000a067a" officeooo:paragraph-rsid="000a067a"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22pt" fo:font-weight="bold" officeooo:rsid="00af54e7" officeooo:paragraph-rsid="00af54e7"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146752" officeooo:paragraph-rsid="00146752" fo:background-color="transparent"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1ba83b" officeooo:paragraph-rsid="001c3b94" fo:background-color="transparent"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1.251cm" fo:margin-right="0cm" fo:text-align="end" style:justify-single-word="false" fo:text-indent="0cm" style:auto-text-indent="false"/>
      <style:text-properties fo:color="#ff0000" loext:opacity="100%" fo:font-size="10pt" fo:font-style="italic" fo:font-weight="normal" officeooo:rsid="00220b61" officeooo:paragraph-rsid="00220b61" fo:background-color="transparent" style:font-size-asian="10pt" style:font-style-asian="italic" style:font-weight-asian="normal" style:font-size-complex="10pt" style:font-style-complex="italic" style:font-weight-complex="normal"/>
    </style:style>
    <style:style style:name="P1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2da90f" officeooo:paragraph-rsid="002da90f" fo:background-color="transparent" style:font-size-asian="10pt" style:font-style-asian="italic" style:font-weight-asian="normal" style:font-size-complex="10pt" style:font-style-complex="italic" style:font-weight-complex="normal"/>
    </style:style>
    <style:style style:name="P1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38d16e" officeooo:paragraph-rsid="0038d16e" fo:background-color="transparent"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4215bd" officeooo:paragraph-rsid="004215bd" fo:background-color="transparent"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1ba83b" officeooo:paragraph-rsid="001ba83b" style:font-size-asian="10pt" style:font-style-asian="italic" style:font-weight-asian="normal" style:font-size-complex="10pt" style:font-style-complex="italic" style:font-weight-complex="normal"/>
    </style:style>
    <style:style style:name="P15"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2da90f" officeooo:paragraph-rsid="002da90f" style:font-size-asian="10pt" style:font-style-asian="italic" style:font-weight-asian="normal" style:font-size-complex="10pt" style:font-style-complex="italic" style:font-weight-complex="normal"/>
    </style:style>
    <style:style style:name="P16" style:family="paragraph" style:parent-style-name="Standard">
      <style:paragraph-properties fo:margin-left="2.501cm" fo:margin-right="0cm" fo:text-align="justify" style:justify-single-word="false" fo:text-indent="0cm" style:auto-text-indent="false"/>
      <style:text-properties fo:color="#ff0000" loext:opacity="100%" fo:font-size="10pt" fo:font-style="italic" fo:font-weight="normal" officeooo:rsid="00304d9a" officeooo:paragraph-rsid="00304d9a" style:font-size-asian="10pt" style:font-style-asian="italic" style:font-weight-asian="normal" style:font-size-complex="10pt" style:font-style-complex="italic" style:font-weight-complex="normal"/>
    </style:style>
    <style:style style:name="P17"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304d9a" officeooo:paragraph-rsid="00304d9a" style:font-size-asian="10pt" style:font-style-asian="italic" style:font-weight-asian="normal" style:font-size-complex="10pt" style:font-style-complex="italic" style:font-weight-complex="normal"/>
    </style:style>
    <style:style style:name="P1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30ee93" officeooo:paragraph-rsid="0030ee93" style:font-size-asian="10pt" style:font-style-asian="italic" style:font-weight-asian="normal" style:font-size-complex="10pt" style:font-style-complex="italic" style:font-weight-complex="normal"/>
    </style:style>
    <style:style style:name="P1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3ef32a" officeooo:paragraph-rsid="003ef32a" style:font-size-asian="10pt" style:font-style-asian="italic" style:font-weight-asian="normal" style:font-size-complex="10pt" style:font-style-complex="italic" style:font-weight-complex="normal"/>
    </style:style>
    <style:style style:name="P20" style:family="paragraph" style:parent-style-name="Standard">
      <style:paragraph-properties fo:margin-left="1.251cm" fo:margin-right="0cm" fo:text-align="end" style:justify-single-word="false" fo:text-indent="0cm" style:auto-text-indent="false"/>
      <style:text-properties fo:color="#ff0000" loext:opacity="100%" fo:font-size="10pt" fo:font-style="italic" fo:font-weight="normal" officeooo:rsid="003ef32a" officeooo:paragraph-rsid="003ef32a" style:font-size-asian="10pt" style:font-style-asian="italic" style:font-weight-asian="normal" style:font-size-complex="10pt" style:font-style-complex="italic" style:font-weight-complex="normal"/>
    </style:style>
    <style:style style:name="P21" style:family="paragraph" style:parent-style-name="Standard">
      <style:paragraph-properties fo:margin-left="1.251cm" fo:margin-right="0cm" fo:text-align="end" style:justify-single-word="false" fo:text-indent="0cm" style:auto-text-indent="false"/>
      <style:text-properties fo:color="#ff0000" loext:opacity="100%" fo:font-size="10pt" fo:font-style="italic" fo:font-weight="normal" officeooo:rsid="003ef32a" officeooo:paragraph-rsid="004215bd" style:font-size-asian="10pt" style:font-style-asian="italic" style:font-weight-asian="normal" style:font-size-complex="10pt" style:font-style-complex="italic" style:font-weight-complex="normal"/>
    </style:style>
    <style:style style:name="P2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fo:font-weight="normal" officeooo:rsid="0047b302" officeooo:paragraph-rsid="0047b302" style:font-size-asian="10pt" style:font-style-asian="italic" style:font-weight-asian="normal" style:font-size-complex="10pt" style:font-style-complex="italic" style:font-weight-complex="normal"/>
    </style:style>
    <style:style style:name="P23" style:family="paragraph" style:parent-style-name="Standard">
      <style:paragraph-properties fo:margin-left="3.752cm" fo:margin-right="0cm" fo:text-align="end" style:justify-single-word="false" fo:text-indent="0cm" style:auto-text-indent="false"/>
      <style:text-properties fo:color="#ff0000" loext:opacity="100%" fo:font-size="10pt" fo:font-style="italic" officeooo:rsid="000eebab" officeooo:paragraph-rsid="000eebab" style:font-size-asian="10pt" style:font-style-asian="italic" style:font-size-complex="10pt" style:font-style-complex="italic"/>
    </style:style>
    <style:style style:name="P24" style:family="paragraph" style:parent-style-name="Standard">
      <style:paragraph-properties fo:margin-left="1.251cm" fo:margin-right="0cm" fo:text-align="justify" style:justify-single-word="false" fo:text-indent="0cm" style:auto-text-indent="false"/>
      <style:text-properties fo:color="#ff0000" loext:opacity="100%" fo:font-size="10pt" fo:font-style="italic" officeooo:rsid="000eebab" officeooo:paragraph-rsid="00146752" style:font-size-asian="10pt" style:font-style-asian="italic" style:font-size-complex="10pt" style:font-style-complex="italic"/>
    </style:style>
    <style:style style:name="P25"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146752" officeooo:paragraph-rsid="00146752" style:font-size-asian="10pt" style:font-style-asian="italic" style:font-size-complex="10pt" style:font-style-complex="italic"/>
    </style:style>
    <style:style style:name="P26" style:family="paragraph" style:parent-style-name="Standard">
      <style:paragraph-properties fo:margin-left="3.752cm" fo:margin-right="0cm" fo:text-align="end" style:justify-single-word="false" fo:text-indent="0cm" style:auto-text-indent="false"/>
      <style:text-properties fo:color="#ff0000" loext:opacity="100%" fo:font-size="10pt" fo:font-style="italic" officeooo:rsid="001c579e" officeooo:paragraph-rsid="001c579e" style:font-size-asian="10pt" style:font-style-asian="italic" style:font-size-complex="10pt" style:font-style-complex="italic"/>
    </style:style>
    <style:style style:name="P27" style:family="paragraph" style:parent-style-name="Standard">
      <style:paragraph-properties fo:margin-left="1.251cm" fo:margin-right="0cm" fo:text-align="end" style:justify-single-word="false" fo:text-indent="0cm" style:auto-text-indent="false"/>
      <style:text-properties fo:color="#ff0000" loext:opacity="100%" fo:font-size="10pt" fo:font-style="italic" officeooo:rsid="001e4460" officeooo:paragraph-rsid="001e4460" style:font-size-asian="10pt" style:font-style-asian="italic" style:font-size-complex="10pt" style:font-style-complex="italic"/>
    </style:style>
    <style:style style:name="P2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299148" officeooo:paragraph-rsid="00299148" style:font-size-asian="10pt" style:font-style-asian="italic" style:font-size-complex="10pt" style:font-style-complex="italic"/>
    </style:style>
    <style:style style:name="P29" style:family="paragraph" style:parent-style-name="Standard">
      <style:paragraph-properties fo:margin-left="1.251cm" fo:margin-right="0cm" fo:text-align="justify" style:justify-single-word="false" fo:text-indent="0cm" style:auto-text-indent="false"/>
      <style:text-properties fo:color="#ff0000" loext:opacity="100%" fo:font-size="10pt" fo:font-style="italic" officeooo:paragraph-rsid="0028f72a" style:font-size-asian="10pt" style:font-style-asian="italic" style:font-size-complex="10pt" style:font-style-complex="italic"/>
    </style:style>
    <style:style style:name="P30"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250195" officeooo:paragraph-rsid="00250195" style:font-size-asian="10pt" style:font-style-asian="italic" style:font-size-complex="10pt" style:font-style-complex="italic"/>
    </style:style>
    <style:style style:name="P31" style:family="paragraph" style:parent-style-name="Standard">
      <style:paragraph-properties fo:margin-left="1.251cm" fo:margin-right="0cm" fo:text-align="end" style:justify-single-word="false" fo:text-indent="0cm" style:auto-text-indent="false"/>
      <style:text-properties fo:color="#ff0000" loext:opacity="100%" fo:font-size="10pt" fo:font-style="italic" officeooo:rsid="0034d523" officeooo:paragraph-rsid="0034d523" style:font-size-asian="10pt" style:font-style-asian="italic" style:font-size-complex="10pt" style:font-style-complex="italic"/>
    </style:style>
    <style:style style:name="P32" style:family="paragraph" style:parent-style-name="Standard">
      <style:paragraph-properties fo:margin-left="2.501cm" fo:margin-right="0cm" fo:text-align="justify" style:justify-single-word="false" fo:text-indent="0cm" style:auto-text-indent="false"/>
      <style:text-properties fo:color="#ff0000" loext:opacity="100%" fo:font-size="10pt" fo:font-style="italic" officeooo:rsid="00360503" officeooo:paragraph-rsid="00360503" style:font-size-asian="10pt" style:font-style-asian="italic" style:font-size-complex="10pt" style:font-style-complex="italic"/>
    </style:style>
    <style:style style:name="P33"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360503" officeooo:paragraph-rsid="0035690a" style:font-size-asian="10pt" style:font-style-asian="italic" style:font-size-complex="10pt" style:font-style-complex="italic"/>
    </style:style>
    <style:style style:name="P34"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360503" officeooo:paragraph-rsid="00360503" style:font-size-asian="10pt" style:font-style-asian="italic" style:font-size-complex="10pt" style:font-style-complex="italic"/>
    </style:style>
    <style:style style:name="P35"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382ef4" officeooo:paragraph-rsid="00382ef4" style:font-size-asian="10pt" style:font-style-asian="italic" style:font-size-complex="10pt" style:font-style-complex="italic"/>
    </style:style>
    <style:style style:name="P36" style:family="paragraph" style:parent-style-name="Standard">
      <style:paragraph-properties fo:margin-left="1.251cm" fo:margin-right="0cm" fo:text-align="end" style:justify-single-word="false" fo:text-indent="0cm" style:auto-text-indent="false"/>
      <style:text-properties fo:color="#ff0000" loext:opacity="100%" fo:font-size="10pt" fo:font-style="italic" officeooo:paragraph-rsid="00232852" style:font-size-asian="10pt" style:font-style-asian="italic" style:font-size-complex="10pt" style:font-style-complex="italic"/>
    </style:style>
    <style:style style:name="P37" style:family="paragraph" style:parent-style-name="Standard">
      <style:paragraph-properties fo:margin-left="1.251cm" fo:margin-right="0cm" fo:text-align="end" style:justify-single-word="false" fo:text-indent="0cm" style:auto-text-indent="false"/>
      <style:text-properties fo:color="#ff0000" loext:opacity="100%" fo:font-size="10pt" fo:font-style="italic" officeooo:paragraph-rsid="00250195" style:font-size-asian="10pt" style:font-style-asian="italic" style:font-size-complex="10pt" style:font-style-complex="italic"/>
    </style:style>
    <style:style style:name="P38" style:family="paragraph" style:parent-style-name="Standard">
      <style:paragraph-properties fo:margin-left="1.251cm" fo:margin-right="0cm" fo:text-align="end" style:justify-single-word="false" fo:text-indent="0cm" style:auto-text-indent="false"/>
      <style:text-properties fo:color="#ff0000" loext:opacity="100%" fo:font-size="10pt" fo:font-style="italic" officeooo:paragraph-rsid="0028f72a" style:font-size-asian="10pt" style:font-style-asian="italic" style:font-size-complex="10pt" style:font-style-complex="italic"/>
    </style:style>
    <style:style style:name="P3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officeooo:rsid="00128785" officeooo:paragraph-rsid="00128785" fo:background-color="transparent" style:font-size-asian="10pt" style:font-style-asian="italic" style:font-size-complex="10pt" style:font-style-complex="italic"/>
    </style:style>
    <style:style style:name="P40"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97d9a3" officeooo:paragraph-rsid="00994ee3" style:font-size-asian="10pt" style:font-style-asian="italic" style:font-weight-asian="normal" style:font-size-complex="10pt" style:font-style-complex="italic" style:font-weight-complex="normal"/>
    </style:style>
    <style:style style:name="P4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ae4b87" officeooo:paragraph-rsid="00ae4b87" style:font-size-asian="10pt" style:font-style-asian="italic" style:font-weight-asian="normal" style:font-size-complex="10pt" style:font-style-complex="italic" style:font-weight-complex="normal"/>
    </style:style>
    <style:style style:name="P4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32279" officeooo:paragraph-rsid="00432279"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4de49" officeooo:paragraph-rsid="0044de49"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7b302" officeooo:paragraph-rsid="0047b302"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1.251cm" fo:margin-right="0cm" fo:text-align="end" style:justify-single-word="false" fo:text-indent="0cm" style:auto-text-indent="false"/>
      <style:text-properties fo:color="#ff0000" loext:opacity="100%" fo:font-size="10pt" fo:font-style="italic" style:text-underline-style="none" fo:font-weight="normal" officeooo:rsid="00493e56" officeooo:paragraph-rsid="00493e56" style:font-size-asian="10pt" style:font-style-asian="italic" style:font-weight-asian="normal" style:font-size-complex="10pt" style:font-style-complex="italic" style:font-weight-complex="normal"/>
    </style:style>
    <style:style style:name="P46"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a3c1e" officeooo:paragraph-rsid="004a3c1e" style:font-size-asian="10pt" style:font-style-asian="italic" style:font-weight-asian="normal" style:font-size-complex="10pt" style:font-style-complex="italic" style:font-weight-complex="normal"/>
    </style:style>
    <style:style style:name="P47"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bce38" officeooo:paragraph-rsid="004bce38"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da86d" officeooo:paragraph-rsid="004da86d" style:font-size-asian="10pt" style:font-style-asian="italic" style:font-weight-asian="normal" style:font-size-complex="10pt" style:font-style-complex="italic" style:font-weight-complex="normal"/>
    </style:style>
    <style:style style:name="P4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4ee446" officeooo:paragraph-rsid="004ee446" style:font-size-asian="10pt" style:font-style-asian="italic" style:font-weight-asian="normal" style:font-size-complex="10pt" style:font-style-complex="italic" style:font-weight-complex="normal"/>
    </style:style>
    <style:style style:name="P50" style:family="paragraph" style:parent-style-name="Standard">
      <style:paragraph-properties fo:margin-left="1.251cm" fo:margin-right="0cm" fo:text-align="end" style:justify-single-word="false" fo:text-indent="0cm" style:auto-text-indent="false"/>
      <style:text-properties fo:color="#ff0000" loext:opacity="100%" fo:font-size="10pt" fo:font-style="italic" style:text-underline-style="none" fo:font-weight="normal" officeooo:rsid="005494ba" officeooo:paragraph-rsid="005494ba" style:font-size-asian="10pt" style:font-style-asian="italic" style:font-weight-asian="normal" style:font-size-complex="10pt" style:font-style-complex="italic" style:font-weight-complex="normal"/>
    </style:style>
    <style:style style:name="P5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55c3d0" officeooo:paragraph-rsid="0055c3d0" style:font-size-asian="10pt" style:font-style-asian="italic" style:font-weight-asian="normal" style:font-size-complex="10pt" style:font-style-complex="italic" style:font-weight-complex="normal"/>
    </style:style>
    <style:style style:name="P5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56f872" officeooo:paragraph-rsid="0056f872" style:font-size-asian="10pt" style:font-style-asian="italic" style:font-weight-asian="normal" style:font-size-complex="10pt" style:font-style-complex="italic" style:font-weight-complex="normal"/>
    </style:style>
    <style:style style:name="P53"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57d138" officeooo:paragraph-rsid="0057d138" style:font-size-asian="10pt" style:font-style-asian="italic" style:font-weight-asian="normal" style:font-size-complex="10pt" style:font-style-complex="italic" style:font-weight-complex="normal"/>
    </style:style>
    <style:style style:name="P54"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622f56" officeooo:paragraph-rsid="00622f56" style:font-size-asian="10pt" style:font-style-asian="italic" style:font-weight-asian="normal" style:font-size-complex="10pt" style:font-style-complex="italic" style:font-weight-complex="normal"/>
    </style:style>
    <style:style style:name="P55" style:family="paragraph" style:parent-style-name="Standard">
      <style:paragraph-properties fo:margin-left="2.501cm" fo:margin-right="0cm" fo:text-align="justify" style:justify-single-word="false" fo:text-indent="0cm" style:auto-text-indent="false"/>
      <style:text-properties fo:color="#ff0000" loext:opacity="100%" fo:font-size="10pt" fo:font-style="italic" style:text-underline-style="none" fo:font-weight="normal" officeooo:rsid="005c72a1" officeooo:paragraph-rsid="00622f56" style:font-size-asian="10pt" style:font-style-asian="italic" style:font-weight-asian="normal" style:font-size-complex="10pt" style:font-style-complex="italic" style:font-weight-complex="normal"/>
    </style:style>
    <style:style style:name="P56" style:family="paragraph" style:parent-style-name="Standard">
      <style:paragraph-properties fo:margin-left="1.251cm" fo:margin-right="0cm" fo:text-align="end" style:justify-single-word="false" fo:text-indent="0cm" style:auto-text-indent="false"/>
      <style:text-properties fo:color="#ff0000" loext:opacity="100%" fo:font-size="10pt" fo:font-style="italic" style:text-underline-style="none" fo:font-weight="normal" officeooo:rsid="005c72a1" officeooo:paragraph-rsid="005c72a1" style:font-size-asian="10pt" style:font-style-asian="italic" style:font-weight-asian="normal" style:font-size-complex="10pt" style:font-style-complex="italic" style:font-weight-complex="normal"/>
    </style:style>
    <style:style style:name="P57"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6045a5" officeooo:paragraph-rsid="006045a5" style:font-size-asian="10pt" style:font-style-asian="italic" style:font-weight-asian="normal" style:font-size-complex="10pt" style:font-style-complex="italic" style:font-weight-complex="normal"/>
    </style:style>
    <style:style style:name="P5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2a536" officeooo:paragraph-rsid="0072a536" style:font-size-asian="10pt" style:font-style-asian="italic" style:font-weight-asian="normal" style:font-size-complex="10pt" style:font-style-complex="italic" style:font-weight-complex="normal"/>
    </style:style>
    <style:style style:name="P5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72170" officeooo:paragraph-rsid="00772170" style:font-size-asian="10pt" style:font-style-asian="italic" style:font-weight-asian="normal" style:font-size-complex="10pt" style:font-style-complex="italic" style:font-weight-complex="normal"/>
    </style:style>
    <style:style style:name="P60"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e1be5" officeooo:paragraph-rsid="007e1be5" style:font-size-asian="10pt" style:font-style-asian="italic" style:font-weight-asian="normal" style:font-size-complex="10pt" style:font-style-complex="italic" style:font-weight-complex="normal"/>
    </style:style>
    <style:style style:name="P6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fb1e4" officeooo:paragraph-rsid="007fb1e4" style:font-size-asian="10pt" style:font-style-asian="italic" style:font-weight-asian="normal" style:font-size-complex="10pt" style:font-style-complex="italic" style:font-weight-complex="normal"/>
    </style:style>
    <style:style style:name="P6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86a360" officeooo:paragraph-rsid="0086a360" style:font-size-asian="10pt" style:font-style-asian="italic" style:font-weight-asian="normal" style:font-size-complex="10pt" style:font-style-complex="italic" style:font-weight-complex="normal"/>
    </style:style>
    <style:style style:name="P63" style:family="paragraph" style:parent-style-name="Standard">
      <style:paragraph-properties fo:margin-left="1.251cm" fo:margin-right="0cm" fo:text-align="end" style:justify-single-word="false" fo:text-indent="0cm" style:auto-text-indent="false"/>
      <style:text-properties fo:color="#ff0000" loext:opacity="100%" fo:font-size="10pt" fo:font-style="italic" style:text-underline-style="none" fo:font-weight="normal" officeooo:rsid="006edf38" officeooo:paragraph-rsid="0080a5f1"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873229" officeooo:paragraph-rsid="00873229" style:font-size-asian="10pt" style:font-style-asian="italic" style:font-weight-asian="normal" style:font-size-complex="10pt" style:font-style-complex="italic" style:font-weight-complex="normal"/>
    </style:style>
    <style:style style:name="P65"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bfbdc9" officeooo:paragraph-rsid="00bfbdc9" style:font-size-asian="10pt" style:font-style-asian="italic" style:font-weight-asian="normal" style:font-size-complex="10pt" style:font-style-complex="italic" style:font-weight-complex="normal"/>
    </style:style>
    <style:style style:name="P66"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6045a5" officeooo:paragraph-rsid="006045a5" fo:background-color="transparent" style:font-size-asian="10pt" style:font-style-asian="italic" style:font-weight-asian="normal" style:font-size-complex="10pt" style:font-style-complex="italic" style:font-weight-complex="normal"/>
    </style:style>
    <style:style style:name="P67"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2a536" officeooo:paragraph-rsid="0072a536" fo:background-color="transparent"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72170" officeooo:paragraph-rsid="00772170" fo:background-color="transparent" style:font-size-asian="10pt" style:font-style-asian="italic" style:font-weight-asian="normal" style:font-size-complex="10pt" style:font-style-complex="italic" style:font-weight-complex="normal"/>
    </style:style>
    <style:style style:name="P69"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6599e" officeooo:paragraph-rsid="00752557" fo:background-color="transparent" style:font-size-asian="10pt" style:font-style-asian="italic" style:font-weight-asian="normal" style:font-size-complex="10pt" style:font-style-complex="italic" style:font-weight-complex="normal"/>
    </style:style>
    <style:style style:name="P70"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7c307" officeooo:paragraph-rsid="0077c307" fo:background-color="transparent" style:font-size-asian="10pt" style:font-style-asian="italic" style:font-weight-asian="normal" style:font-size-complex="10pt" style:font-style-complex="italic" style:font-weight-complex="normal"/>
    </style:style>
    <style:style style:name="P71"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7fb1e4" officeooo:paragraph-rsid="007fb1e4" fo:background-color="transparent" style:font-size-asian="10pt" style:font-style-asian="italic" style:font-weight-asian="normal" style:font-size-complex="10pt" style:font-style-complex="italic" style:font-weight-complex="normal"/>
    </style:style>
    <style:style style:name="P72" style:family="paragraph" style:parent-style-name="Standard">
      <style:paragraph-properties fo:margin-left="2.501cm" fo:margin-right="0cm" fo:text-align="end" style:justify-single-word="false" fo:text-indent="0cm" style:auto-text-indent="false"/>
      <style:text-properties fo:color="#ff0000" loext:opacity="100%" fo:font-size="10pt" fo:font-style="italic" style:text-underline-style="none" fo:font-weight="normal" officeooo:rsid="0086a360" officeooo:paragraph-rsid="0086a360" fo:background-color="transparent" style:font-size-asian="10pt" style:font-style-asian="italic" style:font-weight-asian="normal" style:font-size-complex="10pt" style:font-style-complex="italic" style:font-weight-complex="normal"/>
    </style:style>
    <style:style style:name="P73"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ae4b87" officeooo:paragraph-rsid="00ae4b87" style:font-style-asian="italic" style:font-weight-asian="normal" style:font-style-complex="italic" style:font-weight-complex="normal"/>
    </style:style>
    <style:style style:name="P74"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7fb1e4" officeooo:paragraph-rsid="007fb1e4" style:font-style-asian="italic" style:font-weight-asian="normal" style:font-style-complex="italic" style:font-weight-complex="normal"/>
    </style:style>
    <style:style style:name="P75"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994ee3" officeooo:paragraph-rsid="00994ee3" style:font-style-asian="italic" style:font-weight-asian="normal" style:font-style-complex="italic" style:font-weight-complex="normal"/>
    </style:style>
    <style:style style:name="P76"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9a5c18" officeooo:paragraph-rsid="009a5c18" style:font-style-asian="italic" style:font-weight-asian="normal" style:font-style-complex="italic" style:font-weight-complex="normal"/>
    </style:style>
    <style:style style:name="P77"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86a360" officeooo:paragraph-rsid="0086a360" fo:background-color="transparent" style:font-style-asian="italic" style:font-weight-asian="normal" style:font-style-complex="italic" style:font-weight-complex="normal"/>
    </style:style>
    <style:style style:name="P78" style:family="paragraph" style:parent-style-name="Standard">
      <style:paragraph-properties fo:margin-left="2.501cm" fo:margin-right="0cm" fo:text-align="end" style:justify-single-word="false" fo:text-indent="0cm" style:auto-text-indent="false"/>
      <style:text-properties fo:color="#ff0000" loext:opacity="100%" fo:font-style="italic" fo:font-weight="normal" officeooo:rsid="00873229" officeooo:paragraph-rsid="00873229" fo:background-color="transparent" style:font-style-asian="italic" style:font-weight-asian="normal" style:font-style-complex="italic" style:font-weight-complex="normal"/>
    </style:style>
    <style:style style:name="P79" style:family="paragraph" style:parent-style-name="Standard">
      <style:paragraph-properties fo:margin-left="2.501cm" fo:margin-right="0cm" fo:text-align="end" style:justify-single-word="false" fo:text-indent="0cm" style:auto-text-indent="false"/>
      <style:text-properties fo:color="#ff0000" loext:opacity="100%" fo:font-style="italic" officeooo:rsid="0095329f" officeooo:paragraph-rsid="0095329f" style:font-style-asian="italic" style:font-style-complex="italic"/>
    </style:style>
    <style:style style:name="P80" style:family="paragraph" style:parent-style-name="Standard">
      <style:paragraph-properties fo:margin-left="1.251cm" fo:margin-right="0cm" fo:text-align="end" style:justify-single-word="false" fo:text-indent="0cm" style:auto-text-indent="false"/>
      <style:text-properties fo:color="#ff0000" loext:opacity="100%" fo:font-style="italic" officeooo:rsid="0095329f" officeooo:paragraph-rsid="0095329f" style:font-style-asian="italic" style:font-style-complex="italic"/>
    </style:style>
    <style:style style:name="P81" style:family="paragraph" style:parent-style-name="Standard">
      <style:paragraph-properties fo:margin-left="2.501cm" fo:margin-right="0cm" fo:text-align="end" style:justify-single-word="false" fo:text-indent="0cm" style:auto-text-indent="false"/>
      <style:text-properties fo:color="#ff0000" loext:opacity="100%" fo:font-style="italic" officeooo:rsid="009a5c18" officeooo:paragraph-rsid="009a5c18" style:font-style-asian="italic" style:font-style-complex="italic"/>
    </style:style>
    <style:style style:name="P82" style:family="paragraph" style:parent-style-name="Standard">
      <style:paragraph-properties fo:margin-left="2.501cm" fo:margin-right="0cm" fo:text-align="end" style:justify-single-word="false" fo:text-indent="0cm" style:auto-text-indent="false"/>
      <style:text-properties fo:color="#ff0000" loext:opacity="100%" fo:font-style="italic" officeooo:rsid="00b89acc" officeooo:paragraph-rsid="00b89acc" style:font-style-asian="italic" style:font-style-complex="italic"/>
    </style:style>
    <style:style style:name="P83" style:family="paragraph" style:parent-style-name="Standard">
      <style:paragraph-properties fo:margin-left="2.501cm" fo:margin-right="0cm" fo:text-align="end" style:justify-single-word="false" fo:text-indent="0cm" style:auto-text-indent="false"/>
      <style:text-properties fo:color="#ff0000" loext:opacity="100%" fo:font-style="italic" style:text-underline-style="none" officeooo:rsid="0095329f" officeooo:paragraph-rsid="0095329f" style:font-style-asian="italic" style:font-style-complex="italic"/>
    </style:style>
    <style:style style:name="P84" style:family="paragraph" style:parent-style-name="Standard">
      <style:paragraph-properties fo:break-before="page"/>
    </style:style>
    <style:style style:name="P85" style:family="paragraph" style:parent-style-name="Standard">
      <style:paragraph-properties fo:margin-left="0cm" fo:margin-right="0cm" fo:text-align="justify" style:justify-single-word="false" fo:text-indent="0cm" style:auto-text-indent="false"/>
      <style:text-properties fo:font-size="10pt" fo:font-weight="bold" officeooo:rsid="000a067a" officeooo:paragraph-rsid="000a067a" style:font-size-asian="10pt" style:font-weight-asian="bold" style:font-size-complex="10pt" style:font-weight-complex="bold"/>
    </style:style>
    <style:style style:name="P86" style:family="paragraph" style:parent-style-name="Standard">
      <style:paragraph-properties fo:margin-left="0cm" fo:margin-right="0cm" fo:text-align="justify" style:justify-single-word="false" fo:text-indent="0cm" style:auto-text-indent="false"/>
      <style:text-properties fo:font-size="10pt" fo:font-weight="bold" officeooo:rsid="000a067a" officeooo:paragraph-rsid="00146752" style:font-size-asian="10pt" style:font-weight-asian="bold" style:font-size-complex="10pt" style:font-weight-complex="bold"/>
    </style:style>
    <style:style style:name="P87" style:family="paragraph" style:parent-style-name="Standard">
      <style:paragraph-properties fo:margin-left="0cm" fo:margin-right="0cm" fo:text-align="justify" style:justify-single-word="false" fo:text-indent="0cm" style:auto-text-indent="false"/>
      <style:text-properties fo:font-size="10pt" fo:font-weight="bold" style:font-size-asian="10pt" style:font-weight-asian="bold" style:font-size-complex="10pt" style:font-weight-complex="bold"/>
    </style:style>
    <style:style style:name="P88" style:family="paragraph" style:parent-style-name="Standard">
      <style:paragraph-properties fo:margin-left="0cm" fo:margin-right="0cm" fo:text-align="justify" style:justify-single-word="false" fo:text-indent="0cm" style:auto-text-indent="false"/>
      <style:text-properties fo:font-size="10pt" fo:font-weight="bold" officeooo:paragraph-rsid="002b09b5" style:font-size-asian="10pt" style:font-weight-asian="bold" style:font-size-complex="10pt" style:font-weight-complex="bold"/>
    </style:style>
    <style:style style:name="P89" style:family="paragraph" style:parent-style-name="Standard">
      <style:paragraph-properties fo:margin-left="1.251cm" fo:margin-right="0cm" fo:text-align="justify" style:justify-single-word="false" fo:text-indent="0cm" style:auto-text-indent="false"/>
      <style:text-properties fo:font-size="10pt" officeooo:rsid="000b226a" officeooo:paragraph-rsid="000b226a" style:font-size-asian="10pt" style:font-size-complex="10pt"/>
    </style:style>
    <style:style style:name="P90" style:family="paragraph" style:parent-style-name="Standard">
      <style:paragraph-properties fo:margin-left="1.251cm" fo:margin-right="0cm" fo:text-align="justify" style:justify-single-word="false" fo:text-indent="0cm" style:auto-text-indent="false"/>
      <style:text-properties fo:font-size="10pt" officeooo:rsid="000b226a" officeooo:paragraph-rsid="00146752" style:font-size-asian="10pt" style:font-size-complex="10pt"/>
    </style:style>
    <style:style style:name="P91" style:family="paragraph" style:parent-style-name="Standard">
      <style:paragraph-properties fo:margin-left="1.251cm" fo:margin-right="0cm" fo:text-align="justify" style:justify-single-word="false" fo:text-indent="0cm" style:auto-text-indent="false"/>
      <style:text-properties fo:font-size="10pt" officeooo:rsid="000a067a" officeooo:paragraph-rsid="000a067a" style:font-size-asian="10pt" style:font-size-complex="10pt"/>
    </style:style>
    <style:style style:name="P92" style:family="paragraph" style:parent-style-name="Standard">
      <style:paragraph-properties fo:margin-left="1.251cm" fo:margin-right="0cm" fo:text-align="justify" style:justify-single-word="false" fo:text-indent="0cm" style:auto-text-indent="false"/>
      <style:text-properties fo:font-size="10pt" officeooo:rsid="000a067a" officeooo:paragraph-rsid="000e1a99" style:font-size-asian="10pt" style:font-size-complex="10pt"/>
    </style:style>
    <style:style style:name="P93" style:family="paragraph" style:parent-style-name="Standard">
      <style:paragraph-properties fo:margin-left="2.501cm" fo:margin-right="0cm" fo:text-align="justify" style:justify-single-word="false" fo:text-indent="0cm" style:auto-text-indent="false"/>
      <style:text-properties fo:font-size="10pt" officeooo:rsid="000a067a" officeooo:paragraph-rsid="000e1a99" style:font-size-asian="10pt" style:font-size-complex="10pt"/>
    </style:style>
    <style:style style:name="P94" style:family="paragraph" style:parent-style-name="Standard">
      <style:paragraph-properties fo:margin-left="1.251cm" fo:margin-right="0cm" fo:text-align="justify" style:justify-single-word="false" fo:text-indent="0cm" style:auto-text-indent="false"/>
      <style:text-properties fo:font-size="10pt" officeooo:rsid="000a067a" officeooo:paragraph-rsid="00146752" style:font-size-asian="10pt" style:font-size-complex="10pt"/>
    </style:style>
    <style:style style:name="P95" style:family="paragraph" style:parent-style-name="Standard">
      <style:paragraph-properties fo:margin-left="1.251cm" fo:margin-right="0cm" fo:text-align="justify" style:justify-single-word="false" fo:text-indent="0cm" style:auto-text-indent="false"/>
      <style:text-properties fo:font-size="10pt" officeooo:rsid="000a067a" officeooo:paragraph-rsid="001c579e" style:font-size-asian="10pt" style:font-size-complex="10pt"/>
    </style:style>
    <style:style style:name="P96" style:family="paragraph" style:parent-style-name="Standard">
      <style:paragraph-properties fo:margin-left="2.501cm" fo:margin-right="0cm" fo:text-indent="0cm" style:auto-text-indent="false"/>
      <style:text-properties fo:font-size="10pt" officeooo:rsid="000a067a" officeooo:paragraph-rsid="000e1a99" style:font-size-asian="10pt" style:font-size-complex="10pt"/>
    </style:style>
    <style:style style:name="P97" style:family="paragraph" style:parent-style-name="Standard">
      <style:paragraph-properties fo:margin-left="2.501cm" fo:margin-right="0cm" fo:text-align="justify" style:justify-single-word="false" fo:text-indent="0cm" style:auto-text-indent="false"/>
      <style:text-properties fo:font-size="10pt" officeooo:rsid="000e1a99" officeooo:paragraph-rsid="0040035a" style:font-size-asian="10pt" style:font-size-complex="10pt"/>
    </style:style>
    <style:style style:name="P98" style:family="paragraph" style:parent-style-name="Standard">
      <style:paragraph-properties fo:margin-left="2.501cm" fo:margin-right="0cm" fo:text-align="justify" style:justify-single-word="false" fo:text-indent="0cm" style:auto-text-indent="false"/>
      <style:text-properties fo:font-size="10pt" officeooo:rsid="000e1a99" officeooo:paragraph-rsid="000e1a99" style:font-size-asian="10pt" style:font-size-complex="10pt"/>
    </style:style>
    <style:style style:name="P99" style:family="paragraph" style:parent-style-name="Standard">
      <style:paragraph-properties fo:margin-left="3.752cm" fo:margin-right="0cm" fo:text-align="justify" style:justify-single-word="false" fo:text-indent="0cm" style:auto-text-indent="false"/>
      <style:text-properties fo:font-size="10pt" officeooo:rsid="000e1a99" officeooo:paragraph-rsid="000e1a99" style:font-size-asian="10pt" style:font-size-complex="10pt"/>
    </style:style>
    <style:style style:name="P100" style:family="paragraph" style:parent-style-name="Standard">
      <style:paragraph-properties fo:margin-left="2.501cm" fo:margin-right="0cm" fo:text-align="justify" style:justify-single-word="false" fo:text-indent="0cm" style:auto-text-indent="false"/>
      <style:text-properties fo:font-size="10pt" officeooo:rsid="000e1a99" officeooo:paragraph-rsid="00146752" style:font-size-asian="10pt" style:font-size-complex="10pt"/>
    </style:style>
    <style:style style:name="P101" style:family="paragraph" style:parent-style-name="Standard">
      <style:paragraph-properties fo:margin-left="2.501cm" fo:margin-right="0cm" fo:text-indent="0cm" style:auto-text-indent="false"/>
      <style:text-properties fo:font-size="10pt" officeooo:rsid="000e1a99" officeooo:paragraph-rsid="000e1a99" style:font-size-asian="10pt" style:font-size-complex="10pt"/>
    </style:style>
    <style:style style:name="P102" style:family="paragraph" style:parent-style-name="Standard">
      <style:paragraph-properties fo:margin-left="1.251cm" fo:margin-right="0cm" fo:text-indent="0cm" style:auto-text-indent="false"/>
      <style:text-properties fo:font-size="10pt" officeooo:rsid="000eebab" officeooo:paragraph-rsid="000eebab" style:font-size-asian="10pt" style:font-size-complex="10pt"/>
    </style:style>
    <style:style style:name="P103" style:family="paragraph" style:parent-style-name="Standard">
      <style:paragraph-properties fo:margin-left="3.752cm" fo:margin-right="0cm" fo:text-align="justify" style:justify-single-word="false" fo:text-indent="0cm" style:auto-text-indent="false"/>
      <style:text-properties fo:font-size="10pt" officeooo:rsid="000eebab" officeooo:paragraph-rsid="00b6c713" style:font-size-asian="10pt" style:font-size-complex="10pt"/>
    </style:style>
    <style:style style:name="P104" style:family="paragraph" style:parent-style-name="Standard">
      <style:paragraph-properties fo:margin-left="5.002cm" fo:margin-right="0cm" fo:text-align="justify" style:justify-single-word="false" fo:text-indent="0cm" style:auto-text-indent="false"/>
      <style:text-properties fo:font-size="10pt" officeooo:rsid="000eebab" officeooo:paragraph-rsid="00b6c713" style:font-size-asian="10pt" style:font-size-complex="10pt"/>
    </style:style>
    <style:style style:name="P105" style:family="paragraph" style:parent-style-name="Standard">
      <style:paragraph-properties fo:margin-left="2.501cm" fo:margin-right="0cm" fo:text-align="justify" style:justify-single-word="false" fo:text-indent="0cm" style:auto-text-indent="false"/>
      <style:text-properties fo:font-size="10pt" officeooo:rsid="00128785" officeooo:paragraph-rsid="00128785" style:font-size-asian="10pt" style:font-size-complex="10pt"/>
    </style:style>
    <style:style style:name="P106" style:family="paragraph" style:parent-style-name="Standard">
      <style:paragraph-properties fo:margin-left="2.501cm" fo:margin-right="0cm" fo:text-indent="0cm" style:auto-text-indent="false"/>
      <style:text-properties fo:font-size="10pt" officeooo:rsid="00128785" officeooo:paragraph-rsid="00128785" style:font-size-asian="10pt" style:font-size-complex="10pt"/>
    </style:style>
    <style:style style:name="P107" style:family="paragraph" style:parent-style-name="Standard">
      <style:paragraph-properties fo:margin-left="2.501cm" fo:margin-right="0cm" fo:text-align="justify" style:justify-single-word="false" fo:text-indent="0cm" style:auto-text-indent="false"/>
      <style:text-properties fo:font-size="10pt" officeooo:rsid="00146752" officeooo:paragraph-rsid="00146752" style:font-size-asian="10pt" style:font-size-complex="10pt"/>
    </style:style>
    <style:style style:name="P108" style:family="paragraph" style:parent-style-name="Standard">
      <style:paragraph-properties fo:margin-left="1.251cm" fo:margin-right="0cm" fo:text-align="justify" style:justify-single-word="false" fo:text-indent="0cm" style:auto-text-indent="false"/>
      <style:text-properties fo:font-size="10pt" officeooo:rsid="00146752" officeooo:paragraph-rsid="00146752" style:font-size-asian="10pt" style:font-size-complex="10pt"/>
    </style:style>
    <style:style style:name="P109" style:family="paragraph" style:parent-style-name="Standard">
      <style:paragraph-properties fo:margin-left="1.251cm" fo:margin-right="0cm" fo:text-align="justify" style:justify-single-word="false" fo:text-indent="0cm" style:auto-text-indent="false"/>
      <style:text-properties fo:font-size="10pt" officeooo:rsid="00160744" officeooo:paragraph-rsid="00160744" style:font-size-asian="10pt" style:font-size-complex="10pt"/>
    </style:style>
    <style:style style:name="P110" style:family="paragraph" style:parent-style-name="Standard">
      <style:paragraph-properties fo:margin-left="2.501cm" fo:margin-right="0cm" fo:text-align="justify" style:justify-single-word="false" fo:text-indent="0cm" style:auto-text-indent="false"/>
      <style:text-properties fo:font-size="10pt" officeooo:rsid="001c579e" officeooo:paragraph-rsid="001c579e" style:font-size-asian="10pt" style:font-size-complex="10pt"/>
    </style:style>
    <style:style style:name="P111" style:family="paragraph" style:parent-style-name="Standard">
      <style:paragraph-properties fo:margin-left="2.501cm" fo:margin-right="0cm" fo:text-align="justify" style:justify-single-word="false" fo:text-indent="0cm" style:auto-text-indent="false"/>
      <style:text-properties fo:font-size="10pt" officeooo:rsid="001e4460" officeooo:paragraph-rsid="001e4460" style:font-size-asian="10pt" style:font-size-complex="10pt"/>
    </style:style>
    <style:style style:name="P112" style:family="paragraph" style:parent-style-name="Standard">
      <style:paragraph-properties fo:margin-left="1.251cm" fo:margin-right="0cm" fo:text-align="justify" style:justify-single-word="false" fo:text-indent="0cm" style:auto-text-indent="false"/>
      <style:text-properties fo:font-size="10pt" style:font-size-asian="10pt" style:font-size-complex="10pt"/>
    </style:style>
    <style:style style:name="P113" style:family="paragraph" style:parent-style-name="Standard">
      <style:paragraph-properties fo:margin-left="2.501cm" fo:margin-right="0cm" fo:text-align="justify" style:justify-single-word="false" fo:text-indent="0cm" style:auto-text-indent="false"/>
      <style:text-properties fo:font-size="10pt" style:font-size-asian="10pt" style:font-size-complex="10pt"/>
    </style:style>
    <style:style style:name="P114" style:family="paragraph" style:parent-style-name="Standard">
      <style:paragraph-properties fo:margin-left="0cm" fo:margin-right="0cm" fo:text-align="justify" style:justify-single-word="false" fo:text-indent="0cm" style:auto-text-indent="false"/>
      <style:text-properties fo:font-size="10pt" style:font-size-asian="10pt" style:font-size-complex="10pt"/>
    </style:style>
    <style:style style:name="P115" style:family="paragraph" style:parent-style-name="Standard">
      <style:paragraph-properties fo:margin-left="1.251cm" fo:margin-right="0cm" fo:text-align="justify" style:justify-single-word="false" fo:text-indent="0cm" style:auto-text-indent="false"/>
      <style:text-properties fo:font-size="10pt" officeooo:paragraph-rsid="00232852" style:font-size-asian="10pt" style:font-size-complex="10pt"/>
    </style:style>
    <style:style style:name="P116" style:family="paragraph" style:parent-style-name="Standard">
      <style:paragraph-properties fo:margin-left="1.251cm" fo:margin-right="0cm" fo:text-align="justify" style:justify-single-word="false" fo:text-indent="0cm" style:auto-text-indent="false"/>
      <style:text-properties fo:font-size="10pt" officeooo:paragraph-rsid="002622d8" style:font-size-asian="10pt" style:font-size-complex="10pt"/>
    </style:style>
    <style:style style:name="P117" style:family="paragraph" style:parent-style-name="Standard">
      <style:paragraph-properties fo:margin-left="1.251cm" fo:margin-right="0cm" fo:text-align="justify" style:justify-single-word="false" fo:text-indent="0cm" style:auto-text-indent="false"/>
      <style:text-properties fo:font-size="10pt" officeooo:paragraph-rsid="0028f72a" style:font-size-asian="10pt" style:font-size-complex="10pt"/>
    </style:style>
    <style:style style:name="P118" style:family="paragraph" style:parent-style-name="Standard">
      <style:paragraph-properties fo:margin-left="1.251cm" fo:margin-right="0cm" fo:text-align="justify" style:justify-single-word="false" fo:text-indent="0cm" style:auto-text-indent="false"/>
      <style:text-properties fo:font-size="10pt" officeooo:paragraph-rsid="002b09b5" style:font-size-asian="10pt" style:font-size-complex="10pt"/>
    </style:style>
    <style:style style:name="P119" style:family="paragraph" style:parent-style-name="Standard">
      <style:paragraph-properties fo:margin-left="0cm" fo:margin-right="0cm" fo:text-align="justify" style:justify-single-word="false" fo:text-indent="0cm" style:auto-text-indent="false"/>
      <style:text-properties fo:font-size="10pt" officeooo:paragraph-rsid="002b09b5" style:font-size-asian="10pt" style:font-size-complex="10pt"/>
    </style:style>
    <style:style style:name="P120" style:family="paragraph" style:parent-style-name="Standard">
      <style:paragraph-properties fo:margin-left="1.251cm" fo:margin-right="0cm" fo:text-align="justify" style:justify-single-word="false" fo:text-indent="0cm" style:auto-text-indent="false"/>
      <style:text-properties fo:font-size="10pt" officeooo:paragraph-rsid="002da90f" style:font-size-asian="10pt" style:font-size-complex="10pt"/>
    </style:style>
    <style:style style:name="P121" style:family="paragraph" style:parent-style-name="Standard">
      <style:paragraph-properties fo:margin-left="1.251cm" fo:margin-right="0cm" fo:text-align="justify" style:justify-single-word="false" fo:text-indent="0cm" style:auto-text-indent="false"/>
      <style:text-properties fo:font-size="10pt" officeooo:rsid="002b09b5" officeooo:paragraph-rsid="002b09b5" style:font-size-asian="10pt" style:font-size-complex="10pt"/>
    </style:style>
    <style:style style:name="P122" style:family="paragraph" style:parent-style-name="Standard">
      <style:paragraph-properties fo:margin-left="1.251cm" fo:margin-right="0cm" fo:text-align="justify" style:justify-single-word="false" fo:text-indent="0cm" style:auto-text-indent="false"/>
      <style:text-properties fo:font-size="10pt" officeooo:rsid="00223183" officeooo:paragraph-rsid="00223183" style:font-size-asian="10pt" style:font-size-complex="10pt"/>
    </style:style>
    <style:style style:name="P123" style:family="paragraph" style:parent-style-name="Standard">
      <style:paragraph-properties fo:margin-left="2.501cm" fo:margin-right="0cm" fo:text-align="justify" style:justify-single-word="false" fo:text-indent="0cm" style:auto-text-indent="false"/>
      <style:text-properties fo:font-size="10pt" officeooo:rsid="00232852" officeooo:paragraph-rsid="00232852" style:font-size-asian="10pt" style:font-size-complex="10pt"/>
    </style:style>
    <style:style style:name="P124" style:family="paragraph" style:parent-style-name="Standard">
      <style:paragraph-properties fo:margin-left="2.501cm" fo:margin-right="0cm" fo:text-align="justify" style:justify-single-word="false" fo:text-indent="0cm" style:auto-text-indent="false"/>
      <style:text-properties fo:font-size="10pt" officeooo:rsid="002622d8" officeooo:paragraph-rsid="002622d8" style:font-size-asian="10pt" style:font-size-complex="10pt"/>
    </style:style>
    <style:style style:name="P125" style:family="paragraph" style:parent-style-name="Standard">
      <style:paragraph-properties fo:margin-left="2.501cm" fo:margin-right="0cm" fo:text-align="justify" style:justify-single-word="false" fo:text-indent="0cm" style:auto-text-indent="false"/>
      <style:text-properties fo:font-size="10pt" officeooo:rsid="0028f72a" officeooo:paragraph-rsid="0028f72a" style:font-size-asian="10pt" style:font-size-complex="10pt"/>
    </style:style>
    <style:style style:name="P126" style:family="paragraph" style:parent-style-name="Standard">
      <style:paragraph-properties fo:margin-left="1.251cm" fo:margin-right="0cm" fo:text-align="justify" style:justify-single-word="false" fo:text-indent="0cm" style:auto-text-indent="false"/>
      <style:text-properties fo:font-size="10pt" fo:font-weight="normal" officeooo:rsid="000a067a" officeooo:paragraph-rsid="001ba83b" style:font-size-asian="10pt" style:font-weight-asian="normal" style:font-size-complex="10pt" style:font-weight-complex="normal"/>
    </style:style>
    <style:style style:name="P127" style:family="paragraph" style:parent-style-name="Standard">
      <style:paragraph-properties fo:margin-left="2.501cm" fo:margin-right="0cm" fo:text-align="justify" style:justify-single-word="false" fo:text-indent="0cm" style:auto-text-indent="false"/>
      <style:text-properties fo:font-size="10pt" fo:font-weight="normal" officeooo:rsid="001ba83b" officeooo:paragraph-rsid="001ba83b" style:font-size-asian="10pt" style:font-weight-asian="normal" style:font-size-complex="10pt" style:font-weight-complex="normal"/>
    </style:style>
    <style:style style:name="P128" style:family="paragraph" style:parent-style-name="Standard">
      <style:paragraph-properties fo:margin-left="2.501cm" fo:margin-right="0cm" fo:text-align="justify" style:justify-single-word="false" fo:text-indent="0cm" style:auto-text-indent="false"/>
      <style:text-properties fo:font-size="10pt" fo:font-weight="normal" officeooo:rsid="000e1a99" officeooo:paragraph-rsid="001ba83b" style:font-size-asian="10pt" style:font-weight-asian="normal" style:font-size-complex="10pt" style:font-weight-complex="normal"/>
    </style:style>
    <style:style style:name="P129" style:family="paragraph" style:parent-style-name="Standard">
      <style:paragraph-properties fo:margin-left="1.251cm" fo:margin-right="0cm" fo:text-align="justify" style:justify-single-word="false" fo:text-indent="0cm" style:auto-text-indent="false"/>
      <style:text-properties fo:font-size="10pt" fo:font-weight="normal" officeooo:rsid="00223183" officeooo:paragraph-rsid="002b09b5" style:font-size-asian="10pt" style:font-weight-asian="normal" style:font-size-complex="10pt" style:font-weight-complex="normal"/>
    </style:style>
    <style:style style:name="P130" style:family="paragraph" style:parent-style-name="Standard">
      <style:paragraph-properties fo:margin-left="2.501cm" fo:margin-right="0cm" fo:text-align="justify" style:justify-single-word="false" fo:text-indent="0cm" style:auto-text-indent="false"/>
      <style:text-properties fo:font-size="10pt" fo:font-weight="normal" officeooo:rsid="002da90f" officeooo:paragraph-rsid="002da90f" style:font-size-asian="10pt" style:font-weight-asian="normal" style:font-size-complex="10pt" style:font-weight-complex="normal"/>
    </style:style>
    <style:style style:name="P131" style:family="paragraph" style:parent-style-name="Standard">
      <style:paragraph-properties fo:margin-left="0cm" fo:margin-right="0cm" fo:text-align="justify" style:justify-single-word="false" fo:text-indent="0cm" style:auto-text-indent="false"/>
      <style:text-properties fo:font-size="13pt" fo:font-weight="bold" officeooo:rsid="00af54e7" officeooo:paragraph-rsid="00af54e7" style:font-size-asian="13pt" style:font-weight-asian="bold" style:font-size-complex="13pt" style:font-weight-complex="bold"/>
    </style:style>
    <style:style style:name="P132" style:family="paragraph" style:parent-style-name="Standard">
      <style:paragraph-properties fo:margin-left="0cm" fo:margin-right="0cm" fo:text-align="justify" style:justify-single-word="false" fo:text-indent="0cm" style:auto-text-indent="false"/>
      <style:text-properties fo:font-size="13pt" fo:font-weight="normal" officeooo:rsid="00af54e7" officeooo:paragraph-rsid="00af54e7" style:font-size-asian="13pt" style:font-weight-asian="normal" style:font-size-complex="13pt" style:font-weight-complex="normal"/>
    </style:style>
    <style:style style:name="P133" style:family="paragraph" style:parent-style-name="Standard">
      <style:paragraph-properties fo:margin-left="1.251cm" fo:margin-right="0cm" fo:text-align="justify" style:justify-single-word="false" fo:text-indent="0cm" style:auto-text-indent="false"/>
      <style:text-properties fo:font-size="13pt" fo:font-weight="normal" officeooo:rsid="00af54e7" officeooo:paragraph-rsid="00af54e7" style:font-size-asian="13pt" style:font-weight-asian="normal" style:font-size-complex="13pt" style:font-weight-complex="normal"/>
    </style:style>
    <style:style style:name="P134" style:family="paragraph" style:parent-style-name="Standard">
      <style:paragraph-properties fo:margin-left="2.501cm" fo:margin-right="0cm" fo:text-align="justify" style:justify-single-word="false" fo:text-indent="0cm" style:auto-text-indent="false"/>
      <style:text-properties fo:font-size="13pt" fo:font-weight="normal" officeooo:rsid="00af54e7" officeooo:paragraph-rsid="00af54e7" style:font-size-asian="13pt" style:font-weight-asian="normal" style:font-size-complex="13pt" style:font-weight-complex="normal"/>
    </style:style>
    <style:style style:name="P135" style:family="paragraph" style:parent-style-name="Standard">
      <style:paragraph-properties fo:margin-left="1.251cm" fo:margin-right="0cm" fo:text-align="justify" style:justify-single-word="false" fo:text-indent="0cm" style:auto-text-indent="false"/>
      <style:text-properties fo:font-size="13pt" fo:font-weight="normal" officeooo:rsid="00b08e62" officeooo:paragraph-rsid="00b08e62" style:font-size-asian="13pt" style:font-weight-asian="normal" style:font-size-complex="13pt" style:font-weight-complex="normal"/>
    </style:style>
    <style:style style:name="P136" style:family="paragraph" style:parent-style-name="Standard">
      <style:paragraph-properties fo:margin-left="2.501cm" fo:margin-right="0cm" fo:text-align="justify" style:justify-single-word="false" fo:text-indent="0cm" style:auto-text-indent="false"/>
      <style:text-properties fo:font-size="13pt" fo:font-weight="normal" officeooo:rsid="00b08e62" officeooo:paragraph-rsid="00b08e62" style:font-size-asian="13pt" style:font-weight-asian="normal" style:font-size-complex="13pt" style:font-weight-complex="normal"/>
    </style:style>
    <style:style style:name="P137" style:family="paragraph" style:parent-style-name="Standard">
      <style:paragraph-properties fo:margin-left="3.752cm" fo:margin-right="0cm" fo:text-align="justify" style:justify-single-word="false" fo:text-indent="0cm" style:auto-text-indent="false"/>
      <style:text-properties fo:font-size="13pt" fo:font-style="normal" fo:font-weight="normal" officeooo:rsid="00b08e62" officeooo:paragraph-rsid="00b08e62" style:font-size-asian="13pt" style:font-style-asian="normal" style:font-weight-asian="normal" style:font-size-complex="13pt" style:font-style-complex="normal" style:font-weight-complex="normal"/>
    </style:style>
    <style:style style:name="P138" style:family="paragraph" style:parent-style-name="Standard">
      <style:paragraph-properties fo:margin-left="2.501cm" fo:margin-right="0cm" fo:text-align="justify" style:justify-single-word="false" fo:text-indent="0cm" style:auto-text-indent="false"/>
      <style:text-properties fo:font-size="13pt" fo:font-style="normal" fo:font-weight="normal" officeooo:rsid="00b08e62" officeooo:paragraph-rsid="00b08e62" style:font-size-asian="13pt" style:font-style-asian="normal" style:font-weight-asian="normal" style:font-size-complex="13pt" style:font-style-complex="normal" style:font-weight-complex="normal"/>
    </style:style>
    <style:style style:name="P139"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97d9a3" officeooo:paragraph-rsid="00987740" style:font-size-asian="10pt" style:font-weight-asian="normal" style:font-size-complex="10pt" style:font-weight-complex="normal"/>
    </style:style>
    <style:style style:name="P14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97d9a3" officeooo:paragraph-rsid="0091f2ea" style:font-size-asian="10pt" style:font-weight-asian="normal" style:font-size-complex="10pt" style:font-weight-complex="normal"/>
    </style:style>
    <style:style style:name="P141"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987740" officeooo:paragraph-rsid="0097d9a3" style:font-size-asian="10pt" style:font-weight-asian="normal" style:font-size-complex="10pt" style:font-weight-complex="normal"/>
    </style:style>
    <style:style style:name="P142"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a55eb8" officeooo:paragraph-rsid="00a55eb8" style:font-size-asian="10pt" style:font-weight-asian="normal" style:font-size-complex="10pt" style:font-weight-complex="normal"/>
    </style:style>
    <style:style style:name="P143"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a6dbfa" officeooo:paragraph-rsid="00a6dbfa" style:font-size-asian="10pt" style:font-weight-asian="normal" style:font-size-complex="10pt" style:font-weight-complex="normal"/>
    </style:style>
    <style:style style:name="P144"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44de49" officeooo:paragraph-rsid="0044de49" style:font-size-asian="10pt" style:font-weight-asian="normal" style:font-size-complex="10pt" style:font-weight-complex="normal"/>
    </style:style>
    <style:style style:name="P145"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4215bd" officeooo:paragraph-rsid="00432279" style:font-size-asian="10pt" style:font-weight-asian="normal" style:font-size-complex="10pt" style:font-weight-complex="normal"/>
    </style:style>
    <style:style style:name="P146"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215bd" officeooo:paragraph-rsid="004215bd" style:font-size-asian="10pt" style:font-weight-asian="normal" style:font-size-complex="10pt" style:font-weight-complex="normal"/>
    </style:style>
    <style:style style:name="P147"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215bd" officeooo:paragraph-rsid="004a3c1e" style:font-size-asian="10pt" style:font-weight-asian="normal" style:font-size-complex="10pt" style:font-weight-complex="normal"/>
    </style:style>
    <style:style style:name="P148"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215bd" officeooo:paragraph-rsid="0051e665" style:font-size-asian="10pt" style:font-weight-asian="normal" style:font-size-complex="10pt" style:font-weight-complex="normal"/>
    </style:style>
    <style:style style:name="P149"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215bd" officeooo:paragraph-rsid="0058a64c" style:font-size-asian="10pt" style:font-weight-asian="normal" style:font-size-complex="10pt" style:font-weight-complex="normal"/>
    </style:style>
    <style:style style:name="P150"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215bd" officeooo:paragraph-rsid="0063ecb4" style:font-size-asian="10pt" style:font-weight-asian="normal" style:font-size-complex="10pt" style:font-weight-complex="normal"/>
    </style:style>
    <style:style style:name="P151"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4a3c1e" officeooo:paragraph-rsid="004a3c1e" style:font-size-asian="10pt" style:font-weight-asian="normal" style:font-size-complex="10pt" style:font-weight-complex="normal"/>
    </style:style>
    <style:style style:name="P152"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a3c1e" officeooo:paragraph-rsid="004a3c1e" style:font-size-asian="10pt" style:font-weight-asian="normal" style:font-size-complex="10pt" style:font-weight-complex="normal"/>
    </style:style>
    <style:style style:name="P153"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4bce38" officeooo:paragraph-rsid="004bce38" style:font-size-asian="10pt" style:font-weight-asian="normal" style:font-size-complex="10pt" style:font-weight-complex="normal"/>
    </style:style>
    <style:style style:name="P154"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4bce38" officeooo:paragraph-rsid="004bce38" style:font-size-asian="10pt" style:font-weight-asian="normal" style:font-size-complex="10pt" style:font-weight-complex="normal"/>
    </style:style>
    <style:style style:name="P155"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4da86d" officeooo:paragraph-rsid="004da86d" style:font-size-asian="10pt" style:font-weight-asian="normal" style:font-size-complex="10pt" style:font-weight-complex="normal"/>
    </style:style>
    <style:style style:name="P156"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5494ba" officeooo:paragraph-rsid="005494ba" style:font-size-asian="10pt" style:font-weight-asian="normal" style:font-size-complex="10pt" style:font-weight-complex="normal"/>
    </style:style>
    <style:style style:name="P157"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55c3d0" officeooo:paragraph-rsid="0055c3d0" style:font-size-asian="10pt" style:font-weight-asian="normal" style:font-size-complex="10pt" style:font-weight-complex="normal"/>
    </style:style>
    <style:style style:name="P158"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55c3d0" officeooo:paragraph-rsid="0055c3d0" style:font-size-asian="10pt" style:font-weight-asian="normal" style:font-size-complex="10pt" style:font-weight-complex="normal"/>
    </style:style>
    <style:style style:name="P159"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56f872" officeooo:paragraph-rsid="0056f872" style:font-size-asian="10pt" style:font-weight-asian="normal" style:font-size-complex="10pt" style:font-weight-complex="normal"/>
    </style:style>
    <style:style style:name="P16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622f56" officeooo:paragraph-rsid="00622f56" style:font-size-asian="10pt" style:font-weight-asian="normal" style:font-size-complex="10pt" style:font-weight-complex="normal"/>
    </style:style>
    <style:style style:name="P161"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5c72a1" officeooo:paragraph-rsid="005c72a1" style:font-size-asian="10pt" style:font-weight-asian="normal" style:font-size-complex="10pt" style:font-weight-complex="normal"/>
    </style:style>
    <style:style style:name="P162"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5df0b9" officeooo:paragraph-rsid="005df0b9" style:font-size-asian="10pt" style:font-weight-asian="normal" style:font-size-complex="10pt" style:font-weight-complex="normal"/>
    </style:style>
    <style:style style:name="P163"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6045a5" officeooo:paragraph-rsid="006045a5" style:font-size-asian="10pt" style:font-weight-asian="normal" style:font-size-complex="10pt" style:font-weight-complex="normal"/>
    </style:style>
    <style:style style:name="P164"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6edf38" officeooo:paragraph-rsid="006edf38" style:font-size-asian="10pt" style:font-weight-asian="normal" style:font-size-complex="10pt" style:font-weight-complex="normal"/>
    </style:style>
    <style:style style:name="P165"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6edf38" officeooo:paragraph-rsid="006edf38" style:font-size-asian="10pt" style:font-weight-asian="normal" style:font-size-complex="10pt" style:font-weight-complex="normal"/>
    </style:style>
    <style:style style:name="P166"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6edf38" officeooo:paragraph-rsid="0072edc3" style:font-size-asian="10pt" style:font-weight-asian="normal" style:font-size-complex="10pt" style:font-weight-complex="normal"/>
    </style:style>
    <style:style style:name="P167"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6edf38" officeooo:paragraph-rsid="00781366" style:font-size-asian="10pt" style:font-weight-asian="normal" style:font-size-complex="10pt" style:font-weight-complex="normal"/>
    </style:style>
    <style:style style:name="P168"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0a550" officeooo:paragraph-rsid="0070a550" style:font-size-asian="10pt" style:font-weight-asian="normal" style:font-size-complex="10pt" style:font-weight-complex="normal"/>
    </style:style>
    <style:style style:name="P169"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fo:font-weight="normal" officeooo:rsid="0070a550" officeooo:paragraph-rsid="0070a550" style:font-size-asian="10pt" style:font-weight-asian="normal" style:font-size-complex="10pt" style:font-weight-complex="normal"/>
    </style:style>
    <style:style style:name="P17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2a536" officeooo:paragraph-rsid="0072a536" style:font-size-asian="10pt" style:font-weight-asian="normal" style:font-size-complex="10pt" style:font-weight-complex="normal"/>
    </style:style>
    <style:style style:name="P171"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67ba3c" officeooo:paragraph-rsid="0067ba3c" style:font-size-asian="10pt" style:font-weight-asian="normal" style:font-size-complex="10pt" style:font-weight-complex="normal"/>
    </style:style>
    <style:style style:name="P172"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695ba2" officeooo:paragraph-rsid="00695ba2" style:font-size-asian="10pt" style:font-weight-asian="normal" style:font-size-complex="10pt" style:font-weight-complex="normal"/>
    </style:style>
    <style:style style:name="P173"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52557" officeooo:paragraph-rsid="00752557" style:font-size-asian="10pt" style:font-weight-asian="normal" style:font-size-complex="10pt" style:font-weight-complex="normal"/>
    </style:style>
    <style:style style:name="P174"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72170" officeooo:paragraph-rsid="00772170" style:font-size-asian="10pt" style:font-weight-asian="normal" style:font-size-complex="10pt" style:font-weight-complex="normal"/>
    </style:style>
    <style:style style:name="P175"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6599e" officeooo:paragraph-rsid="0076599e" style:font-size-asian="10pt" style:font-weight-asian="normal" style:font-size-complex="10pt" style:font-weight-complex="normal"/>
    </style:style>
    <style:style style:name="P176"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e1be5" officeooo:paragraph-rsid="007e1be5" style:font-size-asian="10pt" style:font-weight-asian="normal" style:font-size-complex="10pt" style:font-weight-complex="normal"/>
    </style:style>
    <style:style style:name="P177"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815094" officeooo:paragraph-rsid="00815094" style:font-size-asian="10pt" style:font-weight-asian="normal" style:font-size-complex="10pt" style:font-weight-complex="normal"/>
    </style:style>
    <style:style style:name="P178"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84a81e" officeooo:paragraph-rsid="0084a81e" style:font-size-asian="10pt" style:font-weight-asian="normal" style:font-size-complex="10pt" style:font-weight-complex="normal"/>
    </style:style>
    <style:style style:name="P179"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normal" officeooo:rsid="007d599b" officeooo:paragraph-rsid="007d599b" fo:background-color="transparent" style:font-size-asian="10pt" style:font-weight-asian="normal" style:font-size-complex="10pt" style:font-weight-complex="normal"/>
    </style:style>
    <style:style style:name="P180"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bold" officeooo:rsid="00a2f4eb" officeooo:paragraph-rsid="00a55eb8" style:font-size-asian="10pt" style:font-weight-asian="bold" style:font-size-complex="10pt" style:font-weight-complex="bold"/>
    </style:style>
    <style:style style:name="P181"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4215bd" style:font-size-asian="10pt" style:font-weight-asian="bold" style:font-size-complex="10pt" style:font-weight-complex="bold"/>
    </style:style>
    <style:style style:name="P182"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493e56" style:font-size-asian="10pt" style:font-weight-asian="bold" style:font-size-complex="10pt" style:font-weight-complex="bold"/>
    </style:style>
    <style:style style:name="P183"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51e665" style:font-size-asian="10pt" style:font-weight-asian="bold" style:font-size-complex="10pt" style:font-weight-complex="bold"/>
    </style:style>
    <style:style style:name="P184"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58a64c" style:font-size-asian="10pt" style:font-weight-asian="bold" style:font-size-complex="10pt" style:font-weight-complex="bold"/>
    </style:style>
    <style:style style:name="P185"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63ecb4" style:font-size-asian="10pt" style:font-weight-asian="bold" style:font-size-complex="10pt" style:font-weight-complex="bold"/>
    </style:style>
    <style:style style:name="P186"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72edc3" style:font-size-asian="10pt" style:font-weight-asian="bold" style:font-size-complex="10pt" style:font-weight-complex="bold"/>
    </style:style>
    <style:style style:name="P187"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781366" style:font-size-asian="10pt" style:font-weight-asian="bold" style:font-size-complex="10pt" style:font-weight-complex="bold"/>
    </style:style>
    <style:style style:name="P188"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80a5f1" style:font-size-asian="10pt" style:font-weight-asian="bold" style:font-size-complex="10pt" style:font-weight-complex="bold"/>
    </style:style>
    <style:style style:name="P189"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88e630" style:font-size-asian="10pt" style:font-weight-asian="bold" style:font-size-complex="10pt" style:font-weight-complex="bold"/>
    </style:style>
    <style:style style:name="P190"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91f2ea" style:font-size-asian="10pt" style:font-weight-asian="bold" style:font-size-complex="10pt" style:font-weight-complex="bold"/>
    </style:style>
    <style:style style:name="P191" style:family="paragraph" style:parent-style-name="Standard">
      <style:paragraph-properties fo:margin-left="0cm" fo:margin-right="0cm" fo:text-align="justify" style:justify-single-word="false" fo:text-indent="0cm" style:auto-text-indent="false"/>
      <style:text-properties style:use-window-font-color="true" loext:opacity="0%" fo:font-size="10pt" style:text-underline-style="none" fo:font-weight="bold" officeooo:rsid="004215bd" officeooo:paragraph-rsid="009ac788" style:font-size-asian="10pt" style:font-weight-asian="bold" style:font-size-complex="10pt" style:font-weight-complex="bold"/>
    </style:style>
    <style:style style:name="P192" style:family="paragraph" style:parent-style-name="Standard">
      <style:paragraph-properties fo:margin-left="2.501cm" fo:margin-right="0cm" fo:text-align="justify" style:justify-single-word="false" fo:text-indent="0cm" style:auto-text-indent="false"/>
      <style:text-properties style:use-window-font-color="true" loext:opacity="0%" fo:font-size="10pt" style:text-underline-style="none" fo:font-weight="bold" officeooo:rsid="0055c3d0" officeooo:paragraph-rsid="0055c3d0" style:font-size-asian="10pt" style:font-weight-asian="bold" style:font-size-complex="10pt" style:font-weight-complex="bold"/>
    </style:style>
    <style:style style:name="P193" style:family="paragraph" style:parent-style-name="Standard">
      <style:paragraph-properties fo:margin-left="1.251cm" fo:margin-right="0cm" fo:text-align="justify" style:justify-single-word="false" fo:text-indent="0cm" style:auto-text-indent="false"/>
      <style:text-properties style:use-window-font-color="true" loext:opacity="0%" fo:font-size="10pt" style:text-underline-style="none" officeooo:paragraph-rsid="009ac788" style:font-size-asian="10pt" style:font-size-complex="10pt"/>
    </style:style>
    <style:style style:name="P194"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fo:font-weight="normal" officeooo:rsid="00a18251" officeooo:paragraph-rsid="009ac788" style:font-size-asian="10pt" style:font-style-asian="normal" style:font-weight-asian="normal" style:font-size-complex="10pt" style:font-style-complex="normal" style:font-weight-complex="normal"/>
    </style:style>
    <style:style style:name="P195"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fo:font-weight="normal" officeooo:rsid="002da90f" officeooo:paragraph-rsid="002da90f" style:font-size-asian="10pt" style:font-style-asian="normal" style:font-weight-asian="normal" style:font-size-complex="10pt" style:font-style-complex="normal" style:font-weight-complex="normal"/>
    </style:style>
    <style:style style:name="P196"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fo:font-weight="normal" officeooo:rsid="00304d9a" officeooo:paragraph-rsid="002ed0da" style:font-size-asian="10pt" style:font-style-asian="normal" style:font-weight-asian="normal" style:font-size-complex="10pt" style:font-style-complex="normal" style:font-weight-complex="normal"/>
    </style:style>
    <style:style style:name="P197"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fo:font-weight="normal" officeooo:rsid="0030ee93" officeooo:paragraph-rsid="0030ee93" style:font-size-asian="10pt" style:font-style-asian="normal" style:font-weight-asian="normal" style:font-size-complex="10pt" style:font-style-complex="normal" style:font-weight-complex="normal"/>
    </style:style>
    <style:style style:name="P198"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fo:font-weight="normal" officeooo:rsid="00417c74" officeooo:paragraph-rsid="00417c74" style:font-size-asian="10pt" style:font-style-asian="normal" style:font-weight-asian="normal" style:font-size-complex="10pt" style:font-style-complex="normal" style:font-weight-complex="normal"/>
    </style:style>
    <style:style style:name="P199"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fo:font-weight="normal" officeooo:rsid="008adcf7" officeooo:paragraph-rsid="0088e630" style:font-size-asian="10pt" style:font-style-asian="normal" style:font-weight-asian="normal" style:font-size-complex="10pt" style:font-style-complex="normal" style:font-weight-complex="normal"/>
    </style:style>
    <style:style style:name="P200"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officeooo:rsid="0028f72a" officeooo:paragraph-rsid="0028f72a" style:font-size-asian="10pt" style:font-style-asian="normal" style:font-size-complex="10pt" style:font-style-complex="normal"/>
    </style:style>
    <style:style style:name="P201"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officeooo:rsid="00382ef4" officeooo:paragraph-rsid="00382ef4" style:font-size-asian="10pt" style:font-style-asian="normal" style:font-size-complex="10pt" style:font-style-complex="normal"/>
    </style:style>
    <style:style style:name="P202"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officeooo:rsid="0072edc3" officeooo:paragraph-rsid="0072edc3" style:font-size-asian="10pt" style:font-style-asian="normal" style:font-size-complex="10pt" style:font-style-complex="normal"/>
    </style:style>
    <style:style style:name="P203"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officeooo:rsid="00ba5826" officeooo:paragraph-rsid="004215bd" style:font-size-asian="10pt" style:font-style-asian="normal" style:font-size-complex="10pt" style:font-style-complex="normal"/>
    </style:style>
    <style:style style:name="P204"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432279" officeooo:paragraph-rsid="00432279"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47b302" officeooo:paragraph-rsid="0047b302" style:font-size-asian="10pt" style:font-style-asian="normal" style:font-weight-asian="normal" style:font-size-complex="10pt" style:font-style-complex="normal" style:font-weight-complex="normal"/>
    </style:style>
    <style:style style:name="P206"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4a3c1e" officeooo:paragraph-rsid="004a3c1e" style:font-size-asian="10pt" style:font-style-asian="normal" style:font-weight-asian="normal" style:font-size-complex="10pt" style:font-style-complex="normal" style:font-weight-complex="normal"/>
    </style:style>
    <style:style style:name="P207"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4bce38" officeooo:paragraph-rsid="004bce38" style:font-size-asian="10pt" style:font-style-asian="normal" style:font-weight-asian="normal" style:font-size-complex="10pt" style:font-style-complex="normal" style:font-weight-complex="normal"/>
    </style:style>
    <style:style style:name="P208"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5c72a1" officeooo:paragraph-rsid="005c72a1" style:font-size-asian="10pt" style:font-style-asian="normal" style:font-weight-asian="normal" style:font-size-complex="10pt" style:font-style-complex="normal" style:font-weight-complex="normal"/>
    </style:style>
    <style:style style:name="P209"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70a550" officeooo:paragraph-rsid="0070a550" style:font-size-asian="10pt" style:font-style-asian="normal" style:font-weight-asian="normal" style:font-size-complex="10pt" style:font-style-complex="normal" style:font-weight-complex="normal"/>
    </style:style>
    <style:style style:name="P210"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72a536" officeooo:paragraph-rsid="0070a550" style:font-size-asian="10pt" style:font-style-asian="normal" style:font-weight-asian="normal" style:font-size-complex="10pt" style:font-style-complex="normal" style:font-weight-complex="normal"/>
    </style:style>
    <style:style style:name="P211"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752557" officeooo:paragraph-rsid="00752557" style:font-size-asian="10pt" style:font-style-asian="normal" style:font-weight-asian="normal" style:font-size-complex="10pt" style:font-style-complex="normal" style:font-weight-complex="normal"/>
    </style:style>
    <style:style style:name="P212"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normal" style:text-underline-style="none" fo:font-weight="normal" officeooo:rsid="007a307f" officeooo:paragraph-rsid="007a307f" style:font-size-asian="10pt" style:font-style-asian="normal" style:font-weight-asian="normal" style:font-size-complex="10pt" style:font-style-complex="normal" style:font-weight-complex="normal"/>
    </style:style>
    <style:style style:name="P213"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style="normal" style:text-underline-style="none" fo:font-weight="normal" officeooo:rsid="0055c3d0" officeooo:paragraph-rsid="0055c3d0" style:font-size-asian="10pt" style:font-style-asian="normal" style:font-weight-asian="normal" style:font-size-complex="10pt" style:font-style-complex="normal" style:font-weight-complex="normal"/>
    </style:style>
    <style:style style:name="P214"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2da90f" officeooo:paragraph-rsid="002da90f" style:font-size-asian="10pt" style:font-weight-asian="normal" style:font-size-complex="10pt" style:font-weight-complex="normal"/>
    </style:style>
    <style:style style:name="P215"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paragraph-rsid="002da90f" style:font-size-asian="10pt" style:font-weight-asian="normal" style:font-size-complex="10pt" style:font-weight-complex="normal"/>
    </style:style>
    <style:style style:name="P216"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2ed0da" officeooo:paragraph-rsid="002ed0da" style:font-size-asian="10pt" style:font-weight-asian="normal" style:font-size-complex="10pt" style:font-weight-complex="normal"/>
    </style:style>
    <style:style style:name="P217"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306d06" officeooo:paragraph-rsid="00306d06" style:font-size-asian="10pt" style:font-weight-asian="normal" style:font-size-complex="10pt" style:font-weight-complex="normal"/>
    </style:style>
    <style:style style:name="P218"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40035a" officeooo:paragraph-rsid="0040035a" style:font-size-asian="10pt" style:font-weight-asian="normal" style:font-size-complex="10pt" style:font-weight-complex="normal"/>
    </style:style>
    <style:style style:name="P219"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417c74" officeooo:paragraph-rsid="00417c74" style:font-size-asian="10pt" style:font-weight-asian="normal" style:font-size-complex="10pt" style:font-weight-complex="normal"/>
    </style:style>
    <style:style style:name="P220"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4215bd" officeooo:paragraph-rsid="004215bd" style:font-size-asian="10pt" style:font-weight-asian="normal" style:font-size-complex="10pt" style:font-weight-complex="normal"/>
    </style:style>
    <style:style style:name="P221"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432279" officeooo:paragraph-rsid="00432279" style:font-size-asian="10pt" style:font-weight-asian="normal" style:font-size-complex="10pt" style:font-weight-complex="normal"/>
    </style:style>
    <style:style style:name="P222"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432279" officeooo:paragraph-rsid="00432279" style:font-size-asian="10pt" style:font-weight-asian="normal" style:font-size-complex="10pt" style:font-weight-complex="normal"/>
    </style:style>
    <style:style style:name="P223"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44de49" officeooo:paragraph-rsid="0044de49" style:font-size-asian="10pt" style:font-weight-asian="normal" style:font-size-complex="10pt" style:font-weight-complex="normal"/>
    </style:style>
    <style:style style:name="P224"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normal" officeooo:rsid="0047b302" officeooo:paragraph-rsid="0047b302" style:font-size-asian="10pt" style:font-weight-asian="normal" style:font-size-complex="10pt" style:font-weight-complex="normal"/>
    </style:style>
    <style:style style:name="P225"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63ecb4" style:font-size-asian="10pt" style:font-weight-asian="normal" style:font-size-complex="10pt" style:font-weight-complex="normal"/>
    </style:style>
    <style:style style:name="P226"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72edc3" style:font-size-asian="10pt" style:font-weight-asian="normal" style:font-size-complex="10pt" style:font-weight-complex="normal"/>
    </style:style>
    <style:style style:name="P227"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781366" style:font-size-asian="10pt" style:font-weight-asian="normal" style:font-size-complex="10pt" style:font-weight-complex="normal"/>
    </style:style>
    <style:style style:name="P228"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80a5f1" style:font-size-asian="10pt" style:font-weight-asian="normal" style:font-size-complex="10pt" style:font-weight-complex="normal"/>
    </style:style>
    <style:style style:name="P229"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88e630" style:font-size-asian="10pt" style:font-weight-asian="normal" style:font-size-complex="10pt" style:font-weight-complex="normal"/>
    </style:style>
    <style:style style:name="P230"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91f2ea" style:font-size-asian="10pt" style:font-weight-asian="normal" style:font-size-complex="10pt" style:font-weight-complex="normal"/>
    </style:style>
    <style:style style:name="P231"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normal" officeooo:rsid="0063ecb4" officeooo:paragraph-rsid="009ac788" style:font-size-asian="10pt" style:font-weight-asian="normal" style:font-size-complex="10pt" style:font-weight-complex="normal"/>
    </style:style>
    <style:style style:name="P232"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32aa8f" style:font-size-asian="10pt" style:font-weight-asian="bold" style:font-size-complex="10pt" style:font-weight-complex="bold"/>
    </style:style>
    <style:style style:name="P233"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3ae487" style:font-size-asian="10pt" style:font-weight-asian="bold" style:font-size-complex="10pt" style:font-weight-complex="bold"/>
    </style:style>
    <style:style style:name="P234"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4215bd" style:font-size-asian="10pt" style:font-weight-asian="bold" style:font-size-complex="10pt" style:font-weight-complex="bold"/>
    </style:style>
    <style:style style:name="P235"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bold" officeooo:paragraph-rsid="004215bd" style:font-size-asian="10pt" style:font-weight-asian="bold" style:font-size-complex="10pt" style:font-weight-complex="bold"/>
    </style:style>
    <style:style style:name="P236"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493e56" style:font-size-asian="10pt" style:font-weight-asian="bold" style:font-size-complex="10pt" style:font-weight-complex="bold"/>
    </style:style>
    <style:style style:name="P237"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bold" officeooo:paragraph-rsid="00493e56" style:font-size-asian="10pt" style:font-weight-asian="bold" style:font-size-complex="10pt" style:font-weight-complex="bold"/>
    </style:style>
    <style:style style:name="P238"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51e665" style:font-size-asian="10pt" style:font-weight-asian="bold" style:font-size-complex="10pt" style:font-weight-complex="bold"/>
    </style:style>
    <style:style style:name="P239"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bold" officeooo:paragraph-rsid="0051e665" style:font-size-asian="10pt" style:font-weight-asian="bold" style:font-size-complex="10pt" style:font-weight-complex="bold"/>
    </style:style>
    <style:style style:name="P240"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58a64c" style:font-size-asian="10pt" style:font-weight-asian="bold" style:font-size-complex="10pt" style:font-weight-complex="bold"/>
    </style:style>
    <style:style style:name="P241" style:family="paragraph" style:parent-style-name="Standard">
      <style:paragraph-properties fo:margin-left="1.251cm" fo:margin-right="0cm" fo:text-align="justify" style:justify-single-word="false" fo:text-indent="0cm" style:auto-text-indent="false"/>
      <style:text-properties style:use-window-font-color="true" loext:opacity="0%" fo:font-size="10pt" fo:font-weight="bold" officeooo:paragraph-rsid="0058a64c" style:font-size-asian="10pt" style:font-weight-asian="bold" style:font-size-complex="10pt" style:font-weight-complex="bold"/>
    </style:style>
    <style:style style:name="P242"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63ecb4" style:font-size-asian="10pt" style:font-weight-asian="bold" style:font-size-complex="10pt" style:font-weight-complex="bold"/>
    </style:style>
    <style:style style:name="P243"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72edc3" style:font-size-asian="10pt" style:font-weight-asian="bold" style:font-size-complex="10pt" style:font-weight-complex="bold"/>
    </style:style>
    <style:style style:name="P244"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781366" style:font-size-asian="10pt" style:font-weight-asian="bold" style:font-size-complex="10pt" style:font-weight-complex="bold"/>
    </style:style>
    <style:style style:name="P245"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80a5f1" style:font-size-asian="10pt" style:font-weight-asian="bold" style:font-size-complex="10pt" style:font-weight-complex="bold"/>
    </style:style>
    <style:style style:name="P246"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88e630" style:font-size-asian="10pt" style:font-weight-asian="bold" style:font-size-complex="10pt" style:font-weight-complex="bold"/>
    </style:style>
    <style:style style:name="P247"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91f2ea" style:font-size-asian="10pt" style:font-weight-asian="bold" style:font-size-complex="10pt" style:font-weight-complex="bold"/>
    </style:style>
    <style:style style:name="P248" style:family="paragraph" style:parent-style-name="Standard">
      <style:paragraph-properties fo:margin-left="0cm" fo:margin-right="0cm" fo:text-align="justify" style:justify-single-word="false" fo:text-indent="0cm" style:auto-text-indent="false"/>
      <style:text-properties style:use-window-font-color="true" loext:opacity="0%" fo:font-size="10pt" fo:font-weight="bold" officeooo:paragraph-rsid="009ac788" style:font-size-asian="10pt" style:font-weight-asian="bold" style:font-size-complex="10pt" style:font-weight-complex="bold"/>
    </style:style>
    <style:style style:name="P249"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weight="bold" officeooo:rsid="008adcf7" officeooo:paragraph-rsid="0091f2ea" style:font-size-asian="10pt" style:font-weight-asian="bold" style:font-size-complex="10pt" style:font-weight-complex="bold"/>
    </style:style>
    <style:style style:name="P250"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2aa8f" officeooo:paragraph-rsid="0032aa8f" style:font-size-asian="10pt" style:font-size-complex="10pt"/>
    </style:style>
    <style:style style:name="P251"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2aa8f" officeooo:paragraph-rsid="003ae487" style:font-size-asian="10pt" style:font-size-complex="10pt"/>
    </style:style>
    <style:style style:name="P252"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32aa8f" style:font-size-asian="10pt" style:font-size-complex="10pt"/>
    </style:style>
    <style:style style:name="P253"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32aa8f" style:font-size-asian="10pt" style:font-size-complex="10pt"/>
    </style:style>
    <style:style style:name="P254"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3ae487" style:font-size-asian="10pt" style:font-size-complex="10pt"/>
    </style:style>
    <style:style style:name="P255" style:family="paragraph" style:parent-style-name="Standard">
      <style:paragraph-properties fo:text-align="justify" style:justify-single-word="false"/>
      <style:text-properties style:use-window-font-color="true" loext:opacity="0%" fo:font-size="10pt" officeooo:paragraph-rsid="003ae487" style:font-size-asian="10pt" style:font-size-complex="10pt"/>
    </style:style>
    <style:style style:name="P256"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3ae487" style:font-size-asian="10pt" style:font-size-complex="10pt"/>
    </style:style>
    <style:style style:name="P257"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4215bd" style:font-size-asian="10pt" style:font-size-complex="10pt"/>
    </style:style>
    <style:style style:name="P258"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4215bd" style:font-size-asian="10pt" style:font-size-complex="10pt"/>
    </style:style>
    <style:style style:name="P259"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paragraph-rsid="004215bd" style:font-size-asian="10pt" style:font-size-complex="10pt"/>
    </style:style>
    <style:style style:name="P260"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493e56" style:font-size-asian="10pt" style:font-size-complex="10pt"/>
    </style:style>
    <style:style style:name="P261"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paragraph-rsid="00493e56" style:font-size-asian="10pt" style:font-size-complex="10pt"/>
    </style:style>
    <style:style style:name="P262"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51e665" style:font-size-asian="10pt" style:font-size-complex="10pt"/>
    </style:style>
    <style:style style:name="P263"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51e665" style:font-size-asian="10pt" style:font-size-complex="10pt"/>
    </style:style>
    <style:style style:name="P264"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paragraph-rsid="0051e665" style:font-size-asian="10pt" style:font-size-complex="10pt"/>
    </style:style>
    <style:style style:name="P265"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58a64c" style:font-size-asian="10pt" style:font-size-complex="10pt"/>
    </style:style>
    <style:style style:name="P266"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58a64c" style:font-size-asian="10pt" style:font-size-complex="10pt"/>
    </style:style>
    <style:style style:name="P267"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paragraph-rsid="0058a64c" style:font-size-asian="10pt" style:font-size-complex="10pt"/>
    </style:style>
    <style:style style:name="P268"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63ecb4" style:font-size-asian="10pt" style:font-size-complex="10pt"/>
    </style:style>
    <style:style style:name="P269"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63ecb4" style:font-size-asian="10pt" style:font-size-complex="10pt"/>
    </style:style>
    <style:style style:name="P270"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72edc3" style:font-size-asian="10pt" style:font-size-complex="10pt"/>
    </style:style>
    <style:style style:name="P271"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72edc3" style:font-size-asian="10pt" style:font-size-complex="10pt"/>
    </style:style>
    <style:style style:name="P272"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781366" style:font-size-asian="10pt" style:font-size-complex="10pt"/>
    </style:style>
    <style:style style:name="P273"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781366" style:font-size-asian="10pt" style:font-size-complex="10pt"/>
    </style:style>
    <style:style style:name="P274"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80a5f1" style:font-size-asian="10pt" style:font-size-complex="10pt"/>
    </style:style>
    <style:style style:name="P275"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80a5f1" style:font-size-asian="10pt" style:font-size-complex="10pt"/>
    </style:style>
    <style:style style:name="P276"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88e630" style:font-size-asian="10pt" style:font-size-complex="10pt"/>
    </style:style>
    <style:style style:name="P277"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88e630" style:font-size-asian="10pt" style:font-size-complex="10pt"/>
    </style:style>
    <style:style style:name="P278"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91f2ea" style:font-size-asian="10pt" style:font-size-complex="10pt"/>
    </style:style>
    <style:style style:name="P279"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91f2ea" style:font-size-asian="10pt" style:font-size-complex="10pt"/>
    </style:style>
    <style:style style:name="P280" style:family="paragraph" style:parent-style-name="Standard">
      <style:paragraph-properties fo:margin-left="0cm" fo:margin-right="0cm" fo:text-align="justify" style:justify-single-word="false" fo:text-indent="0cm" style:auto-text-indent="false"/>
      <style:text-properties style:use-window-font-color="true" loext:opacity="0%" fo:font-size="10pt" officeooo:paragraph-rsid="009ac788" style:font-size-asian="10pt" style:font-size-complex="10pt"/>
    </style:style>
    <style:style style:name="P281"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9ac788" style:font-size-asian="10pt" style:font-size-complex="10pt"/>
    </style:style>
    <style:style style:name="P282"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paragraph-rsid="00a2e2a7" style:font-size-asian="10pt" style:font-size-complex="10pt"/>
    </style:style>
    <style:style style:name="P283"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rsid="0034d523" officeooo:paragraph-rsid="0034d523" style:font-size-asian="10pt" style:font-size-complex="10pt"/>
    </style:style>
    <style:style style:name="P284"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4d523" officeooo:paragraph-rsid="0034d523" style:font-size-asian="10pt" style:font-size-complex="10pt"/>
    </style:style>
    <style:style style:name="P285"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rsid="0035690a" officeooo:paragraph-rsid="0035690a" style:font-size-asian="10pt" style:font-size-complex="10pt"/>
    </style:style>
    <style:style style:name="P286"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rsid="00360503" officeooo:paragraph-rsid="00360503" style:font-size-asian="10pt" style:font-size-complex="10pt"/>
    </style:style>
    <style:style style:name="P287"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60503" officeooo:paragraph-rsid="00360503" style:font-size-asian="10pt" style:font-size-complex="10pt"/>
    </style:style>
    <style:style style:name="P288"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rsid="0038304b" officeooo:paragraph-rsid="0038304b" style:font-size-asian="10pt" style:font-size-complex="10pt"/>
    </style:style>
    <style:style style:name="P289"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ae487" officeooo:paragraph-rsid="003ae487" style:font-size-asian="10pt" style:font-size-complex="10pt"/>
    </style:style>
    <style:style style:name="P290" style:family="paragraph" style:parent-style-name="Standard">
      <style:paragraph-properties fo:margin-left="2.501cm" fo:margin-right="0cm" fo:text-align="justify" style:justify-single-word="false" fo:text-indent="0cm" style:auto-text-indent="false"/>
      <style:text-properties style:use-window-font-color="true" loext:opacity="0%" fo:font-size="10pt" officeooo:rsid="003ae487" officeooo:paragraph-rsid="003ae487" style:font-size-asian="10pt" style:font-size-complex="10pt"/>
    </style:style>
    <style:style style:name="P291"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3ae487" officeooo:paragraph-rsid="003b9bbd" style:font-size-asian="10pt" style:font-size-complex="10pt"/>
    </style:style>
    <style:style style:name="P292"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40035a" officeooo:paragraph-rsid="00417c74" style:font-size-asian="10pt" style:font-size-complex="10pt"/>
    </style:style>
    <style:style style:name="P293"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53e05b" officeooo:paragraph-rsid="0051e665" style:font-size-asian="10pt" style:font-size-complex="10pt"/>
    </style:style>
    <style:style style:name="P294" style:family="paragraph" style:parent-style-name="Standard">
      <style:paragraph-properties fo:margin-left="1.251cm" fo:margin-right="0cm" fo:text-align="justify" style:justify-single-word="false" fo:text-indent="0cm" style:auto-text-indent="false"/>
      <style:text-properties style:use-window-font-color="true" loext:opacity="0%" fo:font-size="10pt" officeooo:rsid="008adcf7" officeooo:paragraph-rsid="008adcf7" style:font-size-asian="10pt" style:font-size-complex="10pt"/>
    </style:style>
    <style:style style:name="P295" style:family="paragraph" style:parent-style-name="Standard">
      <style:paragraph-properties fo:margin-left="3.752cm" fo:margin-right="0cm" fo:text-align="justify" style:justify-single-word="false" fo:text-indent="0cm" style:auto-text-indent="false"/>
      <style:text-properties style:use-window-font-color="true" loext:opacity="0%" fo:font-size="10pt" officeooo:rsid="008adcf7" officeooo:paragraph-rsid="0091f2ea" style:font-size-asian="10pt" style:font-size-complex="10pt"/>
    </style:style>
    <style:style style:name="P296" style:family="paragraph" style:parent-style-name="Standard">
      <style:paragraph-properties fo:margin-left="2.501cm" fo:margin-right="0cm" fo:text-align="justify" style:justify-single-word="false" fo:text-indent="0cm" style:auto-text-indent="false"/>
      <style:text-properties style:use-window-font-color="true" loext:opacity="0%" fo:font-size="10pt" fo:font-style="italic" style:text-underline-style="none" fo:font-weight="normal" officeooo:rsid="00829d4a" officeooo:paragraph-rsid="00829d4a" fo:background-color="transparent" style:font-size-asian="10pt" style:font-style-asian="italic" style:font-weight-asian="normal" style:font-size-complex="10pt" style:font-style-complex="italic" style:font-weight-complex="normal"/>
    </style:style>
    <style:style style:name="P297"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4215bd" style:font-size-asian="22pt" style:font-weight-asian="bold" style:font-size-complex="22pt" style:font-weight-complex="bold"/>
    </style:style>
    <style:style style:name="P298"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493e56" style:font-size-asian="22pt" style:font-weight-asian="bold" style:font-size-complex="22pt" style:font-weight-complex="bold"/>
    </style:style>
    <style:style style:name="P299"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51e665" style:font-size-asian="22pt" style:font-weight-asian="bold" style:font-size-complex="22pt" style:font-weight-complex="bold"/>
    </style:style>
    <style:style style:name="P300"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58a64c" style:font-size-asian="22pt" style:font-weight-asian="bold" style:font-size-complex="22pt" style:font-weight-complex="bold"/>
    </style:style>
    <style:style style:name="P301"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63ecb4" style:font-size-asian="22pt" style:font-weight-asian="bold" style:font-size-complex="22pt" style:font-weight-complex="bold"/>
    </style:style>
    <style:style style:name="P302" style:family="paragraph" style:parent-style-name="Standard">
      <style:paragraph-properties fo:text-align="center" style:justify-single-word="false" fo:break-before="page"/>
      <style:text-properties style:use-window-font-color="true" loext:opacity="0%" fo:font-size="22pt" fo:font-weight="bold" officeooo:rsid="004215bd" officeooo:paragraph-rsid="00781366" style:font-size-asian="22pt" style:font-weight-asian="bold" style:font-size-complex="22pt" style:font-weight-complex="bold"/>
    </style:style>
    <style:style style:name="P303" style:family="paragraph" style:parent-style-name="Standard">
      <style:paragraph-properties fo:text-align="center" style:justify-single-word="false" fo:break-before="page"/>
      <style:text-properties style:use-window-font-color="true" loext:opacity="0%" fo:font-size="22pt" fo:font-weight="bold" officeooo:paragraph-rsid="0032aa8f" style:font-size-asian="22pt" style:font-weight-asian="bold" style:font-size-complex="22pt" style:font-weight-complex="bold"/>
    </style:style>
    <style:style style:name="P304" style:family="paragraph" style:parent-style-name="Standard">
      <style:paragraph-properties fo:text-align="center" style:justify-single-word="false" fo:break-before="page"/>
      <style:text-properties style:use-window-font-color="true" loext:opacity="0%" fo:font-size="22pt" fo:font-weight="bold" officeooo:paragraph-rsid="003ae487" style:font-size-asian="22pt" style:font-weight-asian="bold" style:font-size-complex="22pt" style:font-weight-complex="bold"/>
    </style:style>
    <style:style style:name="P305" style:family="paragraph" style:parent-style-name="Standard">
      <style:paragraph-properties fo:text-align="justify" style:justify-single-word="false"/>
      <style:text-properties style:use-window-font-color="true" loext:opacity="0%" officeooo:paragraph-rsid="0032aa8f"/>
    </style:style>
    <style:style style:name="P306" style:family="paragraph" style:parent-style-name="Standard">
      <style:paragraph-properties fo:text-align="justify" style:justify-single-word="false"/>
      <style:text-properties style:use-window-font-color="true" loext:opacity="0%" officeooo:paragraph-rsid="003ae487"/>
    </style:style>
    <style:style style:name="P307" style:family="paragraph" style:parent-style-name="Standard">
      <style:paragraph-properties fo:text-align="justify" style:justify-single-word="false"/>
      <style:text-properties style:use-window-font-color="true" loext:opacity="0%" officeooo:paragraph-rsid="004215bd"/>
    </style:style>
    <style:style style:name="P308" style:family="paragraph" style:parent-style-name="Standard">
      <style:paragraph-properties fo:text-align="justify" style:justify-single-word="false"/>
      <style:text-properties style:use-window-font-color="true" loext:opacity="0%" officeooo:paragraph-rsid="00493e56"/>
    </style:style>
    <style:style style:name="P309" style:family="paragraph" style:parent-style-name="Standard">
      <style:paragraph-properties fo:text-align="justify" style:justify-single-word="false"/>
      <style:text-properties style:use-window-font-color="true" loext:opacity="0%" officeooo:paragraph-rsid="0051e665"/>
    </style:style>
    <style:style style:name="P310" style:family="paragraph" style:parent-style-name="Standard">
      <style:paragraph-properties fo:text-align="justify" style:justify-single-word="false"/>
      <style:text-properties style:use-window-font-color="true" loext:opacity="0%" officeooo:paragraph-rsid="0058a64c"/>
    </style:style>
    <style:style style:name="P311" style:family="paragraph" style:parent-style-name="Standard">
      <style:paragraph-properties fo:text-align="justify" style:justify-single-word="false"/>
      <style:text-properties style:use-window-font-color="true" loext:opacity="0%" officeooo:paragraph-rsid="0063ecb4"/>
    </style:style>
    <style:style style:name="P312" style:family="paragraph" style:parent-style-name="Standard">
      <style:paragraph-properties fo:text-align="justify" style:justify-single-word="false"/>
      <style:text-properties style:use-window-font-color="true" loext:opacity="0%" officeooo:paragraph-rsid="0072edc3"/>
    </style:style>
    <style:style style:name="P313" style:family="paragraph" style:parent-style-name="Standard">
      <style:paragraph-properties fo:text-align="justify" style:justify-single-word="false"/>
      <style:text-properties style:use-window-font-color="true" loext:opacity="0%" officeooo:paragraph-rsid="00781366"/>
    </style:style>
    <style:style style:name="P314" style:family="paragraph" style:parent-style-name="Standard">
      <style:paragraph-properties fo:text-align="justify" style:justify-single-word="false"/>
      <style:text-properties style:use-window-font-color="true" loext:opacity="0%" officeooo:paragraph-rsid="0080a5f1"/>
    </style:style>
    <style:style style:name="P315" style:family="paragraph" style:parent-style-name="Standard">
      <style:paragraph-properties fo:text-align="justify" style:justify-single-word="false"/>
      <style:text-properties style:use-window-font-color="true" loext:opacity="0%" officeooo:paragraph-rsid="0088e630"/>
    </style:style>
    <style:style style:name="P316" style:family="paragraph" style:parent-style-name="Standard">
      <style:paragraph-properties fo:text-align="justify" style:justify-single-word="false"/>
      <style:text-properties style:use-window-font-color="true" loext:opacity="0%" officeooo:paragraph-rsid="0091f2ea"/>
    </style:style>
    <style:style style:name="P317" style:family="paragraph" style:parent-style-name="Standard">
      <style:paragraph-properties fo:text-align="justify" style:justify-single-word="false"/>
      <style:text-properties style:use-window-font-color="true" loext:opacity="0%" officeooo:paragraph-rsid="009ac788"/>
    </style:style>
    <style:style style:name="P318"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815094" officeooo:paragraph-rsid="00815094" style:font-weight-asian="normal" style:font-weight-complex="normal"/>
    </style:style>
    <style:style style:name="P319"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paragraph-rsid="00829d4a" style:font-weight-asian="normal" style:font-weight-complex="normal"/>
    </style:style>
    <style:style style:name="P320"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paragraph-rsid="00987740" style:font-weight-asian="normal" style:font-weight-complex="normal"/>
    </style:style>
    <style:style style:name="P321"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84a81e" officeooo:paragraph-rsid="0084a81e" style:font-weight-asian="normal" style:font-weight-complex="normal"/>
    </style:style>
    <style:style style:name="P322"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994ee3" officeooo:paragraph-rsid="00994ee3" style:font-weight-asian="normal" style:font-weight-complex="normal"/>
    </style:style>
    <style:style style:name="P323" style:family="paragraph" style:parent-style-name="Standard">
      <style:paragraph-properties fo:margin-left="2.501cm" fo:margin-right="0cm" fo:text-align="justify" style:justify-single-word="false" fo:text-indent="0cm" style:auto-text-indent="false"/>
      <style:text-properties style:use-window-font-color="true" loext:opacity="0%" fo:font-weight="normal" officeooo:rsid="00a6dbfa" officeooo:paragraph-rsid="00a6dbfa" style:font-weight-asian="normal" style:font-weight-complex="normal"/>
    </style:style>
    <style:style style:name="P324"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a35f70" officeooo:paragraph-rsid="009ac788" style:font-size-asian="10pt" style:font-weight-asian="bold" style:font-size-complex="10pt" style:font-weight-complex="bold"/>
    </style:style>
    <style:style style:name="P325"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5494ba" officeooo:paragraph-rsid="005494ba" style:font-size-asian="10pt" style:font-weight-asian="bold" style:font-size-complex="10pt" style:font-weight-complex="bold"/>
    </style:style>
    <style:style style:name="P326"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4a3c1e" officeooo:paragraph-rsid="0058a64c" style:font-size-asian="10pt" style:font-weight-asian="bold" style:font-size-complex="10pt" style:font-weight-complex="bold"/>
    </style:style>
    <style:style style:name="P327"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752557" officeooo:paragraph-rsid="0072edc3" style:font-size-asian="10pt" style:font-weight-asian="bold" style:font-size-complex="10pt" style:font-weight-complex="bold"/>
    </style:style>
    <style:style style:name="P328"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6edf38" officeooo:paragraph-rsid="0072edc3" style:font-size-asian="10pt" style:font-weight-asian="bold" style:font-size-complex="10pt" style:font-weight-complex="bold"/>
    </style:style>
    <style:style style:name="P329"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6edf38" officeooo:paragraph-rsid="00781366" style:font-size-asian="10pt" style:font-weight-asian="bold" style:font-size-complex="10pt" style:font-weight-complex="bold"/>
    </style:style>
    <style:style style:name="P330" style:family="paragraph" style:parent-style-name="Standard">
      <style:paragraph-properties fo:margin-left="1.251cm" fo:margin-right="0cm" fo:text-align="justify" style:justify-single-word="false" fo:text-indent="0cm" style:auto-text-indent="false"/>
      <style:text-properties fo:color="#2a6099" loext:opacity="100%" fo:font-size="10pt" style:text-underline-style="none" fo:font-weight="bold" officeooo:rsid="006edf38" officeooo:paragraph-rsid="0080a5f1" style:font-size-asian="10pt" style:font-weight-asian="bold" style:font-size-complex="10pt" style:font-weight-complex="bold"/>
    </style:style>
    <style:style style:name="P331" style:family="paragraph" style:parent-style-name="Standard">
      <style:paragraph-properties fo:margin-left="2.501cm" fo:margin-right="0cm" fo:text-align="justify" style:justify-single-word="false" fo:text-indent="0cm" style:auto-text-indent="false"/>
      <style:text-properties fo:color="#2a6099" loext:opacity="100%" fo:font-size="10pt" style:text-underline-style="none" fo:font-weight="bold" officeooo:rsid="006edf38" officeooo:paragraph-rsid="0080a5f1" style:font-size-asian="10pt" style:font-weight-asian="bold" style:font-size-complex="10pt" style:font-weight-complex="bold"/>
    </style:style>
    <style:style style:name="P332" style:family="paragraph" style:parent-style-name="Standard">
      <style:paragraph-properties fo:margin-left="2.501cm" fo:margin-right="0cm" fo:text-indent="0cm" style:auto-text-indent="false"/>
      <style:text-properties fo:color="#2a6099" loext:opacity="100%" fo:font-size="10pt" fo:font-style="normal" style:text-underline-style="none" fo:font-weight="bold" officeooo:rsid="00815094" officeooo:paragraph-rsid="00ab8bd5" style:font-size-asian="10pt" style:font-style-asian="normal" style:font-weight-asian="bold" style:font-size-complex="10pt" style:font-style-complex="normal" style:font-weight-complex="bold"/>
    </style:style>
    <style:style style:name="P333" style:family="paragraph" style:parent-style-name="Standard">
      <style:paragraph-properties fo:margin-left="1.251cm" fo:margin-right="0cm" fo:text-align="justify" style:justify-single-word="false" fo:text-indent="0cm" style:auto-text-indent="false"/>
      <style:text-properties fo:color="#2a6099" loext:opacity="100%" fo:font-size="10pt" fo:font-weight="bold" officeooo:paragraph-rsid="002b09b5" style:font-size-asian="10pt" style:font-weight-asian="bold" style:font-size-complex="10pt" style:font-weight-complex="bold"/>
    </style:style>
    <style:style style:name="P334" style:family="paragraph" style:parent-style-name="Standard">
      <style:paragraph-properties fo:margin-left="1.251cm" fo:margin-right="0cm" fo:text-align="justify" style:justify-single-word="false" fo:text-indent="0cm" style:auto-text-indent="false"/>
      <style:text-properties fo:color="#2a6099" loext:opacity="100%" fo:font-size="10pt" fo:font-weight="bold" officeooo:rsid="0034d523" officeooo:paragraph-rsid="003ae487" style:font-size-asian="10pt" style:font-weight-asian="bold" style:font-size-complex="10pt" style:font-weight-complex="bold"/>
    </style:style>
    <style:style style:name="P335" style:family="paragraph" style:parent-style-name="Standard">
      <style:paragraph-properties fo:text-align="justify" style:justify-single-word="false"/>
    </style:style>
    <style:style style:name="P336" style:family="paragraph" style:parent-style-name="Standard">
      <style:paragraph-properties fo:text-align="justify" style:justify-single-word="false" fo:break-before="page"/>
    </style:style>
    <style:style style:name="P337" style:family="paragraph" style:parent-style-name="Standard">
      <style:paragraph-properties fo:margin-left="1.251cm" fo:margin-right="0cm" fo:text-align="justify" style:justify-single-word="false" fo:text-indent="0cm" style:auto-text-indent="false"/>
    </style:style>
    <style:style style:name="P338" style:family="paragraph" style:parent-style-name="Standard">
      <style:paragraph-properties fo:margin-left="1.251cm" fo:margin-right="0cm" fo:text-align="justify" style:justify-single-word="false" fo:text-indent="0cm" style:auto-text-indent="false"/>
      <style:text-properties officeooo:paragraph-rsid="004215bd"/>
    </style:style>
    <style:style style:name="P339" style:family="paragraph" style:parent-style-name="Standard">
      <style:paragraph-properties fo:margin-left="1.251cm" fo:margin-right="0cm" fo:text-align="justify" style:justify-single-word="false" fo:text-indent="0cm" style:auto-text-indent="false"/>
      <style:text-properties officeooo:paragraph-rsid="00493e56"/>
    </style:style>
    <style:style style:name="P340" style:family="paragraph" style:parent-style-name="Standard">
      <style:paragraph-properties fo:margin-left="1.251cm" fo:margin-right="0cm" fo:text-align="justify" style:justify-single-word="false" fo:text-indent="0cm" style:auto-text-indent="false"/>
      <style:text-properties officeooo:paragraph-rsid="0051e665"/>
    </style:style>
    <style:style style:name="P341" style:family="paragraph" style:parent-style-name="Standard">
      <style:paragraph-properties fo:margin-left="2.501cm" fo:margin-right="0cm" fo:text-align="justify" style:justify-single-word="false" fo:text-indent="0cm" style:auto-text-indent="false"/>
      <style:text-properties officeooo:paragraph-rsid="0051e665"/>
    </style:style>
    <style:style style:name="P342" style:family="paragraph" style:parent-style-name="Standard">
      <style:paragraph-properties fo:margin-left="1.251cm" fo:margin-right="0cm" fo:text-align="justify" style:justify-single-word="false" fo:text-indent="0cm" style:auto-text-indent="false"/>
      <style:text-properties officeooo:paragraph-rsid="0058a64c"/>
    </style:style>
    <style:style style:name="P343" style:family="paragraph" style:parent-style-name="Standard">
      <style:paragraph-properties fo:margin-left="1.251cm" fo:margin-right="0cm" fo:text-align="justify" style:justify-single-word="false" fo:text-indent="0cm" style:auto-text-indent="false"/>
      <style:text-properties officeooo:paragraph-rsid="0063ecb4"/>
    </style:style>
    <style:style style:name="P344" style:family="paragraph" style:parent-style-name="Standard">
      <style:paragraph-properties fo:margin-left="1.251cm" fo:margin-right="0cm" fo:text-align="justify" style:justify-single-word="false" fo:text-indent="0cm" style:auto-text-indent="false"/>
      <style:text-properties officeooo:paragraph-rsid="0072edc3"/>
    </style:style>
    <style:style style:name="P345" style:family="paragraph" style:parent-style-name="Standard">
      <style:paragraph-properties fo:margin-left="2.501cm" fo:margin-right="0cm" fo:text-align="justify" style:justify-single-word="false" fo:text-indent="0cm" style:auto-text-indent="false"/>
      <style:text-properties officeooo:paragraph-rsid="0072edc3"/>
    </style:style>
    <style:style style:name="P346" style:family="paragraph" style:parent-style-name="Standard">
      <style:paragraph-properties fo:margin-left="1.251cm" fo:margin-right="0cm" fo:text-align="justify" style:justify-single-word="false" fo:text-indent="0cm" style:auto-text-indent="false"/>
      <style:text-properties officeooo:paragraph-rsid="00781366"/>
    </style:style>
    <style:style style:name="P347" style:family="paragraph" style:parent-style-name="Standard">
      <style:paragraph-properties fo:margin-left="1.251cm" fo:margin-right="0cm" fo:text-align="justify" style:justify-single-word="false" fo:text-indent="0cm" style:auto-text-indent="false"/>
      <style:text-properties officeooo:paragraph-rsid="0080a5f1"/>
    </style:style>
    <style:style style:name="P348" style:family="paragraph" style:parent-style-name="Standard">
      <style:paragraph-properties fo:margin-left="1.251cm" fo:margin-right="0cm" fo:text-align="justify" style:justify-single-word="false" fo:text-indent="0cm" style:auto-text-indent="false"/>
      <style:text-properties officeooo:paragraph-rsid="00815094"/>
    </style:style>
    <style:style style:name="P349" style:family="paragraph" style:parent-style-name="Standard">
      <style:paragraph-properties fo:margin-left="1.251cm" fo:margin-right="0cm" fo:text-align="justify" style:justify-single-word="false" fo:text-indent="0cm" style:auto-text-indent="false"/>
      <style:text-properties officeooo:paragraph-rsid="00829d4a"/>
    </style:style>
    <style:style style:name="P350" style:family="paragraph" style:parent-style-name="Standard">
      <style:paragraph-properties fo:margin-left="1.251cm" fo:margin-right="0cm" fo:text-align="justify" style:justify-single-word="false" fo:text-indent="0cm" style:auto-text-indent="false"/>
      <style:text-properties officeooo:paragraph-rsid="0088e630"/>
    </style:style>
    <style:style style:name="P351" style:family="paragraph" style:parent-style-name="Standard">
      <style:paragraph-properties fo:margin-left="1.251cm" fo:margin-right="0cm" fo:text-align="justify" style:justify-single-word="false" fo:text-indent="0cm" style:auto-text-indent="false"/>
      <style:text-properties officeooo:paragraph-rsid="008dc711"/>
    </style:style>
    <style:style style:name="P352" style:family="paragraph" style:parent-style-name="Standard">
      <style:paragraph-properties fo:margin-left="1.251cm" fo:margin-right="0cm" fo:text-align="justify" style:justify-single-word="false" fo:text-indent="0cm" style:auto-text-indent="false"/>
      <style:text-properties officeooo:paragraph-rsid="0091211d"/>
    </style:style>
    <style:style style:name="P353" style:family="paragraph" style:parent-style-name="Standard">
      <style:paragraph-properties fo:margin-left="1.251cm" fo:margin-right="0cm" fo:text-align="justify" style:justify-single-word="false" fo:text-indent="0cm" style:auto-text-indent="false"/>
      <style:text-properties officeooo:paragraph-rsid="0091f2ea"/>
    </style:style>
    <style:style style:name="P354" style:family="paragraph" style:parent-style-name="Standard">
      <style:paragraph-properties fo:margin-left="2.501cm" fo:margin-right="0cm" fo:text-align="justify" style:justify-single-word="false" fo:text-indent="0cm" style:auto-text-indent="false"/>
      <style:text-properties officeooo:paragraph-rsid="0091f2ea"/>
    </style:style>
    <style:style style:name="P355" style:family="paragraph" style:parent-style-name="Standard">
      <style:paragraph-properties fo:margin-left="1.251cm" fo:margin-right="0cm" fo:text-align="justify" style:justify-single-word="false" fo:text-indent="0cm" style:auto-text-indent="false"/>
      <style:text-properties officeooo:paragraph-rsid="0097d9a3"/>
    </style:style>
    <style:style style:name="P356" style:family="paragraph" style:parent-style-name="Standard">
      <style:paragraph-properties fo:margin-left="1.251cm" fo:margin-right="0cm" fo:text-align="justify" style:justify-single-word="false" fo:text-indent="0cm" style:auto-text-indent="false"/>
      <style:text-properties officeooo:paragraph-rsid="009ac788"/>
    </style:style>
    <style:style style:name="P357" style:family="paragraph" style:parent-style-name="Standard">
      <style:paragraph-properties fo:margin-left="2.501cm" fo:margin-right="0cm" fo:text-align="justify" style:justify-single-word="false" fo:text-indent="0cm" style:auto-text-indent="false"/>
      <style:text-properties officeooo:paragraph-rsid="009ac788"/>
    </style:style>
    <style:style style:name="P358" style:family="paragraph" style:parent-style-name="Standard">
      <style:paragraph-properties fo:margin-left="1.251cm" fo:margin-right="0cm" fo:text-align="justify" style:justify-single-word="false" fo:text-indent="0cm" style:auto-text-indent="false"/>
      <style:text-properties officeooo:paragraph-rsid="00a35f70"/>
    </style:style>
    <style:style style:name="P359" style:family="paragraph" style:parent-style-name="Standard">
      <style:paragraph-properties fo:margin-left="2.501cm" fo:margin-right="0cm" fo:text-align="justify" style:justify-single-word="false" fo:text-indent="0cm" style:auto-text-indent="false"/>
      <style:text-properties officeooo:paragraph-rsid="00ab8bd5"/>
    </style:style>
    <style:style style:name="P360" style:family="paragraph" style:parent-style-name="Standard">
      <style:paragraph-properties fo:margin-left="2.501cm" fo:margin-right="0cm" fo:text-align="justify" style:justify-single-word="false" fo:text-indent="0cm" style:auto-text-indent="false"/>
      <style:text-properties fo:color="#000000" loext:opacity="100%" fo:font-size="10pt" fo:font-weight="normal" officeooo:rsid="003d4186" officeooo:paragraph-rsid="003d4186" style:font-size-asian="10pt" style:font-weight-asian="normal" style:font-size-complex="10pt" style:font-weight-complex="normal"/>
    </style:style>
    <style:style style:name="P361"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72edc3" officeooo:paragraph-rsid="0072edc3" style:font-size-asian="10pt" style:font-weight-asian="normal" style:font-size-complex="10pt" style:font-weight-complex="normal"/>
    </style:style>
    <style:style style:name="P362"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781366" officeooo:paragraph-rsid="00781366" style:font-size-asian="10pt" style:font-weight-asian="normal" style:font-size-complex="10pt" style:font-weight-complex="normal"/>
    </style:style>
    <style:style style:name="P363"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781366" officeooo:paragraph-rsid="0080a5f1" style:font-size-asian="10pt" style:font-weight-asian="normal" style:font-size-complex="10pt" style:font-weight-complex="normal"/>
    </style:style>
    <style:style style:name="P364"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781366" officeooo:paragraph-rsid="0091f2ea" style:font-size-asian="10pt" style:font-weight-asian="normal" style:font-size-complex="10pt" style:font-weight-complex="normal"/>
    </style:style>
    <style:style style:name="P365"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8adcf7" officeooo:paragraph-rsid="0088e630" style:font-size-asian="10pt" style:font-weight-asian="normal" style:font-size-complex="10pt" style:font-weight-complex="normal"/>
    </style:style>
    <style:style style:name="P366" style:family="paragraph" style:parent-style-name="Standard">
      <style:paragraph-properties fo:margin-left="1.251cm" fo:margin-right="0cm" fo:text-align="justify" style:justify-single-word="false" fo:text-indent="0cm" style:auto-text-indent="false"/>
      <style:text-properties fo:color="#000000" loext:opacity="100%" fo:font-size="10pt" fo:font-weight="normal" officeooo:rsid="009d9cba" officeooo:paragraph-rsid="009d9cba" style:font-size-asian="10pt" style:font-weight-asian="normal" style:font-size-complex="10pt" style:font-weight-complex="normal"/>
    </style:style>
    <style:style style:name="P367" style:family="paragraph" style:parent-style-name="Standard">
      <style:paragraph-properties fo:margin-left="2.501cm" fo:margin-right="0cm" fo:text-align="justify" style:justify-single-word="false" fo:text-indent="0cm" style:auto-text-indent="false"/>
      <style:text-properties fo:color="#000000" loext:opacity="100%" fo:font-size="10pt" fo:font-style="italic" fo:font-weight="normal" officeooo:rsid="003ef32a" officeooo:paragraph-rsid="003ef32a" style:font-size-asian="10pt" style:font-style-asian="italic" style:font-weight-asian="normal" style:font-size-complex="10pt" style:font-style-complex="italic" style:font-weight-complex="normal"/>
    </style:style>
    <style:style style:name="P368" style:family="paragraph" style:parent-style-name="Standard">
      <style:paragraph-properties fo:margin-left="2.501cm" fo:margin-right="0cm" fo:text-align="justify" style:justify-single-word="false" fo:text-indent="0cm" style:auto-text-indent="false"/>
      <style:text-properties fo:color="#000000" loext:opacity="100%" fo:font-size="10pt" fo:font-style="normal" fo:font-weight="normal" officeooo:rsid="003ef32a" officeooo:paragraph-rsid="003ef32a" style:font-size-asian="10pt" style:font-style-asian="normal" style:font-weight-asian="normal" style:font-size-complex="10pt" style:font-style-complex="normal" style:font-weight-complex="normal"/>
    </style:style>
    <style:style style:name="P369" style:family="paragraph" style:parent-style-name="Standard">
      <style:paragraph-properties fo:margin-left="1.251cm" fo:margin-right="0cm" fo:text-align="justify" style:justify-single-word="false" fo:text-indent="0cm" style:auto-text-indent="false"/>
      <style:text-properties fo:color="#000000" loext:opacity="100%" fo:font-size="10pt" fo:font-style="normal" fo:font-weight="normal" officeooo:rsid="003ef32a" officeooo:paragraph-rsid="003ef32a" style:font-size-asian="10pt" style:font-style-asian="normal" style:font-weight-asian="normal" style:font-size-complex="10pt" style:font-style-complex="normal" style:font-weight-complex="normal"/>
    </style:style>
    <style:style style:name="P370" style:family="paragraph" style:parent-style-name="Standard">
      <style:paragraph-properties fo:margin-left="1.251cm" fo:margin-right="0cm" fo:text-align="justify" style:justify-single-word="false" fo:text-indent="0cm" style:auto-text-indent="false"/>
      <style:text-properties officeooo:rsid="0053e05b" officeooo:paragraph-rsid="0053e05b"/>
    </style:style>
    <style:style style:name="P371" style:family="paragraph" style:parent-style-name="Standard">
      <style:paragraph-properties fo:margin-left="1.251cm" fo:margin-right="0cm" fo:text-align="justify" style:justify-single-word="false" fo:text-indent="0cm" style:auto-text-indent="false"/>
      <style:text-properties officeooo:rsid="0053e05b" officeooo:paragraph-rsid="005b11d1"/>
    </style:style>
    <style:style style:name="P372" style:family="paragraph" style:parent-style-name="Standard">
      <style:paragraph-properties fo:margin-left="1.251cm" fo:margin-right="0cm" fo:text-align="justify" style:justify-single-word="false" fo:text-indent="0cm" style:auto-text-indent="false"/>
      <style:text-properties officeooo:rsid="0053e05b" officeooo:paragraph-rsid="0063ecb4"/>
    </style:style>
    <style:style style:name="P373" style:family="paragraph" style:parent-style-name="Standard">
      <style:paragraph-properties fo:margin-left="1.251cm" fo:margin-right="0cm" fo:text-align="justify" style:justify-single-word="false" fo:text-indent="0cm" style:auto-text-indent="false"/>
      <style:text-properties officeooo:rsid="005b11d1" officeooo:paragraph-rsid="005b11d1"/>
    </style:style>
    <style:style style:name="P374" style:family="paragraph" style:parent-style-name="Standard">
      <style:paragraph-properties fo:margin-left="1.251cm" fo:margin-right="0cm" fo:text-align="justify" style:justify-single-word="false" fo:text-indent="0cm" style:auto-text-indent="false"/>
      <style:text-properties fo:font-weight="bold" officeooo:rsid="0063ecb4" officeooo:paragraph-rsid="0063ecb4" style:font-weight-asian="bold" style:font-weight-complex="bold"/>
    </style:style>
    <style:style style:name="P375" style:family="paragraph" style:parent-style-name="Standard">
      <style:paragraph-properties fo:margin-left="2.501cm" fo:margin-right="0cm" fo:text-align="justify" style:justify-single-word="false" fo:text-indent="0cm" style:auto-text-indent="false"/>
      <style:text-properties officeooo:rsid="007a307f" officeooo:paragraph-rsid="007a307f"/>
    </style:style>
    <style:style style:name="P376" style:family="paragraph" style:parent-style-name="Standard">
      <style:paragraph-properties fo:margin-left="1.251cm" fo:margin-right="0cm" fo:text-align="justify" style:justify-single-word="false" fo:text-indent="0cm" style:auto-text-indent="false"/>
      <style:text-properties officeooo:rsid="007d85e6" officeooo:paragraph-rsid="007d85e6"/>
    </style:style>
    <style:style style:name="P377" style:family="paragraph" style:parent-style-name="Standard">
      <style:paragraph-properties fo:margin-left="2.501cm" fo:margin-right="0cm" fo:text-align="justify" style:justify-single-word="false" fo:text-indent="0cm" style:auto-text-indent="false"/>
      <style:text-properties officeooo:rsid="007e1be5" officeooo:paragraph-rsid="007e1be5"/>
    </style:style>
    <style:style style:name="P378" style:family="paragraph" style:parent-style-name="Standard">
      <style:paragraph-properties fo:margin-left="2.501cm" fo:margin-right="0cm" fo:text-align="justify" style:justify-single-word="false" fo:text-indent="0cm" style:auto-text-indent="false"/>
      <style:text-properties officeooo:rsid="007b7fa9" officeooo:paragraph-rsid="007b7fa9"/>
    </style:style>
    <style:style style:name="P379" style:family="paragraph" style:parent-style-name="Standard">
      <style:paragraph-properties fo:margin-left="2.501cm" fo:margin-right="0cm" fo:text-align="justify" style:justify-single-word="false" fo:text-indent="0cm" style:auto-text-indent="false"/>
      <style:text-properties officeooo:rsid="00844f86" officeooo:paragraph-rsid="00844f86"/>
    </style:style>
    <style:style style:name="P380" style:family="paragraph" style:parent-style-name="Standard">
      <style:paragraph-properties fo:margin-left="1.251cm" fo:margin-right="0cm" fo:text-align="justify" style:justify-single-word="false" fo:text-indent="0cm" style:auto-text-indent="false"/>
      <style:text-properties officeooo:rsid="0080a5f1" officeooo:paragraph-rsid="0080a5f1"/>
    </style:style>
    <style:style style:name="P381" style:family="paragraph" style:parent-style-name="Standard">
      <style:paragraph-properties fo:margin-left="2.501cm" fo:margin-right="0cm" fo:text-align="justify" style:justify-single-word="false" fo:text-indent="0cm" style:auto-text-indent="false"/>
      <style:text-properties officeooo:rsid="008c66f9" officeooo:paragraph-rsid="008c66f9"/>
    </style:style>
    <style:style style:name="P382" style:family="paragraph" style:parent-style-name="Standard">
      <style:paragraph-properties fo:margin-left="2.501cm" fo:margin-right="0cm" fo:text-align="justify" style:justify-single-word="false" fo:text-indent="0cm" style:auto-text-indent="false"/>
      <style:text-properties fo:font-style="normal" officeooo:rsid="008c66f9" officeooo:paragraph-rsid="0093e6f0" style:font-style-asian="normal" style:font-style-complex="normal"/>
    </style:style>
    <style:style style:name="P383" style:family="paragraph" style:parent-style-name="Standard">
      <style:paragraph-properties fo:margin-left="2.501cm" fo:margin-right="0cm" fo:text-align="justify" style:justify-single-word="false" fo:text-indent="0cm" style:auto-text-indent="false"/>
      <style:text-properties fo:font-style="normal" officeooo:rsid="008dc711" officeooo:paragraph-rsid="008dc711" style:font-style-asian="normal" style:font-style-complex="normal"/>
    </style:style>
    <style:style style:name="P384" style:family="paragraph" style:parent-style-name="Standard">
      <style:paragraph-properties fo:margin-left="2.501cm" fo:margin-right="0cm" fo:text-align="justify" style:justify-single-word="false" fo:text-indent="0cm" style:auto-text-indent="false"/>
      <style:text-properties officeooo:rsid="008dc711" officeooo:paragraph-rsid="008dc711"/>
    </style:style>
    <style:style style:name="P385" style:family="paragraph" style:parent-style-name="Standard">
      <style:paragraph-properties fo:margin-left="2.501cm" fo:margin-right="0cm" fo:text-align="justify" style:justify-single-word="false" fo:text-indent="0cm" style:auto-text-indent="false"/>
      <style:text-properties officeooo:rsid="0091211d" officeooo:paragraph-rsid="0091211d"/>
    </style:style>
    <style:style style:name="P386" style:family="paragraph" style:parent-style-name="Standard">
      <style:paragraph-properties fo:margin-left="2.501cm" fo:margin-right="0cm" fo:text-align="justify" style:justify-single-word="false" fo:text-indent="0cm" style:auto-text-indent="false"/>
      <style:text-properties officeooo:rsid="0095329f" officeooo:paragraph-rsid="0095329f"/>
    </style:style>
    <style:style style:name="P387" style:family="paragraph" style:parent-style-name="Standard">
      <style:paragraph-properties fo:margin-left="2.501cm" fo:margin-right="0cm" fo:text-align="justify" style:justify-single-word="false" fo:text-indent="0cm" style:auto-text-indent="false"/>
      <style:text-properties officeooo:rsid="00913cce" officeooo:paragraph-rsid="00913cce"/>
    </style:style>
    <style:style style:name="P388" style:family="paragraph" style:parent-style-name="Standard">
      <style:paragraph-properties fo:margin-left="2.501cm" fo:margin-right="0cm" fo:text-align="justify" style:justify-single-word="false" fo:text-indent="0cm" style:auto-text-indent="false"/>
      <style:text-properties officeooo:rsid="00987740" officeooo:paragraph-rsid="00987740"/>
    </style:style>
    <style:style style:name="P389" style:family="paragraph" style:parent-style-name="Standard">
      <style:paragraph-properties fo:margin-left="2.501cm" fo:margin-right="0cm" fo:text-align="justify" style:justify-single-word="false" fo:text-indent="0cm" style:auto-text-indent="false"/>
      <style:text-properties fo:font-weight="normal" officeooo:rsid="00a55eb8" officeooo:paragraph-rsid="00a55eb8" style:font-weight-asian="normal" style:font-weight-complex="normal"/>
    </style:style>
    <style:style style:name="P390" style:family="paragraph" style:parent-style-name="Standard">
      <style:paragraph-properties fo:margin-left="2.501cm" fo:margin-right="0cm" fo:text-align="justify" style:justify-single-word="false" fo:text-indent="0cm" style:auto-text-indent="false"/>
      <style:text-properties fo:font-weight="normal" officeooo:rsid="00aac13b" officeooo:paragraph-rsid="00aac13b" style:font-weight-asian="normal" style:font-weight-complex="normal"/>
    </style:style>
    <style:style style:name="P391" style:family="paragraph" style:parent-style-name="Standard">
      <style:paragraph-properties fo:text-align="center" style:justify-single-word="false" fo:break-before="page"/>
      <style:text-properties officeooo:paragraph-rsid="0072edc3"/>
    </style:style>
    <style:style style:name="P392" style:family="paragraph" style:parent-style-name="Standard">
      <style:paragraph-properties fo:text-align="center" style:justify-single-word="false" fo:break-before="page"/>
      <style:text-properties officeooo:paragraph-rsid="0080a5f1"/>
    </style:style>
    <style:style style:name="P393" style:family="paragraph" style:parent-style-name="Standard">
      <style:paragraph-properties fo:text-align="center" style:justify-single-word="false" fo:break-before="page"/>
      <style:text-properties officeooo:paragraph-rsid="0088e630"/>
    </style:style>
    <style:style style:name="P394" style:family="paragraph" style:parent-style-name="Standard">
      <style:paragraph-properties fo:text-align="center" style:justify-single-word="false" fo:break-before="page"/>
      <style:text-properties officeooo:paragraph-rsid="0091f2ea"/>
    </style:style>
    <style:style style:name="P395" style:family="paragraph" style:parent-style-name="Standard">
      <style:paragraph-properties fo:text-align="center" style:justify-single-word="false" fo:break-before="page"/>
      <style:text-properties officeooo:paragraph-rsid="009ac788"/>
    </style:style>
    <style:style style:name="P3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226a"/>
    </style:style>
    <style:style style:name="T2" style:family="text">
      <style:text-properties fo:font-style="italic" style:font-style-asian="italic" style:font-style-complex="italic"/>
    </style:style>
    <style:style style:name="T3" style:family="text">
      <style:text-properties fo:font-style="italic" officeooo:rsid="000b226a" style:font-style-asian="italic" style:font-style-complex="italic"/>
    </style:style>
    <style:style style:name="T4" style:family="text">
      <style:text-properties fo:font-style="italic" officeooo:rsid="001883ab" style:font-style-asian="italic" style:font-style-complex="italic"/>
    </style:style>
    <style:style style:name="T5" style:family="text">
      <style:text-properties fo:font-style="italic" officeooo:rsid="0028f72a" style:font-style-asian="italic" style:font-style-complex="italic"/>
    </style:style>
    <style:style style:name="T6" style:family="text">
      <style:text-properties fo:font-style="italic" officeooo:rsid="00987740" style:font-style-asian="italic" style:font-style-complex="italic"/>
    </style:style>
    <style:style style:name="T7" style:family="text">
      <style:text-properties fo:font-style="italic" officeooo:rsid="00ba5826" style:font-style-asian="italic" style:font-style-complex="italic"/>
    </style:style>
    <style:style style:name="T8" style:family="text">
      <style:text-properties fo:font-style="italic" fo:font-weight="normal" officeooo:rsid="001b2476" style:font-style-asian="italic" style:font-weight-asian="normal" style:font-style-complex="italic" style:font-weight-complex="normal"/>
    </style:style>
    <style:style style:name="T9" style:family="text">
      <style:text-properties fo:font-style="italic" fo:font-weight="normal" officeooo:rsid="002c023f" style:font-style-asian="italic" style:font-weight-asian="normal" style:font-style-complex="italic" style:font-weight-complex="normal"/>
    </style:style>
    <style:style style:name="T10" style:family="text">
      <style:text-properties fo:font-style="italic" fo:font-weight="normal" officeooo:rsid="0032aa8f" style:font-style-asian="italic" style:font-weight-asian="normal" style:font-style-complex="italic" style:font-weight-complex="normal"/>
    </style:style>
    <style:style style:name="T11" style:family="text">
      <style:text-properties fo:font-style="italic" fo:font-weight="normal" officeooo:rsid="003350b1" style:font-style-asian="italic" style:font-weight-asian="normal" style:font-style-complex="italic" style:font-weight-complex="normal"/>
    </style:style>
    <style:style style:name="T12" style:family="text">
      <style:text-properties fo:font-style="italic" fo:font-weight="bold" fo:background-color="#ffd7d7" loext:char-shading-value="0" style:font-style-asian="italic" style:font-weight-asian="bold" style:font-style-complex="italic" style:font-weight-complex="bold"/>
    </style:style>
    <style:style style:name="T13" style:family="text">
      <style:text-properties fo:font-style="italic" fo:font-weight="bold" officeooo:rsid="001c579e" fo:background-color="#ffd7d7" loext:char-shading-value="0" style:font-style-asian="italic" style:font-weight-asian="bold" style:font-style-complex="italic" style:font-weight-complex="bold"/>
    </style:style>
    <style:style style:name="T14" style:family="text">
      <style:text-properties fo:font-style="italic" fo:font-weight="bold" officeooo:rsid="0026431a" fo:background-color="#ffd7d7" loext:char-shading-value="0" style:font-style-asian="italic" style:font-weight-asian="bold" style:font-style-complex="italic" style:font-weight-complex="bold"/>
    </style:style>
    <style:style style:name="T15" style:family="text">
      <style:text-properties fo:font-style="italic" fo:font-weight="bold" officeooo:rsid="004ee446" fo:background-color="#ffd7d7" loext:char-shading-value="0" style:font-style-asian="italic" style:font-weight-asian="bold" style:font-style-complex="italic" style:font-weight-complex="bold"/>
    </style:style>
    <style:style style:name="T16" style:family="text">
      <style:text-properties fo:font-style="italic" fo:font-weight="bold" officeooo:rsid="0057d138" fo:background-color="#ffd7d7" loext:char-shading-value="0" style:font-style-asian="italic" style:font-weight-asian="bold" style:font-style-complex="italic" style:font-weight-complex="bold"/>
    </style:style>
    <style:style style:name="T17" style:family="text">
      <style:text-properties fo:font-style="italic" fo:font-weight="bold" officeooo:rsid="00bd8807" fo:background-color="#ffd7d7" loext:char-shading-value="0" style:font-style-asian="italic" style:font-weight-asian="bold" style:font-style-complex="italic" style:font-weight-complex="bold"/>
    </style:style>
    <style:style style:name="T18" style:family="text">
      <style:text-properties fo:font-style="italic" fo:font-weight="bold" officeooo:rsid="002ed0da" fo:background-color="#dde8cb" loext:char-shading-value="0" style:font-style-asian="italic" style:font-weight-asian="bold" style:font-style-complex="italic" style:font-weight-complex="bold"/>
    </style:style>
    <style:style style:name="T19" style:family="text">
      <style:text-properties fo:font-style="italic" fo:font-weight="bold" fo:background-color="#dee6ef" loext:char-shading-value="0" style:font-style-asian="italic" style:font-weight-asian="bold" style:font-style-complex="italic"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bold" officeooo:rsid="0047b302" fo:background-color="#ffd7d7" loext:char-shading-value="0" style:font-style-asian="italic" style:font-weight-asian="bold" style:font-style-complex="italic" style:font-weight-complex="bold"/>
    </style:style>
    <style:style style:name="T22" style:family="text">
      <style:text-properties fo:font-style="italic" style:text-underline-style="none" fo:font-weight="bold" officeooo:rsid="00493e56" fo:background-color="#ffd7d7" loext:char-shading-value="0" style:font-style-asian="italic" style:font-weight-asian="bold" style:font-style-complex="italic" style:font-weight-complex="bold"/>
    </style:style>
    <style:style style:name="T23" style:family="text">
      <style:text-properties fo:font-style="italic" style:text-underline-style="none" fo:font-weight="normal" officeooo:rsid="004a3c1e"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0b226a" style:font-style-asian="normal" style:font-style-complex="normal"/>
    </style:style>
    <style:style style:name="T26" style:family="text">
      <style:text-properties fo:font-style="normal" officeooo:rsid="001883ab" style:font-style-asian="normal" style:font-style-complex="normal"/>
    </style:style>
    <style:style style:name="T27" style:family="text">
      <style:text-properties fo:font-style="normal" officeooo:rsid="00ac8c89" style:font-style-asian="normal" style:font-style-complex="normal"/>
    </style:style>
    <style:style style:name="T28" style:family="text">
      <style:text-properties fo:font-style="normal" officeooo:rsid="0028f72a" style:font-style-asian="normal" style:font-style-complex="normal"/>
    </style:style>
    <style:style style:name="T29" style:family="text">
      <style:text-properties fo:font-style="normal" officeooo:rsid="00304d9a" style:font-style-asian="normal" style:font-style-complex="normal"/>
    </style:style>
    <style:style style:name="T30" style:family="text">
      <style:text-properties fo:font-style="normal" officeooo:rsid="00382ef4" style:font-style-asian="normal" style:font-style-complex="normal"/>
    </style:style>
    <style:style style:name="T31" style:family="text">
      <style:text-properties fo:font-style="normal" officeooo:rsid="0072a536" style:font-style-asian="normal" style:font-style-complex="normal"/>
    </style:style>
    <style:style style:name="T32" style:family="text">
      <style:text-properties fo:font-style="normal" officeooo:rsid="008dc711" style:font-style-asian="normal" style:font-style-complex="normal"/>
    </style:style>
    <style:style style:name="T33" style:family="text">
      <style:text-properties fo:font-style="normal" officeooo:rsid="00b08e62" style:font-style-asian="normal" style:font-style-complex="normal"/>
    </style:style>
    <style:style style:name="T34" style:family="text">
      <style:text-properties fo:font-style="normal" officeooo:rsid="00b6c713" style:font-style-asian="normal" style:font-style-complex="normal"/>
    </style:style>
    <style:style style:name="T35" style:family="text">
      <style:text-properties fo:font-style="normal" officeooo:rsid="00ba5826" style:font-style-asian="normal" style:font-style-complex="normal"/>
    </style:style>
    <style:style style:name="T36" style:family="text">
      <style:text-properties fo:font-style="normal" officeooo:rsid="00bbd4e7" style:font-style-asian="normal" style:font-style-complex="normal"/>
    </style:style>
    <style:style style:name="T37" style:family="text">
      <style:text-properties fo:font-style="normal" officeooo:rsid="00bd2d01" style:font-style-asian="normal" style:font-style-complex="normal"/>
    </style:style>
    <style:style style:name="T38" style:family="text">
      <style:text-properties fo:font-style="normal" officeooo:rsid="00bd8807" style:font-style-asian="normal" style:font-style-complex="normal"/>
    </style:style>
    <style:style style:name="T39" style:family="text">
      <style:text-properties fo:font-style="normal" officeooo:rsid="00bfbdc9"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fo:background-color="#ffd7d7" loext:char-shading-value="0" style:font-style-asian="normal" style:font-weight-asian="bold" style:font-style-complex="normal" style:font-weight-complex="bold"/>
    </style:style>
    <style:style style:name="T42" style:family="text">
      <style:text-properties fo:font-style="normal" fo:font-weight="bold" officeooo:rsid="001c579e" fo:background-color="#ffd7d7" loext:char-shading-value="0" style:font-style-asian="normal" style:font-weight-asian="bold" style:font-style-complex="normal" style:font-weight-complex="bold"/>
    </style:style>
    <style:style style:name="T43" style:family="text">
      <style:text-properties fo:font-style="normal" fo:font-weight="bold" officeooo:rsid="0026431a" fo:background-color="#ffd7d7" loext:char-shading-value="0" style:font-style-asian="normal" style:font-weight-asian="bold" style:font-style-complex="normal" style:font-weight-complex="bold"/>
    </style:style>
    <style:style style:name="T44" style:family="text">
      <style:text-properties fo:font-style="normal" fo:font-weight="bold" officeooo:rsid="0030ee93" fo:background-color="#ffd7d7" loext:char-shading-value="0" style:font-style-asian="normal" style:font-weight-asian="bold" style:font-style-complex="normal" style:font-weight-complex="bold"/>
    </style:style>
    <style:style style:name="T45" style:family="text">
      <style:text-properties fo:font-style="normal" fo:font-weight="bold" officeooo:rsid="004215bd" fo:background-color="#ffd7d7" loext:char-shading-value="0" style:font-style-asian="normal" style:font-weight-asian="bold" style:font-style-complex="normal" style:font-weight-complex="bold"/>
    </style:style>
    <style:style style:name="T46" style:family="text">
      <style:text-properties fo:font-style="normal" fo:font-weight="bold" officeooo:rsid="004ee446" fo:background-color="#ffd7d7" loext:char-shading-value="0" style:font-style-asian="normal" style:font-weight-asian="bold" style:font-style-complex="normal" style:font-weight-complex="bold"/>
    </style:style>
    <style:style style:name="T47" style:family="text">
      <style:text-properties fo:font-style="normal" fo:font-weight="bold" officeooo:rsid="0055c3d0" fo:background-color="#ffd7d7" loext:char-shading-value="0" style:font-style-asian="normal" style:font-weight-asian="bold" style:font-style-complex="normal" style:font-weight-complex="bold"/>
    </style:style>
    <style:style style:name="T48" style:family="text">
      <style:text-properties fo:font-style="normal" fo:font-weight="bold" officeooo:rsid="0091f2ea" fo:background-color="#ffd7d7" loext:char-shading-value="0" style:font-style-asian="normal" style:font-weight-asian="bold" style:font-style-complex="normal" style:font-weight-complex="bold"/>
    </style:style>
    <style:style style:name="T49" style:family="text">
      <style:text-properties fo:font-style="normal" fo:font-weight="bold" officeooo:rsid="00b7618c" fo:background-color="#ffd7d7" loext:char-shading-value="0" style:font-style-asian="normal" style:font-weight-asian="bold" style:font-style-complex="normal" style:font-weight-complex="bold"/>
    </style:style>
    <style:style style:name="T50" style:family="text">
      <style:text-properties fo:font-style="normal" fo:font-weight="bold" officeooo:rsid="00bd8807" fo:background-color="#ffd7d7" loext:char-shading-value="0" style:font-style-asian="normal" style:font-weight-asian="bold" style:font-style-complex="normal" style:font-weight-complex="bold"/>
    </style:style>
    <style:style style:name="T51" style:family="text">
      <style:text-properties fo:font-style="normal" fo:font-weight="bold" officeooo:rsid="00bfbdc9" fo:background-color="#ffd7d7" loext:char-shading-value="0" style:font-style-asian="normal" style:font-weight-asian="bold" style:font-style-complex="normal" style:font-weight-complex="bold"/>
    </style:style>
    <style:style style:name="T52" style:family="text">
      <style:text-properties fo:font-style="normal" fo:font-weight="bold" officeooo:rsid="00c50876" fo:background-color="#ffd7d7" loext:char-shading-value="0" style:font-style-asian="normal" style:font-weight-asian="bold" style:font-style-complex="normal" style:font-weight-complex="bold"/>
    </style:style>
    <style:style style:name="T53" style:family="text">
      <style:text-properties fo:font-style="normal" fo:font-weight="bold" fo:background-color="#dee6ef" loext:char-shading-value="0" style:font-style-asian="normal" style:font-weight-asian="bold" style:font-style-complex="normal" style:font-weight-complex="bold"/>
    </style:style>
    <style:style style:name="T54" style:family="text">
      <style:text-properties fo:font-style="normal" fo:font-weight="bold" officeooo:rsid="00304d9a" fo:background-color="#dee6ef" loext:char-shading-value="0" style:font-style-asian="normal" style:font-weight-asian="bold" style:font-style-complex="normal" style:font-weight-complex="bold"/>
    </style:style>
    <style:style style:name="T55" style:family="text">
      <style:text-properties fo:font-style="normal" fo:font-weight="bold" officeooo:rsid="0038d16e" fo:background-color="#dee6ef" loext:char-shading-value="0" style:font-style-asian="normal" style:font-weight-asian="bold" style:font-style-complex="normal" style:font-weight-complex="bold"/>
    </style:style>
    <style:style style:name="T56" style:family="text">
      <style:text-properties fo:font-style="normal" fo:font-weight="bold" officeooo:rsid="004215bd" fo:background-color="#dee6ef" loext:char-shading-value="0" style:font-style-asian="normal" style:font-weight-asian="bold" style:font-style-complex="normal" style:font-weight-complex="bold"/>
    </style:style>
    <style:style style:name="T57" style:family="text">
      <style:text-properties fo:font-style="normal" fo:font-weight="bold" officeooo:rsid="0076599e" fo:background-color="#dee6ef" loext:char-shading-value="0" style:font-style-asian="normal" style:font-weight-asian="bold" style:font-style-complex="normal" style:font-weight-complex="bold"/>
    </style:style>
    <style:style style:name="T58" style:family="text">
      <style:text-properties fo:font-style="normal" fo:font-weight="bold" officeooo:rsid="00c093b8" fo:background-color="#dee6ef" loext:char-shading-value="0" style:font-style-asian="normal" style:font-weight-asian="bold" style:font-style-complex="normal" style:font-weight-complex="bold"/>
    </style:style>
    <style:style style:name="T59" style:family="text">
      <style:text-properties fo:font-style="normal" fo:font-weight="bold" fo:background-color="#dde8cb" loext:char-shading-value="0" style:font-style-asian="normal" style:font-weight-asian="bold" style:font-style-complex="normal" style:font-weight-complex="bold"/>
    </style:style>
    <style:style style:name="T60" style:family="text">
      <style:text-properties fo:font-style="normal" fo:font-weight="bold" officeooo:rsid="00382ef4" fo:background-color="#dde8cb" loext:char-shading-value="0" style:font-style-asian="normal" style:font-weight-asian="bold" style:font-style-complex="normal" style:font-weight-complex="bold"/>
    </style:style>
    <style:style style:name="T61" style:family="text">
      <style:text-properties fo:font-style="normal" fo:font-weight="normal" officeooo:rsid="002c023f" style:font-style-asian="normal" style:font-weight-asian="normal" style:font-style-complex="normal" style:font-weight-complex="normal"/>
    </style:style>
    <style:style style:name="T62" style:family="text">
      <style:text-properties fo:font-style="normal" fo:font-weight="normal" officeooo:rsid="002d6ba4" style:font-style-asian="normal" style:font-weight-asian="normal" style:font-style-complex="normal" style:font-weight-complex="normal"/>
    </style:style>
    <style:style style:name="T63" style:family="text">
      <style:text-properties fo:font-style="normal" fo:font-weight="normal" officeooo:rsid="0032aa8f" style:font-style-asian="normal" style:font-weight-asian="normal" style:font-style-complex="normal" style:font-weight-complex="normal"/>
    </style:style>
    <style:style style:name="T64" style:family="text">
      <style:text-properties fo:font-style="normal" fo:font-weight="normal" officeooo:rsid="003350b1"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officeooo:rsid="00493e56" style:font-style-asian="normal" style:font-style-complex="normal"/>
    </style:style>
    <style:style style:name="T67" style:family="text">
      <style:text-properties fo:font-style="normal" style:text-underline-style="none" fo:font-weight="bold" fo:background-color="#ffd7d7" loext:char-shading-value="0" style:font-style-asian="normal" style:font-weight-asian="bold" style:font-style-complex="normal" style:font-weight-complex="bold"/>
    </style:style>
    <style:style style:name="T68" style:family="text">
      <style:text-properties fo:font-style="normal" style:text-underline-style="none" fo:font-weight="bold" officeooo:rsid="00493e56" fo:background-color="#ffd7d7" loext:char-shading-value="0" style:font-style-asian="normal" style:font-weight-asian="bold" style:font-style-complex="normal" style:font-weight-complex="bold"/>
    </style:style>
    <style:style style:name="T69" style:family="text">
      <style:text-properties fo:font-style="normal" style:text-underline-style="none" fo:font-weight="bold" officeooo:rsid="00b6f8b1" fo:background-color="#ffd7d7" loext:char-shading-value="0"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weight="bold" style:font-weight-asian="bold" style:font-weight-complex="bold"/>
    </style:style>
    <style:style style:name="T72" style:family="text">
      <style:text-properties fo:font-weight="bold" officeooo:rsid="000bd66a" style:font-weight-asian="bold" style:font-weight-complex="bold"/>
    </style:style>
    <style:style style:name="T73" style:family="text">
      <style:text-properties fo:font-weight="bold" officeooo:rsid="000d0168" style:font-weight-asian="bold" style:font-weight-complex="bold"/>
    </style:style>
    <style:style style:name="T74" style:family="text">
      <style:text-properties fo:font-weight="bold" officeooo:rsid="001b2476" style:font-weight-asian="bold" style:font-weight-complex="bold"/>
    </style:style>
    <style:style style:name="T75" style:family="text">
      <style:text-properties fo:font-weight="bold" officeooo:rsid="001ba83b" style:font-weight-asian="bold" style:font-weight-complex="bold"/>
    </style:style>
    <style:style style:name="T76" style:family="text">
      <style:text-properties fo:font-weight="bold" officeooo:rsid="00223183" style:font-weight-asian="bold" style:font-weight-complex="bold"/>
    </style:style>
    <style:style style:name="T77" style:family="text">
      <style:text-properties fo:font-weight="bold" officeooo:rsid="002d6ba4" style:font-weight-asian="bold" style:font-weight-complex="bold"/>
    </style:style>
    <style:style style:name="T78" style:family="text">
      <style:text-properties fo:font-weight="bold" officeooo:rsid="003350b1" style:font-weight-asian="bold" style:font-weight-complex="bold"/>
    </style:style>
    <style:style style:name="T79" style:family="text">
      <style:text-properties fo:font-weight="bold" officeooo:rsid="0034d523" style:font-weight-asian="bold" style:font-weight-complex="bold"/>
    </style:style>
    <style:style style:name="T80" style:family="text">
      <style:text-properties fo:font-weight="bold" officeooo:rsid="003b9bbd" style:font-weight-asian="bold" style:font-weight-complex="bold"/>
    </style:style>
    <style:style style:name="T81" style:family="text">
      <style:text-properties fo:font-weight="bold" officeooo:rsid="004215bd" style:font-weight-asian="bold" style:font-weight-complex="bold"/>
    </style:style>
    <style:style style:name="T82" style:family="text">
      <style:text-properties fo:font-weight="bold" officeooo:rsid="004a3c1e" style:font-weight-asian="bold" style:font-weight-complex="bold"/>
    </style:style>
    <style:style style:name="T83" style:family="text">
      <style:text-properties fo:font-weight="bold" officeooo:rsid="0072edc3" style:font-weight-asian="bold" style:font-weight-complex="bold"/>
    </style:style>
    <style:style style:name="T84" style:family="text">
      <style:text-properties fo:font-weight="bold" officeooo:rsid="0074e425" style:font-weight-asian="bold" style:font-weight-complex="bold"/>
    </style:style>
    <style:style style:name="T85" style:family="text">
      <style:text-properties fo:font-weight="bold" officeooo:rsid="00752557" style:font-weight-asian="bold" style:font-weight-complex="bold"/>
    </style:style>
    <style:style style:name="T86" style:family="text">
      <style:text-properties fo:font-weight="bold" officeooo:rsid="00790fac" style:font-weight-asian="bold" style:font-weight-complex="bold"/>
    </style:style>
    <style:style style:name="T87" style:family="text">
      <style:text-properties fo:font-weight="bold" officeooo:rsid="007c56b8" style:font-weight-asian="bold" style:font-weight-complex="bold"/>
    </style:style>
    <style:style style:name="T88" style:family="text">
      <style:text-properties fo:font-weight="bold" officeooo:rsid="0080a5f1" style:font-weight-asian="bold" style:font-weight-complex="bold"/>
    </style:style>
    <style:style style:name="T89" style:family="text">
      <style:text-properties fo:font-weight="bold" officeooo:rsid="0091f2ea" style:font-weight-asian="bold" style:font-weight-complex="bold"/>
    </style:style>
    <style:style style:name="T90" style:family="text">
      <style:text-properties fo:font-weight="bold" officeooo:rsid="00a2f4eb" style:font-weight-asian="bold" style:font-weight-complex="bold"/>
    </style:style>
    <style:style style:name="T91" style:family="text">
      <style:text-properties fo:font-weight="bold" officeooo:rsid="00b08e62" style:font-weight-asian="bold" style:font-weight-complex="bold"/>
    </style:style>
    <style:style style:name="T92" style:family="text">
      <style:text-properties fo:font-weight="bold" officeooo:rsid="00b7618c" style:font-weight-asian="bold" style:font-weight-complex="bold"/>
    </style:style>
    <style:style style:name="T93" style:family="text">
      <style:text-properties fo:font-weight="bold" officeooo:rsid="0097d9a3" style:font-weight-asian="bold" style:font-weight-complex="bold"/>
    </style:style>
    <style:style style:name="T94" style:family="text">
      <style:text-properties fo:font-weight="bold" fo:background-color="#ffd7d7" loext:char-shading-value="0" style:font-weight-asian="bold" style:font-weight-complex="bold"/>
    </style:style>
    <style:style style:name="T95" style:family="text">
      <style:text-properties fo:font-weight="bold" officeooo:rsid="000e1a99" fo:background-color="#ffd7d7" loext:char-shading-value="0" style:font-weight-asian="bold" style:font-weight-complex="bold"/>
    </style:style>
    <style:style style:name="T96" style:family="text">
      <style:text-properties fo:font-weight="bold" officeooo:rsid="00128785" fo:background-color="#ffd7d7" loext:char-shading-value="0" style:font-weight-asian="bold" style:font-weight-complex="bold"/>
    </style:style>
    <style:style style:name="T97" style:family="text">
      <style:text-properties fo:font-weight="bold" officeooo:rsid="00146752" fo:background-color="#ffd7d7" loext:char-shading-value="0" style:font-weight-asian="bold" style:font-weight-complex="bold"/>
    </style:style>
    <style:style style:name="T98" style:family="text">
      <style:text-properties fo:font-weight="bold" officeooo:rsid="001c3b94" fo:background-color="#ffd7d7" loext:char-shading-value="0" style:font-weight-asian="bold" style:font-weight-complex="bold"/>
    </style:style>
    <style:style style:name="T99" style:family="text">
      <style:text-properties fo:font-weight="bold" officeooo:rsid="001c579e" fo:background-color="#ffd7d7" loext:char-shading-value="0" style:font-weight-asian="bold" style:font-weight-complex="bold"/>
    </style:style>
    <style:style style:name="T100" style:family="text">
      <style:text-properties fo:font-weight="bold" officeooo:rsid="0020caa5" fo:background-color="#ffd7d7" loext:char-shading-value="0" style:font-weight-asian="bold" style:font-weight-complex="bold"/>
    </style:style>
    <style:style style:name="T101" style:family="text">
      <style:text-properties fo:font-weight="bold" officeooo:rsid="00223183" fo:background-color="#ffd7d7" loext:char-shading-value="0" style:font-weight-asian="bold" style:font-weight-complex="bold"/>
    </style:style>
    <style:style style:name="T102" style:family="text">
      <style:text-properties fo:font-weight="bold" officeooo:rsid="00250195" fo:background-color="#ffd7d7" loext:char-shading-value="0" style:font-weight-asian="bold" style:font-weight-complex="bold"/>
    </style:style>
    <style:style style:name="T103" style:family="text">
      <style:text-properties fo:font-weight="bold" officeooo:rsid="002622d8" fo:background-color="#ffd7d7" loext:char-shading-value="0" style:font-weight-asian="bold" style:font-weight-complex="bold"/>
    </style:style>
    <style:style style:name="T104" style:family="text">
      <style:text-properties fo:font-weight="bold" officeooo:rsid="0026431a" fo:background-color="#ffd7d7" loext:char-shading-value="0" style:font-weight-asian="bold" style:font-weight-complex="bold"/>
    </style:style>
    <style:style style:name="T105" style:family="text">
      <style:text-properties fo:font-weight="bold" officeooo:rsid="00299148" fo:background-color="#ffd7d7" loext:char-shading-value="0" style:font-weight-asian="bold" style:font-weight-complex="bold"/>
    </style:style>
    <style:style style:name="T106" style:family="text">
      <style:text-properties fo:font-weight="bold" officeooo:rsid="004215bd" fo:background-color="#ffd7d7" loext:char-shading-value="0" style:font-weight-asian="bold" style:font-weight-complex="bold"/>
    </style:style>
    <style:style style:name="T107" style:family="text">
      <style:text-properties fo:font-weight="bold" officeooo:rsid="004ee446" fo:background-color="#ffd7d7" loext:char-shading-value="0" style:font-weight-asian="bold" style:font-weight-complex="bold"/>
    </style:style>
    <style:style style:name="T108" style:family="text">
      <style:text-properties fo:font-weight="bold" officeooo:rsid="0056f872" fo:background-color="#ffd7d7" loext:char-shading-value="0" style:font-weight-asian="bold" style:font-weight-complex="bold"/>
    </style:style>
    <style:style style:name="T109" style:family="text">
      <style:text-properties fo:font-weight="bold" officeooo:rsid="005794e1" fo:background-color="#ffd7d7" loext:char-shading-value="0" style:font-weight-asian="bold" style:font-weight-complex="bold"/>
    </style:style>
    <style:style style:name="T110" style:family="text">
      <style:text-properties fo:font-weight="bold" officeooo:rsid="0057d138" fo:background-color="#ffd7d7" loext:char-shading-value="0" style:font-weight-asian="bold" style:font-weight-complex="bold"/>
    </style:style>
    <style:style style:name="T111" style:family="text">
      <style:text-properties fo:font-weight="bold" officeooo:rsid="0063ecb4" fo:background-color="#ffd7d7" loext:char-shading-value="0" style:font-weight-asian="bold" style:font-weight-complex="bold"/>
    </style:style>
    <style:style style:name="T112" style:family="text">
      <style:text-properties fo:font-weight="bold" officeooo:rsid="00b6c713" fo:background-color="#ffd7d7" loext:char-shading-value="0" style:font-weight-asian="bold" style:font-weight-complex="bold"/>
    </style:style>
    <style:style style:name="T113" style:family="text">
      <style:text-properties fo:font-weight="bold" officeooo:rsid="00b6f8b1" fo:background-color="#ffd7d7" loext:char-shading-value="0" style:font-weight-asian="bold" style:font-weight-complex="bold"/>
    </style:style>
    <style:style style:name="T114" style:family="text">
      <style:text-properties fo:font-weight="bold" officeooo:rsid="00bd2d01" fo:background-color="#ffd7d7" loext:char-shading-value="0" style:font-weight-asian="bold" style:font-weight-complex="bold"/>
    </style:style>
    <style:style style:name="T115" style:family="text">
      <style:text-properties fo:font-weight="bold" officeooo:rsid="00bd8807" fo:background-color="#ffd7d7" loext:char-shading-value="0" style:font-weight-asian="bold" style:font-weight-complex="bold"/>
    </style:style>
    <style:style style:name="T116" style:family="text">
      <style:text-properties fo:font-weight="bold" fo:background-color="#dde8cb" loext:char-shading-value="0" style:font-weight-asian="bold" style:font-weight-complex="bold"/>
    </style:style>
    <style:style style:name="T117" style:family="text">
      <style:text-properties fo:font-weight="bold" officeooo:rsid="000e1a99" fo:background-color="#dde8cb" loext:char-shading-value="0" style:font-weight-asian="bold" style:font-weight-complex="bold"/>
    </style:style>
    <style:style style:name="T118" style:family="text">
      <style:text-properties fo:font-weight="bold" officeooo:rsid="00101751" fo:background-color="#dde8cb" loext:char-shading-value="0" style:font-weight-asian="bold" style:font-weight-complex="bold"/>
    </style:style>
    <style:style style:name="T119" style:family="text">
      <style:text-properties fo:font-weight="bold" officeooo:rsid="00146752" fo:background-color="#dde8cb" loext:char-shading-value="0" style:font-weight-asian="bold" style:font-weight-complex="bold"/>
    </style:style>
    <style:style style:name="T120" style:family="text">
      <style:text-properties fo:font-weight="bold" officeooo:rsid="00160744" fo:background-color="#dde8cb" loext:char-shading-value="0" style:font-weight-asian="bold" style:font-weight-complex="bold"/>
    </style:style>
    <style:style style:name="T121" style:family="text">
      <style:text-properties fo:font-weight="bold" officeooo:rsid="001c579e" fo:background-color="#dde8cb" loext:char-shading-value="0" style:font-weight-asian="bold" style:font-weight-complex="bold"/>
    </style:style>
    <style:style style:name="T122" style:family="text">
      <style:text-properties fo:font-weight="bold" officeooo:rsid="001e4460" fo:background-color="#dde8cb" loext:char-shading-value="0" style:font-weight-asian="bold" style:font-weight-complex="bold"/>
    </style:style>
    <style:style style:name="T123" style:family="text">
      <style:text-properties fo:font-weight="bold" officeooo:rsid="00232852" fo:background-color="#dde8cb" loext:char-shading-value="0" style:font-weight-asian="bold" style:font-weight-complex="bold"/>
    </style:style>
    <style:style style:name="T124" style:family="text">
      <style:text-properties fo:font-weight="bold" officeooo:rsid="002622d8" fo:background-color="#dde8cb" loext:char-shading-value="0" style:font-weight-asian="bold" style:font-weight-complex="bold"/>
    </style:style>
    <style:style style:name="T125" style:family="text">
      <style:text-properties fo:font-weight="bold" officeooo:rsid="002ed0da" fo:background-color="#dde8cb" loext:char-shading-value="0" style:font-weight-asian="bold" style:font-weight-complex="bold"/>
    </style:style>
    <style:style style:name="T126" style:family="text">
      <style:text-properties fo:font-weight="bold" officeooo:rsid="0034d523" fo:background-color="#dde8cb" loext:char-shading-value="0" style:font-weight-asian="bold" style:font-weight-complex="bold"/>
    </style:style>
    <style:style style:name="T127" style:family="text">
      <style:text-properties fo:font-weight="bold" officeooo:rsid="0035690a" fo:background-color="#dde8cb" loext:char-shading-value="0" style:font-weight-asian="bold" style:font-weight-complex="bold"/>
    </style:style>
    <style:style style:name="T128" style:family="text">
      <style:text-properties fo:font-weight="bold" officeooo:rsid="003b9bbd" fo:background-color="#dde8cb" loext:char-shading-value="0" style:font-weight-asian="bold" style:font-weight-complex="bold"/>
    </style:style>
    <style:style style:name="T129" style:family="text">
      <style:text-properties fo:font-weight="bold" officeooo:rsid="00417c74" fo:background-color="#dde8cb" loext:char-shading-value="0" style:font-weight-asian="bold" style:font-weight-complex="bold"/>
    </style:style>
    <style:style style:name="T130" style:family="text">
      <style:text-properties fo:font-weight="bold" officeooo:rsid="004a3c1e" fo:background-color="#dde8cb" loext:char-shading-value="0" style:font-weight-asian="bold" style:font-weight-complex="bold"/>
    </style:style>
    <style:style style:name="T131" style:family="text">
      <style:text-properties fo:font-weight="bold" officeooo:rsid="005402e2" fo:background-color="#dde8cb" loext:char-shading-value="0" style:font-weight-asian="bold" style:font-weight-complex="bold"/>
    </style:style>
    <style:style style:name="T132" style:family="text">
      <style:text-properties fo:font-weight="bold" officeooo:rsid="0056f872" fo:background-color="#dde8cb" loext:char-shading-value="0" style:font-weight-asian="bold" style:font-weight-complex="bold"/>
    </style:style>
    <style:style style:name="T133" style:family="text">
      <style:text-properties fo:font-weight="bold" officeooo:rsid="00622f56" fo:background-color="#dde8cb" loext:char-shading-value="0" style:font-weight-asian="bold" style:font-weight-complex="bold"/>
    </style:style>
    <style:style style:name="T134" style:family="text">
      <style:text-properties fo:font-weight="bold" officeooo:rsid="005b11d1" fo:background-color="#dde8cb" loext:char-shading-value="0" style:font-weight-asian="bold" style:font-weight-complex="bold"/>
    </style:style>
    <style:style style:name="T135" style:family="text">
      <style:text-properties fo:font-weight="bold" officeooo:rsid="005df0b9" fo:background-color="#dde8cb" loext:char-shading-value="0" style:font-weight-asian="bold" style:font-weight-complex="bold"/>
    </style:style>
    <style:style style:name="T136" style:family="text">
      <style:text-properties fo:font-weight="bold" officeooo:rsid="0067ba3c" fo:background-color="#dde8cb" loext:char-shading-value="0" style:font-weight-asian="bold" style:font-weight-complex="bold"/>
    </style:style>
    <style:style style:name="T137" style:family="text">
      <style:text-properties fo:font-weight="bold" officeooo:rsid="00752557" fo:background-color="#dde8cb" loext:char-shading-value="0" style:font-weight-asian="bold" style:font-weight-complex="bold"/>
    </style:style>
    <style:style style:name="T138" style:family="text">
      <style:text-properties fo:font-weight="bold" officeooo:rsid="008c66f9" fo:background-color="#dde8cb" loext:char-shading-value="0" style:font-weight-asian="bold" style:font-weight-complex="bold"/>
    </style:style>
    <style:style style:name="T139" style:family="text">
      <style:text-properties fo:font-weight="bold" officeooo:rsid="008dc711" fo:background-color="#dde8cb" loext:char-shading-value="0" style:font-weight-asian="bold" style:font-weight-complex="bold"/>
    </style:style>
    <style:style style:name="T140" style:family="text">
      <style:text-properties fo:font-weight="bold" officeooo:rsid="00913cce" fo:background-color="#dde8cb" loext:char-shading-value="0" style:font-weight-asian="bold" style:font-weight-complex="bold"/>
    </style:style>
    <style:style style:name="T141" style:family="text">
      <style:text-properties fo:font-weight="bold" officeooo:rsid="00b6c713" fo:background-color="#dde8cb" loext:char-shading-value="0" style:font-weight-asian="bold" style:font-weight-complex="bold"/>
    </style:style>
    <style:style style:name="T142" style:family="text">
      <style:text-properties fo:font-weight="bold" officeooo:rsid="00b6f8b1" fo:background-color="#dde8cb" loext:char-shading-value="0" style:font-weight-asian="bold" style:font-weight-complex="bold"/>
    </style:style>
    <style:style style:name="T143" style:family="text">
      <style:text-properties fo:font-weight="bold" fo:background-color="#dee6ef" loext:char-shading-value="0" style:font-weight-asian="bold" style:font-weight-complex="bold"/>
    </style:style>
    <style:style style:name="T144" style:family="text">
      <style:text-properties fo:font-weight="bold" officeooo:rsid="0072a536" fo:background-color="#dee6ef" loext:char-shading-value="0" style:font-weight-asian="bold" style:font-weight-complex="bold"/>
    </style:style>
    <style:style style:name="T145" style:family="text">
      <style:text-properties fo:font-weight="bold" officeooo:rsid="00913cce" fo:background-color="#dee6ef" loext:char-shading-value="0" style:font-weight-asian="bold" style:font-weight-complex="bold"/>
    </style:style>
    <style:style style:name="T146" style:family="text">
      <style:text-properties fo:font-weight="bold" officeooo:rsid="0091f2ea" fo:background-color="#dee6ef" loext:char-shading-value="0" style:font-weight-asian="bold" style:font-weight-complex="bold"/>
    </style:style>
    <style:style style:name="T147" style:family="text">
      <style:text-properties fo:font-weight="bold" officeooo:rsid="00991273" fo:background-color="#dee6ef" loext:char-shading-value="0" style:font-weight-asian="bold" style:font-weight-complex="bold"/>
    </style:style>
    <style:style style:name="T148" style:family="text">
      <style:text-properties fo:font-weight="bold" officeooo:rsid="00c093b8" fo:background-color="#dee6ef" loext:char-shading-value="0" style:font-weight-asian="bold" style:font-weight-complex="bold"/>
    </style:style>
    <style:style style:name="T149" style:family="text">
      <style:text-properties fo:font-weight="normal" style:font-weight-asian="normal" style:font-weight-complex="normal"/>
    </style:style>
    <style:style style:name="T150" style:family="text">
      <style:text-properties fo:font-weight="normal" officeooo:rsid="000bd66a" style:font-weight-asian="normal" style:font-weight-complex="normal"/>
    </style:style>
    <style:style style:name="T151" style:family="text">
      <style:text-properties fo:font-weight="normal" officeooo:rsid="000cae15" style:font-weight-asian="normal" style:font-weight-complex="normal"/>
    </style:style>
    <style:style style:name="T152" style:family="text">
      <style:text-properties fo:font-weight="normal" officeooo:rsid="000d0168" style:font-weight-asian="normal" style:font-weight-complex="normal"/>
    </style:style>
    <style:style style:name="T153" style:family="text">
      <style:text-properties fo:font-weight="normal" officeooo:rsid="00101751" style:font-weight-asian="normal" style:font-weight-complex="normal"/>
    </style:style>
    <style:style style:name="T154" style:family="text">
      <style:text-properties fo:font-weight="normal" officeooo:rsid="001ad857" style:font-weight-asian="normal" style:font-weight-complex="normal"/>
    </style:style>
    <style:style style:name="T155" style:family="text">
      <style:text-properties fo:font-weight="normal" officeooo:rsid="001b2476" style:font-weight-asian="normal" style:font-weight-complex="normal"/>
    </style:style>
    <style:style style:name="T156" style:family="text">
      <style:text-properties fo:font-weight="normal" officeooo:rsid="00223183" style:font-weight-asian="normal" style:font-weight-complex="normal"/>
    </style:style>
    <style:style style:name="T157" style:family="text">
      <style:text-properties fo:font-weight="normal" officeooo:rsid="002c023f" style:font-weight-asian="normal" style:font-weight-complex="normal"/>
    </style:style>
    <style:style style:name="T158" style:family="text">
      <style:text-properties fo:font-weight="normal" officeooo:rsid="0032aa8f" style:font-weight-asian="normal" style:font-weight-complex="normal"/>
    </style:style>
    <style:style style:name="T159" style:family="text">
      <style:text-properties fo:font-weight="normal" officeooo:rsid="003350b1" style:font-weight-asian="normal" style:font-weight-complex="normal"/>
    </style:style>
    <style:style style:name="T160" style:family="text">
      <style:text-properties fo:font-weight="normal" officeooo:rsid="0034d523" style:font-weight-asian="normal" style:font-weight-complex="normal"/>
    </style:style>
    <style:style style:name="T161" style:family="text">
      <style:text-properties fo:font-weight="normal" officeooo:rsid="003ae487" style:font-weight-asian="normal" style:font-weight-complex="normal"/>
    </style:style>
    <style:style style:name="T162" style:family="text">
      <style:text-properties fo:font-weight="normal" officeooo:rsid="003b9bbd" style:font-weight-asian="normal" style:font-weight-complex="normal"/>
    </style:style>
    <style:style style:name="T163" style:family="text">
      <style:text-properties fo:font-weight="normal" officeooo:rsid="005402e2" style:font-weight-asian="normal" style:font-weight-complex="normal"/>
    </style:style>
    <style:style style:name="T164" style:family="text">
      <style:text-properties fo:font-weight="normal" officeooo:rsid="005b11d1" style:font-weight-asian="normal" style:font-weight-complex="normal"/>
    </style:style>
    <style:style style:name="T165" style:family="text">
      <style:text-properties fo:font-weight="normal" officeooo:rsid="0063ecb4" style:font-weight-asian="normal" style:font-weight-complex="normal"/>
    </style:style>
    <style:style style:name="T166" style:family="text">
      <style:text-properties fo:font-weight="normal" officeooo:rsid="0072edc3" style:font-weight-asian="normal" style:font-weight-complex="normal"/>
    </style:style>
    <style:style style:name="T167" style:family="text">
      <style:text-properties fo:font-weight="normal" officeooo:rsid="0074e425" style:font-weight-asian="normal" style:font-weight-complex="normal"/>
    </style:style>
    <style:style style:name="T168" style:family="text">
      <style:text-properties fo:font-weight="normal" officeooo:rsid="00790fac" style:font-weight-asian="normal" style:font-weight-complex="normal"/>
    </style:style>
    <style:style style:name="T169" style:family="text">
      <style:text-properties fo:font-weight="normal" officeooo:rsid="007c56b8" style:font-weight-asian="normal" style:font-weight-complex="normal"/>
    </style:style>
    <style:style style:name="T170" style:family="text">
      <style:text-properties fo:font-weight="normal" officeooo:rsid="0080a5f1" style:font-weight-asian="normal" style:font-weight-complex="normal"/>
    </style:style>
    <style:style style:name="T171" style:family="text">
      <style:text-properties fo:font-weight="normal" officeooo:rsid="0097d9a3" style:font-weight-asian="normal" style:font-weight-complex="normal"/>
    </style:style>
    <style:style style:name="T172" style:family="text">
      <style:text-properties fo:font-weight="normal" officeooo:rsid="009f960f" style:font-weight-asian="normal" style:font-weight-complex="normal"/>
    </style:style>
    <style:style style:name="T173" style:family="text">
      <style:text-properties fo:font-weight="normal" officeooo:rsid="00a2e2a7" style:font-weight-asian="normal" style:font-weight-complex="normal"/>
    </style:style>
    <style:style style:name="T174" style:family="text">
      <style:text-properties fo:font-weight="normal" officeooo:rsid="00a2f4eb" style:font-weight-asian="normal" style:font-weight-complex="normal"/>
    </style:style>
    <style:style style:name="T175" style:family="text">
      <style:text-properties fo:font-weight="normal" officeooo:rsid="00b7618c" style:font-weight-asian="normal" style:font-weight-complex="normal"/>
    </style:style>
    <style:style style:name="T176" style:family="text">
      <style:text-properties fo:font-weight="normal" officeooo:rsid="00c1eb72" style:font-weight-asian="normal" style:font-weight-complex="normal"/>
    </style:style>
    <style:style style:name="T177" style:family="text">
      <style:text-properties officeooo:rsid="000bd66a"/>
    </style:style>
    <style:style style:name="T178" style:family="text">
      <style:text-properties officeooo:rsid="000e1a99"/>
    </style:style>
    <style:style style:name="T179" style:family="text">
      <style:text-properties officeooo:rsid="000eebab"/>
    </style:style>
    <style:style style:name="T180" style:family="text">
      <style:text-properties officeooo:rsid="00101751"/>
    </style:style>
    <style:style style:name="T181" style:family="text">
      <style:text-properties fo:color="#2a6099" loext:opacity="100%"/>
    </style:style>
    <style:style style:name="T182" style:family="text">
      <style:text-properties fo:color="#2a6099" loext:opacity="100%" fo:font-weight="bold" style:font-weight-asian="bold" style:font-weight-complex="bold"/>
    </style:style>
    <style:style style:name="T183" style:family="text">
      <style:text-properties fo:color="#2a6099" loext:opacity="100%" fo:font-weight="bold" officeooo:rsid="000e1a99" style:font-weight-asian="bold" style:font-weight-complex="bold"/>
    </style:style>
    <style:style style:name="T184" style:family="text">
      <style:text-properties fo:color="#2a6099" loext:opacity="100%" fo:font-weight="bold" officeooo:rsid="00160744" style:font-weight-asian="bold" style:font-weight-complex="bold"/>
    </style:style>
    <style:style style:name="T185" style:family="text">
      <style:text-properties fo:color="#2a6099" loext:opacity="100%" fo:font-weight="bold" officeooo:rsid="001ba83b" style:font-weight-asian="bold" style:font-weight-complex="bold"/>
    </style:style>
    <style:style style:name="T186" style:family="text">
      <style:text-properties fo:color="#2a6099" loext:opacity="100%" fo:font-weight="bold" officeooo:rsid="001c579e" style:font-weight-asian="bold" style:font-weight-complex="bold"/>
    </style:style>
    <style:style style:name="T187" style:family="text">
      <style:text-properties fo:color="#2a6099" loext:opacity="100%" fo:font-weight="bold" officeooo:rsid="001f68ef" style:font-weight-asian="bold" style:font-weight-complex="bold"/>
    </style:style>
    <style:style style:name="T188" style:family="text">
      <style:text-properties fo:color="#2a6099" loext:opacity="100%" fo:font-weight="bold" officeooo:rsid="0026431a" style:font-weight-asian="bold" style:font-weight-complex="bold"/>
    </style:style>
    <style:style style:name="T189" style:family="text">
      <style:text-properties fo:color="#2a6099" loext:opacity="100%" fo:font-weight="bold" officeooo:rsid="0034d523" style:font-weight-asian="bold" style:font-weight-complex="bold"/>
    </style:style>
    <style:style style:name="T190" style:family="text">
      <style:text-properties fo:color="#2a6099" loext:opacity="100%" fo:font-weight="bold" officeooo:rsid="0035690a" style:font-weight-asian="bold" style:font-weight-complex="bold"/>
    </style:style>
    <style:style style:name="T191" style:family="text">
      <style:text-properties fo:color="#2a6099" loext:opacity="100%" fo:font-weight="bold" officeooo:rsid="003b9bbd" style:font-weight-asian="bold" style:font-weight-complex="bold"/>
    </style:style>
    <style:style style:name="T192" style:family="text">
      <style:text-properties fo:color="#2a6099" loext:opacity="100%" fo:font-weight="bold" officeooo:rsid="004215bd" style:font-weight-asian="bold" style:font-weight-complex="bold"/>
    </style:style>
    <style:style style:name="T193" style:family="text">
      <style:text-properties fo:color="#2a6099" loext:opacity="100%" fo:font-weight="bold" officeooo:rsid="004ee446" style:font-weight-asian="bold" style:font-weight-complex="bold"/>
    </style:style>
    <style:style style:name="T194" style:family="text">
      <style:text-properties fo:color="#2a6099" loext:opacity="100%" fo:font-weight="bold" officeooo:rsid="004a3c1e" style:font-weight-asian="bold" style:font-weight-complex="bold"/>
    </style:style>
    <style:style style:name="T195" style:family="text">
      <style:text-properties fo:color="#2a6099" loext:opacity="100%" fo:font-weight="bold" officeooo:rsid="005402e2" style:font-weight-asian="bold" style:font-weight-complex="bold"/>
    </style:style>
    <style:style style:name="T196" style:family="text">
      <style:text-properties fo:color="#2a6099" loext:opacity="100%" fo:font-weight="bold" officeooo:rsid="0056f872" style:font-weight-asian="bold" style:font-weight-complex="bold"/>
    </style:style>
    <style:style style:name="T197" style:family="text">
      <style:text-properties fo:color="#2a6099" loext:opacity="100%" fo:font-weight="bold" officeooo:rsid="005794e1" style:font-weight-asian="bold" style:font-weight-complex="bold"/>
    </style:style>
    <style:style style:name="T198" style:family="text">
      <style:text-properties fo:color="#2a6099" loext:opacity="100%" fo:font-weight="bold" officeooo:rsid="00622f56" style:font-weight-asian="bold" style:font-weight-complex="bold"/>
    </style:style>
    <style:style style:name="T199" style:family="text">
      <style:text-properties fo:color="#2a6099" loext:opacity="100%" fo:font-weight="bold" officeooo:rsid="00752557" style:font-weight-asian="bold" style:font-weight-complex="bold"/>
    </style:style>
    <style:style style:name="T200" style:family="text">
      <style:text-properties fo:color="#2a6099" loext:opacity="100%" fo:font-style="normal" fo:font-weight="bold" style:font-style-asian="normal" style:font-weight-asian="bold" style:font-style-complex="normal" style:font-weight-complex="bold"/>
    </style:style>
    <style:style style:name="T201" style:family="text">
      <style:text-properties fo:color="#2a6099" loext:opacity="100%" fo:font-style="normal" fo:font-weight="bold" officeooo:rsid="00304d9a" style:font-style-asian="normal" style:font-weight-asian="bold" style:font-style-complex="normal" style:font-weight-complex="bold"/>
    </style:style>
    <style:style style:name="T202" style:family="text">
      <style:text-properties fo:color="#2a6099" loext:opacity="100%" fo:font-style="normal" fo:font-weight="bold" officeooo:rsid="00382ef4" style:font-style-asian="normal" style:font-weight-asian="bold" style:font-style-complex="normal" style:font-weight-complex="bold"/>
    </style:style>
    <style:style style:name="T203" style:family="text">
      <style:text-properties fo:color="#2a6099" loext:opacity="100%" fo:font-style="normal" style:text-underline-style="none" fo:font-weight="bold" style:font-style-asian="normal" style:font-weight-asian="bold" style:font-style-complex="normal" style:font-weight-complex="bold"/>
    </style:style>
    <style:style style:name="T204" style:family="text">
      <style:text-properties fo:color="#2a6099" loext:opacity="100%" fo:font-style="normal" style:text-underline-style="none" fo:font-weight="bold" officeooo:rsid="00493e56" style:font-style-asian="normal" style:font-weight-asian="bold" style:font-style-complex="normal" style:font-weight-complex="bold"/>
    </style:style>
    <style:style style:name="T205" style:family="text">
      <style:text-properties fo:color="#2a6099" loext:opacity="100%" fo:font-style="normal" officeooo:rsid="001c3b94" style:font-style-asian="normal" style:font-style-complex="normal"/>
    </style:style>
    <style:style style:name="T206" style:family="text">
      <style:text-properties fo:color="#2a6099" loext:opacity="100%" style:text-underline-style="none" fo:font-weight="bold" style:font-weight-asian="bold" style:font-weight-complex="bold"/>
    </style:style>
    <style:style style:name="T207" style:family="text">
      <style:text-properties fo:color="#2a6099" loext:opacity="100%" style:text-underline-style="none" fo:font-weight="bold" officeooo:rsid="00432279" style:font-weight-asian="bold" style:font-weight-complex="bold"/>
    </style:style>
    <style:style style:name="T208" style:family="text">
      <style:text-properties fo:color="#2a6099" loext:opacity="100%" style:text-underline-style="none" fo:font-weight="bold" officeooo:rsid="004215bd" style:font-weight-asian="bold" style:font-weight-complex="bold"/>
    </style:style>
    <style:style style:name="T209" style:family="text">
      <style:text-properties fo:color="#2a6099" loext:opacity="100%" officeooo:rsid="005494ba"/>
    </style:style>
    <style:style style:name="T210" style:family="text">
      <style:text-properties fo:color="#2a6099" loext:opacity="100%" fo:font-size="10pt" style:text-underline-style="none" fo:font-weight="bold" style:font-size-asian="10pt" style:font-weight-asian="bold" style:font-size-complex="10pt" style:font-weight-complex="bold"/>
    </style:style>
    <style:style style:name="T211" style:family="text">
      <style:text-properties fo:color="#2a6099" loext:opacity="100%" fo:font-size="10pt" style:text-underline-style="none" fo:font-weight="bold" officeooo:rsid="006edf38" style:font-size-asian="10pt" style:font-weight-asian="bold" style:font-size-complex="10pt" style:font-weight-complex="bold"/>
    </style:style>
    <style:style style:name="T212" style:family="text">
      <style:text-properties fo:color="#2a6099" loext:opacity="100%" fo:font-size="10pt" style:text-underline-style="none" fo:font-weight="bold" officeooo:rsid="007d599b" style:font-size-asian="10pt" style:font-weight-asian="bold" style:font-size-complex="10pt" style:font-weight-complex="bold"/>
    </style:style>
    <style:style style:name="T213" style:family="text">
      <style:text-properties fo:color="#2a6099" loext:opacity="100%" fo:font-size="10pt" style:text-underline-style="none" fo:font-weight="bold" officeooo:rsid="0080a5f1" style:font-size-asian="10pt" style:font-weight-asian="bold" style:font-size-complex="10pt" style:font-weight-complex="bold"/>
    </style:style>
    <style:style style:name="T214" style:family="text">
      <style:text-properties fo:color="#2a6099" loext:opacity="100%" fo:font-size="10pt" style:text-underline-style="none" fo:font-weight="bold" officeooo:rsid="00815094" style:font-size-asian="10pt" style:font-weight-asian="bold" style:font-size-complex="10pt" style:font-weight-complex="bold"/>
    </style:style>
    <style:style style:name="T215" style:family="text">
      <style:text-properties fo:color="#2a6099" loext:opacity="100%" fo:font-size="10pt" style:text-underline-style="none" fo:font-weight="bold" officeooo:rsid="0097d9a3" style:font-size-asian="10pt" style:font-weight-asian="bold" style:font-size-complex="10pt" style:font-weight-complex="bold"/>
    </style:style>
    <style:style style:name="T216" style:family="text">
      <style:text-properties fo:color="#2a6099" loext:opacity="100%" fo:font-size="10pt" style:text-underline-style="none" fo:font-weight="normal" officeooo:rsid="00815094" style:font-size-asian="10pt" style:font-weight-asian="normal" style:font-size-complex="10pt" style:font-weight-complex="normal"/>
    </style:style>
    <style:style style:name="T217" style:family="text">
      <style:text-properties fo:color="#2a6099" loext:opacity="100%" fo:font-size="10pt" fo:font-style="normal" style:text-underline-style="none" fo:font-weight="bold" style:font-size-asian="10pt" style:font-style-asian="normal" style:font-weight-asian="bold" style:font-size-complex="10pt" style:font-style-complex="normal" style:font-weight-complex="bold"/>
    </style:style>
    <style:style style:name="T218" style:family="text">
      <style:text-properties fo:color="#2a6099" loext:opacity="100%" fo:font-size="10pt" style:text-underline-style="solid" style:text-underline-width="auto" style:text-underline-color="font-color" fo:font-weight="bold" style:font-size-asian="10pt" style:font-weight-asian="bold" style:font-size-complex="10pt" style:font-weight-complex="bold"/>
    </style:style>
    <style:style style:name="T219" style:family="text">
      <style:text-properties fo:color="#2a6099" loext:opacity="100%" officeooo:rsid="001ba83b"/>
    </style:style>
    <style:style style:name="T220" style:family="text">
      <style:text-properties officeooo:rsid="00128785"/>
    </style:style>
    <style:style style:name="T221" style:family="text">
      <style:text-properties officeooo:rsid="00146752"/>
    </style:style>
    <style:style style:name="T222" style:family="text">
      <style:text-properties officeooo:rsid="00160744"/>
    </style:style>
    <style:style style:name="T223" style:family="text">
      <style:text-properties officeooo:rsid="001ad857"/>
    </style:style>
    <style:style style:name="T224" style:family="text">
      <style:text-properties officeooo:rsid="001ba83b"/>
    </style:style>
    <style:style style:name="T225" style:family="text">
      <style:text-properties officeooo:rsid="001c3b94"/>
    </style:style>
    <style:style style:name="T226" style:family="text">
      <style:text-properties style:use-window-font-color="true" loext:opacity="0%"/>
    </style:style>
    <style:style style:name="T227" style:family="text">
      <style:text-properties style:use-window-font-color="true" loext:opacity="0%" fo:font-weight="bold" officeooo:rsid="001ba83b" fo:background-color="#dde8cb" loext:char-shading-value="0" style:font-weight-asian="bold" style:font-weight-complex="bold"/>
    </style:style>
    <style:style style:name="T228" style:family="text">
      <style:text-properties style:use-window-font-color="true" loext:opacity="0%" fo:font-weight="bold" officeooo:rsid="002622d8" fo:background-color="#dde8cb" loext:char-shading-value="0" style:font-weight-asian="bold" style:font-weight-complex="bold"/>
    </style:style>
    <style:style style:name="T229" style:family="text">
      <style:text-properties style:use-window-font-color="true" loext:opacity="0%" fo:font-weight="bold" officeooo:rsid="0028f72a" fo:background-color="#dde8cb" loext:char-shading-value="0" style:font-weight-asian="bold" style:font-weight-complex="bold"/>
    </style:style>
    <style:style style:name="T230" style:family="text">
      <style:text-properties style:use-window-font-color="true" loext:opacity="0%" fo:font-weight="bold" officeooo:rsid="002da90f" fo:background-color="#dde8cb" loext:char-shading-value="0" style:font-weight-asian="bold" style:font-weight-complex="bold"/>
    </style:style>
    <style:style style:name="T231" style:family="text">
      <style:text-properties style:use-window-font-color="true" loext:opacity="0%" fo:font-style="italic" style:font-style-asian="italic" style:font-style-complex="italic"/>
    </style:style>
    <style:style style:name="T232" style:family="text">
      <style:text-properties style:use-window-font-color="true" loext:opacity="0%" fo:font-style="normal" style:font-style-asian="normal" style:font-style-complex="normal"/>
    </style:style>
    <style:style style:name="T233" style:family="text">
      <style:text-properties style:use-window-font-color="true" loext:opacity="0%" fo:font-style="normal" fo:font-weight="bold" style:font-style-asian="normal" style:font-weight-asian="bold" style:font-style-complex="normal" style:font-weight-complex="bold"/>
    </style:style>
    <style:style style:name="T234" style:family="text">
      <style:text-properties style:use-window-font-color="true" loext:opacity="0%" fo:font-style="normal" fo:font-weight="bold" fo:background-color="#ffd7d7" loext:char-shading-value="0" style:font-style-asian="normal" style:font-weight-asian="bold" style:font-style-complex="normal" style:font-weight-complex="bold"/>
    </style:style>
    <style:style style:name="T235" style:family="text">
      <style:text-properties style:use-window-font-color="true" loext:opacity="0%" fo:font-style="normal" fo:font-weight="normal" officeooo:rsid="00304d9a" style:font-style-asian="normal" style:font-weight-asian="normal" style:font-style-complex="normal" style:font-weight-complex="normal"/>
    </style:style>
    <style:style style:name="T236" style:family="text">
      <style:text-properties style:use-window-font-color="true" loext:opacity="0%" fo:font-style="normal" style:text-underline-style="solid" style:text-underline-width="auto" style:text-underline-color="font-color" style:font-style-asian="normal" style:font-style-complex="normal"/>
    </style:style>
    <style:style style:name="T237" style:family="text">
      <style:text-properties style:use-window-font-color="true" loext:opacity="0%" officeooo:rsid="00304d9a" fo:background-color="#dde8cb" loext:char-shading-value="0"/>
    </style:style>
    <style:style style:name="T238" style:family="text">
      <style:text-properties style:use-window-font-color="true" loext:opacity="0%" style:text-underline-style="solid" style:text-underline-width="auto" style:text-underline-color="font-color" fo:font-weight="normal" officeooo:rsid="000bd66a" style:font-weight-asian="normal" style:font-weight-complex="normal"/>
    </style:style>
    <style:style style:name="T239" style:family="text">
      <style:text-properties style:use-window-font-color="true" loext:opacity="0%" fo:font-size="10pt" style:font-size-asian="10pt" style:font-size-complex="10pt"/>
    </style:style>
    <style:style style:name="T240" style:family="text">
      <style:text-properties style:use-window-font-color="true" loext:opacity="0%" fo:font-size="10pt" officeooo:rsid="0032aa8f" style:font-size-asian="10pt" style:font-size-complex="10pt"/>
    </style:style>
    <style:style style:name="T241" style:family="text">
      <style:text-properties style:use-window-font-color="true" loext:opacity="0%" fo:font-size="10pt" officeooo:rsid="004a0731" style:font-size-asian="10pt" style:font-size-complex="10pt"/>
    </style:style>
    <style:style style:name="T242" style:family="text">
      <style:text-properties style:use-window-font-color="true" loext:opacity="0%" fo:font-size="10pt" officeooo:rsid="0053e05b" style:font-size-asian="10pt" style:font-size-complex="10pt"/>
    </style:style>
    <style:style style:name="T243" style:family="text">
      <style:text-properties style:use-window-font-color="true" loext:opacity="0%" fo:font-size="10pt" officeooo:rsid="0072edc3" style:font-size-asian="10pt" style:font-size-complex="10pt"/>
    </style:style>
    <style:style style:name="T244" style:family="text">
      <style:text-properties style:use-window-font-color="true" loext:opacity="0%" fo:font-size="10pt" officeooo:rsid="00be0065" style:font-size-asian="10pt" style:font-size-complex="10pt"/>
    </style:style>
    <style:style style:name="T245" style:family="text">
      <style:text-properties style:use-window-font-color="true" loext:opacity="0%" fo:font-size="10pt" fo:font-weight="bold" officeooo:rsid="0053e05b" style:font-size-asian="10pt" style:font-weight-asian="bold" style:font-size-complex="10pt" style:font-weight-complex="bold"/>
    </style:style>
    <style:style style:name="T246" style:family="text">
      <style:text-properties style:use-window-font-color="true" loext:opacity="0%" fo:font-size="10pt" fo:font-style="italic" officeooo:rsid="0053e05b" style:font-size-asian="10pt" style:font-style-asian="italic" style:font-size-complex="10pt" style:font-style-complex="italic"/>
    </style:style>
    <style:style style:name="T247" style:family="text">
      <style:text-properties style:use-window-font-color="true" loext:opacity="0%" fo:font-size="10pt" fo:font-style="italic" officeooo:rsid="005b11d1" style:font-size-asian="10pt" style:font-style-asian="italic" style:font-size-complex="10pt" style:font-style-complex="italic"/>
    </style:style>
    <style:style style:name="T248" style:family="text">
      <style:text-properties style:use-window-font-color="true" loext:opacity="0%" fo:font-size="10pt" fo:font-style="italic" officeooo:rsid="0072edc3" style:font-size-asian="10pt" style:font-style-asian="italic" style:font-size-complex="10pt" style:font-style-complex="italic"/>
    </style:style>
    <style:style style:name="T249" style:family="text">
      <style:text-properties style:use-window-font-color="true" loext:opacity="0%" fo:font-size="10pt" fo:font-style="italic" officeooo:rsid="0063ecb4" style:font-size-asian="10pt" style:font-style-asian="italic" style:font-size-complex="10pt" style:font-style-complex="italic"/>
    </style:style>
    <style:style style:name="T250" style:family="text">
      <style:text-properties style:use-window-font-color="true" loext:opacity="0%" fo:font-size="10pt" fo:font-style="italic" style:text-underline-style="none" fo:font-weight="normal" style:font-size-asian="10pt" style:font-style-asian="italic" style:font-weight-asian="normal" style:font-size-complex="10pt" style:font-style-complex="italic" style:font-weight-complex="normal"/>
    </style:style>
    <style:style style:name="T251" style:family="text">
      <style:text-properties style:use-window-font-color="true" loext:opacity="0%" fo:font-size="10pt" fo:font-style="italic" style:text-underline-style="none" fo:font-weight="normal" officeooo:rsid="00ab8bd5" style:font-size-asian="10pt" style:font-style-asian="italic" style:font-weight-asian="normal" style:font-size-complex="10pt" style:font-style-complex="italic" style:font-weight-complex="normal"/>
    </style:style>
    <style:style style:name="T252" style:family="text">
      <style:text-properties style:use-window-font-color="true" loext:opacity="0%" fo:font-size="10pt" fo:font-style="italic" style:text-underline-style="none" fo:font-weight="bold" fo:background-color="#dee6ef" loext:char-shading-value="0" style:font-size-asian="10pt" style:font-style-asian="italic" style:font-weight-asian="bold" style:font-size-complex="10pt" style:font-style-complex="italic" style:font-weight-complex="bold"/>
    </style:style>
    <style:style style:name="T253" style:family="text">
      <style:text-properties style:use-window-font-color="true" loext:opacity="0%" fo:font-size="10pt" fo:font-style="italic" fo:font-weight="normal" officeooo:rsid="0091f2ea" style:font-size-asian="10pt" style:font-style-asian="italic" style:font-weight-asian="normal" style:font-size-complex="10pt" style:font-style-complex="italic" style:font-weight-complex="normal"/>
    </style:style>
    <style:style style:name="T254" style:family="text">
      <style:text-properties style:use-window-font-color="true" loext:opacity="0%" fo:font-size="10pt" fo:font-style="italic" fo:font-weight="normal" officeooo:rsid="0097d9a3" style:font-size-asian="10pt" style:font-style-asian="italic" style:font-weight-asian="normal" style:font-size-complex="10pt" style:font-style-complex="italic" style:font-weight-complex="normal"/>
    </style:style>
    <style:style style:name="T255" style:family="text">
      <style:text-properties style:use-window-font-color="true" loext:opacity="0%" fo:font-size="10pt" fo:font-style="italic" fo:font-weight="normal" officeooo:rsid="009f960f" style:font-size-asian="10pt" style:font-style-asian="italic" style:font-weight-asian="normal" style:font-size-complex="10pt" style:font-style-complex="italic" style:font-weight-complex="normal"/>
    </style:style>
    <style:style style:name="T256" style:family="text">
      <style:text-properties style:use-window-font-color="true" loext:opacity="0%" fo:font-size="10pt" fo:font-style="italic" fo:font-weight="normal" officeooo:rsid="00a18251" style:font-size-asian="10pt" style:font-style-asian="italic" style:font-weight-asian="normal" style:font-size-complex="10pt" style:font-style-complex="italic" style:font-weight-complex="normal"/>
    </style:style>
    <style:style style:name="T257" style:family="text">
      <style:text-properties style:use-window-font-color="true" loext:opacity="0%" fo:font-size="10pt" fo:font-style="italic" fo:font-weight="normal" officeooo:rsid="00c1eb72" style:font-size-asian="10pt" style:font-style-asian="italic" style:font-weight-asian="normal" style:font-size-complex="10pt" style:font-style-complex="italic" style:font-weight-complex="normal"/>
    </style:style>
    <style:style style:name="T258" style:family="text">
      <style:text-properties style:use-window-font-color="true" loext:opacity="0%" fo:font-size="10pt" fo:font-style="normal" officeooo:rsid="005b11d1" style:font-size-asian="10pt" style:font-style-asian="normal" style:font-size-complex="10pt" style:font-style-complex="normal"/>
    </style:style>
    <style:style style:name="T259" style:family="text">
      <style:text-properties style:use-window-font-color="true" loext:opacity="0%" fo:font-size="10pt" fo:font-style="normal" officeooo:rsid="0063ecb4" style:font-size-asian="10pt" style:font-style-asian="normal" style:font-size-complex="10pt" style:font-style-complex="normal"/>
    </style:style>
    <style:style style:name="T260" style:family="text">
      <style:text-properties style:use-window-font-color="true" loext:opacity="0%" fo:font-size="10pt" fo:font-style="normal" officeooo:rsid="0072edc3" style:font-size-asian="10pt" style:font-style-asian="normal" style:font-size-complex="10pt" style:font-style-complex="normal"/>
    </style:style>
    <style:style style:name="T261" style:family="text">
      <style:text-properties style:use-window-font-color="true" loext:opacity="0%" fo:font-size="10pt" fo:font-style="normal" officeooo:rsid="00b7618c" style:font-size-asian="10pt" style:font-style-asian="normal" style:font-size-complex="10pt" style:font-style-complex="normal"/>
    </style:style>
    <style:style style:name="T262" style:family="text">
      <style:text-properties style:use-window-font-color="true" loext:opacity="0%" fo:font-size="10pt" fo:font-style="normal" fo:font-weight="bold" officeooo:rsid="0063ecb4" style:font-size-asian="10pt" style:font-style-asian="normal" style:font-weight-asian="bold" style:font-size-complex="10pt" style:font-style-complex="normal" style:font-weight-complex="bold"/>
    </style:style>
    <style:style style:name="T263" style:family="text">
      <style:text-properties style:use-window-font-color="true" loext:opacity="0%" fo:font-size="10pt" fo:font-style="normal" fo:font-weight="bold" officeooo:rsid="00a18251" style:font-size-asian="10pt" style:font-style-asian="normal" style:font-weight-asian="bold" style:font-size-complex="10pt" style:font-style-complex="normal" style:font-weight-complex="bold"/>
    </style:style>
    <style:style style:name="T264" style:family="text">
      <style:text-properties style:use-window-font-color="true" loext:opacity="0%" fo:font-size="10pt" fo:font-style="normal" fo:font-weight="normal" officeooo:rsid="0063ecb4" style:font-size-asian="10pt" style:font-style-asian="normal" style:font-weight-asian="normal" style:font-size-complex="10pt" style:font-style-complex="normal" style:font-weight-complex="normal"/>
    </style:style>
    <style:style style:name="T265" style:family="text">
      <style:text-properties style:use-window-font-color="true" loext:opacity="0%" fo:font-size="10pt" fo:font-style="normal" fo:font-weight="normal" officeooo:rsid="00781366" style:font-size-asian="10pt" style:font-style-asian="normal" style:font-weight-asian="normal" style:font-size-complex="10pt" style:font-style-complex="normal" style:font-weight-complex="normal"/>
    </style:style>
    <style:style style:name="T266" style:family="text">
      <style:text-properties style:use-window-font-color="true" loext:opacity="0%" fo:font-size="10pt" fo:font-style="normal" fo:font-weight="normal" officeooo:rsid="00790fac" style:font-size-asian="10pt" style:font-style-asian="normal" style:font-weight-asian="normal" style:font-size-complex="10pt" style:font-style-complex="normal" style:font-weight-complex="normal"/>
    </style:style>
    <style:style style:name="T267" style:family="text">
      <style:text-properties style:use-window-font-color="true" loext:opacity="0%" fo:font-size="10pt" fo:font-style="normal" fo:font-weight="normal" officeooo:rsid="0080a5f1" style:font-size-asian="10pt" style:font-style-asian="normal" style:font-weight-asian="normal" style:font-size-complex="10pt" style:font-style-complex="normal" style:font-weight-complex="normal"/>
    </style:style>
    <style:style style:name="T268" style:family="text">
      <style:text-properties style:use-window-font-color="true" loext:opacity="0%" fo:font-size="10pt" fo:font-style="normal" fo:font-weight="normal" officeooo:rsid="008adcf7" style:font-size-asian="10pt" style:font-style-asian="normal" style:font-weight-asian="normal" style:font-size-complex="10pt" style:font-style-complex="normal" style:font-weight-complex="normal"/>
    </style:style>
    <style:style style:name="T269" style:family="text">
      <style:text-properties style:use-window-font-color="true" loext:opacity="0%" fo:font-size="10pt" fo:font-style="normal" fo:font-weight="normal" officeooo:rsid="0091f2ea" style:font-size-asian="10pt" style:font-style-asian="normal" style:font-weight-asian="normal" style:font-size-complex="10pt" style:font-style-complex="normal" style:font-weight-complex="normal"/>
    </style:style>
    <style:style style:name="T270" style:family="text">
      <style:text-properties style:use-window-font-color="true" loext:opacity="0%" fo:font-size="10pt" fo:font-style="normal" fo:font-weight="normal" officeooo:rsid="0097d9a3" style:font-size-asian="10pt" style:font-style-asian="normal" style:font-weight-asian="normal" style:font-size-complex="10pt" style:font-style-complex="normal" style:font-weight-complex="normal"/>
    </style:style>
    <style:style style:name="T271" style:family="text">
      <style:text-properties style:use-window-font-color="true" loext:opacity="0%" fo:font-size="10pt" fo:font-style="normal" fo:font-weight="normal" officeooo:rsid="009f960f" style:font-size-asian="10pt" style:font-style-asian="normal" style:font-weight-asian="normal" style:font-size-complex="10pt" style:font-style-complex="normal" style:font-weight-complex="normal"/>
    </style:style>
    <style:style style:name="T272" style:family="text">
      <style:text-properties style:use-window-font-color="true" loext:opacity="0%" fo:font-size="10pt" fo:font-style="normal" fo:font-weight="normal" officeooo:rsid="00a18251" style:font-size-asian="10pt" style:font-style-asian="normal" style:font-weight-asian="normal" style:font-size-complex="10pt" style:font-style-complex="normal" style:font-weight-complex="normal"/>
    </style:style>
    <style:style style:name="T273" style:family="text">
      <style:text-properties style:use-window-font-color="true" loext:opacity="0%" fo:font-size="10pt" fo:font-style="normal" fo:font-weight="normal" officeooo:rsid="00c093b8" style:font-size-asian="10pt" style:font-style-asian="normal" style:font-weight-asian="normal" style:font-size-complex="10pt" style:font-style-complex="normal" style:font-weight-complex="normal"/>
    </style:style>
    <style:style style:name="T274" style:family="text">
      <style:text-properties style:use-window-font-color="true" loext:opacity="0%" fo:font-size="10pt" fo:font-style="normal" fo:font-weight="normal" officeooo:rsid="00c1eb72" style:font-size-asian="10pt" style:font-style-asian="normal" style:font-weight-asian="normal" style:font-size-complex="10pt" style:font-style-complex="normal" style:font-weight-complex="normal"/>
    </style:style>
    <style:style style:name="T275" style:family="text">
      <style:text-properties style:use-window-font-color="true" loext:opacity="0%" fo:font-size="10pt" fo:font-style="normal" style:text-underline-style="none" fo:font-weight="normal" style:font-size-asian="10pt" style:font-style-asian="normal" style:font-weight-asian="normal" style:font-size-complex="10pt" style:font-style-complex="normal" style:font-weight-complex="normal"/>
    </style:style>
    <style:style style:name="T276" style:family="text">
      <style:text-properties style:use-window-font-color="true" loext:opacity="0%" fo:font-size="10pt" fo:font-style="normal" style:text-underline-style="none" fo:font-weight="normal" officeooo:rsid="00ab8bd5" style:font-size-asian="10pt" style:font-style-asian="normal" style:font-weight-asian="normal" style:font-size-complex="10pt" style:font-style-complex="normal" style:font-weight-complex="normal"/>
    </style:style>
    <style:style style:name="T277" style:family="text">
      <style:text-properties style:use-window-font-color="true" loext:opacity="0%" fo:font-size="10pt" fo:font-style="normal" style:text-underline-style="none" fo:font-weight="normal" officeooo:rsid="00ae4b87" style:font-size-asian="10pt" style:font-style-asian="normal" style:font-weight-asian="normal" style:font-size-complex="10pt" style:font-style-complex="normal" style:font-weight-complex="normal"/>
    </style:style>
    <style:style style:name="T278" style:family="text">
      <style:text-properties style:use-window-font-color="true" loext:opacity="0%" fo:font-size="10pt" fo:font-style="normal" style:text-underline-style="none" fo:font-weight="bold" fo:background-color="#dee6ef" loext:char-shading-value="0" style:font-size-asian="10pt" style:font-style-asian="normal" style:font-weight-asian="bold" style:font-size-complex="10pt" style:font-style-complex="normal" style:font-weight-complex="bold"/>
    </style:style>
    <style:style style:name="T279" style:family="text">
      <style:text-properties style:use-window-font-color="true" loext:opacity="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80" style:family="text">
      <style:text-properties style:use-window-font-color="true" loext:opacity="0%" fo:font-size="10pt" fo:font-style="normal" style:text-underline-style="solid" style:text-underline-width="auto" style:text-underline-color="font-color" fo:font-weight="normal" officeooo:rsid="00a18251" style:font-size-asian="10pt" style:font-style-asian="normal" style:font-weight-asian="normal" style:font-size-complex="10pt" style:font-style-complex="normal" style:font-weight-complex="normal"/>
    </style:style>
    <style:style style:name="T281" style:family="text">
      <style:text-properties style:use-window-font-color="true" loext:opacity="0%" fo:font-size="10pt" style:text-underline-style="none" fo:font-weight="normal" style:font-size-asian="10pt" style:font-weight-asian="normal" style:font-size-complex="10pt" style:font-weight-complex="normal"/>
    </style:style>
    <style:style style:name="T282" style:family="text">
      <style:text-properties style:use-window-font-color="true" loext:opacity="0%" fo:font-size="10pt" style:text-underline-style="none" fo:font-weight="normal" officeooo:rsid="006edf38" style:font-size-asian="10pt" style:font-weight-asian="normal" style:font-size-complex="10pt" style:font-weight-complex="normal"/>
    </style:style>
    <style:style style:name="T283" style:family="text">
      <style:text-properties style:use-window-font-color="true" loext:opacity="0%" fo:font-size="10pt" style:text-underline-style="none" fo:font-weight="normal" officeooo:rsid="0079736d" style:font-size-asian="10pt" style:font-weight-asian="normal" style:font-size-complex="10pt" style:font-weight-complex="normal"/>
    </style:style>
    <style:style style:name="T284" style:family="text">
      <style:text-properties style:use-window-font-color="true" loext:opacity="0%" fo:font-size="10pt" style:text-underline-style="none" fo:font-weight="normal" officeooo:rsid="007d599b" style:font-size-asian="10pt" style:font-weight-asian="normal" style:font-size-complex="10pt" style:font-weight-complex="normal"/>
    </style:style>
    <style:style style:name="T285" style:family="text">
      <style:text-properties style:use-window-font-color="true" loext:opacity="0%" fo:font-size="10pt" style:text-underline-style="none" fo:font-weight="normal" officeooo:rsid="007d85e6" style:font-size-asian="10pt" style:font-weight-asian="normal" style:font-size-complex="10pt" style:font-weight-complex="normal"/>
    </style:style>
    <style:style style:name="T286" style:family="text">
      <style:text-properties style:use-window-font-color="true" loext:opacity="0%" fo:font-size="10pt" style:text-underline-style="none" fo:font-weight="normal" officeooo:rsid="00815094" style:font-size-asian="10pt" style:font-weight-asian="normal" style:font-size-complex="10pt" style:font-weight-complex="normal"/>
    </style:style>
    <style:style style:name="T287" style:family="text">
      <style:text-properties style:use-window-font-color="true" loext:opacity="0%" fo:font-size="10pt" style:text-underline-style="none" fo:font-weight="normal" officeooo:rsid="0080a5f1" style:font-size-asian="10pt" style:font-weight-asian="normal" style:font-size-complex="10pt" style:font-weight-complex="normal"/>
    </style:style>
    <style:style style:name="T288" style:family="text">
      <style:text-properties style:use-window-font-color="true" loext:opacity="0%" fo:font-size="10pt" style:text-underline-style="none" fo:font-weight="normal" officeooo:rsid="0097d9a3" style:font-size-asian="10pt" style:font-weight-asian="normal" style:font-size-complex="10pt" style:font-weight-complex="normal"/>
    </style:style>
    <style:style style:name="T289" style:family="text">
      <style:text-properties style:use-window-font-color="true" loext:opacity="0%" fo:font-size="10pt" style:text-underline-style="none" fo:font-weight="normal" officeooo:rsid="00987740" style:font-size-asian="10pt" style:font-weight-asian="normal" style:font-size-complex="10pt" style:font-weight-complex="normal"/>
    </style:style>
    <style:style style:name="T290" style:family="text">
      <style:text-properties style:use-window-font-color="true" loext:opacity="0%" fo:font-size="10pt" style:text-underline-style="none" fo:font-weight="normal" officeooo:rsid="00a35f70" style:font-size-asian="10pt" style:font-weight-asian="normal" style:font-size-complex="10pt" style:font-weight-complex="normal"/>
    </style:style>
    <style:style style:name="T291" style:family="text">
      <style:text-properties style:use-window-font-color="true" loext:opacity="0%" fo:font-size="10pt" style:text-underline-style="none" fo:font-weight="normal" officeooo:rsid="00ab8bd5" style:font-size-asian="10pt" style:font-weight-asian="normal" style:font-size-complex="10pt" style:font-weight-complex="normal"/>
    </style:style>
    <style:style style:name="T292" style:family="text">
      <style:text-properties style:use-window-font-color="true" loext:opacity="0%" fo:font-size="10pt" style:text-underline-style="none" fo:font-weight="bold" officeooo:rsid="006edf38" fo:background-color="transparent" loext:char-shading-value="0" style:font-size-asian="10pt" style:font-weight-asian="bold" style:font-size-complex="10pt" style:font-weight-complex="bold"/>
    </style:style>
    <style:style style:name="T293" style:family="text">
      <style:text-properties style:use-window-font-color="true" loext:opacity="0%" fo:font-size="10pt" style:text-underline-style="none" fo:font-weight="bold" style:font-size-asian="10pt" style:font-weight-asian="bold" style:font-size-complex="10pt" style:font-weight-complex="bold"/>
    </style:style>
    <style:style style:name="T294" style:family="text">
      <style:text-properties style:use-window-font-color="true" loext:opacity="0%" fo:font-size="10pt" style:text-underline-style="none" fo:font-weight="bold" officeooo:rsid="00815094" style:font-size-asian="10pt" style:font-weight-asian="bold" style:font-size-complex="10pt" style:font-weight-complex="bold"/>
    </style:style>
    <style:style style:name="T295" style:family="text">
      <style:text-properties style:use-window-font-color="true" loext:opacity="0%" fo:font-size="10pt" style:text-underline-style="none" fo:font-weight="bold" fo:background-color="#dde8cb" loext:char-shading-value="0" style:font-size-asian="10pt" style:font-weight-asian="bold" style:font-size-complex="10pt" style:font-weight-complex="bold"/>
    </style:style>
    <style:style style:name="T296" style:family="text">
      <style:text-properties style:use-window-font-color="true" loext:opacity="0%" fo:font-size="10pt" style:text-underline-style="none" fo:font-weight="bold" officeooo:rsid="0079736d" fo:background-color="#dde8cb" loext:char-shading-value="0" style:font-size-asian="10pt" style:font-weight-asian="bold" style:font-size-complex="10pt" style:font-weight-complex="bold"/>
    </style:style>
    <style:style style:name="T297" style:family="text">
      <style:text-properties style:use-window-font-color="true" loext:opacity="0%" fo:font-size="10pt" style:text-underline-style="none" fo:font-weight="bold" officeooo:rsid="007d599b" fo:background-color="#dde8cb" loext:char-shading-value="0" style:font-size-asian="10pt" style:font-weight-asian="bold" style:font-size-complex="10pt" style:font-weight-complex="bold"/>
    </style:style>
    <style:style style:name="T298" style:family="text">
      <style:text-properties style:use-window-font-color="true" loext:opacity="0%" fo:font-size="10pt" style:text-underline-style="none" fo:font-weight="bold" officeooo:rsid="00815094" fo:background-color="#dde8cb" loext:char-shading-value="0" style:font-size-asian="10pt" style:font-weight-asian="bold" style:font-size-complex="10pt" style:font-weight-complex="bold"/>
    </style:style>
    <style:style style:name="T299" style:family="text">
      <style:text-properties style:use-window-font-color="true" loext:opacity="0%" fo:font-size="10pt" style:text-underline-style="none" fo:font-weight="bold" officeooo:rsid="00829d4a" fo:background-color="#dde8cb" loext:char-shading-value="0" style:font-size-asian="10pt" style:font-weight-asian="bold" style:font-size-complex="10pt" style:font-weight-complex="bold"/>
    </style:style>
    <style:style style:name="T300" style:family="text">
      <style:text-properties style:use-window-font-color="true" loext:opacity="0%" fo:font-size="10pt" style:text-underline-style="none" fo:font-weight="bold" officeooo:rsid="0084a81e" fo:background-color="#dde8cb" loext:char-shading-value="0" style:font-size-asian="10pt" style:font-weight-asian="bold" style:font-size-complex="10pt" style:font-weight-complex="bold"/>
    </style:style>
    <style:style style:name="T301" style:family="text">
      <style:text-properties style:use-window-font-color="true" loext:opacity="0%" fo:font-size="10pt" style:text-underline-style="none" fo:font-weight="bold" officeooo:rsid="0088e630" fo:background-color="#dde8cb" loext:char-shading-value="0" style:font-size-asian="10pt" style:font-weight-asian="bold" style:font-size-complex="10pt" style:font-weight-complex="bold"/>
    </style:style>
    <style:style style:name="T302" style:family="text">
      <style:text-properties style:use-window-font-color="true" loext:opacity="0%" fo:font-size="10pt" style:text-underline-style="none" fo:font-weight="bold" officeooo:rsid="0097d9a3" fo:background-color="#dde8cb" loext:char-shading-value="0" style:font-size-asian="10pt" style:font-weight-asian="bold" style:font-size-complex="10pt" style:font-weight-complex="bold"/>
    </style:style>
    <style:style style:name="T303" style:family="text">
      <style:text-properties style:use-window-font-color="true" loext:opacity="0%" fo:font-size="10pt" style:text-underline-style="none" fo:font-weight="bold" officeooo:rsid="00987740" fo:background-color="#dde8cb" loext:char-shading-value="0" style:font-size-asian="10pt" style:font-weight-asian="bold" style:font-size-complex="10pt" style:font-weight-complex="bold"/>
    </style:style>
    <style:style style:name="T304" style:family="text">
      <style:text-properties style:use-window-font-color="true" loext:opacity="0%" fo:font-size="10pt" style:text-underline-style="none" fo:font-weight="bold" officeooo:rsid="00a2f4eb" fo:background-color="#dde8cb" loext:char-shading-value="0" style:font-size-asian="10pt" style:font-weight-asian="bold" style:font-size-complex="10pt" style:font-weight-complex="bold"/>
    </style:style>
    <style:style style:name="T305" style:family="text">
      <style:text-properties style:use-window-font-color="true" loext:opacity="0%" fo:font-size="10pt" style:text-underline-style="none" fo:font-weight="bold" officeooo:rsid="00a55eb8" fo:background-color="#dde8cb" loext:char-shading-value="0" style:font-size-asian="10pt" style:font-weight-asian="bold" style:font-size-complex="10pt" style:font-weight-complex="bold"/>
    </style:style>
    <style:style style:name="T306" style:family="text">
      <style:text-properties style:use-window-font-color="true" loext:opacity="0%" fo:font-size="10pt" style:text-underline-style="none" fo:font-weight="bold" officeooo:rsid="00a35f70" fo:background-color="#dde8cb" loext:char-shading-value="0" style:font-size-asian="10pt" style:font-weight-asian="bold" style:font-size-complex="10pt" style:font-weight-complex="bold"/>
    </style:style>
    <style:style style:name="T307" style:family="text">
      <style:text-properties style:use-window-font-color="true" loext:opacity="0%" fo:font-size="10pt" style:text-underline-style="none" fo:font-weight="bold" officeooo:rsid="00a6dbfa" fo:background-color="#dde8cb" loext:char-shading-value="0" style:font-size-asian="10pt" style:font-weight-asian="bold" style:font-size-complex="10pt" style:font-weight-complex="bold"/>
    </style:style>
    <style:style style:name="T308" style:family="text">
      <style:text-properties style:use-window-font-color="true" loext:opacity="0%" fo:font-size="10pt" style:text-underline-style="none" fo:font-weight="bold" fo:background-color="#dee6ef" loext:char-shading-value="0" style:font-size-asian="10pt" style:font-weight-asian="bold" style:font-size-complex="10pt" style:font-weight-complex="bold"/>
    </style:style>
    <style:style style:name="T309" style:family="text">
      <style:text-properties style:use-window-font-color="true" loext:opacity="0%" fo:font-size="10pt" style:text-underline-style="none" fo:font-weight="bold" officeooo:rsid="00ae4b87" fo:background-color="#dee6ef" loext:char-shading-value="0" style:font-size-asian="10pt" style:font-weight-asian="bold" style:font-size-complex="10pt" style:font-weight-complex="bold"/>
    </style:style>
    <style:style style:name="T310" style:family="text">
      <style:text-properties style:use-window-font-color="true" loext:opacity="0%" fo:font-size="10pt" style:text-underline-style="none" fo:font-weight="bold" fo:background-color="#ffd7d7" loext:char-shading-value="0" style:font-size-asian="10pt" style:font-weight-asian="bold" style:font-size-complex="10pt" style:font-weight-complex="bold"/>
    </style:style>
    <style:style style:name="T311" style:family="text">
      <style:text-properties style:use-window-font-color="true" loext:opacity="0%" fo:font-size="10pt" style:text-underline-style="none" fo:font-weight="bold" officeooo:rsid="007d599b" fo:background-color="#ffd7d7" loext:char-shading-value="0" style:font-size-asian="10pt" style:font-weight-asian="bold" style:font-size-complex="10pt" style:font-weight-complex="bold"/>
    </style:style>
    <style:style style:name="T312" style:family="text">
      <style:text-properties style:use-window-font-color="true" loext:opacity="0%" fo:font-size="10pt" style:text-underline-style="none" fo:font-weight="bold" officeooo:rsid="007d85e6" fo:background-color="#ffd7d7" loext:char-shading-value="0" style:font-size-asian="10pt" style:font-weight-asian="bold" style:font-size-complex="10pt" style:font-weight-complex="bold"/>
    </style:style>
    <style:style style:name="T313" style:family="text">
      <style:text-properties style:use-window-font-color="true" loext:opacity="0%" fo:font-size="10pt" style:text-underline-style="none" fo:font-weight="bold" officeooo:rsid="00873229" fo:background-color="#ffd7d7" loext:char-shading-value="0" style:font-size-asian="10pt" style:font-weight-asian="bold" style:font-size-complex="10pt" style:font-weight-complex="bold"/>
    </style:style>
    <style:style style:name="T314" style:family="text">
      <style:text-properties style:use-window-font-color="true" loext:opacity="0%" fo:font-size="10pt" style:text-underline-style="none" style:font-size-asian="10pt" style:font-size-complex="10pt"/>
    </style:style>
    <style:style style:name="T315" style:family="text">
      <style:text-properties style:use-window-font-color="true" loext:opacity="0%" fo:font-size="10pt" style:text-underline-style="none" officeooo:rsid="00a2f4eb" style:font-size-asian="10pt" style:font-size-complex="10pt"/>
    </style:style>
    <style:style style:name="T316" style:family="text">
      <style:text-properties style:use-window-font-color="true" loext:opacity="0%" fo:font-size="10pt" style:text-underline-style="none" officeooo:rsid="00aac13b" style:font-size-asian="10pt" style:font-size-complex="10pt"/>
    </style:style>
    <style:style style:name="T317" style:family="text">
      <style:text-properties style:use-window-font-color="true" loext:opacity="0%" fo:font-size="10pt" style:text-underline-style="solid" style:text-underline-width="auto" style:text-underline-color="font-color" fo:font-weight="normal" style:font-size-asian="10pt" style:font-weight-asian="normal" style:font-size-complex="10pt" style:font-weight-complex="normal"/>
    </style:style>
    <style:style style:name="T318" style:family="text">
      <style:text-properties style:use-window-font-color="true" loext:opacity="0%" fo:font-size="10pt" style:text-underline-style="solid" style:text-underline-width="auto" style:text-underline-color="font-color" fo:font-weight="normal" officeooo:rsid="006edf38" style:font-size-asian="10pt" style:font-weight-asian="normal" style:font-size-complex="10pt" style:font-weight-complex="normal"/>
    </style:style>
    <style:style style:name="T319" style:family="text">
      <style:text-properties style:use-window-font-color="true" loext:opacity="0%" fo:font-size="10pt" style:text-underline-style="solid" style:text-underline-width="auto" style:text-underline-color="font-color" style:font-size-asian="10pt" style:font-size-complex="10pt"/>
    </style:style>
    <style:style style:name="T320" style:family="text">
      <style:text-properties style:use-window-font-color="true" loext:opacity="0%" fo:font-size="22pt" fo:font-weight="bold" officeooo:rsid="004215bd" style:font-size-asian="22pt" style:font-weight-asian="bold" style:font-size-complex="22pt" style:font-weight-complex="bold"/>
    </style:style>
    <style:style style:name="T321" style:family="text">
      <style:text-properties style:use-window-font-color="true" loext:opacity="0%" fo:font-size="22pt" fo:font-weight="bold" officeooo:rsid="0051e665" style:font-size-asian="22pt" style:font-weight-asian="bold" style:font-size-complex="22pt" style:font-weight-complex="bold"/>
    </style:style>
    <style:style style:name="T322" style:family="text">
      <style:text-properties style:use-window-font-color="true" loext:opacity="0%" fo:font-size="22pt" fo:font-weight="bold" officeooo:rsid="0063ecb4" style:font-size-asian="22pt" style:font-weight-asian="bold" style:font-size-complex="22pt" style:font-weight-complex="bold"/>
    </style:style>
    <style:style style:name="T323" style:family="text">
      <style:text-properties style:use-window-font-color="true" loext:opacity="0%" fo:font-size="22pt" fo:font-weight="bold" officeooo:rsid="0072edc3" style:font-size-asian="22pt" style:font-weight-asian="bold" style:font-size-complex="22pt" style:font-weight-complex="bold"/>
    </style:style>
    <style:style style:name="T324" style:family="text">
      <style:text-properties style:use-window-font-color="true" loext:opacity="0%" fo:font-size="22pt" fo:font-weight="bold" officeooo:rsid="0080a5f1" style:font-size-asian="22pt" style:font-weight-asian="bold" style:font-size-complex="22pt" style:font-weight-complex="bold"/>
    </style:style>
    <style:style style:name="T325" style:family="text">
      <style:text-properties style:use-window-font-color="true" loext:opacity="0%" fo:font-size="22pt" fo:font-weight="bold" officeooo:rsid="0088e630" style:font-size-asian="22pt" style:font-weight-asian="bold" style:font-size-complex="22pt" style:font-weight-complex="bold"/>
    </style:style>
    <style:style style:name="T326" style:family="text">
      <style:text-properties style:use-window-font-color="true" loext:opacity="0%" fo:font-size="22pt" fo:font-weight="bold" officeooo:rsid="0091f2ea" style:font-size-asian="22pt" style:font-weight-asian="bold" style:font-size-complex="22pt" style:font-weight-complex="bold"/>
    </style:style>
    <style:style style:name="T327" style:family="text">
      <style:text-properties style:use-window-font-color="true" loext:opacity="0%" fo:font-size="22pt" fo:font-weight="bold" officeooo:rsid="009ac788" style:font-size-asian="22pt" style:font-weight-asian="bold" style:font-size-complex="22pt" style:font-weight-complex="bold"/>
    </style:style>
    <style:style style:name="T328" style:family="text">
      <style:text-properties officeooo:rsid="001c579e"/>
    </style:style>
    <style:style style:name="T329" style:family="text">
      <style:text-properties officeooo:rsid="001f68ef"/>
    </style:style>
    <style:style style:name="T330" style:family="text">
      <style:text-properties officeooo:rsid="00223183"/>
    </style:style>
    <style:style style:name="T331" style:family="text">
      <style:text-properties officeooo:rsid="00232852"/>
    </style:style>
    <style:style style:name="T332" style:family="text">
      <style:text-properties officeooo:rsid="00232852" fo:background-color="#dde8cb" loext:char-shading-value="0"/>
    </style:style>
    <style:style style:name="T333" style:family="text">
      <style:text-properties officeooo:rsid="00250195"/>
    </style:style>
    <style:style style:name="T334" style:family="text">
      <style:text-properties officeooo:rsid="0026431a"/>
    </style:style>
    <style:style style:name="T335" style:family="text">
      <style:text-properties officeooo:rsid="0028f72a"/>
    </style:style>
    <style:style style:name="T336" style:family="text">
      <style:text-properties officeooo:rsid="002c023f"/>
    </style:style>
    <style:style style:name="T337" style:family="text">
      <style:text-properties officeooo:rsid="002d6ba4"/>
    </style:style>
    <style:style style:name="T338" style:family="text">
      <style:text-properties officeooo:rsid="002da90f"/>
    </style:style>
    <style:style style:name="T339" style:family="text">
      <style:text-properties officeooo:rsid="0030ee93"/>
    </style:style>
    <style:style style:name="T340" style:family="text">
      <style:text-properties officeooo:rsid="0034d523"/>
    </style:style>
    <style:style style:name="T341" style:family="text">
      <style:text-properties officeooo:rsid="0035690a"/>
    </style:style>
    <style:style style:name="T342" style:family="text">
      <style:text-properties officeooo:rsid="003ae487"/>
    </style:style>
    <style:style style:name="T343" style:family="text">
      <style:text-properties style:text-underline-style="solid" style:text-underline-width="auto" style:text-underline-color="font-color"/>
    </style:style>
    <style:style style:name="T344" style:family="text">
      <style:text-properties style:text-underline-style="solid" style:text-underline-width="auto" style:text-underline-color="font-color" fo:font-weight="normal" style:font-weight-asian="normal" style:font-weight-complex="normal"/>
    </style:style>
    <style:style style:name="T345" style:family="text">
      <style:text-properties style:text-underline-style="solid" style:text-underline-width="auto" style:text-underline-color="font-color" fo:font-weight="normal" officeooo:rsid="000d0168" style:font-weight-asian="normal" style:font-weight-complex="normal"/>
    </style:style>
    <style:style style:name="T346" style:family="text">
      <style:text-properties style:text-underline-style="solid" style:text-underline-width="auto" style:text-underline-color="font-color" fo:font-weight="normal" officeooo:rsid="001ad857" style:font-weight-asian="normal" style:font-weight-complex="normal"/>
    </style:style>
    <style:style style:name="T347" style:family="text">
      <style:text-properties style:text-underline-style="solid" style:text-underline-width="auto" style:text-underline-color="font-color" fo:font-weight="normal" officeooo:rsid="0032aa8f" style:font-weight-asian="normal" style:font-weight-complex="normal"/>
    </style:style>
    <style:style style:name="T348" style:family="text">
      <style:text-properties style:text-underline-style="solid" style:text-underline-width="auto" style:text-underline-color="font-color" fo:font-weight="normal" officeooo:rsid="003ae487" style:font-weight-asian="normal" style:font-weight-complex="normal"/>
    </style:style>
    <style:style style:name="T349" style:family="text">
      <style:text-properties style:text-underline-style="solid" style:text-underline-width="auto" style:text-underline-color="font-color" fo:font-weight="normal" officeooo:rsid="004215bd" style:font-weight-asian="normal" style:font-weight-complex="normal"/>
    </style:style>
    <style:style style:name="T350" style:family="text">
      <style:text-properties style:text-underline-style="solid" style:text-underline-width="auto" style:text-underline-color="font-color" fo:font-weight="normal" officeooo:rsid="004a0731" style:font-weight-asian="normal" style:font-weight-complex="normal"/>
    </style:style>
    <style:style style:name="T351" style:family="text">
      <style:text-properties style:text-underline-style="solid" style:text-underline-width="auto" style:text-underline-color="font-color" fo:font-weight="normal" officeooo:rsid="0053e05b" style:font-weight-asian="normal" style:font-weight-complex="normal"/>
    </style:style>
    <style:style style:name="T352" style:family="text">
      <style:text-properties style:text-underline-style="solid" style:text-underline-width="auto" style:text-underline-color="font-color" fo:font-weight="normal" officeooo:rsid="005402e2" style:font-weight-asian="normal" style:font-weight-complex="normal"/>
    </style:style>
    <style:style style:name="T353" style:family="text">
      <style:text-properties style:text-underline-style="solid" style:text-underline-width="auto" style:text-underline-color="font-color" fo:font-weight="normal" officeooo:rsid="005b11d1" style:font-weight-asian="normal" style:font-weight-complex="normal"/>
    </style:style>
    <style:style style:name="T354" style:family="text">
      <style:text-properties style:text-underline-style="solid" style:text-underline-width="auto" style:text-underline-color="font-color" fo:font-weight="normal" officeooo:rsid="0063ecb4" style:font-weight-asian="normal" style:font-weight-complex="normal"/>
    </style:style>
    <style:style style:name="T355" style:family="text">
      <style:text-properties style:text-underline-style="solid" style:text-underline-width="auto" style:text-underline-color="font-color" fo:font-weight="normal" officeooo:rsid="00790fac" style:font-weight-asian="normal" style:font-weight-complex="normal"/>
    </style:style>
    <style:style style:name="T356" style:family="text">
      <style:text-properties style:text-underline-style="solid" style:text-underline-width="auto" style:text-underline-color="font-color" fo:font-weight="normal" officeooo:rsid="007c56b8" style:font-weight-asian="normal" style:font-weight-complex="normal"/>
    </style:style>
    <style:style style:name="T357" style:family="text">
      <style:text-properties style:text-underline-style="solid" style:text-underline-width="auto" style:text-underline-color="font-color" fo:font-weight="normal" officeooo:rsid="0072edc3" style:font-weight-asian="normal" style:font-weight-complex="normal"/>
    </style:style>
    <style:style style:name="T358" style:family="text">
      <style:text-properties style:text-underline-style="solid" style:text-underline-width="auto" style:text-underline-color="font-color" fo:font-weight="normal" officeooo:rsid="0080a5f1" style:font-weight-asian="normal" style:font-weight-complex="normal"/>
    </style:style>
    <style:style style:name="T359" style:family="text">
      <style:text-properties style:text-underline-style="solid" style:text-underline-width="auto" style:text-underline-color="font-color" fo:font-weight="normal" officeooo:rsid="0097d9a3" style:font-weight-asian="normal" style:font-weight-complex="normal"/>
    </style:style>
    <style:style style:name="T360" style:family="text">
      <style:text-properties style:text-underline-style="solid" style:text-underline-width="auto" style:text-underline-color="font-color" fo:font-weight="normal" officeooo:rsid="009f960f" style:font-weight-asian="normal" style:font-weight-complex="normal"/>
    </style:style>
    <style:style style:name="T361" style:family="text">
      <style:text-properties style:text-underline-style="solid" style:text-underline-width="auto" style:text-underline-color="font-color" fo:font-weight="normal" officeooo:rsid="00a2e2a7" style:font-weight-asian="normal" style:font-weight-complex="normal"/>
    </style:style>
    <style:style style:name="T362" style:family="text">
      <style:text-properties style:text-underline-style="solid" style:text-underline-width="auto" style:text-underline-color="font-color" fo:font-weight="normal" officeooo:rsid="00b7618c" style:font-weight-asian="normal" style:font-weight-complex="normal"/>
    </style:style>
    <style:style style:name="T363" style:family="text">
      <style:text-properties style:text-underline-style="solid" style:text-underline-width="auto" style:text-underline-color="font-color" fo:font-weight="normal" officeooo:rsid="004a3c1e" fo:background-color="transparent" loext:char-shading-value="0" style:font-weight-asian="normal" style:font-weight-complex="normal"/>
    </style:style>
    <style:style style:name="T364" style:family="text">
      <style:text-properties style:text-underline-style="solid" style:text-underline-width="auto" style:text-underline-color="font-color" officeooo:rsid="00223183"/>
    </style:style>
    <style:style style:name="T365" style:family="text">
      <style:text-properties style:text-underline-style="solid" style:text-underline-width="auto" style:text-underline-color="font-color" officeooo:rsid="002d6ba4"/>
    </style:style>
    <style:style style:name="T366" style:family="text">
      <style:text-properties style:text-underline-style="solid" style:text-underline-width="auto" style:text-underline-color="font-color" officeooo:rsid="003b9bbd"/>
    </style:style>
    <style:style style:name="T367" style:family="text">
      <style:text-properties style:text-underline-style="solid" style:text-underline-width="auto" style:text-underline-color="font-color" officeooo:rsid="000e1a99"/>
    </style:style>
    <style:style style:name="T368" style:family="text">
      <style:text-properties style:text-underline-style="solid" style:text-underline-width="auto" style:text-underline-color="font-color" officeooo:rsid="0034d523"/>
    </style:style>
    <style:style style:name="T369" style:family="text">
      <style:text-properties style:text-underline-style="solid" style:text-underline-width="auto" style:text-underline-color="font-color" fo:font-weight="bold" style:font-weight-asian="bold" style:font-weight-complex="bold"/>
    </style:style>
    <style:style style:name="T370" style:family="text">
      <style:text-properties officeooo:rsid="0040035a"/>
    </style:style>
    <style:style style:name="T371" style:family="text">
      <style:text-properties officeooo:rsid="004215bd"/>
    </style:style>
    <style:style style:name="T372" style:family="text">
      <style:text-properties fo:color="#000000" loext:opacity="100%"/>
    </style:style>
    <style:style style:name="T373" style:family="text">
      <style:text-properties fo:color="#000000" loext:opacity="100%" fo:font-weight="bold" style:font-weight-asian="bold" style:font-weight-complex="bold"/>
    </style:style>
    <style:style style:name="T374" style:family="text">
      <style:text-properties fo:color="#000000" loext:opacity="100%" fo:font-size="10pt" style:font-size-asian="10pt" style:font-size-complex="10pt"/>
    </style:style>
    <style:style style:name="T375" style:family="text">
      <style:text-properties fo:color="#000000" loext:opacity="100%" fo:font-size="10pt" officeooo:rsid="0032aa8f" style:font-size-asian="10pt" style:font-size-complex="10pt"/>
    </style:style>
    <style:style style:name="T376" style:family="text">
      <style:text-properties fo:color="#000000" loext:opacity="100%" fo:font-size="10pt" officeooo:rsid="0063ecb4" style:font-size-asian="10pt" style:font-size-complex="10pt"/>
    </style:style>
    <style:style style:name="T377" style:family="text">
      <style:text-properties fo:color="#000000" loext:opacity="100%" fo:font-size="10pt" fo:font-weight="bold" style:font-size-asian="10pt" style:font-weight-asian="bold" style:font-size-complex="10pt" style:font-weight-complex="bold"/>
    </style:style>
    <style:style style:name="T378" style:family="text">
      <style:text-properties fo:color="#000000" loext:opacity="100%" fo:font-size="10pt" fo:font-weight="bold" officeooo:rsid="0032aa8f" style:font-size-asian="10pt" style:font-weight-asian="bold" style:font-size-complex="10pt" style:font-weight-complex="bold"/>
    </style:style>
    <style:style style:name="T379" style:family="text">
      <style:text-properties fo:color="#000000" loext:opacity="100%" fo:font-size="10pt" fo:font-weight="bold" officeooo:rsid="005b11d1" style:font-size-asian="10pt" style:font-weight-asian="bold" style:font-size-complex="10pt" style:font-weight-complex="bold"/>
    </style:style>
    <style:style style:name="T380" style:family="text">
      <style:text-properties fo:color="#000000" loext:opacity="100%" fo:font-size="10pt" fo:font-weight="bold" officeooo:rsid="0063ecb4" style:font-size-asian="10pt" style:font-weight-asian="bold" style:font-size-complex="10pt" style:font-weight-complex="bold"/>
    </style:style>
    <style:style style:name="T381" style:family="text">
      <style:text-properties fo:color="#000000" loext:opacity="100%" fo:font-size="10pt" fo:font-weight="normal" style:font-size-asian="10pt" style:font-weight-asian="normal" style:font-size-complex="10pt" style:font-weight-complex="normal"/>
    </style:style>
    <style:style style:name="T382" style:family="text">
      <style:text-properties fo:color="#000000" loext:opacity="100%" fo:font-size="10pt" fo:font-weight="normal" officeooo:rsid="005b11d1" style:font-size-asian="10pt" style:font-weight-asian="normal" style:font-size-complex="10pt" style:font-weight-complex="normal"/>
    </style:style>
    <style:style style:name="T383" style:family="text">
      <style:text-properties fo:color="#000000" loext:opacity="100%" fo:font-size="10pt" fo:font-weight="normal" officeooo:rsid="0063ecb4" style:font-size-asian="10pt" style:font-weight-asian="normal" style:font-size-complex="10pt" style:font-weight-complex="normal"/>
    </style:style>
    <style:style style:name="T384" style:family="text">
      <style:text-properties style:text-underline-style="none"/>
    </style:style>
    <style:style style:name="T385" style:family="text">
      <style:text-properties style:text-underline-style="none" fo:font-weight="normal" style:font-weight-asian="normal" style:font-weight-complex="normal"/>
    </style:style>
    <style:style style:name="T386" style:family="text">
      <style:text-properties style:text-underline-style="none" fo:font-weight="normal" officeooo:rsid="004215bd" style:font-weight-asian="normal" style:font-weight-complex="normal"/>
    </style:style>
    <style:style style:name="T387" style:family="text">
      <style:text-properties style:text-underline-style="none" fo:font-weight="normal" officeooo:rsid="004a0731" style:font-weight-asian="normal" style:font-weight-complex="normal"/>
    </style:style>
    <style:style style:name="T388" style:family="text">
      <style:text-properties style:text-underline-style="none" fo:font-weight="normal" officeooo:rsid="004a3c1e" style:font-weight-asian="normal" style:font-weight-complex="normal"/>
    </style:style>
    <style:style style:name="T389" style:family="text">
      <style:text-properties style:text-underline-style="none" fo:font-weight="normal" officeooo:rsid="009f960f" style:font-weight-asian="normal" style:font-weight-complex="normal"/>
    </style:style>
    <style:style style:name="T390" style:family="text">
      <style:text-properties style:text-underline-style="none" fo:font-weight="normal" officeooo:rsid="00a2e2a7" style:font-weight-asian="normal" style:font-weight-complex="normal"/>
    </style:style>
    <style:style style:name="T391" style:family="text">
      <style:text-properties style:text-underline-style="none" fo:font-weight="normal" officeooo:rsid="00b6f8b1" style:font-weight-asian="normal" style:font-weight-complex="normal"/>
    </style:style>
    <style:style style:name="T392" style:family="text">
      <style:text-properties style:text-underline-style="none" officeooo:rsid="004215bd"/>
    </style:style>
    <style:style style:name="T393" style:family="text">
      <style:text-properties style:text-underline-style="none" officeooo:rsid="00432279"/>
    </style:style>
    <style:style style:name="T394" style:family="text">
      <style:text-properties style:text-underline-style="none" officeooo:rsid="0044de49"/>
    </style:style>
    <style:style style:name="T395" style:family="text">
      <style:text-properties style:text-underline-style="none" fo:font-weight="bold" fo:background-color="#dde8cb" loext:char-shading-value="0" style:font-weight-asian="bold" style:font-weight-complex="bold"/>
    </style:style>
    <style:style style:name="T396" style:family="text">
      <style:text-properties style:text-underline-style="none" fo:font-weight="bold" officeooo:rsid="00432279" fo:background-color="#dde8cb" loext:char-shading-value="0" style:font-weight-asian="bold" style:font-weight-complex="bold"/>
    </style:style>
    <style:style style:name="T397" style:family="text">
      <style:text-properties style:text-underline-style="none" fo:font-weight="bold" officeooo:rsid="004215bd" fo:background-color="#dde8cb" loext:char-shading-value="0" style:font-weight-asian="bold" style:font-weight-complex="bold"/>
    </style:style>
    <style:style style:name="T398" style:family="text">
      <style:text-properties style:text-underline-style="none" fo:font-weight="bold" officeooo:rsid="0044de49" fo:background-color="#dde8cb" loext:char-shading-value="0" style:font-weight-asian="bold" style:font-weight-complex="bold"/>
    </style:style>
    <style:style style:name="T399" style:family="text">
      <style:text-properties style:text-underline-style="none" fo:font-weight="bold" officeooo:rsid="0047b302" fo:background-color="#ffd7d7" loext:char-shading-value="0" style:font-weight-asian="bold" style:font-weight-complex="bold"/>
    </style:style>
    <style:style style:name="T400" style:family="text">
      <style:text-properties style:text-underline-style="none" fo:font-weight="bold" officeooo:rsid="00a2e2a7" style:font-weight-asian="bold" style:font-weight-complex="bold"/>
    </style:style>
    <style:style style:name="T401" style:family="text">
      <style:text-properties style:text-underline-style="none" officeooo:rsid="0047b302"/>
    </style:style>
    <style:style style:name="T402" style:family="text">
      <style:text-properties style:text-underline-style="none" officeooo:rsid="004a3c1e"/>
    </style:style>
    <style:style style:name="T403" style:family="text">
      <style:text-properties style:text-underline-style="none" officeooo:rsid="00b6f8b1"/>
    </style:style>
    <style:style style:name="T404" style:family="text">
      <style:text-properties officeooo:rsid="00493e56"/>
    </style:style>
    <style:style style:name="T405" style:family="text">
      <style:text-properties officeooo:rsid="004a0731"/>
    </style:style>
    <style:style style:name="T406" style:family="text">
      <style:text-properties officeooo:rsid="004a3c1e"/>
    </style:style>
    <style:style style:name="T407" style:family="text">
      <style:text-properties officeooo:rsid="004ee446"/>
    </style:style>
    <style:style style:name="T408" style:family="text">
      <style:text-properties officeooo:rsid="0051e665"/>
    </style:style>
    <style:style style:name="T409" style:family="text">
      <style:text-properties officeooo:rsid="0053e05b"/>
    </style:style>
    <style:style style:name="T410" style:family="text">
      <style:text-properties officeooo:rsid="005402e2"/>
    </style:style>
    <style:style style:name="T411" style:family="text">
      <style:text-properties officeooo:rsid="0056f872"/>
    </style:style>
    <style:style style:name="T412" style:family="text">
      <style:text-properties officeooo:rsid="005794e1"/>
    </style:style>
    <style:style style:name="T413" style:family="text">
      <style:text-properties officeooo:rsid="0058a64c"/>
    </style:style>
    <style:style style:name="T414" style:family="text">
      <style:text-properties officeooo:rsid="005b11d1"/>
    </style:style>
    <style:style style:name="T415" style:family="text">
      <style:text-properties officeooo:rsid="006045a5"/>
    </style:style>
    <style:style style:name="T416" style:family="text">
      <style:text-properties officeooo:rsid="00622f56"/>
    </style:style>
    <style:style style:name="T417" style:family="text">
      <style:text-properties officeooo:rsid="0063ecb4"/>
    </style:style>
    <style:style style:name="T418" style:family="text">
      <style:text-properties officeooo:rsid="00695ba2"/>
    </style:style>
    <style:style style:name="T419" style:family="text">
      <style:text-properties officeooo:rsid="0070a550"/>
    </style:style>
    <style:style style:name="T420" style:family="text">
      <style:text-properties officeooo:rsid="0072a536"/>
    </style:style>
    <style:style style:name="T421" style:family="text">
      <style:text-properties officeooo:rsid="00752557"/>
    </style:style>
    <style:style style:name="T422" style:family="text">
      <style:text-properties officeooo:rsid="00772170"/>
    </style:style>
    <style:style style:name="T423" style:family="text">
      <style:text-properties officeooo:rsid="00781366"/>
    </style:style>
    <style:style style:name="T424" style:family="text">
      <style:text-properties fo:font-size="10pt" style:text-underline-style="none" style:font-size-asian="10pt" style:font-size-complex="10pt"/>
    </style:style>
    <style:style style:name="T425" style:family="text">
      <style:text-properties fo:font-size="10pt" style:text-underline-style="none" officeooo:rsid="007d599b" style:font-size-asian="10pt" style:font-size-complex="10pt"/>
    </style:style>
    <style:style style:name="T426" style:family="text">
      <style:text-properties fo:font-size="10pt" style:text-underline-style="none" officeooo:rsid="006edf38" style:font-size-asian="10pt" style:font-size-complex="10pt"/>
    </style:style>
    <style:style style:name="T427" style:family="text">
      <style:text-properties fo:font-size="10pt" style:text-underline-style="none" officeooo:rsid="00873229" style:font-size-asian="10pt" style:font-size-complex="10pt"/>
    </style:style>
    <style:style style:name="T428" style:family="text">
      <style:text-properties fo:font-size="10pt" style:text-underline-style="none" officeooo:rsid="008814cf" style:font-size-asian="10pt" style:font-size-complex="10pt"/>
    </style:style>
    <style:style style:name="T429" style:family="text">
      <style:text-properties fo:font-size="10pt" style:text-underline-style="none" officeooo:rsid="0097d9a3" style:font-size-asian="10pt" style:font-size-complex="10pt"/>
    </style:style>
    <style:style style:name="T430" style:family="text">
      <style:text-properties fo:font-size="10pt" style:text-underline-style="none" officeooo:rsid="00987740" style:font-size-asian="10pt" style:font-size-complex="10pt"/>
    </style:style>
    <style:style style:name="T431" style:family="text">
      <style:text-properties fo:font-size="10pt" style:text-underline-style="none" officeooo:rsid="00a35f70" style:font-size-asian="10pt" style:font-size-complex="10pt"/>
    </style:style>
    <style:style style:name="T432" style:family="text">
      <style:text-properties fo:font-size="10pt" style:text-underline-style="none" officeooo:rsid="00a8c24d" style:font-size-asian="10pt" style:font-size-complex="10pt"/>
    </style:style>
    <style:style style:name="T433" style:family="text">
      <style:text-properties fo:font-size="10pt" style:text-underline-style="none" officeooo:rsid="00815094" style:font-size-asian="10pt" style:font-size-complex="10pt"/>
    </style:style>
    <style:style style:name="T434" style:family="text">
      <style:text-properties fo:font-size="10pt" style:text-underline-style="none" fo:font-weight="bold" fo:background-color="#dee6ef" loext:char-shading-value="0" style:font-size-asian="10pt" style:font-weight-asian="bold" style:font-size-complex="10pt" style:font-weight-complex="bold"/>
    </style:style>
    <style:style style:name="T435" style:family="text">
      <style:text-properties fo:font-size="10pt" style:text-underline-style="none" fo:font-weight="bold" officeooo:rsid="0086a360" fo:background-color="#dee6ef" loext:char-shading-value="0" style:font-size-asian="10pt" style:font-weight-asian="bold" style:font-size-complex="10pt" style:font-weight-complex="bold"/>
    </style:style>
    <style:style style:name="T436" style:family="text">
      <style:text-properties fo:font-size="10pt" style:text-underline-style="none" fo:font-weight="bold" officeooo:rsid="00873229" fo:background-color="#dee6ef" loext:char-shading-value="0" style:font-size-asian="10pt" style:font-weight-asian="bold" style:font-size-complex="10pt" style:font-weight-complex="bold"/>
    </style:style>
    <style:style style:name="T437" style:family="text">
      <style:text-properties fo:font-size="10pt" style:text-underline-style="none" fo:font-weight="bold" officeooo:rsid="0088e630" fo:background-color="#dee6ef" loext:char-shading-value="0" style:font-size-asian="10pt" style:font-weight-asian="bold" style:font-size-complex="10pt" style:font-weight-complex="bold"/>
    </style:style>
    <style:style style:name="T438" style:family="text">
      <style:text-properties fo:font-size="10pt" style:text-underline-style="none" fo:font-weight="bold" fo:background-color="#ffd7d7" loext:char-shading-value="0" style:font-size-asian="10pt" style:font-weight-asian="bold" style:font-size-complex="10pt" style:font-weight-complex="bold"/>
    </style:style>
    <style:style style:name="T439" style:family="text">
      <style:text-properties fo:font-size="10pt" style:text-underline-style="none" fo:font-weight="bold" officeooo:rsid="00a8c24d" fo:background-color="#ffd7d7" loext:char-shading-value="0" style:font-size-asian="10pt" style:font-weight-asian="bold" style:font-size-complex="10pt" style:font-weight-complex="bold"/>
    </style:style>
    <style:style style:name="T440" style:family="text">
      <style:text-properties fo:font-size="10pt" style:text-underline-style="none" fo:font-weight="bold" officeooo:rsid="00ae4b87" fo:background-color="#ffd7d7" loext:char-shading-value="0" style:font-size-asian="10pt" style:font-weight-asian="bold" style:font-size-complex="10pt" style:font-weight-complex="bold"/>
    </style:style>
    <style:style style:name="T441" style:family="text">
      <style:text-properties fo:font-size="10pt" fo:font-style="italic" style:text-underline-style="none" officeooo:rsid="006edf38" style:font-size-asian="10pt" style:font-style-asian="italic" style:font-size-complex="10pt" style:font-style-complex="italic"/>
    </style:style>
    <style:style style:name="T442" style:family="text">
      <style:text-properties fo:font-size="10pt" fo:font-style="italic" style:text-underline-style="none" fo:font-weight="bold" fo:background-color="#dee6ef" loext:char-shading-value="0" style:font-size-asian="10pt" style:font-style-asian="italic" style:font-weight-asian="bold" style:font-size-complex="10pt" style:font-style-complex="italic" style:font-weight-complex="bold"/>
    </style:style>
    <style:style style:name="T443" style:family="text">
      <style:text-properties fo:font-size="10pt" fo:font-style="normal" style:text-underline-style="none" fo:font-weight="bold" fo:background-color="#dee6ef" loext:char-shading-value="0" style:font-size-asian="10pt" style:font-style-asian="normal" style:font-weight-asian="bold" style:font-size-complex="10pt" style:font-style-complex="normal" style:font-weight-complex="bold"/>
    </style:style>
    <style:style style:name="T444" style:family="text">
      <style:text-properties fo:font-size="10pt" style:text-underline-style="solid" style:text-underline-width="auto" style:text-underline-color="font-color" style:font-size-asian="10pt" style:font-size-complex="10pt"/>
    </style:style>
    <style:style style:name="T445" style:family="text">
      <style:text-properties fo:font-size="10pt" style:text-underline-style="solid" style:text-underline-width="auto" style:text-underline-color="font-color" officeooo:rsid="0097d9a3" style:font-size-asian="10pt" style:font-size-complex="10pt"/>
    </style:style>
    <style:style style:name="T446" style:family="text">
      <style:text-properties officeooo:rsid="0080a5f1"/>
    </style:style>
    <style:style style:name="T447" style:family="text">
      <style:text-properties officeooo:rsid="008dc711"/>
    </style:style>
    <style:style style:name="T448" style:family="text">
      <style:text-properties officeooo:rsid="008f424f"/>
    </style:style>
    <style:style style:name="T449" style:family="text">
      <style:text-properties officeooo:rsid="0091211d"/>
    </style:style>
    <style:style style:name="T450" style:family="text">
      <style:text-properties officeooo:rsid="0091f2ea"/>
    </style:style>
    <style:style style:name="T451" style:family="text">
      <style:text-properties officeooo:rsid="00987740"/>
    </style:style>
    <style:style style:name="T452" style:family="text">
      <style:text-properties officeooo:rsid="009f960f"/>
    </style:style>
    <style:style style:name="T453" style:family="text">
      <style:text-properties officeooo:rsid="00b08e62"/>
    </style:style>
    <style:style style:name="T454" style:family="text">
      <style:text-properties fo:color="#00a933" loext:opacity="100%"/>
    </style:style>
    <style:style style:name="T455" style:family="text">
      <style:text-properties fo:color="#55308d" loext:opacity="100%"/>
    </style:style>
    <style:style style:name="T456" style:family="text">
      <style:text-properties fo:color="#55308d" loext:opacity="100%" style:text-underline-style="solid" style:text-underline-width="auto" style:text-underline-color="font-color"/>
    </style:style>
    <style:style style:name="T457" style:family="text">
      <style:text-properties officeooo:rsid="00b7618c"/>
    </style:style>
    <style:style style:name="T458" style:family="text">
      <style:text-properties officeooo:rsid="00ba5826"/>
    </style:style>
    <style:style style:name="T459" style:family="text">
      <style:text-properties officeooo:rsid="00bd2d01"/>
    </style:style>
    <style:style style:name="T460" style:family="text">
      <style:text-properties officeooo:rsid="00bd8807"/>
    </style:style>
    <style:style style:name="T461" style:family="text">
      <style:text-properties officeooo:rsid="00be0065"/>
    </style:style>
    <style:style style:name="T462" style:family="text">
      <style:text-properties officeooo:rsid="00bfbdc9"/>
    </style:style>
    <style:style style:name="T463" style:family="text">
      <style:text-properties officeooo:rsid="00c1eb72"/>
    </style:style>
    <style:style style:name="T464" style:family="text">
      <style:text-properties officeooo:rsid="00c3f510"/>
    </style:style>
    <style:style style:name="T46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ches de révision</text:p>
      <text:p text:style-name="P3"/>
      <text:p text:style-name="P3"/>
      <text:p text:style-name="P3"/>
      <text:p text:style-name="P131">I. Comment sont organisées ces fiches</text:p>
      <text:p text:style-name="P132"/>
      <text:p text:style-name="P133">1. <text:span text:style-name="T343">Définition(s) :</text:span> ces définitions sont consensuelles et peuvent être utilisées dans une intro de dissertation.</text:p>
      <text:p text:style-name="P133">2. <text:span text:style-name="T343">Analyse conceptuelle :</text:span> quelques remarques sur le sens et l’utilisation du concept</text:p>
      <text:p text:style-name="P133">3. <text:span text:style-name="T343">Problème(s) :</text:span> quelques grandes interrogations philosophiques liées au concept, avec les alternatives possibles</text:p>
      <text:p text:style-name="P133">4. <text:span text:style-name="T343">Thèses importantes :</text:span></text:p>
      <text:p text:style-name="P134">- Pour chaque notion, vous aurez au moins trois<text:span text:style-name="T71"> thèses</text:span> <text:span text:style-name="T71">importantes</text:span></text:p>
      <text:p text:style-name="P134">- Pour cha<text:span text:style-name="T453">cune de ces</text:span> thèse<text:span text:style-name="T453">s</text:span>, vous aurez souvent une<text:span text:style-name="T71"> thèse complémentaire</text:span> qui constitue SOIT une critique possible, SOIT un prolongement possible</text:p>
      <text:p text:style-name="P134">- Pour chacune des thèses <text:span text:style-name="T453">(</text:span><text:span text:style-name="T91">importante</text:span><text:span text:style-name="T453"> ou </text:span><text:span text:style-name="T91">complémentaire</text:span><text:span text:style-name="T453">)</text:span>, vous trouverez l’ensemble des <text:span text:style-name="T71">notions impliquées</text:span> (ex : « la technique, la raison »). Évidemment, si vous êtes sur la fiche de la vérité, nul besoin de préciser que <text:span text:style-name="T2">toutes</text:span><text:span text:style-name="T24"> les thèses </text:span><text:span text:style-name="T33">exposées</text:span><text:span text:style-name="T24"> concernent la notion de vérité.</text:span></text:p>
      <text:p text:style-name="P132"/>
      <text:p text:style-name="P132"/>
      <text:p text:style-name="P131">II. Comment réviser vos fiches</text:p>
      <text:p text:style-name="P132"/>
      <text:p text:style-name="P135">Du plus important au moins important :</text:p>
      <text:p text:style-name="P136">1. Apprenez par cœur vos <text:span text:style-name="T71">définitions</text:span>, ou au moins sachez retrouver des définitions correctes</text:p>
      <text:p text:style-name="P136">2. <text:span text:style-name="T2">Comprenez</text:span><text:span text:style-name="T24"> les détails apportés par l’</text:span><text:span text:style-name="T40">analyse conceptuelle</text:span><text:span text:style-name="T24">, sans nécessairement les apprendre par cœur</text:span></text:p>
      <text:p text:style-name="P136"><text:span text:style-name="T24">3. </text:span><text:span text:style-name="T2">Réfléchissez</text:span><text:span text:style-name="T24"> aux questions posées dans les </text:span><text:span text:style-name="T40">problèmes</text:span><text:span text:style-name="T24"> et aux alternatives précisées. Il est important de réfléchir régulièrement par vous-même pour bien intégrer vos apprentissages.</text:span></text:p>
      <text:p text:style-name="P136"><text:span text:style-name="T24">4. Apprenez les trois </text:span><text:span text:style-name="T40">thèses principales</text:span><text:span text:style-name="T24"> :</text:span></text:p>
      <text:p text:style-name="P137">a. Retenez l’énoncé général de la thèse (en gras)</text:p>
      <text:p text:style-name="P137">b. Essayer de comprendre suffisamment bien les détails pour pouvoir les restituer globalement</text:p>
      <text:p text:style-name="P137">c. Faites le lien avec les <text:span text:style-name="T2">notions impliquées</text:span></text:p>
      <text:p text:style-name="P136"><text:span text:style-name="T24">5. SI POSSIBLE, apprenez les </text:span><text:span text:style-name="T40">thèses complémentaires</text:span><text:span text:style-name="T24"> :</text:span></text:p>
      <text:p text:style-name="P137">a. Essayer de retenir l’idée générale, suffisamment pour pouvoir la restituer et la défendre</text:p>
      <text:p text:style-name="P137">b. Faites le lien avec les <text:span text:style-name="T2">notions impliquées</text:span></text:p>
      <text:p text:style-name="P138"/>
      <text:p text:style-name="P5">L’art</text:p>
      <text:p text:style-name="P1"/>
      <text:p text:style-name="P1"/>
      <text:p text:style-name="P85">Définition(s) :</text:p>
      <text:p text:style-name="P89">- <text:span text:style-name="T71">Au sens large</text:span> (sens étymologique), l’art désigne la capacité qu’<text:span text:style-name="T459">a</text:span> l’homme d’agir d’après certains savoir-faire.</text:p>
      <text:p text:style-name="P89">- <text:span text:style-name="T71">Au sens strict</text:span> (sens courant), l’art désigne l’activité humaine qui consiste à produire des œuvres destinées à être contemplées.</text:p>
      <text:p text:style-name="P91"/>
      <text:p text:style-name="P85">Analyse conceptuelle :</text:p>
      <text:p text:style-name="P91"><text:span text:style-name="T1">- Le sens large s’identifie à la notion de </text:span><text:span text:style-name="T3">technique</text:span><text:span text:style-name="T25">, mais le sens strict </text:span><text:span text:style-name="T34">tend à</text:span><text:span text:style-name="T25"> s’y oppose</text:span><text:span text:style-name="T34">r</text:span><text:span text:style-name="T25">. En effet, l’activité artistique suppose certes certaines techniques, mais ne saurait s’y réduire ; bien plus, on peut dire que l’artiste se définit par ce qu’il a </text:span><text:span text:style-name="T3">de plus</text:span><text:span text:style-name="T25"> qu’un simple technicien (de l’inventivité, de la créativité, du génie).</text:span></text:p>
      <text:p text:style-name="P91"><text:span text:style-name="T25">- </text:span><text:span text:style-name="T34">Pour nourrir votre réflexion, n’oubliez jamais de penser la question en fonction des trois pôles de l’art : l’œuvre d’art, le spectateur, l’artiste.</text:span></text:p>
      <text:p text:style-name="P91"/>
      <text:p text:style-name="P85">Problème(s) :</text:p>
      <text:p text:style-name="P89"><text:span text:style-name="T149">- </text:span><text:span text:style-name="T238">L’artiste n’est-il qu’un technicien ?</text:span><text:span text:style-name="T150"> </text:span><text:span text:style-name="T151">L’artiste génial </text:span><text:span text:style-name="T152">se définit-il par le fait qu’il applique les règles à la perfection </text:span><text:span text:style-name="T72">OU </text:span><text:span text:style-name="T76">BIEN</text:span><text:span text:style-name="T150"> d</text:span><text:span text:style-name="T151">oit-il se définir par un pouvoir inné et mystérieux de création, qui lui permettrait de transcender toutes les règles </text:span><text:span text:style-name="T152">données</text:span><text:span text:style-name="T151"> ?</text:span></text:p>
      <text:p text:style-name="P89"><text:span text:style-name="T149">- </text:span><text:span text:style-name="T345">L’expérience du beau est-elle subjective ?</text:span><text:span text:style-name="T152"> Est-elle déterminée par certaines propriétés formelles de l’œuvre (la symétrie, les proportions) </text:span><text:span text:style-name="T73">OU </text:span><text:span text:style-name="T76">BIEN</text:span><text:span text:style-name="T152"> </text:span><text:span text:style-name="T153">dépend-elle exclusivement des caractéristiques</text:span><text:span text:style-name="T152"> </text:span><text:span text:style-name="T153">du spectateur </text:span><text:span text:style-name="T152">?</text:span></text:p>
      <text:p text:style-name="P91"/>
      <text:p text:style-name="P85">Thèses importantes : </text:p>
      <text:p text:style-name="P91"><text:span text:style-name="T178">(1) </text:span><text:span text:style-name="T182">Platon </text:span>: <text:span text:style-name="T141">L</text:span><text:span text:style-name="T116">’art </text:span><text:span text:style-name="T117">est </text:span><text:span text:style-name="T118">l’</text:span><text:span text:style-name="T117">imitation d’une imitation</text:span></text:p>
      <text:p text:style-name="P97">- La <text:span text:style-name="T343">réalité véritable</text:span>, c’est l’<text:span text:style-name="T454">idée intelligible</text:span>.</text:p>
      <text:p text:style-name="P97">- Les <text:span text:style-name="T456">choses concrètes</text:span> <text:span text:style-name="T370">ne </text:span>sont <text:span text:style-name="T370">que</text:span> des imitations d’une <text:span text:style-name="T454">idée</text:span></text:p>
      <text:p text:style-name="P98">- <text:span text:style-name="T343">L’œuvre d’art</text:span> est une imitation des <text:span text:style-name="T455">choses concrètes</text:span>.</text:p>
      <text:p text:style-name="P98"><text:span text:style-name="T370">Par conséquent, l’œuvre d’art </text:span>est éloignée de la réalité par deux degrés. Cet éloignement lui donne sa puissance de fascination, mais aussi sa dangerosité (<text:span text:style-name="T370">elle </text:span>peut influencer les représentations populaires). <text:span text:style-name="T370">Deux conséquences :</text:span></text:p>
      <text:p text:style-name="P103">- L’œuvre d’art est d’autant plus puissante qu’elle arrive à se faire passer pour la réalité</text:p>
      <text:p text:style-name="P104">(→ <text:span text:style-name="T370">i</text:span>mportance de la maîtrise technique pour l’imitation)</text:p>
      <text:p text:style-name="P99">- <text:span text:style-name="T179">Politiquement, </text:span><text:span text:style-name="T223">l’État doit </text:span>bannir les artistes de la cité !</text:p>
      <text:p text:style-name="P23">La nature, l’État, la technique, la vérité</text:p>
      <text:p text:style-name="P101"/>
      <text:p text:style-name="P98"><text:span text:style-name="T343">Critique :</text:span> <text:span text:style-name="T182">Hegel </text:span>: <text:span text:style-name="T112">L</text:span><text:span text:style-name="T94">’essence de l’art ne tient pas dans une reproduction du réel, </text:span><text:span text:style-name="T112">puisque rien ne servirait d’avoir une reproduction si nous avons déjà l’original</text:span><text:span text:style-name="T94">. Elle tient plutôt dans une objectivation de notre vie intérieure </text:span><text:span text:style-name="T112">dans l’élément de l’apparence sensible, qui nous permet de prendre conscience de nous-même</text:span><text:span text:style-name="T94">.</text:span></text:p>
      <text:p text:style-name="P23"><text:span text:style-name="T180">L</text:span>a conscience, <text:span text:style-name="T180">le travail, </text:span><text:span text:style-name="T220">l’inconscient</text:span></text:p>
      <text:p text:style-name="P102"/>
      <text:p text:style-name="P92"><text:span text:style-name="T178">(2) </text:span><text:span text:style-name="T183">Kant </text:span><text:span text:style-name="T178">: </text:span><text:span text:style-name="T141">L</text:span><text:span text:style-name="T117">’artiste est défini par son génie, </text:span><text:span text:style-name="T118">c’est-à-dire par</text:span><text:span text:style-name="T117"> une disposition innée et naturelle par laquelle il peut inventer de nouvelles règles</text:span></text:p>
      <text:p text:style-name="P105">La différence entre l’art et la technique, c’est qu’un technicien peut tout à fait expliquer à un autre comment il a procédé pour produire son objet. L’artisanat, par exemple, n’est rien d’autre qu’un ensemble de recette<text:span text:style-name="T459">s</text:span>.</text:p>
      <text:p text:style-name="P105">L’artiste, par contre, ne peut pas produire des recettes pour créer des œuvres d’art. Il est incapable lui-même d’expliquer comment il s’y prend pour créer : c’est parce que son pouvoir créateur dépend d’un talent inné et mystérieux, qui lui a été donné à la naissance et qu’il ne contrôle pas.</text:p>
      <text:p text:style-name="P39">L’inconscient, la nature, la raison, la technique</text:p>
      <text:p text:style-name="P106"/>
      <text:p text:style-name="P93"><text:span text:style-name="T367">Critique :</text:span><text:span text:style-name="T178"> </text:span><text:span text:style-name="T182">Nietzsche </text:span>: <text:span text:style-name="T112">L</text:span><text:span text:style-name="T94">e génie </text:span><text:span text:style-name="T95">n’est qu’un long</text:span><text:span text:style-name="T94"> travail incorporé ; </text:span><text:span text:style-name="T96">nous croyons au génie </text:span><text:span text:style-name="T97">inné</text:span><text:span text:style-name="T96"> parce que cette croyance nous est utile, mais cela ne signifie pas qu’elle soit vraie</text:span></text:p>
      <text:p text:style-name="P8"><text:span text:style-name="T220">L’</text:span>inconscient, la technique, le travail</text:p>
      <text:p text:style-name="P96"/>
      <text:p text:style-name="P91"><text:span text:style-name="T177">(3) </text:span><text:span text:style-name="T182">Freud </text:span>: <text:span text:style-name="T142">L</text:span><text:span text:style-name="T119">’activité créatrice de l’artiste est un moyen pour lui de sublimer ses pulsions</text:span></text:p>
      <text:p text:style-name="P107">La <text:span text:style-name="T2">sublimation</text:span> désigne le processus psychique au cours duquel les frustrations et les désirs irréalisables du sujet vont prendre une nouvelle forme, méconnaissable ; le sujet va réinvestir dans des projets de création l’énergie liée à ses pulsions sexuelles. Pour Freud, même si la création littéraire, artistique et intellectuelle n'ont apparemment aucun rapport avec la sexualité, c’est bien de là qu’ils tirent leur force. La sublimation est une alternative à la névrose.</text:p>
      <text:p text:style-name="P25">Le bonheur, le travail, l’inconscient</text:p>
      <text:p text:style-name="P4">L<text:span text:style-name="T221">e bonheur</text:span></text:p>
      <text:p text:style-name="P2"/>
      <text:p text:style-name="P86">Définition(s) :</text:p>
      <text:p text:style-name="P108">Le bonheur est <text:span text:style-name="T222">un état </text:span><text:span text:style-name="T223">stable et </text:span><text:span text:style-name="T222">durable de satisfaction profonde.</text:span></text:p>
      <text:p text:style-name="P94"/>
      <text:p text:style-name="P86">Analyse conceptuelle :</text:p>
      <text:p text:style-name="P109"><text:span text:style-name="T24">- Le bonheur se distingue du </text:span><text:span text:style-name="T40">plaisir</text:span><text:span text:style-name="T24"> et de la </text:span><text:span text:style-name="T40">joie</text:span><text:span text:style-name="T24">. Le plaisir et la joie sont des sentiments, ils sont éphémères, alors que l’idée de bonheur implique un temps long.</text:span></text:p>
      <text:p text:style-name="P109"><text:span text:style-name="T65">- Attention :</text:span><text:span text:style-name="T24"> </text:span><text:span text:style-name="T26">le bonheur, c’est le fait d’</text:span><text:span text:style-name="T4">être heureux</text:span><text:span text:style-name="T26">. Ce sont des synonymes !</text:span></text:p>
      <text:p text:style-name="P94"/>
      <text:p text:style-name="P86">Problème(s) :</text:p>
      <text:p text:style-name="P90"><text:span text:style-name="T149">- </text:span><text:span text:style-name="T346">Le bonheur est-il le fait du hasard ?</text:span><text:span text:style-name="T154"> </text:span><text:span text:style-name="T155">Le bonheur se fonde-t-il sur les événements heureux de notre vie, qui comme tous les événements sont nécessairement imprévisibles, </text:span><text:span text:style-name="T74">OU BIEN</text:span><text:span text:style-name="T155"> repose-t-il plutôt sur la façon dont </text:span><text:span text:style-name="T8">nous</text:span><text:span text:style-name="T155"> interprétons tout ce qui nous arrive ?</text:span></text:p>
      <text:p text:style-name="P90"><text:span text:style-name="T149">- </text:span><text:span text:style-name="T346">Le bonheur est-il le but ultime de la vie ?</text:span><text:span text:style-name="T154"> </text:span><text:span text:style-name="T155">Faut-il toujours essayer de satisfaire nos désirs, </text:span><text:span text:style-name="T74">OU BIEN</text:span><text:span text:style-name="T155"> existe-t-il des exigences politiques et morales qui doivent prévaloir sur nos envies ?</text:span></text:p>
      <text:p text:style-name="P90"><text:span text:style-name="T154">- </text:span><text:span text:style-name="T346">Est-ce à l’État de faire notre bonheur ?</text:span><text:span text:style-name="T154"> </text:span><text:span text:style-name="T155">Le bonheur dépend-il de nos conditions matérielles de vie, et donc de l’organisation de la société dans laquelle nous vivons, </text:span><text:span text:style-name="T74">OU BIEN</text:span><text:span text:style-name="T155"> est-il toujours une affaire exclusivement personnelle, voire spirituelle ?</text:span></text:p>
      <text:p text:style-name="P94"/>
      <text:p text:style-name="P86">Thèses importantes : </text:p>
      <text:p text:style-name="P126"><text:span text:style-name="T178">(</text:span><text:span text:style-name="T224">1</text:span><text:span text:style-name="T178">) </text:span><text:span text:style-name="T185">Calliclès</text:span><text:span text:style-name="T224"> </text:span><text:span text:style-name="T219">(personnage </text:span><text:span text:style-name="T205">de Platon)</text:span><text:span text:style-name="T75"> : </text:span><text:span text:style-name="T228">L</text:span><text:span text:style-name="T227">a vie heureuse est la vie déréglée</text:span></text:p>
      <text:p text:style-name="P127">Être heureux, c’est satisfaire tous ses désirs ; le bonheur et la liberté s’identifient. Mais il s’agit d’un idéal exigeant, et par conséquent seul un petit nombre d’hommes est en capacité de trouver le bonheur : l’élite (les plus brillants ou les mieux nés).</text:p>
      <text:p text:style-name="P127">Pour être heureux, il faut avant tout se libérer du poids de la morale et de la justice : ce sont des artifices créés par les faibles pour se protéger des forts. La nature exige de nous que nous donnions libre cours à nos passions.</text:p>
      <text:p text:style-name="P14">La justice, la liberté, la nature</text:p>
      <text:p text:style-name="P126"/>
      <text:p text:style-name="P128"><text:span text:style-name="T343">Critique :</text:span> <text:span text:style-name="T185">Platon</text:span>: <text:span text:style-name="T98">Un tel homme ressemblerait au tonneau percé des danaïdes : il tenterait sans cesse de se remplir, en vain. En fait, pour être heureux il importe plutôt de travailler sur soi pour réussir à se satisfaire de ce qu’on a.</text:span></text:p>
      <text:p text:style-name="P9">La <text:span text:style-name="T225">raison</text:span></text:p>
      <text:p text:style-name="P126"/>
      <text:p text:style-name="P94"><text:span text:style-name="T178">(</text:span><text:span text:style-name="T225">2</text:span><text:span text:style-name="T178">) </text:span><text:span text:style-name="T184">Épicure</text:span>: <text:span text:style-name="T124">L</text:span><text:span text:style-name="T120">a recherche du bonheur implique la recherche de la sagesse : c’est le bon usage de notre raison qui nous rend heureux</text:span></text:p>
      <text:p text:style-name="P110">Pour être heureux il faut sélectionner nos désirs, et donc refuser les désirs trompeurs qui ne produisent que de la souffrance. <text:span text:style-name="T27">Certes tout plaisir est un bien en soi, mais tout plaisir ne doit pas forcément être recherché, parce qu’il peut avoir des conséquences nocives. </text:span><text:span text:style-name="T24">Par conséquent,</text:span><text:span text:style-name="T27"> le bonheur suppose l’exercice vigilant de notre raison, pour toujours comparer les avantages et les inconvénients à long terme de nos désirs. </text:span><text:span text:style-name="T24">En dernière analyse, la vie heureuse est une vie frugale et sereine ; il faut savoir tant que possible se contenter de ce qui est naturel et nécessaire.</text:span></text:p>
      <text:p text:style-name="P26">La raison, la nature</text:p>
      <text:p text:style-name="P100"/>
      <text:p text:style-name="P100"><text:span text:style-name="T343">Critique :</text:span> <text:span text:style-name="T186">Rousseau </text:span>: <text:span text:style-name="T94">« </text:span><text:span text:style-name="T99">Malheur à celui qui n’a rien à désirer ! » Le désir est important </text:span><text:span text:style-name="T13">en lui-même</text:span><text:span text:style-name="T42">, c’est lui qui donne du sens et de la valeur à nos vies.</text:span></text:p>
      <text:p text:style-name="P24"/>
      <text:p text:style-name="P24"/>
      <text:p text:style-name="P95"><text:span text:style-name="T178">(</text:span><text:span text:style-name="T328">3</text:span><text:span text:style-name="T178">) </text:span><text:span text:style-name="T186">Pascal</text:span>: <text:span text:style-name="T124">N</text:span><text:span text:style-name="T122">ous cherchons par tous les moyens des divertissements, pour </text:span><text:span text:style-name="T121">ne pas penser à notre condition misérable</text:span></text:p>
      <text:p text:style-name="P111">La misère de la condition de l’homme, c’est <text:span text:style-name="T329">sa finitude : le fait </text:span>d’être un atome éphémère et insignifiant au milieu d’un univers infini et vide. Cette vérité cruelle, nous voulons l’oublier par tous les moyens : pour ne pas penser à notre sort nous nous saoulons de divertissements : la guerre, le jeu, l’amour, le travail… Pour Pascal le divertissement a en fait un statut ambivalent : c’est certes lui qui nous permet de supporter notre malheur, mais en même temps il nous détourne de Dieu, en lequel nous pourrions trouver le salut et la promesse d’un bonheur éternel.</text:p>
      <text:p text:style-name="P27">La religion, le temps, le travail</text:p>
      <text:p text:style-name="P111"/>
      <text:p text:style-name="P111"><text:span text:style-name="T343">Critique :</text:span> <text:span text:style-name="T187">Heidegger </text:span><text:span text:style-name="T329">: </text:span><text:span text:style-name="T100">Notre finitude n’est pas quelque chose qui rend </text:span><text:span text:style-name="T114">l’</text:span><text:span text:style-name="T100">existence absurde. Au contraire, c’est le fait de se projeter vers notre mort qui nous permet d’avoir un rapport authentique à notre existence et qui lui donne son sens. </text:span><text:span text:style-name="T101">C’est cette distinction entre l’authenticité et l’inauthenticité qui est décisive, non celle entre</text:span><text:span text:style-name="T100"> </text:span><text:span text:style-name="T101">la foi et l’incroyance.</text:span></text:p>
      <text:p text:style-name="P10">La conscience, la vérité</text:p>
      <text:p text:style-name="P84"/>
      <text:p text:style-name="P7">La conscience</text:p>
      <text:p text:style-name="P335"/>
      <text:p text:style-name="P87">Définition(s) :</text:p>
      <text:p text:style-name="P112">- <text:span text:style-name="T71">Au sens psychologique</text:span>, la conscience est la faculté mentale qui nous permet d’appréhender subjectivement les phénomènes extérieurs ou intérieurs.</text:p>
      <text:p text:style-name="P121">→ Deux formes de cette conscience psychologique :</text:p>
      <text:p text:style-name="P113">- <text:span text:style-name="T335">conscience spontanée : capacité à nous représenter les choses qui nous entourent</text:span></text:p>
      <text:p text:style-name="P113">- <text:span text:style-name="T335">conscience réflexive : capacité à </text:span><text:span text:style-name="T5">faire retour</text:span><text:span text:style-name="T28"> sur nos propres états psychiques</text:span></text:p>
      <text:p text:style-name="P112">- <text:span text:style-name="T71">Au sens moral</text:span>, la conscience désigne notre capacité à distinguer le bien du mal.</text:p>
      <text:p text:style-name="P112"/>
      <text:p text:style-name="P87">Analyse conceptuelle :</text:p>
      <text:p text:style-name="P112">- La conscience spontanée permet la conscience réflexive, qui permet la conscience morale.</text:p>
      <text:p text:style-name="P122">- Attention à ne pas confondre <text:span text:style-name="T71">conscience</text:span><text:span text:style-name="T149"> et </text:span><text:span text:style-name="T71">connaissance</text:span><text:span text:style-name="T149">. La conscience que j’ai de mes états physiques ou psychiques peut être trompeuse ou partielle.</text:span></text:p>
      <text:p text:style-name="P117"/>
      <text:p text:style-name="P87">Problème(s) :</text:p>
      <text:p text:style-name="P112">- <text:span text:style-name="T364">Peut-on se connaître </text:span><text:span text:style-name="T343">soi-</text:span><text:span text:style-name="T364">même</text:span><text:span text:style-name="T343"> ?</text:span> <text:span text:style-name="T330">La connaissance de soi est-elle possible par la conscience immédiate que j’ai de mes états intérieurs (par introspection), </text:span><text:span text:style-name="T76">OU BIEN</text:span><text:span text:style-name="T156"> une véritable connaissance suppose-t-elle la capacité à prendre de la distance avec soi-même, en mettant en place certaines médiations ?</text:span></text:p>
      <text:p text:style-name="P112"/>
      <text:p text:style-name="P114"><text:span text:style-name="T71">Thèses importantes :</text:span> </text:p>
      <text:p text:style-name="P115"><text:span text:style-name="T331">(1)</text:span> <text:span text:style-name="T182">Descartes </text:span><text:span text:style-name="T181">:</text:span> <text:span text:style-name="T124">Mo</text:span><text:span text:style-name="T123">n</text:span><text:span text:style-name="T332"> </text:span><text:span text:style-name="T116">existence </text:span><text:span text:style-name="T123">en tant que </text:span><text:span text:style-name="T116">conscience e</text:span><text:span text:style-name="T123">st la seule vérité absolue</text:span></text:p>
      <text:p text:style-name="P123">Descartes met en place son doute méthodique pour savoir s’il existe au moins une chose absolument vraie. Après avoir écarté les vérités des sens et les vérités mathématiques, il se rend compte qu’il est <text:span text:style-name="T2">rigoureusement impossible</text:span><text:span text:style-name="T24"> de douter de sa propre existence : c’est la seule vérité absolument indubitable. Descartes découvre ainsi le</text:span><text:span text:style-name="T2"> cogito</text:span><text:span text:style-name="T24">, qui me désigne comme substance capable de penser sa propre existence de façon claire et distincte.</text:span></text:p>
      <text:p text:style-name="P36">La vérité</text:p>
      <text:p text:style-name="P115"/>
      <text:p text:style-name="P123"><text:span text:style-name="T343">Critique :</text:span> <text:span text:style-name="T182">Nietzsche </text:span>: <text:span text:style-name="T103">L</text:span><text:span text:style-name="T94">e « je pense » n’est aucunement une substance. Descartes a été pris au piège de la grammaire, qui lui a fait conclure que le « je » </text:span><text:span text:style-name="T102">avait une consistance propre, absolument séparée du corps.</text:span></text:p>
      <text:p text:style-name="P30">L’inconscient, le langage</text:p>
      <text:p text:style-name="P123"/>
      <text:p text:style-name="P116"><text:span text:style-name="T333">(2)</text:span> <text:span text:style-name="T182">Kant </text:span>: <text:span text:style-name="T124">C’est la conscience de soi qui fait de l’homme autre chose qu’une simple chose : une personne</text:span></text:p>
      <text:p text:style-name="P124">La présence de la conscience de soi dans un être le différencie absolument de tout le reste des êtres : il devient un être <text:span text:style-name="T2">moral</text:span><text:span text:style-name="T24">, ayant une valeur spécifique ; on lui doit alors le respect. L’accès à la conscience de soi marque un progrès définitif dans l’évolution psychique de l’enfant.</text:span></text:p>
      <text:p text:style-name="P37">La nature, le devoir</text:p>
      <text:p text:style-name="P112"/>
      <text:p text:style-name="P124"><text:span text:style-name="T343">Critique :</text:span> <text:span text:style-name="T188">Bentham </text:span><text:span text:style-name="T334">: </text:span><text:span text:style-name="T104">Ce n’est pas la conscience de soi qui détermine la valeur morale d’un être, mais sa capacité à sentir – en particulier à ressentir du plaisir ou de la peine. Les animaux ne sont certes pas des </text:span><text:span text:style-name="T14">personnes</text:span><text:span text:style-name="T43">, mais cela ne les empêche pas d’être un objet de respect</text:span><text:span text:style-name="T43"><office:annotation loext:resolved="false"><dc:creator>Auteur inconnu</dc:creator><dc:date>2022-07-27T14:23:57.234000000</dc:date><text:p text:style-name="P396"><text:span text:style-name="T465">"Le jour arrivera peut-être où le reste de la création animale acquerra les droits que seule une main tyrannique a pu leur retirer. Les Français ont déjà découvert que la noirceur de la peau n'était pas une raison pour abandonner un homme au caprice de ses persécuteurs sans lui laisser aucun recours. Peut-être admettra-t-on un jour que le nombre de pattes, la pilosité ou la terminaison de l'os sacrum sont des raisons tout aussi insuffisantes d'abandonner un être sentant à ce même sort. Quel autre critère doit permettre d'établir une distinction tranchée ? Est-ce la faculté de raisonner, ou peut-être la faculté de parler ? Mais un cheval ou un chien adulte est un être incomparablement plus rationnel qu'un nourrisson âgé d'un jour, d'une semaine ou même d'un mois - il a aussi plus de conversation. Mais à supposer qu'il n'en soit pas ainsi, qu'en résulterait-il ? La question n'est pas : 'peuvent-ils raisonner ?', ni 'peuvent-ils parler ?', mais 'peuvent-ils souffrir ?'"</text:span><text:span text:style-name="T465"><text:line-break/></text:span><text:span text:style-name="T465">Jeremy Bentham, Introduction aux principes de la morale et de la législation, chap. XVII (1789)</text:span></text:p></office:annotation></text:span><text:span text:style-name="T43">.</text:span></text:p>
      <text:p text:style-name="P112"/>
      <text:p text:style-name="P117"><text:span text:style-name="T335">(3)</text:span> <text:span text:style-name="T182">Sartre </text:span>: <text:span text:style-name="T229">Être conscient, c’est être libre</text:span></text:p>
      <text:p text:style-name="P125">Dans la mesure où la conscience de soi se définit par la possibilité de mettre à distance mes propres représentations, la conscience (de soi) et la liberté sont une seule et même chose.</text:p>
      <text:p text:style-name="P38">La liberté</text:p>
      <text:p text:style-name="P29"/>
      <text:p text:style-name="P200"><text:span text:style-name="T343">Critique :</text:span> <text:span text:style-name="T182">Marx </text:span>: <text:span text:style-name="T94">La liberté et la conscience ne sont pas de </text:span><text:span text:style-name="T105">simples phénomènes subjectifs</text:span><text:span text:style-name="T94">. Les contenus de la conscience sont déterminés par les conditions matérielles dans lesquelles vit l’individu ; la liberté, elle-même, n’est pas </text:span><text:span text:style-name="T105">qu’</text:span><text:span text:style-name="T94">un fait </text:span><text:span text:style-name="T105">psychologique </text:span><text:span text:style-name="T94">individuel, mais est l’objet d’une lutte collective d’essence politique.</text:span></text:p>
      <text:p text:style-name="P28">La liberté</text:p>
      <text:p text:style-name="P336"/>
      <text:p text:style-name="P7">Le devoir</text:p>
      <text:p text:style-name="P335"/>
      <text:p text:style-name="P88">Définition(s) :</text:p>
      <text:p text:style-name="P118">- <text:span text:style-name="T336">Le devoir est une action qu’un sujet se représente comme nécessaire.</text:span></text:p>
      <text:p text:style-name="P118"/>
      <text:p text:style-name="P88">Analyse conceptuelle :</text:p>
      <text:p text:style-name="P118">- <text:span text:style-name="T157">La notion de devoir se fonde sur la notion de </text:span><text:span text:style-name="T9">nécessité</text:span><text:span text:style-name="T61">, mais il existe plusieurs formes de nécessité : technique, sociale, morale, politique, juridique…</text:span></text:p>
      <text:p text:style-name="P118"><text:span text:style-name="T61">- Ceci étant, le </text:span><text:span text:style-name="T9">sens fort</text:span><text:span text:style-name="T61"> du devoir est son sens moral. Voir thèse (1) de Kant pour comprendre pourquoi.</text:span></text:p>
      <text:p text:style-name="P118"><text:span text:style-name="T61">- </text:span><text:span text:style-name="T62">Le devoir est un type d’obligation (les deux termes sont très proches). L’obligation s’oppose à la contrainte : l’obligation repose sur mon assentiment (je choisis d’obéir), alors que la contrainte s’impose à moi que je le veuille ou non.</text:span></text:p>
      <text:p text:style-name="P118"/>
      <text:p text:style-name="P88">Problème(s) :</text:p>
      <text:p text:style-name="P129">- <text:span text:style-name="T365">Le devoir moral est-il relatif ?</text:span><text:span text:style-name="T337"> La morale n’est-elle qu’un ensemble de règles sociales qui ne vaudraient que dans une société donnée, </text:span><text:span text:style-name="T77">OU BIEN</text:span><text:span text:style-name="T337"> existe-t-il des principes moraux absolument universels, qui s’appliqueraient dans toute société possible ?</text:span></text:p>
      <text:p text:style-name="P118"/>
      <text:p text:style-name="P119"><text:span text:style-name="T71">Thèses importantes :</text:span> </text:p>
      <text:p text:style-name="P120"><text:span text:style-name="T331">(1)</text:span> <text:span text:style-name="T182">Kant : </text:span><text:span text:style-name="T230">Le devoir moral est essentiellement supérieur à tous les autres devoirs : c’est le seul qui soit absolu</text:span></text:p>
      <text:p text:style-name="P214">Kant distingue deux types d’impératifs : les impératifs hypothétiques et les impératifs catégoriques.</text:p>
      <text:p text:style-name="P130"><text:span text:style-name="T226">- Les impératifs hypothétiques sont ceux qui s’imposent à moi </text:span><text:span text:style-name="T231">à condition</text:span><text:span text:style-name="T232"> qu’il y ait quelque autre chose que je veuille faire (ex : recette de cuisine). Les impératifs qui visent le bonheur ou l’obéissance à l’État sont de ce type.</text:span></text:p>
      <text:p text:style-name="P130"><text:span text:style-name="T232">- Les impératifs catégoriques s’imposent à moi </text:span><text:span text:style-name="T231">quelle que soit la situation</text:span><text:span text:style-name="T232">, de façon inconditionnelle. Seul l’impératif </text:span><text:span text:style-name="T233">moral</text:span><text:span text:style-name="T232"> est de ce type. Celui-ci exprime les exigences pratiques de la raison en moi : elle me commande d’agir de sorte que la maxime de mon action puisse être une règle universelle. La morale kantienne est une morale du respect de la personne humaine.</text:span></text:p>
      <text:p text:style-name="P15">Le bonheur, l’État</text:p>
      <text:p text:style-name="P195"/>
      <text:p text:style-name="P130"><text:span text:style-name="T236">Critique :</text:span><text:span text:style-name="T232"> </text:span><text:span text:style-name="T200">Hegel </text:span><text:span text:style-name="T233">: </text:span><text:span text:style-name="T234">La morale n’est pas déterminée par sa simple forme logique (son universalité). Au contraire, la morale consiste bien plutôt à faire vivre les règles particulières de la communauté historique à laquelle on appartient, enracinées dans la coutume et la tradition.</text:span></text:p>
      <text:p text:style-name="P11">L’État</text:p>
      <text:p text:style-name="P11"/>
      <text:p text:style-name="P215"><text:span text:style-name="T338">(2) <text:s/></text:span><text:span text:style-name="T182">Arendt : </text:span><text:span text:style-name="T125">Le mal vient d’abord de l’incapacité de certains à </text:span><text:span text:style-name="T18">penser</text:span><text:span text:style-name="T125"> leurs propres actions</text:span></text:p>
      <text:p text:style-name="P216">Hannah Arendt raisonne à partir du cas historique d’Adolf Eichmann. Eichmann a été jugé à Jérusalem pour sa participation au génocide nazi : il s’occupait de la logistique ferroviaire des déportations. Il se décrit lui-même comme un bon fonctionnaire qui n’a fait que son devoir. Arendt considère qu’il n’a effectivement pas agi pour des motivations racistes : il ne pense qu’<text:span text:style-name="T2">en petit fonctionnaire</text:span><text:span text:style-name="T24">, sans jamais s’interroger sur le sens de ce qu’il fait. C’est précisément pour cela qu’il est coupable : chacun a le devoir absolu de penser son action.</text:span></text:p>
      <text:p text:style-name="P17">La conscience, l’État, la justice</text:p>
      <text:p text:style-name="P16"/>
      <text:p text:style-name="P216"><text:span text:style-name="T70">Prolongement :</text:span><text:span text:style-name="T24"> </text:span><text:span text:style-name="T201">Milgram </text:span><text:span text:style-name="T29">: </text:span><text:span text:style-name="T54">On peut étudier de façon expérimentale la soumission à l’autorité. Plus de 60 % des individus peuvent infliger des chocs électriques mortels à un homme sous la pression d’une autorité reconnue comme légitime.</text:span></text:p>
      <text:p text:style-name="P196"/>
      <text:p text:style-name="P333"><text:span text:style-name="T235">(3) </text:span>Mill : <text:span text:style-name="T237">Un seul principe doit régler la morale individuelle et l’action politique : il faut maximiser le plaisir du plus grand nombre d’individus</text:span></text:p>
      <text:p text:style-name="P217">La thèse <text:span text:style-name="T71">utilitariste</text:span><text:span text:style-name="T2"> </text:span><text:span text:style-name="T24">repose sur le principe du plus grand bonheur pour tous : une action est morale </text:span><text:span text:style-name="T37">(</text:span><text:span text:style-name="T24">c’est-à-dire utile</text:span><text:span text:style-name="T37">)</text:span><text:span text:style-name="T24"> </text:span><text:span text:style-name="T2">si et seulement si </text:span><text:span text:style-name="T24">elle contribue globalement à augmenter le bonheur et / ou diminuer le malheur <text:s/>des êtres humains </text:span><text:span text:style-name="T37">(</text:span><text:span text:style-name="T24">et même de tous les animaux « sentants »</text:span><text:span text:style-name="T37">)</text:span><text:span text:style-name="T24">. Ce n’est pas du tout une morale égoïste, précisément parce qu’il s’agit de prendre en compte le bonheur du plus grand nombre.</text:span></text:p>
      <text:p text:style-name="P18">Le bonheur, l’État, la raison</text:p>
      <text:p text:style-name="P197"/>
      <text:p text:style-name="P217"><text:span text:style-name="T70">Critique :</text:span><text:span text:style-name="T24"> </text:span><text:span text:style-name="T200">Kant</text:span><text:span text:style-name="T24"> : </text:span><text:span text:style-name="T44">La morale ne peut pas reposer sur le plaisir, sinon elle n’aurait plus rien d’absolu. Une action peut produire plus de plaisir que de douleur, et en même temps être absolument immorale, si elle porte atteinte à la dignité humaine.</text:span></text:p>
      <text:p text:style-name="P18"><text:span text:style-name="T339">L</text:span>e bonheur, l’État</text:p>
      <text:p text:style-name="P303">L’État</text:p>
      <text:p text:style-name="P305"/>
      <text:p text:style-name="P232">Définition(s) :</text:p>
      <text:p text:style-name="P250">L’État est l’ensemble des institutions qui organisent la société au sein d’un territoire.</text:p>
      <text:p text:style-name="P252"/>
      <text:p text:style-name="P232">Analyse conceptuelle :</text:p>
      <text:p text:style-name="P252">- <text:span text:style-name="T158">L’État comprend un ensemble large d’institutions très diverses : la justice, l’armée, la police, les institutions scolaires, les administrations…</text:span></text:p>
      <text:p text:style-name="P252"><text:span text:style-name="T158">- Il ne faut pas confondre l’État avec le </text:span><text:span text:style-name="T10">gouvernement</text:span><text:span text:style-name="T158">, qui est le petit groupe d’hommes </text:span><text:span text:style-name="T10">à la tête</text:span><text:span text:style-name="T63"> de l’État</text:span></text:p>
      <text:p text:style-name="P252"><text:span text:style-name="T63">- </text:span><text:span text:style-name="T64">Attention à ne pas confondre la </text:span><text:span text:style-name="T11">société</text:span><text:span text:style-name="T64">, qui est l’ensemble des hommes qui sont réunis sur un territoire donné, et l’État, qui est un ensemble de structures institutionnelles exerçant leur pouvoir sur cet ensemble.</text:span></text:p>
      <text:p text:style-name="P252"><text:span text:style-name="T63">- L’État exerce </text:span><text:span text:style-name="T64">son </text:span><text:span text:style-name="T63">pouvoir par l’usage de la force. Pour Max Weber, l’État se définit précisément par le fait qu’il est le seul à avoir le </text:span><text:span text:style-name="T10">droit</text:span><text:span text:style-name="T63"> d’exercer la violence dans la société : il a le « monopole de la violence physique légitime »</text:span></text:p>
      <text:p text:style-name="P252"/>
      <text:p text:style-name="P232">Problème(s) :</text:p>
      <text:p text:style-name="P252">- <text:span text:style-name="T347">L’État a-t-il pour but de maintenir l’ordre ?</text:span><text:span text:style-name="T158"> L’État vise-t-il à imposer </text:span><text:span text:style-name="T159">le respect de la loi par la force, </text:span><text:span text:style-name="T78">OU BIEN</text:span><text:span text:style-name="T159"> vise-t-il plus profondément à réaliser des idéaux de justice et de liberté ?</text:span></text:p>
      <text:p text:style-name="P252"><text:span text:style-name="T158">- </text:span><text:span text:style-name="T347">L’État est-il l’ennemi de la liberté ? </text:span><text:span text:style-name="T160">L’État limite-t-il ma liberté individuelle en la bornant par des lois, </text:span><text:span text:style-name="T79">OU BIEN</text:span><text:span text:style-name="T160"> la stabilité sociale permise par l’existence des lois est-elle la condition d’une liberté véritable ?</text:span></text:p>
      <text:p text:style-name="P252"/>
      <text:p text:style-name="P253"><text:span text:style-name="T71">Thèses importantes :</text:span> </text:p>
      <text:p text:style-name="P337">(1) <text:span text:style-name="T189">Hobbes </text:span><text:span text:style-name="T340">: </text:span><text:span text:style-name="T126">Nous obéissons à l’État parce que c’est la condition de notre survie</text:span></text:p>
      <text:p text:style-name="P283">Hobbes se demande ce qu’il se passerait si aucune structure sociale n’existait : dans cet « état de nature », chaque homme serait en guerre totale contre chaque homme. Dans la mesure où personne ne pourrait vouloir vivre dans une telle situation, les hommes vont faire usage de leur raison pour mettre en place un pouvoir central qui garantisse l’application des lois en limitant les libertés individuelles, et donc permette la paix sociale. Ce pouvoir central, c’est le « Léviathan » : l’État.</text:p>
      <text:p text:style-name="P31">La justice, la liberté, la raison</text:p>
      <text:p text:style-name="P250"/>
      <text:p text:style-name="P283"><text:span text:style-name="T343">Critique :</text:span> <text:span text:style-name="T182">Rousseau </text:span>: <text:span text:style-name="T94">Aucun contrat ne saurait me demander de sacrifier ma liberté individuelle. Si l’obéissance à l’État est légitime, c’est dans la mesure où celle-ci n’est pas incompatible avec le fait d’être libre. L’État légitime est donc celui qui gouverne d’après des lois qui expriment la volonté générale, </text:span><text:span text:style-name="T115">une volonté purement rationnelle qui est en chacun</text:span><text:span text:style-name="T94">.</text:span></text:p>
      <text:p text:style-name="P31">La justice, la liberté, la raison</text:p>
      <text:p text:style-name="P284"/>
      <text:p text:style-name="P284">(2) <text:span text:style-name="T190">Marx </text:span><text:span text:style-name="T341">: </text:span><text:span text:style-name="T127">L’État est une superstructure qui protège les intérêts de la bourgeoisie</text:span></text:p>
      <text:p text:style-name="P285">Il faut aller voir derrière les grandes déclarations de principe <text:span text:style-name="T460">par</text:span> lesquelles l’État voudrait justifier son pouvoir. Liberté pour qui ? Égalité pour qui ? En réalité, l’existence de l’État n’est qu’une émanation des rapports conflictuels entre classes sociales ; <text:span text:style-name="T460">elle</text:span> vise avant tout à protéger le droit fondamental de propriété privée, autrement dit à permettre aux dominants de le rester. Dans la mesure où la société communiste ne doit pas avoir de classes, elle ne doit pas non plus avoir d’État.</text:p>
      <text:p text:style-name="P33">La justice, la liberté, la vérité</text:p>
      <text:p text:style-name="P285"/>
      <text:p text:style-name="P286"><text:span text:style-name="T343">Critique :</text:span> <text:span text:style-name="T182">Weil </text:span>: <text:span text:style-name="T94">Marx pense que c’est par l’obéissance au parti qu’on arrivera à faire progresser l’humanité. Mais le parti, comme toute structure de pouvoir, a pour effet premier d’écraser l’individu qu’il domine, </text:span><text:span text:style-name="T113">et donc de maintenir le problème qu’il </text:span><text:span text:style-name="T115">promettait</text:span><text:span text:style-name="T113"> de résoudre</text:span><text:span text:style-name="T94">. Il faut être plus radical, et refuser </text:span><text:span text:style-name="T12">tout</text:span><text:span text:style-name="T41"> pouvoir, même celui du parti : il faut être anarchiste.</text:span></text:p>
      <text:p text:style-name="P34">La liberté</text:p>
      <text:p text:style-name="P32"/>
      <text:p text:style-name="P287"><text:span text:style-name="T24">(3) <text:s/></text:span><text:span text:style-name="T202">Toqueville </text:span><text:span text:style-name="T30">: </text:span><text:span text:style-name="T60">L’État n’est jamais aussi dangereux que lorsqu’il prétend nous rendre heureux</text:span></text:p>
      <text:p text:style-name="P201">Les États démocratiques présentent le risque d’une oppression d’une forme tout à fait paradoxale, qui limite nos libertés sous prétexte de veiller à notre propre bien : c’est le paternalisme politique. L’État moderne s’immisce de plus en plus dans notre sphère privée, où il entend faire régner la justice sociale. Le risque que nous encourons, c’est de devenir un peuple esclave et heureux de l’être.</text:p>
      <text:p text:style-name="P35">Le bonheur, la liberté</text:p>
      <text:p text:style-name="P201"/>
      <text:p text:style-name="P288"><text:span text:style-name="T70">Prolongement :</text:span><text:span text:style-name="T24"> </text:span><text:span text:style-name="T200">Mill </text:span><text:span text:style-name="T24">: </text:span><text:span text:style-name="T53">la seule raison légitime pour laquelle l’État peut user de la force contre un citoyen, c’est pour l’empêcher de nuire à autrui. A chaque fois que l’État contraint un individu </text:span><text:span text:style-name="T19">pour son propre bien</text:span><text:span text:style-name="T53">, il </text:span><text:span text:style-name="T55">outrepasse ses prérogatives.</text:span><text:span text:style-name="T41"> </text:span></text:p>
      <text:p text:style-name="P12">La liberté, le bonheur, la justice, le devoir</text:p>
      <text:p text:style-name="P304">L’<text:span text:style-name="T342">inconscient</text:span></text:p>
      <text:p text:style-name="P306"/>
      <text:p text:style-name="P233">Définition(s) :</text:p>
      <text:p text:style-name="P251">- <text:span text:style-name="T71">Au sens courant</text:span>, agir de façon « inconsciente », c’est agir sans avoir fait attention à certaines choses particulièrement importantes.</text:p>
      <text:p text:style-name="P251">- <text:span text:style-name="T71">Au sens fort</text:span> <text:span text:style-name="T342">(philosophique)</text:span>, l’inconscient, c’est l'ensemble des pensées qui <text:span text:style-name="T342">d</text:span>'une part sont dans l'esprit sans pour autant être dans la conscience, et qui d'autre part <text:span text:style-name="T2">ne peuvent pas</text:span> accéder à la conscience.</text:p>
      <text:p text:style-name="P254"/>
      <text:p text:style-name="P233">Analyse conceptuelle :</text:p>
      <text:p text:style-name="P254">- Pour ne plus être inconscient <text:span text:style-name="T342">au sens courant</text:span>, il suffit d'être attentif ou concentré. <text:span text:style-name="T342">Ce n’est pas le cas pour le sens fort : quand bien même on serait très concentré et attentif, on ne pourrait pas percevoir certaines idées qui pourtant seraient bien en nous. Le sens philosophique de l’inconscient implique qu’il existerait une forme d’obscurité à soi-même.</text:span></text:p>
      <text:p text:style-name="P254"/>
      <text:p text:style-name="P233">Problème(s) :</text:p>
      <text:p text:style-name="P289">Les deux problèmes dérivent de l’idéal de <text:span text:style-name="T2">subjectivité</text:span>, qui désigne la capacité :</text:p>
      <text:p text:style-name="P290">- à se connaître soi-même<text:tab/><text:tab/><text:tab/><text:tab/>(dimension métaphysique)</text:p>
      <text:p text:style-name="P290">- à être responsable de ses propres actions <text:tab/><text:tab/>(dimension morale)</text:p>
      <text:p text:style-name="P291">→ problème métaphysique : <text:span text:style-name="T366">P</text:span><text:span text:style-name="T343">eut-on se connaître soi-même ?</text:span> L’existence de l’inconscient est-il une limite absolue à notre connaissance de nous-même, <text:span text:style-name="T71">OU BIEN</text:span> pouvons-nous <text:span text:style-name="T2">travailler</text:span> sur lui pour gagner en clarté sur nous-même ?</text:p>
      <text:p text:style-name="P254"><text:span text:style-name="T342">→ problème moral : </text:span><text:span text:style-name="T366">L</text:span><text:span text:style-name="T348">’inconscient est-il une excuse ?</text:span><text:span text:style-name="T161"> </text:span><text:span text:style-name="T162">Le fait que nous agissions d’après certaines pensées qui nous sont cachées nous dédouane-t-il de ce que nous faisons, </text:span><text:span text:style-name="T80">OU BIEN</text:span><text:span text:style-name="T162"> sommes-nous aussi responsables de ce qui se trouve dans notre inconscient ?</text:span></text:p>
      <text:p text:style-name="P255"/>
      <text:p text:style-name="P256"><text:span text:style-name="T71">Thèses importantes :</text:span> </text:p>
      <text:p text:style-name="P335">(1) <text:span text:style-name="T191">Nietzsche : </text:span><text:span text:style-name="T128">La conscience n’est qu’un phénomène superficiel</text:span></text:p>
      <text:p text:style-name="P360">L’homme a l’impression d’être un <text:span text:style-name="T2">sujet</text:span><text:span text:style-name="T24">, en pleine possession de lui-même ; il pense que la conscience est l’instance qui domine l’ensemble de sa pensée. En réalité, l’homme est bien plutôt le jouet de forces obscures, qui </text:span><text:span text:style-name="T38">prennent</text:span><text:span text:style-name="T24"> leur origine dans le corps, et non dans l’esprit.</text:span></text:p>
      <text:p text:style-name="P19">La conscience</text:p>
      <text:p text:style-name="P367"/>
      <text:p text:style-name="P368"><text:span text:style-name="T343">Prolongement :</text:span> <text:span text:style-name="T182">Nietzsche </text:span>: <text:span text:style-name="T143">L’art n’est pas qu’une création de la raison et de l’intelligence humaine. Il implique toujours une dimension de folie, de laisser-aller, de débauche : une perte de contrôle qui permet précisément aux puissances du corps d’émerger dans ce qu’elles ont de créatif et de chaotique.</text:span></text:p>
      <text:p text:style-name="P19">L’art</text:p>
      <text:p text:style-name="P367"/>
      <text:p text:style-name="P369">(2) <text:span text:style-name="T182">Freud </text:span>: <text:span text:style-name="T116">L’inconscient est constitué de représentations refoulées</text:span></text:p>
      <text:p text:style-name="P368">Le psychisme humain intègre des mécanismes de protection, qui forcent les désirs inavouables et les souvenirs traumatiques à reste<text:span text:style-name="T460">r</text:span> cachés dans l’inconscient. Ceux-ci ne sont pas pour autant supprimés, et se manifestent sous la forme de symptômes névrotiques (phobies, obsessions, symptômes hystériques), sans que le sujet sache pourquoi. Par la discussion, la psychanalyse permet de faire accéder à la conscience ces contenus refoulés pour s’en délivrer.</text:p>
      <text:p text:style-name="P20"><text:span text:style-name="T340">L</text:span>e bonheur, la conscience, le langage</text:p>
      <text:p text:style-name="P334"/>
      <text:p text:style-name="P218"><text:span text:style-name="T368">C</text:span><text:span text:style-name="T343">ritique :</text:span> <text:span text:style-name="T192">Erickson</text:span><text:span text:style-name="T371"> : </text:span><text:span text:style-name="T106">Les « symptômes névrotiques » devraient plutôt être considérés comme des apprentissages devenus inutiles. L’inconscient est d’abord un système de construction d’automatismes. </text:span><text:span text:style-name="T45">C’est sur ses ressources infinies qu’il faut se reposer pour changer nos comportements, </text:span><text:span text:style-name="T50">non sur le processus intellectuel de </text:span><text:span text:style-name="T17">compréhension</text:span><text:span text:style-name="T50">, qui laisse encore trop de place à la pensée consciente</text:span><text:span text:style-name="T45">.</text:span></text:p>
      <text:p text:style-name="P21"><text:span text:style-name="T340">L</text:span><text:span text:style-name="T371">e bonheur, la conscience, le langage</text:span></text:p>
      <text:p text:style-name="P334"/>
      <text:p text:style-name="P292"><text:span text:style-name="T149">(3) </text:span><text:span text:style-name="T189">Bourdieu </text:span><text:span text:style-name="T160">: </text:span><text:span text:style-name="T129">Nos façons de penser et d’agir sont profondément structurées par notre milieu social</text:span></text:p>
      <text:p text:style-name="P219">Cette thèse déterministe est classique en sociologie. Avec le concept d’<text:span text:style-name="T2">habitus</text:span><text:span text:style-name="T24">, Bourdieu ne veut pas seulement affirmer que nos comportements </text:span><text:span text:style-name="T2">reproduisent</text:span><text:span text:style-name="T24"> mécaniquement ceux du milieu social auquel nous appartenons ; il affirme que nous intériorisons un système de prédispositions qui est à l’origine d’un véritable sens pratique. L’habitus désigne des « structures structurées prédisposées à fonctionner comme des structures structurantes ».</text:span></text:p>
      <text:p text:style-name="P13">La conscience, la liberté</text:p>
      <text:p text:style-name="P198"/>
      <text:p text:style-name="P219"><text:span text:style-name="T70">Prolongement :</text:span><text:span text:style-name="T24"> </text:span><text:span text:style-name="T200">Bourdieu</text:span><text:span text:style-name="T24"> : </text:span><text:span text:style-name="T56">Nous ne sommes pas condamnés à avoir un rapport purement passif à notre habitus. La connaissance sociologique a pour effet de dévoiler la réalité des rapports sociaux ; elle permet de mieux saisir ce que la société a fait de nous, et éventuellement d’imaginer d’autres possibles.</text:span></text:p>
      <text:p text:style-name="P13"><text:span text:style-name="T371">L</text:span>a conscience, la liberté</text:p>
      <text:p text:style-name="P297">La justice</text:p>
      <text:p text:style-name="P307"/>
      <text:p text:style-name="P234">Définition(s) :</text:p>
      <text:p text:style-name="P338"><text:span text:style-name="T240">- </text:span><text:span text:style-name="T373">Au sens de norme</text:span><text:span text:style-name="T372">, la justice est un principe intuitif qui exige que les actions humaines soient conformes à un idéal d'égalité et d'ordre</text:span></text:p>
      <text:p text:style-name="P338"><text:span text:style-name="T240">- </text:span><text:span text:style-name="T373">Au sens d'institution</text:span><text:span text:style-name="T372">, la justice désigne l'ensemble des dispositifs sociaux qui permettent à la loi de s'appliquer</text:span></text:p>
      <text:p text:style-name="P257"/>
      <text:p text:style-name="P234">Analyse conceptuelle :</text:p>
      <text:p text:style-name="P258">- <text:span text:style-name="T458">Notre définition de la justice comme norme la fait reposer sur la notion d’égalité. Ce point est contestable : la justice ne consiste-t-elle pas parfois à donner davantage à certains, en fonction de leur mérite ou de leurs besoins ? Dans ce cas, le juste n’est pas l’</text:span><text:span text:style-name="T7">égal</text:span><text:span text:style-name="T458">, mais l’</text:span><text:span text:style-name="T7">équitable.</text:span><text:span text:style-name="T35"> Remarquons cependant qu’on pourrait considérer l’équité comme une forme complexe d’égalité,</text:span><text:span text:style-name="T7"> l’égalité proportionnelle </text:span><text:span text:style-name="T35">: on donne également à tous ceux qui ont un mérite égal.</text:span><text:span text:style-name="T7"> </text:span><text:span text:style-name="T35">Mais alors, dans quelles situations pratiquer l’égalité </text:span><text:span text:style-name="T38">stricte</text:span><text:span text:style-name="T35">, et dans lesquelles l’équité ? C’est </text:span><text:span text:style-name="T36">là </text:span><text:span text:style-name="T35">une question de justice fondamentale.</text:span></text:p>
      <text:p text:style-name="P203">- Presque tous les sujets de dissertation sur cette notion vous interrogent sur le rapport entre la justice comme norme et la justice comme institution. Il importe donc de bien maîtriser cette distinction, et l’articulation des deux sens.</text:p>
      <text:p text:style-name="P257"/>
      <text:p text:style-name="P234">Problème(s) :</text:p>
      <text:p text:style-name="P235">- <text:span text:style-name="T349">La justice est-elle toujours juste ? </text:span><text:span text:style-name="T386">: Est-ce seulement l’État qui dicte ce qu’il faut faire et ne pas faire, </text:span><text:span text:style-name="T392">OU BIEN</text:span><text:span text:style-name="T386"> existe-t-il des principes moraux universels supérieurs aux lois particulières de nos sociétés ?</text:span></text:p>
      <text:p text:style-name="P259"/>
      <text:p text:style-name="P181">Thèses importantes :</text:p>
      <text:p text:style-name="P220"><text:span text:style-name="T384">(1) </text:span><text:span text:style-name="T207">Sophocle </text:span><text:span text:style-name="T393">: </text:span><text:span text:style-name="T396">La </text:span><text:span text:style-name="T395">justice </text:span><text:span text:style-name="T396">positive est inférieure à la justice </text:span><text:span text:style-name="T395">divine</text:span></text:p>
      <text:p text:style-name="P221"><text:span text:style-name="T384">Dans la tragédie </text:span><text:span text:style-name="T20">Antigone</text:span><text:span text:style-name="T65">, l’héroïne éponyme est face à un dilemme moral : faut-il laisser le cadavre de son frère à l’abandon pour obéir aux ordres du tyran Créon ? Ou écouter son cœur et lui prodiguer les derniers soins funéraires ? Antigone désobéit, et se justifie devant Créon : la justice des hommes est inférieure à celle des Dieux, parce qu’elle n’est qu’historique et contingente.</text:span></text:p>
      <text:p text:style-name="P42">La conscience, le devoir, l’État, <text:span text:style-name="T460">la religion</text:span></text:p>
      <text:p text:style-name="P204"/>
      <text:p text:style-name="P221"><text:span text:style-name="T70">Critique :</text:span><text:span text:style-name="T65"> </text:span><text:span text:style-name="T203">Kant </text:span><text:span text:style-name="T65">: </text:span><text:span text:style-name="T67">Rien ne nous force à supposer que la loi morale est fondée sur l’existence des </text:span><text:span text:style-name="T69">d</text:span><text:span text:style-name="T67">ieux. Elle est bien plutôt un effet de notre nature d’êtres doués de raison.</text:span></text:p>
      <text:p text:style-name="P42">La conscience, le devoir, <text:span text:style-name="T460">la religion</text:span></text:p>
      <text:p text:style-name="P204"/>
      <text:p text:style-name="P222"><text:span text:style-name="T65">(2) </text:span><text:span text:style-name="T208">Hobbes </text:span><text:span text:style-name="T392">: </text:span><text:span text:style-name="T395">L</text:span><text:span text:style-name="T397">a justice </text:span><text:span text:style-name="T395">n’est rien d’autre que la </text:span><text:span text:style-name="T397">fidélité à </text:span><text:span text:style-name="T395">nos </text:span><text:span text:style-name="T397">contrats</text:span></text:p>
      <text:p text:style-name="P221"><text:span text:style-name="T392">I</text:span><text:span text:style-name="T384">l n’existe pas de principes moraux universels : nos opinions morales ne sont que des effets de notre imagination, et chacun a une conception différente de ce qu’est le bien et le juste. </text:span><text:span text:style-name="T394">En réalité, la justice n’existe qu’à partir du moment où nous instituons l’État, qui l’exerce sous la forme de la loi. Pour chacun, être juste c’est respecter ses engagements. En particulier, l’engagement premier de chacun c’est précisément l’obéissance à la loi, de telle sorte que désobéir aux lois est nécessairement un acte d’injustice.</text:span></text:p>
      <text:p text:style-name="P43">Le devoir, l’État</text:p>
      <text:p text:style-name="P144"/>
      <text:p text:style-name="P223"><text:span text:style-name="T343">Critique :</text:span><text:span text:style-name="T384"> </text:span><text:span text:style-name="T206">Rawls </text:span><text:span text:style-name="T384">: </text:span><text:span text:style-name="T399">Le contrat social ne doit pas être vu comme un pur acte de nécessité, mais déjà comme un acte éthique, qui engage certaines valeurs. A l’intérieur même de notre engagement pour vivre ensemble se pose déjà la question de savoir comment répartir les différents biens sociaux, indépendamment de nos caractéristiques particulières. De ce point de vue, l’idéal de justice n’est aucunement </text:span><text:span text:style-name="T21">postérieur</text:span><text:span text:style-name="T399"> au contrat social, mais le constitue.</text:span></text:p>
      <text:p text:style-name="P22"><text:span text:style-name="T401">L</text:span><text:span text:style-name="T384">e devoir, l’État</text:span></text:p>
      <text:p text:style-name="P145"/>
      <text:p text:style-name="P220"><text:span text:style-name="T394">(3) </text:span><text:span text:style-name="T206">Thoreau </text:span><text:span text:style-name="T384">: </text:span><text:span text:style-name="T398">La désobéissance à l’institution judiciaire est légitime quand elle est publique et assumée</text:span></text:p>
      <text:p text:style-name="P224"><text:span text:style-name="T384">En 1846, le poète américain </text:span><text:span text:style-name="T394">T</text:span><text:span text:style-name="T384">horeau refuse de payer un impôt pour financer la guerre contre le Mexique. Il sera emprisonné quelques jours, et n’opposera aucune résistance à son arrestation. Il rédige alors </text:span><text:span text:style-name="T20">La Désobéissance civile</text:span><text:span text:style-name="T65">, qui veut théoriser cette attitude : quand je ne suis pas d’accord avec le contenu de la loi, rien ne me </text:span><text:span text:style-name="T20">contraint</text:span><text:span text:style-name="T65"> à obéir ; bien plus, la répression de ma désobéissance révèle aux yeux de tous un scandale qui les incitera peut-être à m’imiter.</text:span></text:p>
      <text:p text:style-name="P44">La conscience, le devoir, l’État</text:p>
      <text:p text:style-name="P205"/>
      <text:p text:style-name="P224"><text:span text:style-name="T70">Critique :</text:span><text:span text:style-name="T65"> </text:span><text:span text:style-name="T204">Marx </text:span><text:span text:style-name="T66">: </text:span><text:span text:style-name="T68">La désobéissance civile reste une contestation partielle et locale, qui préserve les structures fondamentales du pouvoir. C’est pourtant ces structures-là qu’il s’agit de transformer en profondeur : l’action politique efficace ne peut être que </text:span><text:span text:style-name="T22">révolutionnaire</text:span><text:span text:style-name="T68">.</text:span></text:p>
      <text:p text:style-name="P45">L’État</text:p>
      <text:p text:style-name="P146"/>
      <text:p text:style-name="P298">L<text:span text:style-name="T404">e langage</text:span></text:p>
      <text:p text:style-name="P308"/>
      <text:p text:style-name="P236">Définition(s) :</text:p>
      <text:p text:style-name="P339"><text:span text:style-name="T240">- </text:span><text:span text:style-name="T241">Le langage est la </text:span><text:span text:style-name="T375">capacité à exprimer une pensée ou à communiquer au moyen d’un système de signes.</text:span></text:p>
      <text:p text:style-name="P260"/>
      <text:p text:style-name="P236">Analyse conceptuelle :</text:p>
      <text:p text:style-name="P339"><text:span text:style-name="T239">- </text:span><text:span text:style-name="T241">Attention à la différence entre langue et langage. Une langue est </text:span>un système de signes particulier, structuré par une certaine syntaxe.</text:p>
      <text:p text:style-name="P339">- <text:span text:style-name="T405">Le langage n’implique pas toujours la parole. On peut s’exprimer avec des gestes (langues des signes).</text:span></text:p>
      <text:p text:style-name="P260"/>
      <text:p text:style-name="P236">Problème(s) :</text:p>
      <text:p text:style-name="P237">- <text:span text:style-name="T350">Le langage gouverne-t-il la pensée ?</text:span><text:span text:style-name="T387"> Le langage n’est-il que le moyen par lequel nous </text:span><text:span text:style-name="T388">exprimons ce que nous pensons, </text:span><text:span text:style-name="T402">OU BIEN</text:span><text:span text:style-name="T388"> le langage dont nous disposons constitue-t-il une </text:span><text:span text:style-name="T23">limite</text:span><text:span text:style-name="T388"> à ce que nous pouvons penser ?</text:span></text:p>
      <text:p text:style-name="P237"><text:span text:style-name="T388">- </text:span><text:span text:style-name="T363">Peut-on tout dire ?</text:span><text:span text:style-name="T388"> </text:span><text:span text:style-name="T391">Les limites du langage ne sont-elles que celles du sujet qui l’emploie, </text:span><text:span text:style-name="T403">OU BIEN</text:span><text:span text:style-name="T391"> faut-il dire que ce sont les structures mêmes du langage qui l’empêchent d’exprimer adéquatement certaines réalités ?</text:span></text:p>
      <text:p text:style-name="P261"/>
      <text:p text:style-name="P182">Thèses imp<text:span text:style-name="T406">ortantes :</text:span></text:p>
      <text:p text:style-name="P182"/>
      <text:p text:style-name="P147"><text:span text:style-name="T406">(1) </text:span><text:span text:style-name="T182">Descartes </text:span>: <text:span text:style-name="T130">Le langage est le signe de la pensée</text:span></text:p>
      <text:p text:style-name="P151">Il faut distinguer radicalement la façon qu’on les animaux de s’exprimer et le langage humain. Les animaux ont autant que nous les <text:span text:style-name="T2">moyens</text:span><text:span text:style-name="T24"> de s’exprimer : les pies et les perroquets </text:span><text:span text:style-name="T38">possèdent</text:span><text:span text:style-name="T24"> </text:span><text:span text:style-name="T38">d</text:span><text:span text:style-name="T24">es organes de la phonation </text:span><text:span text:style-name="T38">semblables aux nôtres</text:span><text:span text:style-name="T24">. Ce qui leur manque, c’est la capacité à </text:span><text:span text:style-name="T2">penser ce qu’ils disent</text:span><text:span text:style-name="T24">, une capacité qu’on voit appartenir aux hommes </text:span><text:span text:style-name="T38">(</text:span><text:span text:style-name="T24">qui sont tous doués de raison</text:span><text:span text:style-name="T38">)</text:span><text:span text:style-name="T24">.</text:span></text:p>
      <text:p text:style-name="P46">La conscience, la liberté, la nature, la raison</text:p>
      <text:p text:style-name="P206"/>
      <text:p text:style-name="P151"><text:span text:style-name="T70">Prolongement :</text:span><text:span text:style-name="T24"> </text:span><text:span text:style-name="T200">Descartes </text:span><text:span text:style-name="T24">: </text:span><text:span text:style-name="T53">Si les animaux n’ont ni conscience ni raison, cela signifie qu’on peut comprendre leur fonctionnement exactement de la même façon qu’on comprend comment fonctionne une machine : par un certain jeu de leurs organes internes. C’est la thèse de l’animal-machine, qui sera parfois employée pour remettre en cause la valeur de la vie animale.</text:span></text:p>
      <text:p text:style-name="P46">La nature, le devoir</text:p>
      <text:p text:style-name="P206"/>
      <text:p text:style-name="P152"><text:span text:style-name="T24">(2) </text:span><text:span text:style-name="T200">Hegel </text:span><text:span text:style-name="T24">: </text:span><text:span text:style-name="T59">Le langage conditionne la pensée</text:span></text:p>
      <text:p text:style-name="P207">Pour qu’une pensée puisse exister vraiment, il faut que nous puissions en prendre conscience, et donc l’identifier. Pour cela, il est nécessaire de la distinguer de notre flux de pensée ; nous avons besoin du mot, qui lui donne une existence objective. Par conséquent, sans les mots, notre pensée n’est rien d’autre qu’un flux de pensée informe, et nous ne pouvons rien penser en particulier.</text:p>
      <text:p text:style-name="P47">La conscience</text:p>
      <text:p text:style-name="P207"/>
      <text:p text:style-name="P153"><text:span text:style-name="T70">Prolongement :</text:span><text:span text:style-name="T24"> </text:span><text:span text:style-name="T200">Klemperer </text:span><text:span text:style-name="T24">: </text:span><text:span text:style-name="T53">si le langage conditionne la pensée, c’est d’abord dans la mesure où le langage implique certains usages, certaines formules légitimées par leur circulation sociale. Si une</text:span><text:span text:style-name="T19"> façon de parler </text:span><text:span text:style-name="T53">s’impose, c’est une certaine </text:span><text:span text:style-name="T19">façon de penser</text:span><text:span text:style-name="T53"> qui s’impose avec elle. Klemperer étudie en particulier le cas de la langue du IIIe Reich.</text:span></text:p>
      <text:p text:style-name="P47">L’État, l’inconscient, la liberté</text:p>
      <text:p text:style-name="P207"/>
      <text:p text:style-name="P154"><text:span text:style-name="T24">(3) </text:span><text:span text:style-name="T192">Bergson </text:span><text:span text:style-name="T81">: </text:span><text:span text:style-name="T116">Les mots sont des étiquettes grossières qui nous masquent la réalité</text:span></text:p>
      <text:p text:style-name="P155">Un mot est une abstraction que nous utilisons pour penser une infinité de choses particulières. Par suite, nous avons tendance à nous contenter du mot, et nous <text:span text:style-name="T461">n</text:span>e regardons plus les choses elles-mêmes. Le langage a pour effet un appauvrissement de notre vie intérieure. Seul l’artiste sait dépasser les mots pour regarder en face les choses réelles et ses états intérieurs.</text:p>
      <text:p text:style-name="P48">L’art, la vérité</text:p>
      <text:p text:style-name="P155"/>
      <text:p text:style-name="P155"><text:span text:style-name="T343">Critique :</text:span> <text:span text:style-name="T193">Mallarmé </text:span><text:span text:style-name="T407">: </text:span><text:span text:style-name="T107">Il faut distinguer deux usages du langage : le premier est utilitaire, le mot rend possible notre coexistence avec les autres. Le second est </text:span><text:span text:style-name="T15">essentiel</text:span><text:span text:style-name="T46">, et c’est cet usage qu’on retrouve dans la poésie : le mot est une idéalisation de son objet, par laquelle peut surgir la beauté purifiée de toutes les caractéristiques concrètes </text:span><text:span text:style-name="T49">indésirables</text:span><text:span text:style-name="T46">.</text:span></text:p>
      <text:p text:style-name="P49">L’art</text:p>
      <text:p text:style-name="P299">L<text:span text:style-name="T408">a liberté</text:span></text:p>
      <text:p text:style-name="P309"/>
      <text:p text:style-name="P238">Définition(s) :</text:p>
      <text:p text:style-name="P370"><text:span text:style-name="T378">A </text:span><text:span text:style-name="T377">première vue</text:span><text:span text:style-name="T374">, la liberté désigne le fait de faire tout ce que l’on veut.</text:span></text:p>
      <text:p text:style-name="P262"/>
      <text:p text:style-name="P238">Analyse conceptuelle :</text:p>
      <text:p text:style-name="P340"><text:span text:style-name="T239">- </text:span><text:span text:style-name="T242">Il est important de préciser que la définition précédente n’est que temporaire. Elle peut valoir pour une introduction, mais vous serez nécessairement amené à la transformer au cours de votre dissertation : elle est très problématique.</text:span></text:p>
      <text:p text:style-name="P293">- Il y a en fait plusieurs définitions possibles de la liberté :</text:p>
      <text:p text:style-name="P341"><text:span text:style-name="T242">- en tant que </text:span><text:span text:style-name="T245">spontanéité </text:span><text:span text:style-name="T242">: elle consiste à pouvoir faire tout ce qui me passe par la tête </text:span><text:span text:style-name="T244">(Calliclès)</text:span></text:p>
      <text:p text:style-name="P341"><text:span text:style-name="T242">- en tant que </text:span><text:span text:style-name="T245">libre arbitre</text:span><text:span text:style-name="T242"> : elle consiste à pouvoir faire des choix contingents (Descartes)</text:span></text:p>
      <text:p text:style-name="P341"><text:span text:style-name="T242">- en tant qu’</text:span><text:span text:style-name="T245">autonomie</text:span><text:span text:style-name="T242"> : elle consiste à pouvoir se donner à soi-même sa propre règle (Kant, </text:span><text:span text:style-name="T244">Rousseau</text:span><text:span text:style-name="T242">)</text:span></text:p>
      <text:p text:style-name="P341"><text:span text:style-name="T242">- en tant qu’</text:span><text:span text:style-name="T245">attitude existentielle</text:span><text:span text:style-name="T242"> : elle consiste à pouvoir s’approprier son existence (stoïciens, Spinoza)</text:span></text:p>
      <text:p text:style-name="P340"><text:span text:style-name="T242">- N’oubliez pas que la liberté a toujours une dimension à la fois </text:span><text:span text:style-name="T246">individuelle</text:span><text:span text:style-name="T242"> et </text:span><text:span text:style-name="T246">politique</text:span></text:p>
      <text:p text:style-name="P263"/>
      <text:p text:style-name="P238">Problème(s) :</text:p>
      <text:p text:style-name="P239">- <text:span text:style-name="T351">Être libre, est-ce faire tout ce qu</text:span><text:span text:style-name="T352">i nous plaît</text:span><text:span text:style-name="T351"> ?</text:span><text:span text:style-name="T409"> </text:span><text:span text:style-name="T163">Pour être libre, suffit-il de faire tout ce qui me passe par la tête, </text:span><text:span text:style-name="T410">OU BIEN</text:span><text:span text:style-name="T163"> suppose-t-elle, plus profondément, de nous approprier réellement notre volonté ?</text:span></text:p>
      <text:p text:style-name="P239"><text:span text:style-name="T163">- </text:span><text:span text:style-name="T362">Faut-il être seul pour être libre ?</text:span><text:span text:style-name="T175"> Pour être libre, suffit-il de n’écouter que ses désirs, </text:span><text:span text:style-name="T457">OU BIEN </text:span><text:span text:style-name="T175">au contraire l’action réellement efficace n’exige-t-elle pas des processus de coopération complexes avec les autres hommes ?</text:span></text:p>
      <text:p text:style-name="P264"/>
      <text:p text:style-name="P183">Thèses imp<text:span text:style-name="T406">ortantes :</text:span></text:p>
      <text:p text:style-name="P183"/>
      <text:p text:style-name="P148"><text:span text:style-name="T406">(1) </text:span><text:span text:style-name="T194">Callicl</text:span><text:span text:style-name="T195">è</text:span><text:span text:style-name="T194">s </text:span><text:span text:style-name="T209">(personnage de Platon) </text:span><text:span text:style-name="T194"> : </text:span><text:span text:style-name="T131">Pour vivre libre et heureux, il faut vivre de façon déréglée</text:span></text:p>
      <text:p text:style-name="P156">Être heureux, c’est satisfaire tous ses désirs ; la liberté et le bonheur s’identifient donc. Comme c’est un idéal très exigeant, il est réservé à l’élite, la minorité d’homme les mieux dotés (capacités personnelles, position sociale). Pour se protéger des forts, les faibles les affaiblissent en imposant des normes juridiques et morales contraignantes. Il faut savoir s’en libérer, et vivre d’après la nature.</text:p>
      <text:p text:style-name="P50"><text:span text:style-name="T406">L</text:span>e bonheur, la justice, la nature</text:p>
      <text:p text:style-name="P325"/>
      <text:p text:style-name="P156"><text:span text:style-name="T343">Critique </text:span><text:span text:style-name="T369">:</text:span><text:span text:style-name="T71"> </text:span><text:span text:style-name="T182">Kant </text:span><text:span text:style-name="T71">: </text:span><text:span text:style-name="T94">Se soumettre à son désir, c’est se soumettre à quelque chose d’extérieur à ma volonté (mon désir est </text:span><text:span text:style-name="T12">pathologique</text:span><text:span text:style-name="T41">, je le subis passivement comme constituant mon identité) : j’</text:span><text:span text:style-name="T51">agis</text:span><text:span text:style-name="T41"> donc </text:span><text:span text:style-name="T51">de façon </text:span><text:span text:style-name="T12">hétéronome</text:span><text:span text:style-name="T41">. La véritable liberté est </text:span><text:span text:style-name="T12">autonomie </text:span><text:span text:style-name="T41">: je dois me soumettre non à mon désir, mais à m</text:span><text:span text:style-name="T47">a raison</text:span><text:span text:style-name="T41">.</text:span></text:p>
      <text:p text:style-name="P51">Le bonheur, la raison</text:p>
      <text:p text:style-name="P213"/>
      <text:p text:style-name="P157"><text:span text:style-name="T24">(2) </text:span><text:span text:style-name="T194">Descartes : </text:span><text:span text:style-name="T116">La liberté consiste à pouvoir agir de façon contingente</text:span></text:p>
      <text:p text:style-name="P158">Certes, nous pouvons toujours être influencé par les autres ou par notre environnement. Mais la pensée humaine se définit par le fait qu’elle ne peut jamais être <text:span text:style-name="T2">déterminée </text:span><text:span text:style-name="T24">: rien ni personne ne peut me forcer à penser ou à vouloir quoi que ce soit. La pensée est libre par essence, même quand je n’ai aucune raison de préférer un choix à l’autre, et même quand un choix m’apparaît clairement comme </text:span><text:span text:style-name="T39">étant</text:span><text:span text:style-name="T24"> meilleur </text:span><text:span text:style-name="T39">que les autres</text:span><text:span text:style-name="T24">. Pour autant, la véritable liberté est la liberté guidée par la raison (par la connaissance du bien et du vrai).</text:span></text:p>
      <text:p text:style-name="P51">La conscience, la raison</text:p>
      <text:p text:style-name="P192"/>
      <text:p text:style-name="P158"><text:span text:style-name="T343">Critique :</text:span> <text:span text:style-name="T196">Nietzsche </text:span><text:span text:style-name="T411">: </text:span><text:span text:style-name="T108">Le libre arbitre est un « tour de passe-passe théologique », </text:span><text:span text:style-name="T109">qui exprime le besoin</text:span><text:span text:style-name="T108"> </text:span><text:span text:style-name="T109">qu’ont les</text:span><text:span text:style-name="T108"> faibles </text:span><text:span text:style-name="T109">à punir et à juger.</text:span></text:p>
      <text:p text:style-name="P65">L’inconscient, la religion</text:p>
      <text:p text:style-name="P158"/>
      <text:p text:style-name="P148"><text:span text:style-name="T411">(3) </text:span><text:span text:style-name="T194">Spinoza</text:span><text:span text:style-name="T82"> : </text:span><text:span text:style-name="T132">Le libre arbitre est une illusion, la liberté est la connaissance des causes qui nous déterminent</text:span></text:p>
      <text:p text:style-name="P159">Le libre arbitre est une illusion spontanée de la conscience. Nous sommes conscients de certains <text:span text:style-name="T2">effets</text:span> en nous, alors que nous en ignorons les causes ; cela nous donne l’impression d’être nous-même au fondement de ce que nous faisons. En réalité, tout<text:span text:style-name="T462">e chose</text:span> est toujours déterminé par des causes à agir et penser d’une certaine façon déterminée. Se libérer, c’est comprendre ces causes (ultimement : se comprendre soi-même comme un mode de Dieu).</text:p>
      <text:p text:style-name="P52">La conscience, l’inconscient, la raison</text:p>
      <text:p text:style-name="P159"/>
      <text:p text:style-name="P159"><text:span text:style-name="T343">Critique :</text:span> <text:span text:style-name="T197">Kant </text:span><text:span text:style-name="T412">: </text:span><text:span text:style-name="T110">Le</text:span><text:span text:style-name="T109"> débat concernant l’existence du libre arbitre est en lui-même insoluble. Une « solution » est cependant possible si l’on distingue le plan du phénomène et le plan du noumène : </text:span><text:span text:style-name="T110">nous ne pouvons connaître que des </text:span><text:span text:style-name="T16">phénomènes</text:span><text:span text:style-name="T110">, et donc la liberté elle-même (en tant qu’objet d’intuition intellectuelle) ne saurait être l’objet de la raison théorique. Son existence peut cependant être justifiée d’un point de vue pratique.</text:span></text:p>
      <text:p text:style-name="P53">Le devoir, la science</text:p>
      <text:p text:style-name="P300">L<text:span text:style-name="T408">a </text:span><text:span text:style-name="T413">nature</text:span></text:p>
      <text:p text:style-name="P310"/>
      <text:p text:style-name="P240">Définition(s) :</text:p>
      <text:p text:style-name="P371"><text:span text:style-name="T378">A</text:span><text:span text:style-name="T379">u sens cosmologique</text:span><text:span text:style-name="T382">, la nature désigne l’univers lui-même, spécifiquement dans la mesure où il est gouverné par certaines lois.</text:span></text:p>
      <text:p text:style-name="P373"><text:span text:style-name="T378">A</text:span><text:span text:style-name="T377">u sens anthropologique</text:span><text:span text:style-name="T381">, la nature désigne tout ce qui existe indépendamment de la volonté humaine.</text:span></text:p>
      <text:p text:style-name="P373"><text:span text:style-name="T377">Au sens essentiel</text:span><text:span text:style-name="T381">, la nature d’une chose est ce qui la définit. (</text:span><text:span text:style-name="T383">= </text:span><text:span text:style-name="T381">son essence)</text:span></text:p>
      <text:p text:style-name="P265"/>
      <text:p text:style-name="P240">Analyse conceptuelle :</text:p>
      <text:p text:style-name="P342"><text:span text:style-name="T239">- </text:span><text:span text:style-name="T258">Si le mot « nature » figure dans un énoncé de dissertation, c’est probablement le sens anthropologique qui est sous-entendu ; plus rarement, </text:span><text:span text:style-name="T261">on pourra penser</text:span><text:span text:style-name="T258"> </text:span><text:span text:style-name="T261">au</text:span><text:span text:style-name="T258"> sens cosmologique, qui implique alors une réflexion sur la science.</text:span></text:p>
      <text:p text:style-name="P342"><text:span text:style-name="T258">- Au sens cosmologique, la « nature » désignait chez les grecs un </text:span><text:span text:style-name="T247">cosmos</text:span><text:span text:style-name="T258">, une totalité harmonieuse et bien organisée. C’est chez les modernes que l’idée de nature commence à désigner un ensemble de </text:span><text:span text:style-name="T247">lois</text:span><text:span text:style-name="T258">, compréhensibles par la science.</text:span></text:p>
      <text:p text:style-name="P342"><text:span text:style-name="T258">- Au sens anthropologique, on peut opposer spécifiquement </text:span><text:span text:style-name="T247">nature</text:span><text:span text:style-name="T258"> et </text:span><text:span text:style-name="T247">technique, </text:span><text:span text:style-name="T258">même si la nature s’oppose à toute action humaine intelligente en général (ex : l’action politique).</text:span></text:p>
      <text:p text:style-name="P266"/>
      <text:p text:style-name="P240">Problème(s) :</text:p>
      <text:p text:style-name="P241">- <text:span text:style-name="T353">Faut-il respecter la nature ?</text:span><text:span text:style-name="T164"> Devons-nous préserver la nature afin de préserver notre propre survie, </text:span><text:span text:style-name="T414">OU BIEN</text:span><text:span text:style-name="T164"> avons nous des devoirs envers la nature elle-même, indépendamment de nos propres intérêts ?</text:span></text:p>
      <text:p text:style-name="P267"/>
      <text:p text:style-name="P184">Thèses imp<text:span text:style-name="T406">ortantes :</text:span></text:p>
      <text:p text:style-name="P184"/>
      <text:p text:style-name="P149"><text:span text:style-name="T406">(1) </text:span><text:span text:style-name="T198">De Beauvoir </text:span><text:span text:style-name="T414">: </text:span><text:span text:style-name="T133">Il n’existe pas de « nature féminine »</text:span></text:p>
      <text:p text:style-name="P160">La différence entre hommes et femmes nous semble « naturelle » est profondément enracinée d’un point de vue biologique. Pourtant, être femme, ce n’est pas seulement avoir tels ou tels organes sexuels déterminés : c’est d’abord assumer un ensemble de rôles sociaux qui n’ont aucun rapport avec la nature, et qui sont constitués par le regard de l’autre. De ce point de vue, une « femme » (comme un « homme » !) est le produit d’un long processus de socialisation.</text:p>
      <text:p text:style-name="P54">L’inconscient, la liberté</text:p>
      <text:p text:style-name="P55"/>
      <text:p text:style-name="P149"><text:span text:style-name="T414">(2) </text:span><text:span text:style-name="T194">Descartes </text:span><text:span text:style-name="T406">: </text:span><text:span text:style-name="T134">L’homme doit devenir comme maître et possesseur de la nature</text:span></text:p>
      <text:p text:style-name="P161">Les progrès de la science moderne impliquent une plus grande connaissance des lois qui gouvernent l’univers ; cela doit nous permettre d’accroître l’efficacité de notre technique, au service des arts utiles à la vie (en particulier de la médecine). Attention, Descartes dit que nous devons être <text:span text:style-name="T2">comme</text:span><text:span text:style-name="T24"> maîtres et possesseurs de la nature, ce qui implique que nous ne le soyons jamais vraiment.</text:span></text:p>
      <text:p text:style-name="P56"><text:span text:style-name="T406">L</text:span>a raison, la science, la technique, le travail</text:p>
      <text:p text:style-name="P208"/>
      <text:p text:style-name="P296"><text:span text:style-name="T70">Critique :</text:span><text:span text:style-name="T24"> </text:span><text:span text:style-name="T200">Heidegger</text:span><text:span text:style-name="T24"> (cf fiche « La technique »)</text:span></text:p>
      <text:p text:style-name="P326"/>
      <text:p text:style-name="P149"><text:span text:style-name="T414">(3) </text:span><text:span text:style-name="T194">Jonas </text:span><text:span text:style-name="T406">: </text:span><text:span text:style-name="T135">La technique moderne constitue un danger majeur pour l’existence humaine</text:span></text:p>
      <text:p text:style-name="P162">Puisqu’elle se couple à la science, la technique moderne est incomparablement plus efficace que la technique antique. Il est donc nécessaire d’anticiper les deux menaces que la technique fait planer sur l’homme : menace extérieure (destruction de la nature, et donc de l’homme lui-même) et surtout menace intérieure (transformation de l’essence même de l’homme). Une éthique de la responsabilité <text:span text:style-name="T415">tournée vers l’humanité future</text:span> devient nécessaire, qui implique d’abandonner notre fantasme de toute-puissance ; <text:span text:style-name="T415">il est également nécessaire de réaliser cette éthique par des mesures politiques qui prennent appui sur les modèles prédictifs de la science.</text:span></text:p>
      <text:p text:style-name="P57">Le devoir, l’État, la science, la technique, le temps</text:p>
      <text:p text:style-name="P162"/>
      <text:p text:style-name="P163"><text:span text:style-name="T343">Critique :</text:span> <text:span text:style-name="T182">Sève </text:span><office:annotation loext:resolved="false"><dc:creator>Auteur inconnu</dc:creator><dc:date>2022-08-02T13:38:52.100000000</dc:date><text:p text:style-name="P396"><text:span text:style-name="T465">Cf Aux fondements d'une éthique contemporaine, dir. Gilbert Hottois</text:span></text:p></office:annotation>: <text:span text:style-name="T94">Bernard Sève refuse l’idée de Jonas selon laquelle la seule façon de pousser l’humanité à la responsabilité, ce serait « l’heuristique de la peur ». La peur paralyse, et </text:span><text:span text:style-name="T111">est politiquement dangereuse dans la mesure où elle </text:span><text:span text:style-name="T94">pousse les peureux à se soumettre au premier Guide venu.</text:span></text:p>
      <text:p text:style-name="P66">La liberté, <text:span text:style-name="T416">l’État</text:span></text:p>
      <text:p text:style-name="P301">L<text:span text:style-name="T408">a </text:span><text:span text:style-name="T417">raison</text:span></text:p>
      <text:p text:style-name="P311"/>
      <text:p text:style-name="P242">Définition(s) :</text:p>
      <text:p text:style-name="P372"><text:span text:style-name="T378">A</text:span><text:span text:style-name="T380">u sens intellectuel</text:span><text:span text:style-name="T383">, la raison désigne la faculté « de bien juger », c'est-à-dire de distinguer le bien du mal, le vrai du faux.</text:span></text:p>
      <text:p text:style-name="P374"><text:span text:style-name="T376">A</text:span><text:span text:style-name="T374">u sens épistémique</text:span><text:span text:style-name="T381">, une raison est le principe explicatif d’une proposition donnée ; c’est la réponse à un « pourquoi ? ».</text:span></text:p>
      <text:p text:style-name="P268"/>
      <text:p text:style-name="P242">Analyse conceptuelle :</text:p>
      <text:p text:style-name="P343"><text:span text:style-name="T239">- </text:span><text:span text:style-name="T259">Attention au rapport très étroit qu’il y a entre le sens intellectuel et le sens épistémique du concept de raison. Être intelligent (avoir une raison), c’est être capable d’identifier et d’évaluer les </text:span><text:span text:style-name="T249">raisons</text:span><text:span text:style-name="T259"> de ses propres croyances.</text:span></text:p>
      <text:p text:style-name="P343"><text:span text:style-name="T259">- Quand je dispose de la raison d’une de mes croyances, et que cette raison est objectivement suffisante, cette croyance n’est plus une </text:span><text:span text:style-name="T262">opinion</text:span><text:span text:style-name="T264"> mais un </text:span><text:span text:style-name="T262">savoir</text:span><text:span text:style-name="T264">.</text:span></text:p>
      <text:p text:style-name="P269"/>
      <text:p text:style-name="P242">Problème(s) :</text:p>
      <text:p text:style-name="P269"><text:span text:style-name="T71">- </text:span><text:span text:style-name="T354">La raison peut-elle rendre raison de tout ?</text:span><text:span text:style-name="T165"> </text:span><text:span text:style-name="T166">La pensée humaine est-elle suffisamment plastique pour s’approprier n’importe quel objet, </text:span><text:span text:style-name="T83">OU BIEN</text:span><text:span text:style-name="T166"> existe-t-il des limites objectives et subjectives à notre capacité de compréhension  ?</text:span></text:p>
      <text:p text:style-name="P269"><text:span text:style-name="T166">- </text:span><text:span text:style-name="T362">Peut-on avoir raison tout seul ?</text:span><text:span text:style-name="T175"> La recherche de la vérité exige-t-elle d’abord une mise en œuvre solitaire et méthodique de nos connaissances, </text:span><text:span text:style-name="T92">OU BIEN</text:span><text:span text:style-name="T175"> pour dépasser nos préjugés faut-il soutenir la présence du regard critique d’autrui ?</text:span></text:p>
      <text:p text:style-name="P225"/>
      <text:p text:style-name="P185">Thèses imp<text:span text:style-name="T406">ortantes :</text:span></text:p>
      <text:p text:style-name="P185"/>
      <text:p text:style-name="P164">(1) <text:span text:style-name="T182">Aristote </text:span>: <text:span text:style-name="T116">La logique repose sur quelques principes fondamentaux</text:span></text:p>
      <text:p text:style-name="P165">On ne peut pas réfléchir <text:span text:style-name="T420">et dialoguer</text:span> sans présupposer quelques principes fondamentaux : le principe de non-contradiction (on ne peut pas dire une chose et son contraire), le principe du tiers exclu (soit une porte est ouverte, soit elle n’est pas ouverte), le principe d’identité (une chose, considérée sous un même rapport, est identique à elle-même<text:span text:style-name="T419">).</text:span></text:p>
      <text:p text:style-name="P58">Le langage, la vérité</text:p>
      <text:p text:style-name="P165"/>
      <text:p text:style-name="P168"><text:span text:style-name="T343">Critique :</text:span> <text:span text:style-name="T182">Nietzsche </text:span>: <text:span text:style-name="T94">Il faut prendre garde à ne pas confondre les exigences subjectives de notre raison et la réalité des choses. Ce n’est pas parce que nous avons </text:span><text:span text:style-name="T12">besoin</text:span><text:span text:style-name="T41"> du principe de non-contradiction pour penser </text:span><text:span text:style-name="T41">que le réel lui-même n’est pas contradictoire. La pensée logique ne reflète pas la forme du réel : elle lui impose celle-ci.</text:span></text:p>
      <text:p text:style-name="P67">Le langage, la nature, la vérité</text:p>
      <text:p text:style-name="P209"/>
      <text:p text:style-name="P169"><text:span text:style-name="T24">(2) </text:span><text:span text:style-name="T200">Descartes</text:span><text:span text:style-name="T200"><office:annotation loext:resolved="false"><dc:creator>Auteur inconnu</dc:creator><dc:date>2022-08-03T10:33:56.466000000</dc:date><text:p text:style-name="P396"><text:span text:style-name="T465">Les Mortels sont possédés d'une curiosité si aveugle que souvent ils engagent leur esprit dans des voies inconnues, sans aucun espoir raisonnable, uniquement pour courir le risque d'y rencontrer ce qu'ils cherchent. Il en est d'eux comme d'un homme qui brûlerait d'un désir si stupide de trouver un trésor qu'il serait sans cesse à errer sur les places publiques pour chercher si par hasard il n'en trouverait pas quelqu'un de perdu par un voyageur. C'est ainsi qu'étudient presque tous les Chimistes, la plupart des Géomètres et un grand nombre de Philosophes. Certes, je ne nie pas qu'ils n'aient parfois assez de chance dans leurs errements pour trouver quelque vérité ; néanmoins, je ne leur accorde pas pour cela d'être plus habiles, mais seulement d'être plus heureux. Or, il vaut beaucoup mieux ne jamais penser à chercher la vérité d'aucune chose plutôt que de le faire sans méthode : il est tout à fait certain, en effet, que les études de cette sorte faites sans ordre et les méditations confuses obscurcissent la lumière naturelle et aveuglent les esprits. Quiconque s'accoutume à marcher ainsi dans les ténèbres s'affaiblit tellement l'acuité du regard que dans la suite il ne peut supporter le grand jour. [...] Quant à la méthode, j'entends par là des règles certaines et faciles dont l'exacte observation fera que n'importe qui ne prendra jamais rien de faux pour vrai, et que, sans dépenser inutilement aucun effort d'intelligence, il parviendra, par un accroissement graduel et continu de science, à la véritable connaissance de tout ce qu'il sera capable de connaître.</text:span></text:p><text:p text:style-name="P396"><text:span text:style-name="T465">Règles pour la direction de l’esprit, IV</text:span></text:p></office:annotation></text:span><text:span text:style-name="T200"> </text:span><text:span text:style-name="T24">: </text:span><text:span text:style-name="T59">Il vaut mieux ne jamais chercher la vérité que de le faire sans méthode</text:span></text:p>
      <text:p text:style-name="P168"><text:span text:style-name="T24">Procéder au hasard dans la recherche de la vérité fait dépendre la réussite de la seule chance ; le succès de cette entreprise est très douteux, et il est bien plus probable qu’elle </text:span><text:span text:style-name="T31">nous enfonce d’autant plus dans l’ignorance. On ne saurait chercher la vérité sans disposer d’une méthode sûre et fiable, c’est donc par une réflexion sérieuse sur celle-ci qu’il faut commencer.</text:span></text:p>
      <text:p text:style-name="P58">La science, la vérité</text:p>
      <text:p text:style-name="P210"/>
      <text:p text:style-name="P170"><text:span text:style-name="T70">Prolongement :</text:span><text:span text:style-name="T24"> </text:span><text:span text:style-name="T200">Descartes </text:span><text:span text:style-name="T24">: </text:span><text:span text:style-name="T53">Cette recherche d’une méthode absolument sûre et rationnelle est une nécessité quand il s’agit de chercher des vérités théoriques, mais elle n’est pas acceptable si l’on veut chercher des vérités en morale – parce qu’il faut bien vivre. Le temps de </text:span><text:span text:style-name="T58">trouver</text:span><text:span text:style-name="T53"> </text:span><text:span text:style-name="T58">celles-ci</text:span><text:span text:style-name="T53">, il faut donc se contenter d’une « morale par provision » qui consiste à respecter les mœurs de son temps.</text:span></text:p>
      <text:p text:style-name="P58">Le devoir, la religion, la vérité</text:p>
      <text:p text:style-name="P150"/>
      <text:p text:style-name="P150"><text:span text:style-name="T406">(</text:span><text:span text:style-name="T419">3</text:span><text:span text:style-name="T406">) </text:span><text:span text:style-name="T194">Kant : </text:span><text:span text:style-name="T136">Il faut avoir le courage de se servir de son propre entendement</text:span></text:p>
      <text:p text:style-name="P171">Par paresse ou par les lâcheté, les hommes ont tendance à se contenter de suivre des « tuteurs », qui leur expliquent comment penser : des hommes politiques, des religieux, des savants, etc. Il faut sortir de cette minorité et oser penser par soi-même. Pourtant, cette libération est plus facile à conquérir collectivement : il est donc nécessaire de garantir <text:span text:style-name="T418">un usage public de la raison, une circulation libre des idées et des opinions.</text:span></text:p>
      <text:p text:style-name="P58">La conscience, le devoir, l’État, la science, la vérité, <text:span text:style-name="T464">la liberté</text:span></text:p>
      <text:p text:style-name="P171"/>
      <text:p text:style-name="P172"><text:span text:style-name="T343">Prolongement :</text:span> <text:span text:style-name="T182">Habermas </text:span>: <text:span text:style-name="T143">On peut décrire l’ensemble des conditions qui permettent aux hommes d’échanger pacifiquement leurs opinions : ces principes éthiques constituent « l’éthique de la discussion », </text:span><text:span text:style-name="T144">qui fonde la possibilité d’une action politique commune des homme</text:span><text:span text:style-name="T148">s</text:span><text:span text:style-name="T143">.</text:span></text:p>
      <text:p text:style-name="P58">Le devoir, l’État, le langage</text:p>
      <text:p text:style-name="P391"><text:span text:style-name="T320">L</text:span><text:span text:style-name="T321">a </text:span><text:span text:style-name="T322">r</text:span><text:span text:style-name="T323">eligion</text:span></text:p>
      <text:p text:style-name="P312"/>
      <text:p text:style-name="P243">Définition(s) :</text:p>
      <text:p text:style-name="P361">La religion est un ensemble de pratiques et de croyances collectives relatives à certaines entités supérieures à l’homme.</text:p>
      <text:p text:style-name="P270"/>
      <text:p text:style-name="P243">Analyse conceptuelle :</text:p>
      <text:p text:style-name="P344"><text:span text:style-name="T239">- </text:span><text:span text:style-name="T243">Une étymologie souvent donnée de « religion » est </text:span><text:span text:style-name="T248">religare</text:span><text:span text:style-name="T260"> (relier). La religion, en effet :</text:span></text:p>
      <text:p text:style-name="P345"><text:span text:style-name="T260">- relie </text:span><text:span text:style-name="T248">verticalement</text:span><text:span text:style-name="T260"> l’homme à certaines divinités</text:span></text:p>
      <text:p text:style-name="P345"><text:span text:style-name="T260">- relie </text:span><text:span text:style-name="T248">horizontalement</text:span><text:span text:style-name="T260"> les hommes entre eux par certaines pratiques et croyances communes</text:span></text:p>
      <text:p text:style-name="P202">- Attention à ne pas identifier la religion et la foi. La foi est une attitude de croyance individuelle ; la religion a toujours une dimension collective. Il y a même des religions qui ne présupposent aucune foi (bouddhisme).</text:p>
      <text:p text:style-name="P271"/>
      <text:p text:style-name="P243">Problème(s) :</text:p>
      <text:p text:style-name="P271"><text:span text:style-name="T71">- </text:span><text:span text:style-name="T357">Est-il raisonnable de croire en Dieu ?</text:span><text:span text:style-name="T166"> </text:span><text:span text:style-name="T167">La croyance en Dieu peut-elle reposer sur des preuves et des démonstrations, </text:span><text:span text:style-name="T84">OU BIEN</text:span><text:span text:style-name="T167"> faut-il nécessairement croire sans raisons ?</text:span></text:p>
      <text:p text:style-name="P226"/>
      <text:p text:style-name="P186">Thèses imp<text:span text:style-name="T406">ortantes :</text:span></text:p>
      <text:p text:style-name="P186"/>
      <text:p text:style-name="P166">(1) <text:span text:style-name="T182">A</text:span><text:span text:style-name="T199">v</text:span><text:span text:style-name="T182">e</text:span><text:span text:style-name="T199">rroès</text:span><text:span text:style-name="T85"> : </text:span><text:span text:style-name="T137">La foi et la raison sont nécessairement compatibles</text:span></text:p>
      <text:p text:style-name="P173">La vérité ne peut pas être contraire à la vérité : si le texte sacré dit vrai, il ne peut pas être contraire à ce que notre raison nous fait connaître. Par conséquent, si on trouve une contradiction entre les textes sacrés et la <text:span text:style-name="T422">connaissance naturelle (scientifique et philosophique)</text:span>, c’est qu’il faut interpréter différemment le texte sacré. A partir d’un même texte, une pluralité d’interprétation est en effet toujours possible.</text:p>
      <text:p text:style-name="P59">Le langage, la nature, la raison, la science, la vérité</text:p>
      <text:p text:style-name="P173"/>
      <text:p text:style-name="P174"><text:span text:style-name="T343">Prolongement :</text:span> <text:span text:style-name="T182">Averroès </text:span>: <text:span text:style-name="T143">Non seulement la foi et la raison sont compatibles, mais si l’exercice de la raison nous permet de mieux comprendre Dieu, il faut le considérer comme </text:span><text:span text:style-name="T19">obligatoire</text:span><text:span text:style-name="T53"> pour un croyant… A condition que celui-ci soit effectivement capable de raisonner par lui-même sans s’y perdre !</text:span></text:p>
      <text:p text:style-name="P68">Le devoir, la nature, la raison, la science, la vérité</text:p>
      <text:p text:style-name="P327"/>
      <text:p text:style-name="P166"><text:span text:style-name="T421">(2) </text:span><text:span text:style-name="T182">Pascal</text:span><text:span text:style-name="T71"> : </text:span><text:span text:style-name="T137">Nous avons toutes les raisons de parier sur l’existence de Dieu</text:span></text:p>
      <text:p text:style-name="P173">Il n’y a pas de preuves démonstratives directes de l’existence de Dieu. Dans ce contexte d’incertitude, nous sommes réduits à <text:span text:style-name="T2">parier </text:span><text:span text:style-name="T24">sur son existence. Si Dieu existe, je gagne le bonheur éternel ; si Dieu n’existe pas, je ne perds rien à y croire. Il faut donc parier qu’il existe.</text:span></text:p>
      <text:p text:style-name="P59">La raison, le bonheur</text:p>
      <text:p text:style-name="P211"/>
      <text:p text:style-name="P173"><text:span text:style-name="T70">Prolongement :</text:span><text:span text:style-name="T24"> </text:span><text:span text:style-name="T200">Pascal </text:span><text:span text:style-name="T24">: </text:span><text:span text:style-name="T53">Une telle croyance rationnelle serait cependant inutile pour le salut. Par ailleurs, </text:span><text:span text:style-name="T57">comment se forcer à croire ? Il faut faire comme on fait les autres croyants, se mettre à genoux et prier : c’est ainsi qu’on pourra « s’abêtir » et se rapporter à Dieu autrement qu’avec notre raison.</text:span></text:p>
      <text:p text:style-name="P69">La raison</text:p>
      <text:p text:style-name="P328"/>
      <text:p text:style-name="P166"><text:span text:style-name="T421">(3) </text:span><text:span text:style-name="T182">Freud</text:span><text:span text:style-name="T71"> : </text:span><text:span text:style-name="T137">L</text:span><text:span text:style-name="T116">a religion </text:span><text:span text:style-name="T137">est une </text:span><text:span text:style-name="T116">névrose collective</text:span></text:p>
      <text:p text:style-name="P175">Il y a une forte parenté entre les rites religieux et les rites obsessionnels. On peut en tirer l’idée que l’obsession est une caricature de la religion, et que la religion est une névrose collective de l’humanité. Le rite religieux résulte d’une culpabilité inconsciente, produite par le refoulement des pulsions primaires par la religion. Ce refoulement est la condition de la civilisation.</text:p>
      <text:p text:style-name="P59">L’inconscient</text:p>
      <text:p text:style-name="P175"/>
      <text:p text:style-name="P175"><text:span text:style-name="T343">Critique :</text:span> <text:span text:style-name="T182">Marx </text:span>: <text:span text:style-name="T94">La religion ne doit pas être comprise comme un phénomène psychique individuel, mais comme enracinée dans la réalité sociale. La religion est une création de la souffrance du peuple, qui justifie celle-ci par la promesse du bonheur dans une vie future : elle est « l’opium du peuple ».</text:span></text:p>
      <text:p text:style-name="P70">Le bonheur, la conscience, l’inconscient</text:p>
      <text:p text:style-name="P302">L<text:span text:style-name="T408">a </text:span><text:span text:style-name="T423">science</text:span></text:p>
      <text:p text:style-name="P313"/>
      <text:p text:style-name="P244">Définition(s) :</text:p>
      <text:p text:style-name="P362">La science désigne l’ensemble des théories et des pratiques visant à construire une connaissance rigoureusement justifiée.</text:p>
      <text:p text:style-name="P272"/>
      <text:p text:style-name="P244">Analyse conceptuelle :</text:p>
      <text:p text:style-name="P346"><text:span text:style-name="T239">- </text:span><text:span text:style-name="T265">Au sens antique, la science désigne un ensemble très large de pratiques et de théories, qui englobe la philosophie. Au sens moderne cependant, la rupture entre science et philosophie commence à se produire à partir de la « révolution scientifique » du XVIIe.</text:span></text:p>
      <text:p text:style-name="P346"><text:span text:style-name="T265">- La science moderne semble se définir par son recours à l’expérience </text:span><text:span text:style-name="T266">(à l’observation)</text:span><text:span text:style-name="T265"> ; mais si c’est le cas, il faudrait considérer que les mathématiques ne sont pas une science. Il semble donc nécessaire d’adopter un sens suffisamment large de ce concept.</text:span></text:p>
      <text:p text:style-name="P273"/>
      <text:p text:style-name="P244">Problème(s) :</text:p>
      <text:p text:style-name="P273"><text:span text:style-name="T166">- </text:span><text:span text:style-name="T355">La science a-t-elle toujours raison ?</text:span><text:span text:style-name="T168"> La science se définit-elle par la certitude de résultats bien justifiés, </text:span><text:span text:style-name="T86">OU BIEN</text:span><text:span text:style-name="T168"> faut-il au contraire la définir par le doute qui la fonde ?</text:span></text:p>
      <text:p text:style-name="P273"><text:span text:style-name="T168">- </text:span><text:span text:style-name="T356">La science progresse-t-elle ?</text:span><text:span text:style-name="T169"> Faut-il considérer que la science procède par accumulation progressive de savoirs, </text:span><text:span text:style-name="T87">OU BIEN</text:span><text:span text:style-name="T169"> faut-il mettre au centre de l’histoire de la science certaines ruptures révolutionnaires ?</text:span></text:p>
      <text:p text:style-name="P227"/>
      <text:p text:style-name="P187">Thèses imp<text:span text:style-name="T406">ortantes :</text:span></text:p>
      <text:p text:style-name="P187"/>
      <text:p text:style-name="P346"><text:span text:style-name="T282">(</text:span><text:span text:style-name="T283">1</text:span><text:span text:style-name="T282">) </text:span><text:span text:style-name="T211">Hume </text:span><text:span text:style-name="T282">: </text:span><text:span text:style-name="T296">Les théories générales ne peuvent jamais être légitimées par les faits eux-mêmes</text:span></text:p>
      <text:p text:style-name="P375"><text:span text:style-name="T281">Quand un fait se répète de façon systématique sans qu’aucun contre-exemple ne se manifeste, on croit souvent pouvoir en tirer une loi générale. Mais cette façon de raisonner est logiquement fautive : aucune observation ne peut me certifier qu’aucun contre-exemple n’est possible. Par suite, en se basant sur l’observation seule, on ne peut </text:span><text:span text:style-name="T250">prouver</text:span><text:span text:style-name="T275"> rigoureusement aucune théorie générale.</text:span></text:p>
      <text:p text:style-name="P60">La nature, la raison</text:p>
      <text:p text:style-name="P212"/>
      <text:p text:style-name="P375"><text:span text:style-name="T279">Prolongement :</text:span><text:span text:style-name="T275"> </text:span><text:span text:style-name="T217">Popper </text:span><text:span text:style-name="T275">: </text:span><text:span text:style-name="T278">Certes, mais un seul contre-exemple peut réfuter une théorie de façon définitive. C’est ainsi que procèdent les sciences : elles font tout leur possible pour </text:span><text:span text:style-name="T252">falsifier </text:span><text:span text:style-name="T278">les théories. Par suite, une théorie qui n’est aucunement falsifiable ne saurait être considérée comme scientifique.</text:span></text:p>
      <text:p text:style-name="P60">La nature, la raison</text:p>
      <text:p text:style-name="P167"/>
      <text:p text:style-name="P376"><text:span text:style-name="T282">(</text:span><text:span text:style-name="T281">2) </text:span><text:span text:style-name="T210">Kuhn </text:span><text:span text:style-name="T281">: </text:span><text:span text:style-name="T295">L’histoire des sciences n’est pas cumulative, mais est marquée par des ruptures révolutionnaires</text:span></text:p>
      <text:p text:style-name="P176">On peut montrer que l’histoire de la science est marquée par des révolutions, qui induisent toujours un certain cadre théorique et pratique : un « paradigme ». Quand un paradigme s’est installé, les scientifiques s’installent dans ce cadre pour essayer de répondre aux questions qu’il implique : c’est la « science normale ». Ce faisant, les chercheurs vont identifier des anomalies qui ne cadrent pas avec ce paradigme. Finalement, des cadres scientifiques alternatifs seront proposés pour en rendre compte : c’est la « science extraordinaire », qui peut finir par constituer le nouveau paradigme consensuel. On parle alors de « révolution scientifique ».</text:p>
      <text:p text:style-name="P61">La raison</text:p>
      <text:p text:style-name="P176"/>
      <text:p text:style-name="P377"><text:span text:style-name="T317">Prolongement :</text:span><text:span text:style-name="T281"> </text:span><text:span text:style-name="T210">Popper </text:span><text:span text:style-name="T281">:</text:span><text:span text:style-name="T293"> </text:span><text:span text:style-name="T308">Le schéma de Kuhn implique qu’un cadre scientifique n’est jamais définitif, et qu’il pourra toujours être renversé par un nouveau paradigme plus puissant. Mais alors, on ne peut jamais être assuré du fait que nos théories sont </text:span><text:span text:style-name="T252">vraies</text:span><text:span text:style-name="T278">. Popper propose de remplacer l’idée de vérité scientifique par celle de </text:span><text:span text:style-name="T252">vérisimilitude </text:span><text:span text:style-name="T278">: une théorie vérisimilaire résiste robustement à la contradiction, et elle tient sa force des tentatives ratées de falsification.</text:span></text:p>
      <text:p text:style-name="P61">La raison, la vérité</text:p>
      <text:p text:style-name="P167"/>
      <text:p text:style-name="P346"><text:span text:style-name="T282">(</text:span><text:span text:style-name="T285">3</text:span><text:span text:style-name="T282">) </text:span><text:span text:style-name="T212">Descartes</text:span><text:span text:style-name="T284"> </text:span><text:span text:style-name="T211">:</text:span><text:span text:style-name="T292"> </text:span><text:span text:style-name="T297">Le progrès des sciences est utile au bonheur humain</text:span></text:p>
      <text:p text:style-name="P179">Les sciences nous permettent de réduire toujours plus la peine que l’homme met à son travail, et permet d’assurer une vie toujours plus longue et agréable par les progrès de la médecine. L’amélioration de celle-ci est d’ailleurs le meilleur moyen de rendre les hommes plus sages et plus habiles.</text:p>
      <text:p text:style-name="P71">Le bonheur, la technique, le travail, la liberté</text:p>
      <text:p text:style-name="P329"/>
      <text:p text:style-name="P378"><text:span text:style-name="T318">C</text:span><text:span text:style-name="T317">ritique </text:span><text:span text:style-name="T218">:</text:span><text:span text:style-name="T210"> </text:span><text:span text:style-name="T212">Rousseau </text:span><text:span text:style-name="T210">: </text:span><text:span text:style-name="T311">En favorisant un raffinement artificiel et superficiel, le progrès scientifique éloigne les hommes de la vertu. </text:span><text:span text:style-name="T312">Ses divertissements détournent les hommes de leur véritable bien et <text:s/>font ainsi le jeu des tyrans.</text:span><text:span text:style-name="T311"> Le savoir ne saurait être une valeur en soi ; il faut lui privilégier une ignorance et une simplicité vertueuses.</text:span></text:p>
      <text:p text:style-name="P74"><text:span text:style-name="T425">L</text:span><text:span text:style-name="T424">e bonheur, le devoir, l’État, la liberté</text:span></text:p>
      <text:p text:style-name="P392"><text:span text:style-name="T320">L</text:span><text:span text:style-name="T321">a </text:span><text:span text:style-name="T324">technique</text:span></text:p>
      <text:p text:style-name="P314"/>
      <text:p text:style-name="P245">Définition(s) :</text:p>
      <text:p text:style-name="P363">- <text:span text:style-name="T71">Au sens large</text:span>, <text:span text:style-name="T446">la</text:span> technique <text:span text:style-name="T446">désigne l’ensemble des procédés acquis et transmissibles qui permettent à l’homme de réaliser efficacement une activité.</text:span></text:p>
      <text:p text:style-name="P363"><text:tab/>→ <text:span text:style-name="T343">Ex :</text:span> quand on joue au football, il faut maîtriser certaines techniques. Il y a des techniques de nage…</text:p>
      <text:p text:style-name="P363">- <text:span text:style-name="T88">Au sens strict</text:span><text:span text:style-name="T446">,</text:span> la technique désigne l’ensemble des procédés permettant de produire des objets utiles, <text:span text:style-name="T446">et l’ensemble de ces objets.</text:span></text:p>
      <text:p text:style-name="P363"><text:tab/>→ <text:span text:style-name="T343">Ex :</text:span> la technique c’est la machine à vapeur, l’électricité, l’informatique, etc.</text:p>
      <text:p text:style-name="P274"/>
      <text:p text:style-name="P245">Analyse conceptuelle :</text:p>
      <text:p text:style-name="P347"><text:span text:style-name="T239">- </text:span><text:span text:style-name="T267">Attention à bien vous demander quel sens de la technique est impliqué par votre sujet. Si l’on vous questionne sur « la technique suffit-elle pour être un artiste ? », c’est visiblement le sens large qui est impliqué. Si l’on vous questionne sur « faut-il avoir peur de la technique ? », c’est le sens strict.</text:span></text:p>
      <text:p text:style-name="P347"><text:span text:style-name="T265">- </text:span><text:span text:style-name="T267">Dans le cas où c’est le sens strict qui est mobilisé, n’oubliez pas que vous pouvez toujours faire le lien avec l’idée de science.</text:span></text:p>
      <text:p text:style-name="P275"/>
      <text:p text:style-name="P245">Problème(s) :</text:p>
      <text:p text:style-name="P275"><text:span text:style-name="T166">- </text:span><text:span text:style-name="T358">Faut-il avoir peur de la technique ?</text:span><text:span text:style-name="T170"> <text:s/>Si la technique vise la satisfaction de nos besoins, est-elle nécessairement à notre service, </text:span><text:span text:style-name="T88">OU BIEN</text:span><text:span text:style-name="T170"> dans la mesure où il acquiert une existence autonome, l’objet technique peut-il se retourner contre son créateur ?</text:span></text:p>
      <text:p text:style-name="P228"/>
      <text:p text:style-name="P188">Thèses imp<text:span text:style-name="T406">ortantes :</text:span></text:p>
      <text:p text:style-name="P188"/>
      <text:p text:style-name="P348"><text:span text:style-name="T282">(</text:span><text:span text:style-name="T283">1</text:span><text:span text:style-name="T282">) </text:span><text:span text:style-name="T214">Protagoras</text:span><text:span text:style-name="T286"> </text:span><text:span text:style-name="T216">(personnage de Platon)</text:span><text:span text:style-name="T211"> : </text:span><text:span text:style-name="T298">En compensant la débilité naturelle de nos corps, la technique nous permet de survivre</text:span></text:p>
      <text:p text:style-name="P318"><text:span text:style-name="T426">P</text:span><text:span text:style-name="T424">rotagoras présente un mythe racontant la création des espèces mortelles. Le titan Épiméthée doit procéder à la répartition des différents attributs pour instaurer un ordre et une harmonie dans la nature ; mais quand arrive le tour de l’homme, tout a été distribué. Pour ne pas que l’espère humaine périsse, son frère Prométhée décide de voler le feu et l’habilité technique chez les Dieux. C’est ce vol qui permettra aux hommes non seulement de survivre, mais encore de participer au lot divin.</text:span></text:p>
      <text:p text:style-name="P62">La nature, le travail</text:p>
      <text:p text:style-name="P177"/>
      <text:p text:style-name="P318"><text:span text:style-name="T444">Prolongement :</text:span><text:span text:style-name="T424"> </text:span><text:span text:style-name="T210">Bergson </text:span><text:span text:style-name="T424">: </text:span><text:span text:style-name="T435">D</text:span><text:span text:style-name="T434">’un point de vue évolutionniste, l’homme se définit d’abord non comme un</text:span><text:span text:style-name="T442"> homo sapiens</text:span><text:span text:style-name="T443"> (intelligent), mais plus spécifiquement</text:span><text:span text:style-name="T442"> </text:span><text:span text:style-name="T434">comme un </text:span><text:span text:style-name="T442">homo faber </text:span><text:span text:style-name="T443">(fabriquant). L’intelligence</text:span><text:span text:style-name="T434"> humaine est d’abord une capacité à fabriquer des outils et à en varier indéfiniment la fabrication.</text:span></text:p>
      <text:p text:style-name="P72">La raison</text:p>
      <text:p text:style-name="P330"/>
      <text:p text:style-name="P349"><text:span text:style-name="T287">(2)</text:span><text:span text:style-name="T213"> </text:span><text:span text:style-name="T211">Heidegger : </text:span><text:span text:style-name="T299">L’essence de la technique n’est rien de technique</text:span></text:p>
      <text:p text:style-name="P319"><text:span text:style-name="T426">La technique moderne est un </text:span><text:span text:style-name="T441">arraisonnement</text:span><text:span text:style-name="T426">, elle consiste à soumettre la nature à la raison humaine, et la met en demeure de se constituer comme un stock de ressources à destination de l’homme. Le problème est que nous nous rendons alors incapables de voir la nature autrement que comme ce stock, alors que d’autres regards sont possibles, plus fondamentaux pour l’être humain (par exemple, le regard de l’artiste). A terme, l’homme risque lui-même de se comprendre comme une simple ressource exploitable.</text:span></text:p>
      <text:p text:style-name="P63">L’art, la raison, la science, la technique</text:p>
      <text:p text:style-name="P330"/>
      <text:p text:style-name="P379"><text:span text:style-name="T318">P</text:span><text:span text:style-name="T317">rolongement :</text:span><text:span text:style-name="T210"> Kant : </text:span><text:span text:style-name="T310">Le déploiement de la technique moderne n’est donc pas sans poser des problèmes moraux. Kant rappelle en effet que l’impératif moral fondamental, c’est de toujours considérer l’être humain en même temps comme une fin, et jamais seulement comme un moyen. </text:span><text:span text:style-name="T313">Le respect de la personne humaine doit limiter le pouvoir de l’État sur le citoyen ou du patron sur le travailleur, dans leur usage des techniques de contrôle et de surveillance.</text:span><text:span text:style-name="T310"> </text:span></text:p>
      <text:p text:style-name="P77"><text:span text:style-name="T424">Le devoir, </text:span><text:span text:style-name="T427">l’État, la liberté, la science, le travail</text:span></text:p>
      <text:p text:style-name="P331"/>
      <text:p text:style-name="P380"><text:span text:style-name="T282">(</text:span><text:span text:style-name="T281">3) </text:span><text:span text:style-name="T210">Tchouang Tseu : </text:span><text:span text:style-name="T300">L</text:span><text:span text:style-name="T301">a technique</text:span><text:span text:style-name="T300"> parfaitement maîtrisée est celle qui échappe au contrôle de la conscience</text:span></text:p>
      <text:p text:style-name="P321"><text:span text:style-name="T424">Tchouang Tseu raconte l’histoire du cuisinier Ting </text:span><text:span text:style-name="T427">en </text:span><text:span text:style-name="T424">retra</text:span><text:span text:style-name="T427">çant</text:span><text:span text:style-name="T424"> l’apprentissage d’un geste technique. Au début, l’objet sur lequel nous travaillons nous apparaît comme une masse écrasante. Petit à petit, notre geste s’affine au fur et à mesure que progresse notre compréhension du fonctionnement de la chose. Sur la fin de l’apprentissage, le geste est tellement incorporé et fluide qu’il ressemble à une danse ; ni les sens ni la conscience ne sont mobilisés ; le geste parfait accomplit une union du sujet et de son objet.</text:span></text:p>
      <text:p text:style-name="P64">La conscience, l’inconscient, le travail, le temps</text:p>
      <text:p text:style-name="P178"/>
      <text:p text:style-name="P321"><text:span text:style-name="T444">Prolongement :</text:span><text:span text:style-name="T424"> </text:span><text:span text:style-name="T210">Nietzsche </text:span><text:span text:style-name="T424">: </text:span><text:span text:style-name="T437">L</text:span><text:span text:style-name="T435">e corps est cet ensemble de puissances ; il dépasse de très loin les puissances </text:span><text:span text:style-name="T436">superficielles</text:span><text:span text:style-name="T435"> de la conscience. En particulier, le geste de l’artiste touche à l’inconscience – mais il faut voir que cette inconscience apparemment sans efforts est le résultat d’un travail et d’une attention constants.</text:span></text:p>
      <text:p text:style-name="P78"><text:span text:style-name="T424">L’art, la conscience, l’inconscient, </text:span><text:span text:style-name="T428">le travail, le temps</text:span></text:p>
      <text:p text:style-name="P393"><text:span text:style-name="T320">L</text:span><text:span text:style-name="T325">e temps</text:span></text:p>
      <text:p text:style-name="P315"/>
      <text:p text:style-name="P246">Définition(s) :</text:p>
      <text:p text:style-name="P365">Le temps est une dimension du réel qui rend possible et compréhensible le changement.</text:p>
      <text:p text:style-name="P276"/>
      <text:p text:style-name="P246">Analyse conceptuelle :</text:p>
      <text:p text:style-name="P350"><text:span text:style-name="T239">- </text:span><text:span text:style-name="T268">Attention, la définition donnée ci-dessus est faible, comme toutes les définitions qu’on peut donner du temps. Si on définit le temps par la notion de changement, il n’en reste pas moins que la notion de changement elle-même ne saurait être définie sans la notion de temps… De façon générale, il est impossible de définir le temps sans faire appel à des termes qui présupposent la notion de temps.</text:span></text:p>
      <text:p text:style-name="P199">- Pour botter en touche, on peut se référer à cette citation de Saint Augustin : « Qu'est-ce-que le temps ? Si personne ne me le demande, je le sais. Si je veux l'expliquer à qui me le demande, je ne le sais plus. » </text:p>
      <text:p text:style-name="P277"/>
      <text:p text:style-name="P246">Problème(s) :</text:p>
      <text:p text:style-name="P294"><text:span text:style-name="T166">C</text:span><text:span text:style-name="T149">haque modalité du temps pose des problèmes spécifiques :</text:span></text:p>
      <text:p text:style-name="P249">- Passé :</text:p>
      <text:p text:style-name="P295"><text:span text:style-name="T344">L’histoire peut-elle être une science ?</text:span><text:span text:style-name="T385"> </text:span><text:span text:style-name="T149">L’histoire peut-elle se contenter d’énoncer des faits, </text:span><text:span text:style-name="T71">OU BIEN</text:span><text:span text:style-name="T149"> une part d’interprétation est-elle toujours nécessaire pour leur donner du sens ?</text:span></text:p>
      <text:p text:style-name="P249">- Présent :</text:p>
      <text:p text:style-name="P295"><text:span text:style-name="T344">Faut-il vivre au jour le jour ?</text:span><text:span text:style-name="T149"> Faut-il se concentrer sur l’instant présent pour saisir notre plaisir, </text:span><text:span text:style-name="T71">OU BIEN</text:span><text:span text:style-name="T149"> est-il nécessaire de planifier et organiser notre existence sur le long terme ?</text:span></text:p>
      <text:p text:style-name="P249">- Futur :</text:p>
      <text:p text:style-name="P295"><text:span text:style-name="T344">Sommes-nous responsables de l’avenir ?</text:span><text:span text:style-name="T149"> La morale ne concerne-t-elle que les relations interpersonnelles entre contemporains, </text:span><text:span text:style-name="T71">OU BIEN </text:span><text:span text:style-name="T149">devons-nous porter le poids des conséquences à long terme de nos actions, aussi hypothétiques soient-elles ?</text:span></text:p>
      <text:p text:style-name="P229"/>
      <text:p text:style-name="P189">Thèses imp<text:span text:style-name="T406">ortantes :</text:span></text:p>
      <text:p text:style-name="P189"/>
      <text:p text:style-name="P350"><text:span text:style-name="T282">(</text:span><text:span text:style-name="T283">1</text:span><text:span text:style-name="T282">) </text:span><text:span text:style-name="T182">Ricoeur </text:span>: <text:span text:style-name="T116">C’</text:span><text:span text:style-name="T138">est précisément parce qu’il a une subjectivité que l’historien peut connaître le passé</text:span></text:p>
      <text:p text:style-name="P381">L’opposition entre objectivité et subjectivité est difficilement opérante en histoire, si l’on suppose que la connaissance doi<text:span text:style-name="T447">ve</text:span> être <text:span text:style-name="T2">purement </text:span>objective. Le travail de l’historien est de retrouver le <text:span text:style-name="T24">sens des actions passées des hommes ; mais pour retrouver ce sens, il faut bien qu’il se projette dans les valeurs qui </text:span><text:span text:style-name="T32">les</text:span><text:span text:style-name="T24"> ont guidé</text:span><text:span text:style-name="T32">es</text:span><text:span text:style-name="T24">. Le travail historique est donc d’essence </text:span><text:span text:style-name="T2">intersubjective</text:span><text:span text:style-name="T24">.</text:span></text:p>
      <text:p text:style-name="P82">La conscience, la raison, la science, la vérité</text:p>
      <text:p text:style-name="P382"/>
      <text:p text:style-name="P384"><text:span text:style-name="T70">Critique :</text:span><text:span text:style-name="T24"> </text:span><text:span text:style-name="T200">Marx </text:span><text:span text:style-name="T24">: </text:span><text:span text:style-name="T48">O</text:span><text:span text:style-name="T41">n ne saurait s’appuyer </text:span><text:span text:style-name="T48">prioritairement</text:span><text:span text:style-name="T41"> sur les sentiments et les valeurs individuels pour expliquer l’histoire. Les éléments subjectifs ne sont eux-mêmes que les reflets des rapports économiques qui déterminent l’existence des individus.</text:span></text:p>
      <text:p text:style-name="P83">La conscience, l’inconscient, la vérité</text:p>
      <text:p text:style-name="P383"/>
      <text:p text:style-name="P351"><text:span text:style-name="T32">(2) </text:span><text:span text:style-name="T182">Pascal </text:span>: <text:span text:style-name="T116">L’</text:span><text:span text:style-name="T139">homme ne peut pas être heureux, parce qu’il ne sait pas vivre </text:span><text:span text:style-name="T116">dans le présent</text:span></text:p>
      <text:p text:style-name="P384">Le présent nous blesse toujours : soit il est désagréable, soit nous regrettons de le voir échapper. Nous essayons donc de nous projeter dans les autres modalités du temps – en particulier dans le futur, qui représente l’ouverture de tous les possibles. <text:span text:style-name="T448">Or, le plaisir se vit au présent, ce qui explique pourquoi tous les hommes sont malheureux.</text:span></text:p>
      <text:p text:style-name="P79">Le bonheur</text:p>
      <text:p text:style-name="P384"/>
      <text:p text:style-name="P385"><text:span text:style-name="T343">Prolongement :</text:span> <text:span text:style-name="T182">Pascal </text:span>: <text:span text:style-name="T143">La seule façon pour les hommes de connaître le bonheur véritable, c’est précisément de sortir de notre expérience commune du temps. C’est en s’unissant à Dieu par la foi que l</text:span><text:span text:style-name="T145">e bonheur nous devient accessible, sous la forme d’une</text:span><text:span text:style-name="T143"> félicité éternelle.</text:span></text:p>
      <text:p text:style-name="P79">Le bonheur, la religion</text:p>
      <text:p text:style-name="P386"/>
      <text:p text:style-name="P352"><text:span text:style-name="T449">(3)</text:span> <text:span text:style-name="T182">Jonas </text:span>: <text:span text:style-name="T140">Nous sommes responsables de l’avenir de l’humanité</text:span></text:p>
      <text:p text:style-name="P387">Nous ne sommes plus seulement responsables des actes que nous commettons. Le développement extraordinaire de notre technique est tel que ce que nous faisons peut avoir des conséquences à long et à très long terme, qui peuvent aller jusqu’à la destruction de l’humanité elle-même. Notre responsabilité pour le futur ressemble à celle du parent envers son enfant : elle est asymétrique, et fondée sur la vulnérabilité de ce que nous avons à protéger.</text:p>
      <text:p text:style-name="P79">Le devoir, la nature, la raison, la technique</text:p>
      <text:p text:style-name="P387"/>
      <text:p text:style-name="P387"><text:span text:style-name="T343">Prolongement :</text:span> <text:span text:style-name="T182">Jonas </text:span>: <text:span text:style-name="T146">Les individus ne sont pas toujours prêts à limiter leurs actions présentes au nom de bienfaits futurs très hypothétiques. L’éthique de la responsabilité de Jonas, pour être politiquement possible, peut nécessiter une dictature écologique, s’appuyant sur la science et visant les intérêts profonds de l’humanité.</text:span></text:p>
      <text:p text:style-name="P80">Le devoir, la nature, l’État, la liberté</text:p>
      <text:p text:style-name="P394"><text:span text:style-name="T320">L</text:span><text:span text:style-name="T326">e travail</text:span></text:p>
      <text:p text:style-name="P316"/>
      <text:p text:style-name="P247">Définition(s) :</text:p>
      <text:p text:style-name="P364">- <text:span text:style-name="T89">Au sens large</text:span><text:span text:style-name="T450">, </text:span>le travail désigne toute activité humaine de production dont l'accomplissement suppose des efforts et une certaine organisation.</text:p>
      <text:p text:style-name="P364">- <text:span text:style-name="T88">Au sens strict</text:span><text:span text:style-name="T446">,</text:span> <text:span text:style-name="T450">un travail est une activité humaine reconnue socialement comme utile et rémunérée .</text:span></text:p>
      <text:p text:style-name="P278"/>
      <text:p text:style-name="P247">Analyse conceptuelle :</text:p>
      <text:p text:style-name="P353"><text:span text:style-name="T239">- </text:span><text:span text:style-name="T269">Le sens </text:span><text:span text:style-name="T253">courant</text:span><text:span text:style-name="T269"> du travail est le sens strict. En ce sens, le travail désigne le </text:span><text:span text:style-name="T253">métier</text:span><text:span text:style-name="T269">. Pourtant, le sens philosophique à privilégier est le sens large : </text:span><text:span text:style-name="T270">un musicien amateur </text:span><text:span text:style-name="T254">travaille</text:span><text:span text:style-name="T270"> en répétant ses gammes, on peut </text:span><text:span text:style-name="T254">travailler</text:span><text:span text:style-name="T270"> sur soi, etc.</text:span></text:p>
      <text:p text:style-name="P353"><text:span text:style-name="T270">- On distingue souvent le travail du labeur, en désignant par </text:span><text:span text:style-name="T254">labeur</text:span><text:span text:style-name="T270"> une activité définie comme pénible et non-épanouissante. Cela implique en retour qu’on puisse considérer le travail comme une activité qui ne soit pas </text:span><text:span text:style-name="T254">que</text:span><text:span text:style-name="T270"> pénible, et à travers laquelle on puisse s’épanouir.</text:span></text:p>
      <text:p text:style-name="P353"><text:span text:style-name="T270">- </text:span><text:span text:style-name="T273">Vous trouverez peut-être sur Internet ou dans vos lecture</text:span><text:span text:style-name="T274">s</text:span><text:span text:style-name="T273"> une étymologie du travail ramenant au </text:span><text:span text:style-name="T257">trepalium</text:span><text:span text:style-name="T274">/</text:span><text:span text:style-name="T257">tripalium</text:span><text:span text:style-name="T274">, un instrument de torture à trois pieux. Cette étymologie, aussi répandue soit-elle, est très probablement fausse.</text:span></text:p>
      <text:p text:style-name="P279"/>
      <text:p text:style-name="P247">Problème(s) :</text:p>
      <text:p text:style-name="P279"><text:span text:style-name="T166">- </text:span><text:span text:style-name="T359">Le travail libère-t-il l’homme </text:span><text:span text:style-name="T358">?</text:span><text:span text:style-name="T170"> <text:s/></text:span><text:span text:style-name="T171">Le travail est-il une contrainte, qui répond à la nécessité de satisfaire nos besoins naturels, </text:span><text:span text:style-name="T93">OU BIEN </text:span><text:span text:style-name="T171">est-ce plus profondément un processus au cours duquel le sujet apprend à se connaître et à se maîtriser ?</text:span></text:p>
      <text:p text:style-name="P230"/>
      <text:p text:style-name="P190">Thèses imp<text:span text:style-name="T406">ortantes :</text:span></text:p>
      <text:p text:style-name="P190"/>
      <text:p text:style-name="P353"><text:span text:style-name="T282">(</text:span><text:span text:style-name="T283">1</text:span><text:span text:style-name="T282">) </text:span><text:span text:style-name="T214">Arendt : </text:span><text:span text:style-name="T302">Pour les Grecs de l’Antiquité, le travail était une nécessité honteuse</text:span></text:p>
      <text:p text:style-name="P320"><text:span text:style-name="T430">L</text:span><text:span text:style-name="T429">e travail est méprisable, </text:span><text:span text:style-name="T430">parce</text:span><text:span text:style-name="T429"> qu’il est tout entier tourné vers la satisfaction des besoins naturels, de sorte que la vie de l’esclave est exactement semblable à une vie d’animal. La vie vraiment humaine, c’est celle qui est rendue possible par la libération du travail, quand la question de la satisfaction de nos besoins naturels n’est plus pour nous un objet de préoccupation : c’est alors que nous pouvons nous adonner aux activités vraiment humaines et libres : la contemplation, l’action politique, la philosophie, etc.</text:span></text:p>
      <text:p text:style-name="P75"><text:span text:style-name="T429">L</text:span><text:span text:style-name="T424">a liberté, la nature, la raison, la science</text:span></text:p>
      <text:p text:style-name="P139"/>
      <text:p text:style-name="P322"><text:span text:style-name="T445">P</text:span><text:span text:style-name="T444">rolongement :</text:span><text:span text:style-name="T424"> </text:span><text:span text:style-name="T210">Arendt </text:span><text:span text:style-name="T424">: </text:span><text:span text:style-name="T434">Au contraire, l’époque moderne survalorise le travail et déprécie la contemplation et l’action politique. Cela rend plus difficile la construction d’un « monde commun ».</text:span></text:p>
      <text:p text:style-name="P40">L’État</text:p>
      <text:p text:style-name="P140"/>
      <text:p text:style-name="P355"><text:span text:style-name="T288">(2)</text:span><text:span text:style-name="T215"> </text:span><text:span text:style-name="T214">Hegel : </text:span><text:span text:style-name="T303">C’est dans l’expérience du travail que nous pouvons nous approprier nos puissances de penser et d’agir</text:span></text:p>
      <text:p text:style-name="P141">La « dialectique du maître et de l’esclave » nous présente deux consciences en lutte pour la reconnaissance. La conscience victorieuse (le « maître ») pense affirmer sa liberté en forçant l’esclave à prendre en charge la réalisation de son désir : le maître commande, et l’esclave travaille pour transformer le monde selon le désir du maître. Une telle situation, cependant, est vouée à se retourner dialectiquement : alors que le maître pense être absolument libre et tout-puissant, il finit par dépendre totalement de son esclave, et devient l’esclave de son esclave. Ce dernier, de son côté, exécute certes les ordres du maître, mais c’est bien lui qui se confronte au monde réel : il apprend à transformer le monde selon sa volonté, et à discipliner son désir. La maîtrise abstraite du maître devient chez l’esclave maîtrise réelle, substantielle ; c’est l’esclave qui, en apprenant à transformer le monde, se transforme lui-même par son travail.</text:p>
      <text:p text:style-name="P76"><text:span text:style-name="T430">L</text:span><text:span text:style-name="T424">a conscience, la liberté, la nature, la technique</text:span></text:p>
      <text:p text:style-name="P141"/>
      <text:p text:style-name="P353"><text:span text:style-name="T289">(3) </text:span><text:span text:style-name="T214">Marx : </text:span><text:span text:style-name="T303">Le travail industriel moderne aliène le travailleur</text:span></text:p>
      <text:p text:style-name="P354"><text:span text:style-name="T451">L’ouvrier</text:span> n’intervient pas dans le processus de décision gouvernant son travail ; il <text:span text:style-name="T463">obéit passivement</text:span> <text:span text:style-name="T463">aux ordres du</text:span> patron ou <text:span text:style-name="T463">de l’</text:span>ingénieur. <text:span text:style-name="T451">C’est un</text:span> pur exécutant ; sa tâche est physiquement éreintante, et lui-même ne peu<text:span text:style-name="T463">t</text:span> plus se reconnaître dans l’objet de son travail. <text:span text:style-name="T463">Il n’</text:span> intervient <text:span text:style-name="T463">plus </text:span>dans le processus de production <text:span text:style-name="T463">que comme </text:span>une machine ou une bête de somme. Alors que le travail devrait être le lieu de déploiement de notre humanité, le travail <text:span text:style-name="T6">aliéné</text:span> est un<text:span text:style-name="T451">e</text:span> dépossession de soi.</text:p>
      <text:p text:style-name="P81">Le bonheur, la liberté, la technique</text:p>
      <text:p text:style-name="P354"/>
      <text:p text:style-name="P388"><text:span text:style-name="T343">Prolongement :</text:span> <text:span text:style-name="T182">Nietzsche </text:span>: <text:span text:style-name="T147">Le travail moderne</text:span><text:span text:style-name="T143"> abrutit le travailleur e</text:span><text:span text:style-name="T147">n le privant de sa liberté et de son individualité. Il l’empêche ainsi de nuire aux autres, et en ce sens constitue </text:span><text:span text:style-name="T143">la meilleure des polices. </text:span><text:span text:style-name="T147">C’est parce que le travail a cette fonction de contrôle social qu’il est autant encensé par nos sociétés.</text:span></text:p>
      <text:p text:style-name="P81">L’État, la liberté</text:p>
      <text:p text:style-name="P395"><text:span text:style-name="T320">L</text:span><text:span text:style-name="T327">a vérité</text:span></text:p>
      <text:p text:style-name="P317"/>
      <text:p text:style-name="P248">Définition(s) :</text:p>
      <text:p text:style-name="P366">La vérité <text:span text:style-name="T452">désigne l’adéquation entre une proposition et la réalité.</text:span></text:p>
      <text:p text:style-name="P280"/>
      <text:p text:style-name="P248">Analyse conceptuelle :</text:p>
      <text:p text:style-name="P356"><text:span text:style-name="T239">- </text:span><text:span text:style-name="T271">Attention à ne pas confondre vérité et réalité. La vérité est une propriété de certaines </text:span><text:span text:style-name="T255">propositions</text:span><text:span text:style-name="T271">, la réalité est une propriété de certaines </text:span><text:span text:style-name="T255">choses</text:span><text:span text:style-name="T271">.</text:span></text:p>
      <text:p text:style-name="P356"><text:span text:style-name="T271">- Le contraire de la vérité n’est pas le mensonge, mais la fausseté. </text:span><text:span text:style-name="T272">Il n’y a pas vraiment de </text:span><text:span text:style-name="T256">mot</text:span><text:span text:style-name="T272"> pour indiquer le contraire du mensonge : le mensonge s’oppose à </text:span><text:span text:style-name="T256">la parole sincère</text:span><text:span text:style-name="T272">.</text:span></text:p>
      <text:p text:style-name="P194">- Il y a en fait plusieurs définitions possibles de la vérité, entre lesquelles on peut naviguer dans une dissertation :</text:p>
      <text:p text:style-name="P357"><text:span text:style-name="T272">- </text:span><text:span text:style-name="T280">la vérité-correspondance :</text:span><text:span text:style-name="T272"> c’est la définition donné</text:span><text:span text:style-name="T274">e</text:span><text:span text:style-name="T272"> plus haut</text:span></text:p>
      <text:p text:style-name="P357"><text:span text:style-name="T272">- </text:span><text:span text:style-name="T280">la vérité-cohérence :</text:span><text:span text:style-name="T272"> par exemple, une proposition mathématique est </text:span><text:span text:style-name="T256">vraie</text:span><text:span text:style-name="T272"> si elle s’intègre de façon non-contradictoire à un système d’axiomes </text:span><text:span text:style-name="T274">donné</text:span><text:span text:style-name="T272">. Il n’est pas sûr que ce concept de vérité puisse avoir du sens en-dehors des mathématiques.</text:span></text:p>
      <text:p text:style-name="P357"><text:span text:style-name="T272">- </text:span><text:span text:style-name="T280">la vérité-dévoilement :</text:span><text:span text:style-name="T272"> on doit cette notion originale de la vérité à Heidegger. Elle repose sur l’idée qu’il n’y a de vérité que dans la mesure où il existe un « homme » (un </text:span><text:span text:style-name="T256">Dasein</text:span><text:span text:style-name="T272">, d’un point de vue existentiel) pour la faire exister. La vérité désigne la façon dont l’homme établit les choses dans leur présence, en les arrachant à leur obscurité première. </text:span><text:span text:style-name="T263">[si vous ne comprenez rien, c’est parfaitement normal]</text:span></text:p>
      <text:p text:style-name="P281"/>
      <text:p text:style-name="P248">Problème(s) :</text:p>
      <text:p text:style-name="P282"><text:span text:style-name="T166">- </text:span><text:span text:style-name="T360">Faut-il toujours dire la vérité ?</text:span><text:span text:style-name="T389"> </text:span><text:span text:style-name="T390">La sincérité est-elle un devoir moral absolu fondé sur le respect de la personne humaine, </text:span><text:span text:style-name="T400">OU BIEN</text:span><text:span text:style-name="T390"> le fait d’épargner à l’autre une souffrance peut-il constituer une justification morale pour le mensonge ?</text:span></text:p>
      <text:p text:style-name="P193"><text:span text:style-name="T172">- </text:span><text:span text:style-name="T361">Peut-on dire « à chacun sa vérité » ?</text:span><text:span text:style-name="T173"> </text:span><text:span text:style-name="T174">Le réel apparaît-il d’une façon radicalement différente à chacun, </text:span><text:span text:style-name="T90">OU BIEN</text:span><text:span text:style-name="T174"> les différences d’opinion</text:span><text:span text:style-name="T176">s</text:span><text:span text:style-name="T174"> entre les hommes s’expliquent-elles d’abord par le fait que certains sont dans l’erreur ?</text:span></text:p>
      <text:p text:style-name="P231"/>
      <text:p text:style-name="P191">Thèses imp<text:span text:style-name="T406">ortantes :</text:span></text:p>
      <text:p text:style-name="P191"/>
      <text:p text:style-name="P356"><text:span text:style-name="T282">(</text:span><text:span text:style-name="T283">1</text:span><text:span text:style-name="T282">) </text:span><text:span text:style-name="T214">Platon </text:span><text:span text:style-name="T294">: </text:span><text:span text:style-name="T304">Nous sommes spontanément </text:span><text:span text:style-name="T305">plongés </text:span><text:span text:style-name="T304">dans une ignorance radicale qui nous empêche même de reconnaître la vérité quand nous la voyons</text:span></text:p>
      <text:p text:style-name="P389"><text:span text:style-name="T315">P</text:span><text:span text:style-name="T314">laton décrit la condition des hommes qui n’ont pas été éduqués par l’</text:span><text:span text:style-name="T316">allégorie</text:span><text:span text:style-name="T314"> d’une caverne. Les hommes ignorants sont au fond de la caverne, et passent leur temps à bavarder au sujet des ombres qu’ils perçoivent. Ces ombres sont produites par les maîtres des apparences (sophistes, hommes politiques, artistes) qui acquièrent par là même un pouvoir. A l’extérieur de la caverne, on se rapproche de la vérité : la pensée mathématique est un premier pas vers les Idées, les réalités véritables, qui ne peuvent être saisies que par la pensée philosophante.</text:span></text:p>
      <text:p text:style-name="P41">L’art, l’État, la liberté, la raison, la science</text:p>
      <text:p text:style-name="P142"/>
      <text:p text:style-name="P390"><text:span text:style-name="T319">Prolongement :</text:span><text:span text:style-name="T314"> </text:span><text:span text:style-name="T210">Platon </text:span><text:span text:style-name="T314">: </text:span><text:span text:style-name="T309">Il n’y a rien de plus confortable que l’ignorance. La sortie de l’ignorance s’exerce donc toujours comme une violence ; par ses questions et son exigence constante de vérité, Socrate dérangeait les Athéniens, qui ont fini par le condamner à mort pour trouble à l’ordre social.</text:span></text:p>
      <text:p text:style-name="P41">Le bonheur, le devoir, l’État, la justice, le langage, la raison</text:p>
      <text:p text:style-name="P180"/>
      <text:p text:style-name="P356"><text:span text:style-name="T290">(2) </text:span><text:span text:style-name="T214">Kant : </text:span><text:span text:style-name="T306">Le mensonge n’est jamais acceptable, </text:span><text:span text:style-name="T307">parce qu’il n’est pas universalisable sans contradiction</text:span></text:p>
      <text:p text:style-name="P323"><text:span text:style-name="T431">P</text:span><text:span text:style-name="T424">our Kant, une action est morale si et seulement si la maxime suivie par le sujet peut être universalisable sans contradiction. Le mensonge n’est pas universalisable : si un mensonge peut fonctionner, c’est que l’autre a confiance en ma parole. Or, si la possibilité de mentir devient une règle universelle, toute confiance est supprimée ; le mensonge se contredit lui-même si j’essaie d’en universaliser la possibilité.</text:span></text:p>
      <text:p text:style-name="P41">Le devoir, la raison</text:p>
      <text:p text:style-name="P143"/>
      <text:p text:style-name="P323"><text:span text:style-name="T444">Critique :</text:span><text:span text:style-name="T424"> </text:span><text:span text:style-name="T210">Constant </text:span><text:span text:style-name="T424">: </text:span><text:span text:style-name="T438">Mais si un brigand vient frapper à ma porte parce qu’il cherche un homme que j’ai caché chez moi quelques minutes auparavant, suis-je vraiment tenu de dire la vérité ? </text:span><text:span text:style-name="T439">Pour Kant, je ne peux jamais justifier moralement mon action par ses conséquences, parce que </text:span><text:span text:style-name="T440">celles-ci</text:span><text:span text:style-name="T439"> sont toujours incertaines.</text:span></text:p>
      <text:p text:style-name="P73"><text:span text:style-name="T432">L</text:span><text:span text:style-name="T424">e devoir</text:span></text:p>
      <text:p text:style-name="P324"/>
      <text:p text:style-name="P358"><text:span text:style-name="T290">(3) </text:span><text:span text:style-name="T214">Heidegger</text:span><text:span text:style-name="T294"> : </text:span><text:span text:style-name="T306">L’œuvre</text:span><text:span text:style-name="T298"> d’art </text:span><text:span text:style-name="T306">nous</text:span><text:span text:style-name="T298"> don</text:span><text:span text:style-name="T306">ne</text:span><text:span text:style-name="T298"> </text:span><text:span text:style-name="T306">le</text:span><text:span text:style-name="T298"> monde </text:span><text:span text:style-name="T306">dans sa vérité</text:span></text:p>
      <text:p text:style-name="P359"><text:span text:style-name="T290">N</text:span><text:span text:style-name="T291">ous avons toujours un rapport intéressé aux choses qui nous entourent : nous les regardons d’après l’usage que nous pouvons en faire. Par contre, quand Van Gogh donne à voir des chaussures de paysan, il nous les donne à voir non comme des outils d’un usage possible, mais comme les choses qu’elles sont. Ce qui est montré à travers les chaussures, c’est le </text:span><text:span text:style-name="T251">monde</text:span><text:span text:style-name="T276"> auquel les chaussures appartiennent : le monde des paysans, de l’usure et de la fatigue, le monde grave et lent du travail de la terre. L’œuvre d’art </text:span><text:span text:style-name="T277">(qu’elle soit picturale ou poétique)</text:span><text:span text:style-name="T276"> est un dévoilement.</text:span></text:p>
      <text:p text:style-name="P73"><text:span text:style-name="T433">L’</text:span><text:span text:style-name="T424">art, le langage, la nature</text:span></text:p>
      <text:p text:style-name="P3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1cm" fo:margin-right="0cm" fo:text-indent="0cm" style:auto-text-indent="false"/>
      <style:text-properties style:use-window-font-color="true" loext:opacity="0%" fo:font-size="10pt" officeooo:rsid="0032aa8f"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hèse" style:family="paragraph" style:parent-style-name="Elements">
      <loext:graphic-properties draw:fill="solid" draw:fill-color="#dde8cb"/>
      <style:paragraph-properties fo:background-color="#dde8cb"/>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lements" style:family="paragraph" style:parent-style-name="Standard"/>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7T21:11:15.516000000</meta:creation-date>
    <dc:title>Page vierge</dc:title>
    <meta:generator>LibreOffice/7.3.1.3$Windows_X86_64 LibreOffice_project/a69ca51ded25f3eefd52d7bf9a5fad8c90b87951</meta:generator>
    <meta:editing-duration>PT35M45S</meta:editing-duration>
    <meta:editing-cycles>8</meta:editing-cycles>
    <dc:date>2022-09-26T21:59:12.851000000</dc:date>
    <meta:document-statistic meta:table-count="0" meta:image-count="0" meta:object-count="0" meta:page-count="18" meta:paragraph-count="475" meta:word-count="11087" meta:character-count="67715" meta:non-whitespace-character-count="57075"/>
    <meta:template xlink:type="simple" xlink:actuate="onRequest" xlink:title="Page vierge" xlink:href="../Fiches.odt" meta:date="2022-08-07T21:11:15.523000000"/>
  </office:meta>
</office:document-meta>
</file>